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/>
    <style:style style:name="ce3" style:family="table-cell" style:parent-style-name="Default" style:data-style-name="N49">
      <style:text-properties fo:font-weight="bold" style:font-weight-asian="bold" style:font-weight-complex="bold"/>
    </style:style>
    <style:style style:name="ce4" style:family="table-cell" style:parent-style-name="Default" style:data-style-name="N49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JM</text:p>
          </table:table-cell>
          <table:table-cell table:number-columns-repeated="3"/>
          <table:table-cell table:style-name="ce1" office:value-type="string" calcext:value-type="string">
            <text:p>Marketsim: portvals_SL</text:p>
          </table:table-cell>
          <table:table-cell table:number-columns-repeated="3"/>
          <table:table-cell table:style-name="ce1" office:value-type="string" calcext:value-type="string">
            <text:p>dftrades_S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urn</text:p>
          </table:table-cell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JPM</text:p>
          </table:table-cell>
        </table:table-row>
        <table:table-row table:style-name="ro1">
          <table:table-cell table:style-name="ce2" office:value-type="date" office:date-value="2008-01-02" calcext:value-type="date">
            <text:p>2008-01-02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09" calcext:value-type="date">
            <text:p>2008-01-09</text:p>
          </table:table-cell>
          <table:table-cell table:style-name="ce1" office:value-type="float" office:value="100000" calcext:value-type="float">
            <text:p>100000</text:p>
          </table:table-cell>
          <table:table-cell table:number-columns-repeated="2"/>
          <table:table-cell table:style-name="ce2" office:value-type="date" office:date-value="2008-01-09" calcext:value-type="date">
            <text:p>2008-01-0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date" office:date-value="2008-01-03" calcext:value-type="date">
            <text:p>2008-01-03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10" calcext:value-type="date">
            <text:p>2008-01-10</text:p>
          </table:table-cell>
          <table:table-cell table:style-name="ce1" office:value-type="float" office:value="100980" calcext:value-type="float">
            <text:p>100980</text:p>
          </table:table-cell>
          <table:table-cell table:number-columns-repeated="2"/>
          <table:table-cell table:style-name="ce2" office:value-type="date" office:date-value="2008-01-10" calcext:value-type="date">
            <text:p>2008-01-10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08-01-04" calcext:value-type="date">
            <text:p>2008-01-04</text:p>
          </table:table-cell>
          <table:table-cell office:value-type="float" office:value="99130" calcext:value-type="float">
            <text:p>99130</text:p>
          </table:table-cell>
          <table:table-cell table:number-columns-repeated="2"/>
          <table:table-cell office:value-type="date" office:date-value="2008-01-11" calcext:value-type="date">
            <text:p>2008-01-11</text:p>
          </table:table-cell>
          <table:table-cell table:style-name="ce1" office:value-type="float" office:value="100980" calcext:value-type="float">
            <text:p>100980</text:p>
          </table:table-cell>
          <table:table-cell table:number-columns-repeated="2"/>
          <table:table-cell table:style-name="ce2" office:value-type="date" office:date-value="2008-01-11" calcext:value-type="date">
            <text:p>2008-01-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date" office:date-value="2008-01-07" calcext:value-type="date">
            <text:p>2008-01-07</text:p>
          </table:table-cell>
          <table:table-cell office:value-type="float" office:value="98750" calcext:value-type="float">
            <text:p>98750</text:p>
          </table:table-cell>
          <table:table-cell table:number-columns-repeated="2"/>
          <table:table-cell office:value-type="date" office:date-value="2008-01-14" calcext:value-type="date">
            <text:p>2008-01-14</text:p>
          </table:table-cell>
          <table:table-cell table:style-name="ce1" office:value-type="float" office:value="101440" calcext:value-type="float">
            <text:p>101440</text:p>
          </table:table-cell>
          <table:table-cell table:number-columns-repeated="2"/>
          <table:table-cell table:style-name="ce2" office:value-type="date" office:date-value="2008-01-14" calcext:value-type="date">
            <text:p>2008-01-14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table:style-name="ce2" office:value-type="date" office:date-value="2008-01-08" calcext:value-type="date">
            <text:p>2008-01-08</text:p>
          </table:table-cell>
          <table:table-cell office:value-type="float" office:value="98750" calcext:value-type="float">
            <text:p>98750</text:p>
          </table:table-cell>
          <table:table-cell table:number-columns-repeated="2"/>
          <table:table-cell office:value-type="date" office:date-value="2008-01-15" calcext:value-type="date">
            <text:p>2008-01-15</text:p>
          </table:table-cell>
          <table:table-cell office:value-type="float" office:value="103440" calcext:value-type="float">
            <text:p>103440</text:p>
          </table:table-cell>
          <table:table-cell table:number-columns-repeated="2"/>
          <table:table-cell table:style-name="ce2" office:value-type="date" office:date-value="2008-01-15" calcext:value-type="date">
            <text:p>2008-01-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2" office:value-type="date" office:date-value="2008-01-09" calcext:value-type="date">
            <text:p>2008-01-09</text:p>
          </table:table-cell>
          <table:table-cell office:value-type="float" office:value="98240" calcext:value-type="float">
            <text:p>98240</text:p>
          </table:table-cell>
          <table:table-cell table:style-name="ce1" office:value-type="float" office:value="100000" calcext:value-type="float">
            <text:p>100000</text:p>
          </table:table-cell>
          <table:table-cell/>
          <table:table-cell office:value-type="date" office:date-value="2008-01-16" calcext:value-type="date">
            <text:p>2008-01-16</text:p>
          </table:table-cell>
          <table:table-cell office:value-type="float" office:value="105500" calcext:value-type="float">
            <text:p>105500</text:p>
          </table:table-cell>
          <table:table-cell table:number-columns-repeated="2"/>
          <table:table-cell table:style-name="ce2" office:value-type="date" office:date-value="2008-01-16" calcext:value-type="date">
            <text:p>2008-01-16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table:style-name="ce2" office:value-type="date" office:date-value="2008-01-10" calcext:value-type="date">
            <text:p>2008-01-10</text:p>
          </table:table-cell>
          <table:table-cell office:value-type="float" office:value="98240" calcext:value-type="float">
            <text:p>98240</text:p>
          </table:table-cell>
          <table:table-cell table:style-name="ce1" table:formula="of:=[.C8] +[.B9]-[.B8]" office:value-type="float" office:value="100000" calcext:value-type="float">
            <text:p>100000</text:p>
          </table:table-cell>
          <table:table-cell/>
          <table:table-cell office:value-type="date" office:date-value="2008-01-17" calcext:value-type="date">
            <text:p>2008-01-17</text:p>
          </table:table-cell>
          <table:table-cell office:value-type="float" office:value="106770" calcext:value-type="float">
            <text:p>106770</text:p>
          </table:table-cell>
          <table:table-cell table:number-columns-repeated="2"/>
          <table:table-cell table:style-name="ce2" office:value-type="date" office:date-value="2008-01-17" calcext:value-type="date">
            <text:p>2008-01-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date" office:date-value="2008-01-11" calcext:value-type="date">
            <text:p>2008-01-11</text:p>
          </table:table-cell>
          <table:table-cell office:value-type="float" office:value="98240" calcext:value-type="float">
            <text:p>98240</text:p>
          </table:table-cell>
          <table:table-cell table:style-name="ce1" table:formula="of:=[.C9] +[.B10]-[.B9]" office:value-type="float" office:value="100000" calcext:value-type="float">
            <text:p>100000</text:p>
          </table:table-cell>
          <table:table-cell/>
          <table:table-cell office:value-type="date" office:date-value="2008-01-18" calcext:value-type="date">
            <text:p>2008-01-18</text:p>
          </table:table-cell>
          <table:table-cell office:value-type="float" office:value="106770" calcext:value-type="float">
            <text:p>106770</text:p>
          </table:table-cell>
          <table:table-cell table:number-columns-repeated="2"/>
          <table:table-cell table:style-name="ce2" office:value-type="date" office:date-value="2008-01-23" calcext:value-type="date">
            <text:p>2008-01-23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08-01-14" calcext:value-type="date">
            <text:p>2008-01-14</text:p>
          </table:table-cell>
          <table:table-cell office:value-type="float" office:value="98700" calcext:value-type="float">
            <text:p>98700</text:p>
          </table:table-cell>
          <table:table-cell table:style-name="ce1" table:formula="of:=[.C10] +[.B11]-[.B10]" office:value-type="float" office:value="100460" calcext:value-type="float">
            <text:p>100460</text:p>
          </table:table-cell>
          <table:table-cell/>
          <table:table-cell office:value-type="date" office:date-value="2008-01-22" calcext:value-type="date">
            <text:p>2008-01-22</text:p>
          </table:table-cell>
          <table:table-cell office:value-type="float" office:value="106770" calcext:value-type="float">
            <text:p>106770</text:p>
          </table:table-cell>
          <table:table-cell table:number-columns-repeated="2"/>
          <table:table-cell table:style-name="ce2" office:value-type="date" office:date-value="2008-01-24" calcext:value-type="date">
            <text:p>2008-01-2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2" office:value-type="date" office:date-value="2008-01-15" calcext:value-type="date">
            <text:p>2008-01-15</text:p>
          </table:table-cell>
          <table:table-cell office:value-type="float" office:value="100700" calcext:value-type="float">
            <text:p>100700</text:p>
          </table:table-cell>
          <table:table-cell table:number-columns-repeated="2"/>
          <table:table-cell office:value-type="date" office:date-value="2008-01-23" calcext:value-type="date">
            <text:p>2008-01-23</text:p>
          </table:table-cell>
          <table:table-cell office:value-type="float" office:value="106770" calcext:value-type="float">
            <text:p>106770</text:p>
          </table:table-cell>
          <table:table-cell table:number-columns-repeated="2"/>
          <table:table-cell table:style-name="ce2" office:value-type="date" office:date-value="2008-01-25" calcext:value-type="date">
            <text:p>2008-01-25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08-01-16" calcext:value-type="date">
            <text:p>2008-01-16</text:p>
          </table:table-cell>
          <table:table-cell office:value-type="float" office:value="102760" calcext:value-type="float">
            <text:p>102760</text:p>
          </table:table-cell>
          <table:table-cell table:number-columns-repeated="2"/>
          <table:table-cell office:value-type="date" office:date-value="2008-01-24" calcext:value-type="date">
            <text:p>2008-01-24</text:p>
          </table:table-cell>
          <table:table-cell office:value-type="float" office:value="107460" calcext:value-type="float">
            <text:p>107460</text:p>
          </table:table-cell>
          <table:table-cell table:number-columns-repeated="2"/>
          <table:table-cell table:style-name="ce2" office:value-type="date" office:date-value="2008-01-29" calcext:value-type="date">
            <text:p>2008-01-29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08-01-17" calcext:value-type="date">
            <text:p>2008-01-17</text:p>
          </table:table-cell>
          <table:table-cell office:value-type="float" office:value="104030" calcext:value-type="float">
            <text:p>104030</text:p>
          </table:table-cell>
          <table:table-cell table:number-columns-repeated="2"/>
          <table:table-cell office:value-type="date" office:date-value="2008-01-25" calcext:value-type="date">
            <text:p>2008-01-25</text:p>
          </table:table-cell>
          <table:table-cell office:value-type="float" office:value="106260" calcext:value-type="float">
            <text:p>106260</text:p>
          </table:table-cell>
          <table:table-cell table:number-columns-repeated="2"/>
          <table:table-cell table:style-name="ce2" office:value-type="date" office:date-value="2008-01-30" calcext:value-type="date">
            <text:p>2008-01-3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date" office:date-value="2008-01-18" calcext:value-type="date">
            <text:p>2008-01-18</text:p>
          </table:table-cell>
          <table:table-cell office:value-type="float" office:value="103620" calcext:value-type="float">
            <text:p>103620</text:p>
          </table:table-cell>
          <table:table-cell table:number-columns-repeated="2"/>
          <table:table-cell office:value-type="date" office:date-value="2008-01-28" calcext:value-type="date">
            <text:p>2008-01-28</text:p>
          </table:table-cell>
          <table:table-cell office:value-type="float" office:value="106260" calcext:value-type="float">
            <text:p>106260</text:p>
          </table:table-cell>
          <table:table-cell table:number-columns-repeated="2"/>
          <table:table-cell table:style-name="ce2" office:value-type="date" office:date-value="2008-01-31" calcext:value-type="date">
            <text:p>2008-01-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date" office:date-value="2008-01-22" calcext:value-type="date">
            <text:p>2008-01-22</text:p>
          </table:table-cell>
          <table:table-cell office:value-type="float" office:value="103620" calcext:value-type="float">
            <text:p>103620</text:p>
          </table:table-cell>
          <table:table-cell table:number-columns-repeated="2"/>
          <table:table-cell office:value-type="date" office:date-value="2008-01-29" calcext:value-type="date">
            <text:p>2008-01-29</text:p>
          </table:table-cell>
          <table:table-cell office:value-type="float" office:value="106260" calcext:value-type="float">
            <text:p>106260</text:p>
          </table:table-cell>
          <table:table-cell table:number-columns-repeated="2"/>
          <table:table-cell table:style-name="ce2" office:value-type="date" office:date-value="2008-02-01" calcext:value-type="date">
            <text:p>2008-02-01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08-01-23" calcext:value-type="date">
            <text:p>2008-01-23</text:p>
          </table:table-cell>
          <table:table-cell office:value-type="float" office:value="103620" calcext:value-type="float">
            <text:p>103620</text:p>
          </table:table-cell>
          <table:table-cell table:number-columns-repeated="2"/>
          <table:table-cell office:value-type="date" office:date-value="2008-01-30" calcext:value-type="date">
            <text:p>2008-01-30</text:p>
          </table:table-cell>
          <table:table-cell office:value-type="float" office:value="106350" calcext:value-type="float">
            <text:p>106350</text:p>
          </table:table-cell>
          <table:table-cell table:number-columns-repeated="2"/>
          <table:table-cell table:style-name="ce2" office:value-type="date" office:date-value="2008-02-04" calcext:value-type="date">
            <text:p>2008-02-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date" office:date-value="2008-01-24" calcext:value-type="date">
            <text:p>2008-01-24</text:p>
          </table:table-cell>
          <table:table-cell office:value-type="float" office:value="104310" calcext:value-type="float">
            <text:p>104310</text:p>
          </table:table-cell>
          <table:table-cell table:number-columns-repeated="2"/>
          <table:table-cell office:value-type="date" office:date-value="2008-01-31" calcext:value-type="date">
            <text:p>2008-01-31</text:p>
          </table:table-cell>
          <table:table-cell office:value-type="float" office:value="106350" calcext:value-type="float">
            <text:p>106350</text:p>
          </table:table-cell>
          <table:table-cell table:number-columns-repeated="2"/>
          <table:table-cell table:style-name="ce2" office:value-type="date" office:date-value="2008-02-06" calcext:value-type="date">
            <text:p>2008-02-06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08-01-25" calcext:value-type="date">
            <text:p>2008-01-25</text:p>
          </table:table-cell>
          <table:table-cell office:value-type="float" office:value="104310" calcext:value-type="float">
            <text:p>104310</text:p>
          </table:table-cell>
          <table:table-cell table:number-columns-repeated="2"/>
          <table:table-cell office:value-type="date" office:date-value="2008-02-01" calcext:value-type="date">
            <text:p>2008-02-01</text:p>
          </table:table-cell>
          <table:table-cell office:value-type="float" office:value="107120" calcext:value-type="float">
            <text:p>107120</text:p>
          </table:table-cell>
          <table:table-cell table:number-columns-repeated="2"/>
          <table:table-cell table:style-name="ce2" office:value-type="date" office:date-value="2008-02-08" calcext:value-type="date">
            <text:p>2008-02-08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08-01-28" calcext:value-type="date">
            <text:p>2008-01-28</text:p>
          </table:table-cell>
          <table:table-cell office:value-type="float" office:value="104310" calcext:value-type="float">
            <text:p>104310</text:p>
          </table:table-cell>
          <table:table-cell table:number-columns-repeated="2"/>
          <table:table-cell office:value-type="date" office:date-value="2008-02-04" calcext:value-type="date">
            <text:p>2008-02-04</text:p>
          </table:table-cell>
          <table:table-cell office:value-type="float" office:value="107120" calcext:value-type="float">
            <text:p>107120</text:p>
          </table:table-cell>
          <table:table-cell table:number-columns-repeated="2"/>
          <table:table-cell table:style-name="ce2" office:value-type="date" office:date-value="2008-02-11" calcext:value-type="date">
            <text:p>2008-02-1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2" office:value-type="date" office:date-value="2008-01-29" calcext:value-type="date">
            <text:p>2008-01-29</text:p>
          </table:table-cell>
          <table:table-cell office:value-type="float" office:value="104310" calcext:value-type="float">
            <text:p>104310</text:p>
          </table:table-cell>
          <table:table-cell table:number-columns-repeated="2"/>
          <table:table-cell office:value-type="date" office:date-value="2008-02-05" calcext:value-type="date">
            <text:p>2008-02-05</text:p>
          </table:table-cell>
          <table:table-cell office:value-type="float" office:value="104990" calcext:value-type="float">
            <text:p>104990</text:p>
          </table:table-cell>
          <table:table-cell table:number-columns-repeated="2"/>
          <table:table-cell table:style-name="ce2" office:value-type="date" office:date-value="2008-02-12" calcext:value-type="date">
            <text:p>2008-02-1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08-01-30" calcext:value-type="date">
            <text:p>2008-01-30</text:p>
          </table:table-cell>
          <table:table-cell office:value-type="float" office:value="104400" calcext:value-type="float">
            <text:p>104400</text:p>
          </table:table-cell>
          <table:table-cell table:number-columns-repeated="2"/>
          <table:table-cell office:value-type="date" office:date-value="2008-02-06" calcext:value-type="date">
            <text:p>2008-02-06</text:p>
          </table:table-cell>
          <table:table-cell office:value-type="float" office:value="104840" calcext:value-type="float">
            <text:p>104840</text:p>
          </table:table-cell>
          <table:table-cell table:number-columns-repeated="2"/>
          <table:table-cell table:style-name="ce2" office:value-type="date" office:date-value="2008-02-13" calcext:value-type="date">
            <text:p>2008-02-13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08-01-31" calcext:value-type="date">
            <text:p>2008-01-31</text:p>
          </table:table-cell>
          <table:table-cell office:value-type="float" office:value="104450" calcext:value-type="float">
            <text:p>104450</text:p>
          </table:table-cell>
          <table:table-cell table:number-columns-repeated="2"/>
          <table:table-cell office:value-type="date" office:date-value="2008-02-07" calcext:value-type="date">
            <text:p>2008-02-07</text:p>
          </table:table-cell>
          <table:table-cell office:value-type="float" office:value="104840" calcext:value-type="float">
            <text:p>104840</text:p>
          </table:table-cell>
          <table:table-cell table:number-columns-repeated="2"/>
          <table:table-cell table:style-name="ce2" office:value-type="date" office:date-value="2008-02-14" calcext:value-type="date">
            <text:p>2008-02-1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2" office:value-type="date" office:date-value="2008-02-01" calcext:value-type="date">
            <text:p>2008-02-01</text:p>
          </table:table-cell>
          <table:table-cell office:value-type="float" office:value="105220" calcext:value-type="float">
            <text:p>105220</text:p>
          </table:table-cell>
          <table:table-cell table:number-columns-repeated="2"/>
          <table:table-cell office:value-type="date" office:date-value="2008-02-08" calcext:value-type="date">
            <text:p>2008-02-08</text:p>
          </table:table-cell>
          <table:table-cell office:value-type="float" office:value="104840" calcext:value-type="float">
            <text:p>104840</text:p>
          </table:table-cell>
          <table:table-cell table:number-columns-repeated="2"/>
          <table:table-cell table:style-name="ce2" office:value-type="date" office:date-value="2008-02-15" calcext:value-type="date">
            <text:p>2008-02-15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table:style-name="ce2" office:value-type="date" office:date-value="2008-02-04" calcext:value-type="date">
            <text:p>2008-02-04</text:p>
          </table:table-cell>
          <table:table-cell office:value-type="float" office:value="103370" calcext:value-type="float">
            <text:p>103370</text:p>
          </table:table-cell>
          <table:table-cell table:number-columns-repeated="2"/>
          <table:table-cell office:value-type="date" office:date-value="2008-02-11" calcext:value-type="date">
            <text:p>2008-02-11</text:p>
          </table:table-cell>
          <table:table-cell office:value-type="float" office:value="105270" calcext:value-type="float">
            <text:p>105270</text:p>
          </table:table-cell>
          <table:table-cell table:number-columns-repeated="2"/>
          <table:table-cell table:style-name="ce2" office:value-type="date" office:date-value="2008-02-19" calcext:value-type="date">
            <text:p>2008-02-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date" office:date-value="2008-02-05" calcext:value-type="date">
            <text:p>2008-02-05</text:p>
          </table:table-cell>
          <table:table-cell office:value-type="float" office:value="105500" calcext:value-type="float">
            <text:p>105500</text:p>
          </table:table-cell>
          <table:table-cell table:number-columns-repeated="2"/>
          <table:table-cell office:value-type="date" office:date-value="2008-02-12" calcext:value-type="date">
            <text:p>2008-02-12</text:p>
          </table:table-cell>
          <table:table-cell office:value-type="float" office:value="105240" calcext:value-type="float">
            <text:p>105240</text:p>
          </table:table-cell>
          <table:table-cell table:number-columns-repeated="2"/>
          <table:table-cell table:style-name="ce2" office:value-type="date" office:date-value="2008-02-22" calcext:value-type="date">
            <text:p>2008-02-2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08-02-06" calcext:value-type="date">
            <text:p>2008-02-06</text:p>
          </table:table-cell>
          <table:table-cell office:value-type="float" office:value="105350" calcext:value-type="float">
            <text:p>105350</text:p>
          </table:table-cell>
          <table:table-cell table:number-columns-repeated="2"/>
          <table:table-cell office:value-type="date" office:date-value="2008-02-13" calcext:value-type="date">
            <text:p>2008-02-13</text:p>
          </table:table-cell>
          <table:table-cell office:value-type="float" office:value="105240" calcext:value-type="float">
            <text:p>105240</text:p>
          </table:table-cell>
          <table:table-cell table:number-columns-repeated="2"/>
          <table:table-cell table:style-name="ce2" office:value-type="date" office:date-value="2008-02-25" calcext:value-type="date">
            <text:p>2008-02-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date" office:date-value="2008-02-07" calcext:value-type="date">
            <text:p>2008-02-07</text:p>
          </table:table-cell>
          <table:table-cell office:value-type="float" office:value="105350" calcext:value-type="float">
            <text:p>105350</text:p>
          </table:table-cell>
          <table:table-cell table:number-columns-repeated="2"/>
          <table:table-cell office:value-type="date" office:date-value="2008-02-14" calcext:value-type="date">
            <text:p>2008-02-14</text:p>
          </table:table-cell>
          <table:table-cell office:value-type="float" office:value="106600" calcext:value-type="float">
            <text:p>106600</text:p>
          </table:table-cell>
          <table:table-cell table:number-columns-repeated="2"/>
          <table:table-cell table:style-name="ce2" office:value-type="date" office:date-value="2008-02-27" calcext:value-type="date">
            <text:p>2008-02-27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08-02-08" calcext:value-type="date">
            <text:p>2008-02-08</text:p>
          </table:table-cell>
          <table:table-cell office:value-type="float" office:value="106530" calcext:value-type="float">
            <text:p>106530</text:p>
          </table:table-cell>
          <table:table-cell table:number-columns-repeated="2"/>
          <table:table-cell office:value-type="date" office:date-value="2008-02-15" calcext:value-type="date">
            <text:p>2008-02-15</text:p>
          </table:table-cell>
          <table:table-cell office:value-type="float" office:value="107180" calcext:value-type="float">
            <text:p>107180</text:p>
          </table:table-cell>
          <table:table-cell table:number-columns-repeated="2"/>
          <table:table-cell table:style-name="ce2" office:value-type="date" office:date-value="2008-03-03" calcext:value-type="date">
            <text:p>2008-03-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date" office:date-value="2008-02-11" calcext:value-type="date">
            <text:p>2008-02-11</text:p>
          </table:table-cell>
          <table:table-cell office:value-type="float" office:value="106530" calcext:value-type="float">
            <text:p>106530</text:p>
          </table:table-cell>
          <table:table-cell table:number-columns-repeated="2"/>
          <table:table-cell office:value-type="date" office:date-value="2008-02-19" calcext:value-type="date">
            <text:p>2008-02-19</text:p>
          </table:table-cell>
          <table:table-cell office:value-type="float" office:value="107560" calcext:value-type="float">
            <text:p>107560</text:p>
          </table:table-cell>
          <table:table-cell table:number-columns-repeated="2"/>
          <table:table-cell table:style-name="ce2" office:value-type="date" office:date-value="2008-03-05" calcext:value-type="date">
            <text:p>2008-03-0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date" office:date-value="2008-02-12" calcext:value-type="date">
            <text:p>2008-02-12</text:p>
          </table:table-cell>
          <table:table-cell office:value-type="float" office:value="106500" calcext:value-type="float">
            <text:p>106500</text:p>
          </table:table-cell>
          <table:table-cell table:number-columns-repeated="2"/>
          <table:table-cell office:value-type="date" office:date-value="2008-02-20" calcext:value-type="date">
            <text:p>2008-02-20</text:p>
          </table:table-cell>
          <table:table-cell office:value-type="float" office:value="107560" calcext:value-type="float">
            <text:p>107560</text:p>
          </table:table-cell>
          <table:table-cell table:number-columns-repeated="2"/>
          <table:table-cell table:style-name="ce2" office:value-type="date" office:date-value="2008-03-06" calcext:value-type="date">
            <text:p>2008-03-06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table:style-name="ce2" office:value-type="date" office:date-value="2008-02-13" calcext:value-type="date">
            <text:p>2008-02-13</text:p>
          </table:table-cell>
          <table:table-cell office:value-type="float" office:value="107220" calcext:value-type="float">
            <text:p>107220</text:p>
          </table:table-cell>
          <table:table-cell table:number-columns-repeated="2"/>
          <table:table-cell office:value-type="date" office:date-value="2008-02-21" calcext:value-type="date">
            <text:p>2008-02-21</text:p>
          </table:table-cell>
          <table:table-cell office:value-type="float" office:value="107560" calcext:value-type="float">
            <text:p>107560</text:p>
          </table:table-cell>
          <table:table-cell table:number-columns-repeated="2"/>
          <table:table-cell table:style-name="ce2" office:value-type="date" office:date-value="2008-03-07" calcext:value-type="date">
            <text:p>2008-03-07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number-columns-repeated="2" office:value-type="string" calcext:value-type="string">
            <text:p>...</text:p>
          </table:table-cell>
          <table:table-cell table:number-columns-repeated="2"/>
          <table:table-cell table:style-name="Default"/>
          <table:table-cell office:value-type="string" calcext:value-type="string">
            <text:p>...</text:p>
          </table:table-cell>
          <table:table-cell table:number-columns-repeated="2"/>
          <table:table-cell table:number-columns-repeated="2" office:value-type="string" calcext:value-type="string">
            <text:p>...</text:p>
          </table:table-cell>
        </table:table-row>
        <table:table-row table:style-name="ro1">
          <table:table-cell table:style-name="ce2" office:value-type="date" office:date-value="2009-11-18" calcext:value-type="date">
            <text:p>2009-11-18</text:p>
          </table:table-cell>
          <table:table-cell office:value-type="float" office:value="228710" calcext:value-type="float">
            <text:p>228710</text:p>
          </table:table-cell>
          <table:table-cell table:number-columns-repeated="2"/>
          <table:table-cell office:value-type="date" office:date-value="2009-11-18" calcext:value-type="date">
            <text:p>2009-11-18</text:p>
          </table:table-cell>
          <table:table-cell office:value-type="float" office:value="251010" calcext:value-type="float">
            <text:p>251010</text:p>
          </table:table-cell>
          <table:table-cell table:number-columns-repeated="2"/>
          <table:table-cell table:style-name="ce2" office:value-type="date" office:date-value="2009-11-03" calcext:value-type="date">
            <text:p>2009-11-03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09-11-19" calcext:value-type="date">
            <text:p>2009-11-19</text:p>
          </table:table-cell>
          <table:table-cell office:value-type="float" office:value="228710" calcext:value-type="float">
            <text:p>228710</text:p>
          </table:table-cell>
          <table:table-cell table:number-columns-repeated="2"/>
          <table:table-cell office:value-type="date" office:date-value="2009-11-19" calcext:value-type="date">
            <text:p>2009-11-19</text:p>
          </table:table-cell>
          <table:table-cell office:value-type="float" office:value="251800" calcext:value-type="float">
            <text:p>251800</text:p>
          </table:table-cell>
          <table:table-cell table:number-columns-repeated="2"/>
          <table:table-cell table:style-name="ce2" office:value-type="date" office:date-value="2009-11-05" calcext:value-type="date">
            <text:p>2009-11-0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date" office:date-value="2009-11-20" calcext:value-type="date">
            <text:p>2009-11-20</text:p>
          </table:table-cell>
          <table:table-cell office:value-type="float" office:value="228800" calcext:value-type="float">
            <text:p>228800</text:p>
          </table:table-cell>
          <table:table-cell table:number-columns-repeated="2"/>
          <table:table-cell office:value-type="date" office:date-value="2009-11-20" calcext:value-type="date">
            <text:p>2009-11-20</text:p>
          </table:table-cell>
          <table:table-cell office:value-type="float" office:value="251890" calcext:value-type="float">
            <text:p>251890</text:p>
          </table:table-cell>
          <table:table-cell table:number-columns-repeated="2"/>
          <table:table-cell table:style-name="ce2" office:value-type="date" office:date-value="2009-11-06" calcext:value-type="date">
            <text:p>2009-11-06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09-11-23" calcext:value-type="date">
            <text:p>2009-11-23</text:p>
          </table:table-cell>
          <table:table-cell office:value-type="float" office:value="229580" calcext:value-type="float">
            <text:p>229580</text:p>
          </table:table-cell>
          <table:table-cell table:number-columns-repeated="2"/>
          <table:table-cell office:value-type="date" office:date-value="2009-11-23" calcext:value-type="date">
            <text:p>2009-11-23</text:p>
          </table:table-cell>
          <table:table-cell office:value-type="float" office:value="251890" calcext:value-type="float">
            <text:p>251890</text:p>
          </table:table-cell>
          <table:table-cell table:number-columns-repeated="2"/>
          <table:table-cell table:style-name="ce2" office:value-type="date" office:date-value="2009-11-10" calcext:value-type="date">
            <text:p>2009-11-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date" office:date-value="2009-11-24" calcext:value-type="date">
            <text:p>2009-11-24</text:p>
          </table:table-cell>
          <table:table-cell office:value-type="float" office:value="228820" calcext:value-type="float">
            <text:p>228820</text:p>
          </table:table-cell>
          <table:table-cell table:number-columns-repeated="2"/>
          <table:table-cell office:value-type="date" office:date-value="2009-11-24" calcext:value-type="date">
            <text:p>2009-11-24</text:p>
          </table:table-cell>
          <table:table-cell office:value-type="float" office:value="251890" calcext:value-type="float">
            <text:p>251890</text:p>
          </table:table-cell>
          <table:table-cell table:number-columns-repeated="2"/>
          <table:table-cell table:style-name="ce2" office:value-type="date" office:date-value="2009-11-11" calcext:value-type="date">
            <text:p>2009-11-11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table:style-name="ce2" office:value-type="date" office:date-value="2009-11-25" calcext:value-type="date">
            <text:p>2009-11-25</text:p>
          </table:table-cell>
          <table:table-cell office:value-type="float" office:value="229120" calcext:value-type="float">
            <text:p>229120</text:p>
          </table:table-cell>
          <table:table-cell table:number-columns-repeated="2"/>
          <table:table-cell office:value-type="date" office:date-value="2009-11-25" calcext:value-type="date">
            <text:p>2009-11-25</text:p>
          </table:table-cell>
          <table:table-cell office:value-type="float" office:value="252190" calcext:value-type="float">
            <text:p>252190</text:p>
          </table:table-cell>
          <table:table-cell table:number-columns-repeated="2"/>
          <table:table-cell table:style-name="ce2" office:value-type="date" office:date-value="2009-11-13" calcext:value-type="date">
            <text:p>2009-11-13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2" office:value-type="date" office:date-value="2009-11-27" calcext:value-type="date">
            <text:p>2009-11-27</text:p>
          </table:table-cell>
          <table:table-cell office:value-type="float" office:value="229120" calcext:value-type="float">
            <text:p>229120</text:p>
          </table:table-cell>
          <table:table-cell table:number-columns-repeated="2"/>
          <table:table-cell office:value-type="date" office:date-value="2009-11-27" calcext:value-type="date">
            <text:p>2009-11-27</text:p>
          </table:table-cell>
          <table:table-cell office:value-type="float" office:value="252190" calcext:value-type="float">
            <text:p>252190</text:p>
          </table:table-cell>
          <table:table-cell table:number-columns-repeated="2"/>
          <table:table-cell table:style-name="ce2" office:value-type="date" office:date-value="2009-11-16" calcext:value-type="date">
            <text:p>2009-11-16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table:style-name="ce2" office:value-type="date" office:date-value="2009-11-30" calcext:value-type="date">
            <text:p>2009-11-30</text:p>
          </table:table-cell>
          <table:table-cell office:value-type="float" office:value="230220" calcext:value-type="float">
            <text:p>230220</text:p>
          </table:table-cell>
          <table:table-cell table:number-columns-repeated="2"/>
          <table:table-cell office:value-type="date" office:date-value="2009-11-30" calcext:value-type="date">
            <text:p>2009-11-30</text:p>
          </table:table-cell>
          <table:table-cell office:value-type="float" office:value="252190" calcext:value-type="float">
            <text:p>252190</text:p>
          </table:table-cell>
          <table:table-cell table:number-columns-repeated="2"/>
          <table:table-cell table:style-name="ce2" office:value-type="date" office:date-value="2009-11-17" calcext:value-type="date">
            <text:p>2009-11-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date" office:date-value="2009-12-01" calcext:value-type="date">
            <text:p>2009-12-01</text:p>
          </table:table-cell>
          <table:table-cell office:value-type="float" office:value="230480" calcext:value-type="float">
            <text:p>230480</text:p>
          </table:table-cell>
          <table:table-cell table:number-columns-repeated="2"/>
          <table:table-cell office:value-type="date" office:date-value="2009-12-01" calcext:value-type="date">
            <text:p>2009-12-01</text:p>
          </table:table-cell>
          <table:table-cell office:value-type="float" office:value="251930" calcext:value-type="float">
            <text:p>251930</text:p>
          </table:table-cell>
          <table:table-cell table:number-columns-repeated="2"/>
          <table:table-cell table:style-name="ce2" office:value-type="date" office:date-value="2009-11-18" calcext:value-type="date">
            <text:p>2009-11-18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09-12-02" calcext:value-type="date">
            <text:p>2009-12-02</text:p>
          </table:table-cell>
          <table:table-cell office:value-type="float" office:value="230480" calcext:value-type="float">
            <text:p>230480</text:p>
          </table:table-cell>
          <table:table-cell table:number-columns-repeated="2"/>
          <table:table-cell office:value-type="date" office:date-value="2009-12-02" calcext:value-type="date">
            <text:p>2009-12-02</text:p>
          </table:table-cell>
          <table:table-cell office:value-type="float" office:value="251660" calcext:value-type="float">
            <text:p>251660</text:p>
          </table:table-cell>
          <table:table-cell table:number-columns-repeated="2"/>
          <table:table-cell table:style-name="ce2" office:value-type="date" office:date-value="2009-11-20" calcext:value-type="date">
            <text:p>2009-11-2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date" office:date-value="2009-12-03" calcext:value-type="date">
            <text:p>2009-12-03</text:p>
          </table:table-cell>
          <table:table-cell office:value-type="float" office:value="230990" calcext:value-type="float">
            <text:p>230990</text:p>
          </table:table-cell>
          <table:table-cell table:number-columns-repeated="2"/>
          <table:table-cell office:value-type="date" office:date-value="2009-12-03" calcext:value-type="date">
            <text:p>2009-12-03</text:p>
          </table:table-cell>
          <table:table-cell office:value-type="float" office:value="252170" calcext:value-type="float">
            <text:p>252170</text:p>
          </table:table-cell>
          <table:table-cell table:number-columns-repeated="2"/>
          <table:table-cell table:style-name="ce2" office:value-type="date" office:date-value="2009-11-24" calcext:value-type="date">
            <text:p>2009-11-24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09-12-04" calcext:value-type="date">
            <text:p>2009-12-04</text:p>
          </table:table-cell>
          <table:table-cell office:value-type="float" office:value="230990" calcext:value-type="float">
            <text:p>230990</text:p>
          </table:table-cell>
          <table:table-cell table:number-columns-repeated="2"/>
          <table:table-cell office:value-type="date" office:date-value="2009-12-04" calcext:value-type="date">
            <text:p>2009-12-04</text:p>
          </table:table-cell>
          <table:table-cell office:value-type="float" office:value="252500" calcext:value-type="float">
            <text:p>252500</text:p>
          </table:table-cell>
          <table:table-cell table:number-columns-repeated="2"/>
          <table:table-cell table:style-name="ce2" office:value-type="date" office:date-value="2009-11-25" calcext:value-type="date">
            <text:p>2009-11-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date" office:date-value="2009-12-07" calcext:value-type="date">
            <text:p>2009-12-07</text:p>
          </table:table-cell>
          <table:table-cell office:value-type="float" office:value="231460" calcext:value-type="float">
            <text:p>231460</text:p>
          </table:table-cell>
          <table:table-cell table:number-columns-repeated="2"/>
          <table:table-cell office:value-type="date" office:date-value="2009-12-07" calcext:value-type="date">
            <text:p>2009-12-07</text:p>
          </table:table-cell>
          <table:table-cell office:value-type="float" office:value="252970" calcext:value-type="float">
            <text:p>252970</text:p>
          </table:table-cell>
          <table:table-cell table:number-columns-repeated="2"/>
          <table:table-cell table:style-name="ce2" office:value-type="date" office:date-value="2009-11-30" calcext:value-type="date">
            <text:p>2009-11-3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date" office:date-value="2009-12-08" calcext:value-type="date">
            <text:p>2009-12-08</text:p>
          </table:table-cell>
          <table:table-cell office:value-type="float" office:value="231460" calcext:value-type="float">
            <text:p>231460</text:p>
          </table:table-cell>
          <table:table-cell table:number-columns-repeated="2"/>
          <table:table-cell office:value-type="date" office:date-value="2009-12-08" calcext:value-type="date">
            <text:p>2009-12-08</text:p>
          </table:table-cell>
          <table:table-cell office:value-type="float" office:value="253010" calcext:value-type="float">
            <text:p>253010</text:p>
          </table:table-cell>
          <table:table-cell table:number-columns-repeated="2"/>
          <table:table-cell table:style-name="ce2" office:value-type="date" office:date-value="2009-12-02" calcext:value-type="date">
            <text:p>2009-12-02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table:style-name="ce2" office:value-type="date" office:date-value="2009-12-09" calcext:value-type="date">
            <text:p>2009-12-09</text:p>
          </table:table-cell>
          <table:table-cell office:value-type="float" office:value="231460" calcext:value-type="float">
            <text:p>231460</text:p>
          </table:table-cell>
          <table:table-cell table:number-columns-repeated="2"/>
          <table:table-cell office:value-type="date" office:date-value="2009-12-09" calcext:value-type="date">
            <text:p>2009-12-09</text:p>
          </table:table-cell>
          <table:table-cell office:value-type="float" office:value="253010" calcext:value-type="float">
            <text:p>253010</text:p>
          </table:table-cell>
          <table:table-cell table:number-columns-repeated="2"/>
          <table:table-cell table:style-name="ce2" office:value-type="date" office:date-value="2009-12-03" calcext:value-type="date">
            <text:p>2009-12-03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2" office:value-type="date" office:date-value="2009-12-10" calcext:value-type="date">
            <text:p>2009-12-10</text:p>
          </table:table-cell>
          <table:table-cell office:value-type="float" office:value="231460" calcext:value-type="float">
            <text:p>231460</text:p>
          </table:table-cell>
          <table:table-cell table:number-columns-repeated="2"/>
          <table:table-cell office:value-type="date" office:date-value="2009-12-10" calcext:value-type="date">
            <text:p>2009-12-10</text:p>
          </table:table-cell>
          <table:table-cell office:value-type="float" office:value="252930" calcext:value-type="float">
            <text:p>252930</text:p>
          </table:table-cell>
          <table:table-cell table:number-columns-repeated="2"/>
          <table:table-cell table:style-name="ce2" office:value-type="date" office:date-value="2009-12-04" calcext:value-type="date">
            <text:p>2009-12-04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table:style-name="ce2" office:value-type="date" office:date-value="2009-12-11" calcext:value-type="date">
            <text:p>2009-12-11</text:p>
          </table:table-cell>
          <table:table-cell office:value-type="float" office:value="231760" calcext:value-type="float">
            <text:p>231760</text:p>
          </table:table-cell>
          <table:table-cell table:number-columns-repeated="2"/>
          <table:table-cell office:value-type="date" office:date-value="2009-12-11" calcext:value-type="date">
            <text:p>2009-12-11</text:p>
          </table:table-cell>
          <table:table-cell office:value-type="float" office:value="253230" calcext:value-type="float">
            <text:p>253230</text:p>
          </table:table-cell>
          <table:table-cell table:number-columns-repeated="2"/>
          <table:table-cell table:style-name="ce2" office:value-type="date" office:date-value="2009-12-08" calcext:value-type="date">
            <text:p>2009-12-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date" office:date-value="2009-12-14" calcext:value-type="date">
            <text:p>2009-12-14</text:p>
          </table:table-cell>
          <table:table-cell office:value-type="float" office:value="232540" calcext:value-type="float">
            <text:p>232540</text:p>
          </table:table-cell>
          <table:table-cell table:number-columns-repeated="2"/>
          <table:table-cell office:value-type="date" office:date-value="2009-12-14" calcext:value-type="date">
            <text:p>2009-12-14</text:p>
          </table:table-cell>
          <table:table-cell office:value-type="float" office:value="254010" calcext:value-type="float">
            <text:p>254010</text:p>
          </table:table-cell>
          <table:table-cell table:number-columns-repeated="2"/>
          <table:table-cell table:style-name="ce2" office:value-type="date" office:date-value="2009-12-09" calcext:value-type="date">
            <text:p>2009-12-09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09-12-15" calcext:value-type="date">
            <text:p>2009-12-15</text:p>
          </table:table-cell>
          <table:table-cell office:value-type="float" office:value="231670" calcext:value-type="float">
            <text:p>231670</text:p>
          </table:table-cell>
          <table:table-cell table:number-columns-repeated="2"/>
          <table:table-cell office:value-type="date" office:date-value="2009-12-15" calcext:value-type="date">
            <text:p>2009-12-15</text:p>
          </table:table-cell>
          <table:table-cell office:value-type="float" office:value="254010" calcext:value-type="float">
            <text:p>254010</text:p>
          </table:table-cell>
          <table:table-cell table:number-columns-repeated="2"/>
          <table:table-cell table:style-name="ce2" office:value-type="date" office:date-value="2009-12-11" calcext:value-type="date">
            <text:p>2009-12-1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2" office:value-type="date" office:date-value="2009-12-16" calcext:value-type="date">
            <text:p>2009-12-16</text:p>
          </table:table-cell>
          <table:table-cell office:value-type="float" office:value="231190" calcext:value-type="float">
            <text:p>231190</text:p>
          </table:table-cell>
          <table:table-cell table:number-columns-repeated="2"/>
          <table:table-cell office:value-type="date" office:date-value="2009-12-16" calcext:value-type="date">
            <text:p>2009-12-16</text:p>
          </table:table-cell>
          <table:table-cell office:value-type="float" office:value="254490" calcext:value-type="float">
            <text:p>254490</text:p>
          </table:table-cell>
          <table:table-cell table:number-columns-repeated="2"/>
          <table:table-cell table:style-name="ce2" office:value-type="date" office:date-value="2009-12-14" calcext:value-type="date">
            <text:p>2009-12-14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09-12-17" calcext:value-type="date">
            <text:p>2009-12-17</text:p>
          </table:table-cell>
          <table:table-cell office:value-type="float" office:value="232230" calcext:value-type="float">
            <text:p>232230</text:p>
          </table:table-cell>
          <table:table-cell table:number-columns-repeated="2"/>
          <table:table-cell office:value-type="date" office:date-value="2009-12-17" calcext:value-type="date">
            <text:p>2009-12-17</text:p>
          </table:table-cell>
          <table:table-cell office:value-type="float" office:value="255530" calcext:value-type="float">
            <text:p>255530</text:p>
          </table:table-cell>
          <table:table-cell table:number-columns-repeated="2"/>
          <table:table-cell table:style-name="ce2" office:value-type="date" office:date-value="2009-12-15" calcext:value-type="date">
            <text:p>2009-12-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date" office:date-value="2009-12-18" calcext:value-type="date">
            <text:p>2009-12-18</text:p>
          </table:table-cell>
          <table:table-cell office:value-type="float" office:value="232230" calcext:value-type="float">
            <text:p>232230</text:p>
          </table:table-cell>
          <table:table-cell table:number-columns-repeated="2"/>
          <table:table-cell office:value-type="date" office:date-value="2009-12-18" calcext:value-type="date">
            <text:p>2009-12-18</text:p>
          </table:table-cell>
          <table:table-cell office:value-type="float" office:value="255530" calcext:value-type="float">
            <text:p>255530</text:p>
          </table:table-cell>
          <table:table-cell table:number-columns-repeated="2"/>
          <table:table-cell table:style-name="ce2" office:value-type="date" office:date-value="2009-12-16" calcext:value-type="date">
            <text:p>2009-12-16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table:style-name="ce2" office:value-type="date" office:date-value="2009-12-21" calcext:value-type="date">
            <text:p>2009-12-21</text:p>
          </table:table-cell>
          <table:table-cell office:value-type="float" office:value="231320" calcext:value-type="float">
            <text:p>231320</text:p>
          </table:table-cell>
          <table:table-cell table:number-columns-repeated="2"/>
          <table:table-cell office:value-type="date" office:date-value="2009-12-21" calcext:value-type="date">
            <text:p>2009-12-21</text:p>
          </table:table-cell>
          <table:table-cell office:value-type="float" office:value="254620" calcext:value-type="float">
            <text:p>254620</text:p>
          </table:table-cell>
          <table:table-cell table:number-columns-repeated="2"/>
          <table:table-cell table:style-name="ce2" office:value-type="date" office:date-value="2009-12-17" calcext:value-type="date">
            <text:p>2009-12-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date" office:date-value="2009-12-22" calcext:value-type="date">
            <text:p>2009-12-22</text:p>
          </table:table-cell>
          <table:table-cell office:value-type="float" office:value="231320" calcext:value-type="float">
            <text:p>231320</text:p>
          </table:table-cell>
          <table:table-cell table:number-columns-repeated="2"/>
          <table:table-cell office:value-type="date" office:date-value="2009-12-22" calcext:value-type="date">
            <text:p>2009-12-22</text:p>
          </table:table-cell>
          <table:table-cell office:value-type="float" office:value="254660" calcext:value-type="float">
            <text:p>254660</text:p>
          </table:table-cell>
          <table:table-cell table:number-columns-repeated="2"/>
          <table:table-cell table:style-name="ce2" office:value-type="date" office:date-value="2009-12-18" calcext:value-type="date">
            <text:p>2009-12-18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09-12-23" calcext:value-type="date">
            <text:p>2009-12-23</text:p>
          </table:table-cell>
          <table:table-cell office:value-type="float" office:value="230960" calcext:value-type="float">
            <text:p>230960</text:p>
          </table:table-cell>
          <table:table-cell table:number-columns-repeated="2"/>
          <table:table-cell office:value-type="date" office:date-value="2009-12-23" calcext:value-type="date">
            <text:p>2009-12-23</text:p>
          </table:table-cell>
          <table:table-cell office:value-type="float" office:value="254660" calcext:value-type="float">
            <text:p>254660</text:p>
          </table:table-cell>
          <table:table-cell table:number-columns-repeated="2"/>
          <table:table-cell table:style-name="ce2" office:value-type="date" office:date-value="2009-12-21" calcext:value-type="date">
            <text:p>2009-12-2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ce2" office:value-type="date" office:date-value="2009-12-24" calcext:value-type="date">
            <text:p>2009-12-24</text:p>
          </table:table-cell>
          <table:table-cell office:value-type="float" office:value="230960" calcext:value-type="float">
            <text:p>230960</text:p>
          </table:table-cell>
          <table:table-cell table:number-columns-repeated="2"/>
          <table:table-cell office:value-type="date" office:date-value="2009-12-24" calcext:value-type="date">
            <text:p>2009-12-24</text:p>
          </table:table-cell>
          <table:table-cell office:value-type="float" office:value="254660" calcext:value-type="float">
            <text:p>254660</text:p>
          </table:table-cell>
          <table:table-cell table:number-columns-repeated="2"/>
          <table:table-cell table:style-name="ce2" office:value-type="date" office:date-value="2009-12-22" calcext:value-type="date">
            <text:p>2009-12-2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09-12-28" calcext:value-type="date">
            <text:p>2009-12-28</text:p>
          </table:table-cell>
          <table:table-cell office:value-type="float" office:value="231120" calcext:value-type="float">
            <text:p>231120</text:p>
          </table:table-cell>
          <table:table-cell table:number-columns-repeated="2"/>
          <table:table-cell office:value-type="date" office:date-value="2009-12-28" calcext:value-type="date">
            <text:p>2009-12-28</text:p>
          </table:table-cell>
          <table:table-cell office:value-type="float" office:value="254820" calcext:value-type="float">
            <text:p>254820</text:p>
          </table:table-cell>
          <table:table-cell table:number-columns-repeated="2"/>
          <table:table-cell table:style-name="ce2" office:value-type="date" office:date-value="2009-12-24" calcext:value-type="date">
            <text:p>2009-12-24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09-12-29" calcext:value-type="date">
            <text:p>2009-12-29</text:p>
          </table:table-cell>
          <table:table-cell office:value-type="float" office:value="231120" calcext:value-type="float">
            <text:p>231120</text:p>
          </table:table-cell>
          <table:table-cell table:number-columns-repeated="2"/>
          <table:table-cell office:value-type="date" office:date-value="2009-12-29" calcext:value-type="date">
            <text:p>2009-12-29</text:p>
          </table:table-cell>
          <table:table-cell office:value-type="float" office:value="255040" calcext:value-type="float">
            <text:p>255040</text:p>
          </table:table-cell>
          <table:table-cell table:number-columns-repeated="2"/>
          <table:table-cell table:style-name="ce2" office:value-type="date" office:date-value="2009-12-29" calcext:value-type="date">
            <text:p>2009-12-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" office:value-type="date" office:date-value="2009-12-30" calcext:value-type="date">
            <text:p>2009-12-30</text:p>
          </table:table-cell>
          <table:table-cell office:value-type="float" office:value="231120" calcext:value-type="float">
            <text:p>231120</text:p>
          </table:table-cell>
          <table:table-cell table:number-columns-repeated="2"/>
          <table:table-cell office:value-type="date" office:date-value="2009-12-30" calcext:value-type="date">
            <text:p>2009-12-30</text:p>
          </table:table-cell>
          <table:table-cell office:value-type="float" office:value="255040" calcext:value-type="float">
            <text:p>255040</text:p>
          </table:table-cell>
          <table:table-cell table:number-columns-repeated="2"/>
          <table:table-cell table:style-name="ce2" office:value-type="date" office:date-value="2009-12-30" calcext:value-type="date">
            <text:p>2009-12-30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style-name="ce2" office:value-type="date" office:date-value="2009-12-31" calcext:value-type="date">
            <text:p>2009-12-31</text:p>
          </table:table-cell>
          <table:table-cell office:value-type="float" office:value="231120" calcext:value-type="float">
            <text:p>231120</text:p>
          </table:table-cell>
          <table:table-cell table:number-columns-repeated="2"/>
          <table:table-cell office:value-type="date" office:date-value="2009-12-31" calcext:value-type="date">
            <text:p>2009-12-31</text:p>
          </table:table-cell>
          <table:table-cell office:value-type="float" office:value="254910" calcext:value-type="float">
            <text:p>254910</text:p>
          </table:table-cell>
          <table:table-cell table:number-columns-repeated="2"/>
          <table:table-cell table:style-name="ce2" office:value-type="date" office:date-value="2009-12-31" calcext:value-type="date">
            <text:p>2009-12-3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5"/>
        </table:table-row>
        <table:table-row table:style-name="ro1" table:number-rows-repeated="30"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number-columns-repeated="5"/>
        </table:table-row>
        <table:table-row table:style-name="ro1" table:number-rows-repeated="2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JM: Add Evidence</text:p>
          </table:table-cell>
          <table:table-cell table:number-columns-repeated="2"/>
          <table:table-cell table:style-name="ce1" office:value-type="string" calcext:value-type="string">
            <text:p>JM: Test Policy</text:p>
          </table:table-cell>
          <table:table-cell table:number-columns-repeated="3"/>
          <table:table-cell table:style-name="ce1" office:value-type="string" calcext:value-type="string">
            <text:p>Marketsim: portvals_SL</text:p>
          </table:table-cell>
          <table:table-cell table:number-columns-repeated="3"/>
          <table:table-cell table:style-name="ce1" office:value-type="string" calcext:value-type="string">
            <text:p>dftrades_SL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Return</text:p>
          </table:table-cell>
          <table:table-cell/>
          <table:table-cell table:style-name="Default"/>
          <table:table-cell office:value-type="string" calcext:value-type="string">
            <text:p>Return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JPM</text:p>
          </table:table-cell>
        </table:table-row>
        <table:table-row table:style-name="ro1">
          <table:table-cell table:style-name="Default"/>
          <table:table-cell office:value-type="string" calcext:value-type="string">
            <text:p>Return</text:p>
          </table:table-cell>
          <table:table-cell/>
          <table:table-cell table:style-name="Default"/>
          <table:table-cell office:value-type="string" calcext:value-type="string">
            <text:p>Return</text:p>
          </table:table-cell>
          <table:table-cell table:number-columns-repeated="2"/>
          <table:table-cell table:style-name="Default"/>
          <table:table-cell table:number-columns-repeated="3"/>
          <table:table-cell office:value-type="date" office:date-value="2008-01-09" calcext:value-type="date">
            <text:p>2008-01-0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02" calcext:value-type="date">
            <text:p>2008-01-02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2" calcext:value-type="date">
            <text:p>2008-01-02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09" calcext:value-type="date">
            <text:p>2008-01-09</text:p>
          </table:table-cell>
          <table:table-cell table:style-name="ce1"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10" calcext:value-type="date">
            <text:p>2008-01-10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03" calcext:value-type="date">
            <text:p>2008-01-03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3" calcext:value-type="date">
            <text:p>2008-01-03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10" calcext:value-type="date">
            <text:p>2008-01-10</text:p>
          </table:table-cell>
          <table:table-cell table:style-name="ce1" office:value-type="float" office:value="100980" calcext:value-type="float">
            <text:p>100980</text:p>
          </table:table-cell>
          <table:table-cell table:number-columns-repeated="2"/>
          <table:table-cell office:value-type="date" office:date-value="2008-01-11" calcext:value-type="date">
            <text:p>2008-01-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04" calcext:value-type="date">
            <text:p>2008-01-04</text:p>
          </table:table-cell>
          <table:table-cell office:value-type="float" office:value="99130" calcext:value-type="float">
            <text:p>99130</text:p>
          </table:table-cell>
          <table:table-cell/>
          <table:table-cell office:value-type="date" office:date-value="2008-01-04" calcext:value-type="date">
            <text:p>2008-01-04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11" calcext:value-type="date">
            <text:p>2008-01-11</text:p>
          </table:table-cell>
          <table:table-cell table:style-name="ce1" office:value-type="float" office:value="100980" calcext:value-type="float">
            <text:p>100980</text:p>
          </table:table-cell>
          <table:table-cell table:number-columns-repeated="2"/>
          <table:table-cell office:value-type="date" office:date-value="2008-01-14" calcext:value-type="date">
            <text:p>2008-01-14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07" calcext:value-type="date">
            <text:p>2008-01-07</text:p>
          </table:table-cell>
          <table:table-cell office:value-type="float" office:value="98750" calcext:value-type="float">
            <text:p>98750</text:p>
          </table:table-cell>
          <table:table-cell/>
          <table:table-cell office:value-type="date" office:date-value="2008-01-07" calcext:value-type="date">
            <text:p>2008-01-07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14" calcext:value-type="date">
            <text:p>2008-01-14</text:p>
          </table:table-cell>
          <table:table-cell table:style-name="ce1" office:value-type="float" office:value="101440" calcext:value-type="float">
            <text:p>101440</text:p>
          </table:table-cell>
          <table:table-cell table:number-columns-repeated="2"/>
          <table:table-cell office:value-type="date" office:date-value="2008-01-15" calcext:value-type="date">
            <text:p>2008-01-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08" calcext:value-type="date">
            <text:p>2008-01-08</text:p>
          </table:table-cell>
          <table:table-cell office:value-type="float" office:value="98750" calcext:value-type="float">
            <text:p>98750</text:p>
          </table:table-cell>
          <table:table-cell/>
          <table:table-cell office:value-type="date" office:date-value="2008-01-08" calcext:value-type="date">
            <text:p>2008-01-08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15" calcext:value-type="date">
            <text:p>2008-01-15</text:p>
          </table:table-cell>
          <table:table-cell table:style-name="ce1" office:value-type="float" office:value="101440" calcext:value-type="float">
            <text:p>101440</text:p>
          </table:table-cell>
          <table:table-cell table:number-columns-repeated="2"/>
          <table:table-cell office:value-type="date" office:date-value="2008-01-16" calcext:value-type="date">
            <text:p>2008-01-16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09" calcext:value-type="date">
            <text:p>2008-01-09</text:p>
          </table:table-cell>
          <table:table-cell office:value-type="float" office:value="98240" calcext:value-type="float">
            <text:p>98240</text:p>
          </table:table-cell>
          <table:table-cell/>
          <table:table-cell office:value-type="date" office:date-value="2008-01-09" calcext:value-type="date">
            <text:p>2008-01-09</text:p>
          </table:table-cell>
          <table:table-cell table:style-name="ce1"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16" calcext:value-type="date">
            <text:p>2008-01-16</text:p>
          </table:table-cell>
          <table:table-cell office:value-type="float" office:value="103500" calcext:value-type="float">
            <text:p>103500</text:p>
          </table:table-cell>
          <table:table-cell table:number-columns-repeated="2"/>
          <table:table-cell office:value-type="date" office:date-value="2008-01-23" calcext:value-type="date">
            <text:p>2008-01-23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10" calcext:value-type="date">
            <text:p>2008-01-10</text:p>
          </table:table-cell>
          <table:table-cell office:value-type="float" office:value="98240" calcext:value-type="float">
            <text:p>98240</text:p>
          </table:table-cell>
          <table:table-cell/>
          <table:table-cell office:value-type="date" office:date-value="2008-01-10" calcext:value-type="date">
            <text:p>2008-01-10</text:p>
          </table:table-cell>
          <table:table-cell table:style-name="ce1" office:value-type="float" office:value="100980" calcext:value-type="float">
            <text:p>100980</text:p>
          </table:table-cell>
          <table:table-cell table:number-columns-repeated="2"/>
          <table:table-cell office:value-type="date" office:date-value="2008-01-17" calcext:value-type="date">
            <text:p>2008-01-17</text:p>
          </table:table-cell>
          <table:table-cell office:value-type="float" office:value="103500" calcext:value-type="float">
            <text:p>103500</text:p>
          </table:table-cell>
          <table:table-cell table:number-columns-repeated="2"/>
          <table:table-cell office:value-type="date" office:date-value="2008-01-24" calcext:value-type="date">
            <text:p>2008-01-2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1-11" calcext:value-type="date">
            <text:p>2008-01-11</text:p>
          </table:table-cell>
          <table:table-cell office:value-type="float" office:value="97810" calcext:value-type="float">
            <text:p>97810</text:p>
          </table:table-cell>
          <table:table-cell/>
          <table:table-cell office:value-type="date" office:date-value="2008-01-11" calcext:value-type="date">
            <text:p>2008-01-11</text:p>
          </table:table-cell>
          <table:table-cell table:style-name="ce1" office:value-type="float" office:value="100980" calcext:value-type="float">
            <text:p>100980</text:p>
          </table:table-cell>
          <table:table-cell table:number-columns-repeated="2"/>
          <table:table-cell office:value-type="date" office:date-value="2008-01-18" calcext:value-type="date">
            <text:p>2008-01-18</text:p>
          </table:table-cell>
          <table:table-cell office:value-type="float" office:value="103500" calcext:value-type="float">
            <text:p>103500</text:p>
          </table:table-cell>
          <table:table-cell table:number-columns-repeated="2"/>
          <table:table-cell office:value-type="date" office:date-value="2008-01-25" calcext:value-type="date">
            <text:p>2008-01-25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14" calcext:value-type="date">
            <text:p>2008-01-14</text:p>
          </table:table-cell>
          <table:table-cell office:value-type="float" office:value="98270" calcext:value-type="float">
            <text:p>98270</text:p>
          </table:table-cell>
          <table:table-cell/>
          <table:table-cell office:value-type="date" office:date-value="2008-01-14" calcext:value-type="date">
            <text:p>2008-01-14</text:p>
          </table:table-cell>
          <table:table-cell table:style-name="ce1" office:value-type="float" office:value="101440" calcext:value-type="float">
            <text:p>101440</text:p>
          </table:table-cell>
          <table:table-cell table:number-columns-repeated="2"/>
          <table:table-cell office:value-type="date" office:date-value="2008-01-22" calcext:value-type="date">
            <text:p>2008-01-22</text:p>
          </table:table-cell>
          <table:table-cell office:value-type="float" office:value="103500" calcext:value-type="float">
            <text:p>103500</text:p>
          </table:table-cell>
          <table:table-cell table:number-columns-repeated="2"/>
          <table:table-cell office:value-type="date" office:date-value="2008-01-29" calcext:value-type="date">
            <text:p>2008-01-29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15" calcext:value-type="date">
            <text:p>2008-01-15</text:p>
          </table:table-cell>
          <table:table-cell office:value-type="float" office:value="96270" calcext:value-type="float">
            <text:p>96270</text:p>
          </table:table-cell>
          <table:table-cell/>
          <table:table-cell office:value-type="date" office:date-value="2008-01-15" calcext:value-type="date">
            <text:p>2008-01-15</text:p>
          </table:table-cell>
          <table:table-cell table:style-name="ce1" office:value-type="float" office:value="101440" calcext:value-type="float">
            <text:p>101440</text:p>
          </table:table-cell>
          <table:table-cell table:number-columns-repeated="2"/>
          <table:table-cell office:value-type="date" office:date-value="2008-01-23" calcext:value-type="date">
            <text:p>2008-01-23</text:p>
          </table:table-cell>
          <table:table-cell office:value-type="float" office:value="103500" calcext:value-type="float">
            <text:p>103500</text:p>
          </table:table-cell>
          <table:table-cell table:number-columns-repeated="2"/>
          <table:table-cell office:value-type="date" office:date-value="2008-01-30" calcext:value-type="date">
            <text:p>2008-01-3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16" calcext:value-type="date">
            <text:p>2008-01-16</text:p>
          </table:table-cell>
          <table:table-cell office:value-type="float" office:value="98330" calcext:value-type="float">
            <text:p>98330</text:p>
          </table:table-cell>
          <table:table-cell/>
          <table:table-cell office:value-type="date" office:date-value="2008-01-16" calcext:value-type="date">
            <text:p>2008-01-16</text:p>
          </table:table-cell>
          <table:table-cell office:value-type="float" office:value="103500" calcext:value-type="float">
            <text:p>103500</text:p>
          </table:table-cell>
          <table:table-cell table:number-columns-repeated="2"/>
          <table:table-cell office:value-type="date" office:date-value="2008-01-24" calcext:value-type="date">
            <text:p>2008-01-24</text:p>
          </table:table-cell>
          <table:table-cell office:value-type="float" office:value="104190" calcext:value-type="float">
            <text:p>104190</text:p>
          </table:table-cell>
          <table:table-cell table:number-columns-repeated="2"/>
          <table:table-cell office:value-type="date" office:date-value="2008-01-31" calcext:value-type="date">
            <text:p>2008-01-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17" calcext:value-type="date">
            <text:p>2008-01-17</text:p>
          </table:table-cell>
          <table:table-cell office:value-type="float" office:value="98330" calcext:value-type="float">
            <text:p>98330</text:p>
          </table:table-cell>
          <table:table-cell/>
          <table:table-cell office:value-type="date" office:date-value="2008-01-17" calcext:value-type="date">
            <text:p>2008-01-17</text:p>
          </table:table-cell>
          <table:table-cell office:value-type="float" office:value="103500" calcext:value-type="float">
            <text:p>103500</text:p>
          </table:table-cell>
          <table:table-cell table:number-columns-repeated="2"/>
          <table:table-cell office:value-type="date" office:date-value="2008-01-25" calcext:value-type="date">
            <text:p>2008-01-25</text:p>
          </table:table-cell>
          <table:table-cell office:value-type="float" office:value="102990" calcext:value-type="float">
            <text:p>102990</text:p>
          </table:table-cell>
          <table:table-cell table:number-columns-repeated="2"/>
          <table:table-cell office:value-type="date" office:date-value="2008-02-01" calcext:value-type="date">
            <text:p>2008-02-01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18" calcext:value-type="date">
            <text:p>2008-01-18</text:p>
          </table:table-cell>
          <table:table-cell office:value-type="float" office:value="98330" calcext:value-type="float">
            <text:p>98330</text:p>
          </table:table-cell>
          <table:table-cell/>
          <table:table-cell office:value-type="date" office:date-value="2008-01-18" calcext:value-type="date">
            <text:p>2008-01-18</text:p>
          </table:table-cell>
          <table:table-cell office:value-type="float" office:value="103500" calcext:value-type="float">
            <text:p>103500</text:p>
          </table:table-cell>
          <table:table-cell table:number-columns-repeated="2"/>
          <table:table-cell office:value-type="date" office:date-value="2008-01-28" calcext:value-type="date">
            <text:p>2008-01-28</text:p>
          </table:table-cell>
          <table:table-cell office:value-type="float" office:value="102990" calcext:value-type="float">
            <text:p>102990</text:p>
          </table:table-cell>
          <table:table-cell table:number-columns-repeated="2"/>
          <table:table-cell office:value-type="date" office:date-value="2008-02-04" calcext:value-type="date">
            <text:p>2008-02-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22" calcext:value-type="date">
            <text:p>2008-01-22</text:p>
          </table:table-cell>
          <table:table-cell office:value-type="float" office:value="98330" calcext:value-type="float">
            <text:p>98330</text:p>
          </table:table-cell>
          <table:table-cell/>
          <table:table-cell office:value-type="date" office:date-value="2008-01-22" calcext:value-type="date">
            <text:p>2008-01-22</text:p>
          </table:table-cell>
          <table:table-cell office:value-type="float" office:value="103500" calcext:value-type="float">
            <text:p>103500</text:p>
          </table:table-cell>
          <table:table-cell table:number-columns-repeated="2"/>
          <table:table-cell office:value-type="date" office:date-value="2008-01-29" calcext:value-type="date">
            <text:p>2008-01-29</text:p>
          </table:table-cell>
          <table:table-cell office:value-type="float" office:value="102990" calcext:value-type="float">
            <text:p>102990</text:p>
          </table:table-cell>
          <table:table-cell table:number-columns-repeated="2"/>
          <table:table-cell office:value-type="date" office:date-value="2008-02-07" calcext:value-type="date">
            <text:p>2008-02-07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23" calcext:value-type="date">
            <text:p>2008-01-23</text:p>
          </table:table-cell>
          <table:table-cell office:value-type="float" office:value="98330" calcext:value-type="float">
            <text:p>98330</text:p>
          </table:table-cell>
          <table:table-cell/>
          <table:table-cell office:value-type="date" office:date-value="2008-01-23" calcext:value-type="date">
            <text:p>2008-01-23</text:p>
          </table:table-cell>
          <table:table-cell office:value-type="float" office:value="103500" calcext:value-type="float">
            <text:p>103500</text:p>
          </table:table-cell>
          <table:table-cell table:number-columns-repeated="2"/>
          <table:table-cell office:value-type="date" office:date-value="2008-01-30" calcext:value-type="date">
            <text:p>2008-01-30</text:p>
          </table:table-cell>
          <table:table-cell office:value-type="float" office:value="103080" calcext:value-type="float">
            <text:p>103080</text:p>
          </table:table-cell>
          <table:table-cell table:number-columns-repeated="2"/>
          <table:table-cell office:value-type="date" office:date-value="2008-02-08" calcext:value-type="date">
            <text:p>2008-02-08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24" calcext:value-type="date">
            <text:p>2008-01-24</text:p>
          </table:table-cell>
          <table:table-cell office:value-type="float" office:value="99020" calcext:value-type="float">
            <text:p>99020</text:p>
          </table:table-cell>
          <table:table-cell/>
          <table:table-cell office:value-type="date" office:date-value="2008-01-24" calcext:value-type="date">
            <text:p>2008-01-24</text:p>
          </table:table-cell>
          <table:table-cell office:value-type="float" office:value="104190" calcext:value-type="float">
            <text:p>104190</text:p>
          </table:table-cell>
          <table:table-cell table:number-columns-repeated="2"/>
          <table:table-cell office:value-type="date" office:date-value="2008-01-31" calcext:value-type="date">
            <text:p>2008-01-31</text:p>
          </table:table-cell>
          <table:table-cell office:value-type="float" office:value="103080" calcext:value-type="float">
            <text:p>103080</text:p>
          </table:table-cell>
          <table:table-cell table:number-columns-repeated="2"/>
          <table:table-cell office:value-type="date" office:date-value="2008-02-11" calcext:value-type="date">
            <text:p>2008-02-1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1-25" calcext:value-type="date">
            <text:p>2008-01-25</text:p>
          </table:table-cell>
          <table:table-cell office:value-type="float" office:value="99020" calcext:value-type="float">
            <text:p>99020</text:p>
          </table:table-cell>
          <table:table-cell/>
          <table:table-cell office:value-type="date" office:date-value="2008-01-25" calcext:value-type="date">
            <text:p>2008-01-25</text:p>
          </table:table-cell>
          <table:table-cell office:value-type="float" office:value="102990" calcext:value-type="float">
            <text:p>102990</text:p>
          </table:table-cell>
          <table:table-cell table:number-columns-repeated="2"/>
          <table:table-cell office:value-type="date" office:date-value="2008-02-01" calcext:value-type="date">
            <text:p>2008-02-01</text:p>
          </table:table-cell>
          <table:table-cell office:value-type="float" office:value="103850" calcext:value-type="float">
            <text:p>103850</text:p>
          </table:table-cell>
          <table:table-cell table:number-columns-repeated="2"/>
          <table:table-cell office:value-type="date" office:date-value="2008-02-12" calcext:value-type="date">
            <text:p>2008-02-1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28" calcext:value-type="date">
            <text:p>2008-01-28</text:p>
          </table:table-cell>
          <table:table-cell office:value-type="float" office:value="99020" calcext:value-type="float">
            <text:p>99020</text:p>
          </table:table-cell>
          <table:table-cell/>
          <table:table-cell office:value-type="date" office:date-value="2008-01-28" calcext:value-type="date">
            <text:p>2008-01-28</text:p>
          </table:table-cell>
          <table:table-cell office:value-type="float" office:value="102990" calcext:value-type="float">
            <text:p>102990</text:p>
          </table:table-cell>
          <table:table-cell table:number-columns-repeated="2"/>
          <table:table-cell office:value-type="date" office:date-value="2008-02-04" calcext:value-type="date">
            <text:p>2008-02-04</text:p>
          </table:table-cell>
          <table:table-cell office:value-type="float" office:value="103850" calcext:value-type="float">
            <text:p>103850</text:p>
          </table:table-cell>
          <table:table-cell table:number-columns-repeated="2"/>
          <table:table-cell office:value-type="date" office:date-value="2008-02-13" calcext:value-type="date">
            <text:p>2008-02-13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29" calcext:value-type="date">
            <text:p>2008-01-29</text:p>
          </table:table-cell>
          <table:table-cell office:value-type="float" office:value="99020" calcext:value-type="float">
            <text:p>99020</text:p>
          </table:table-cell>
          <table:table-cell/>
          <table:table-cell office:value-type="date" office:date-value="2008-01-29" calcext:value-type="date">
            <text:p>2008-01-29</text:p>
          </table:table-cell>
          <table:table-cell office:value-type="float" office:value="102990" calcext:value-type="float">
            <text:p>102990</text:p>
          </table:table-cell>
          <table:table-cell table:number-columns-repeated="2"/>
          <table:table-cell office:value-type="date" office:date-value="2008-02-05" calcext:value-type="date">
            <text:p>2008-02-05</text:p>
          </table:table-cell>
          <table:table-cell office:value-type="float" office:value="101720" calcext:value-type="float">
            <text:p>101720</text:p>
          </table:table-cell>
          <table:table-cell table:number-columns-repeated="2"/>
          <table:table-cell office:value-type="date" office:date-value="2008-02-14" calcext:value-type="date">
            <text:p>2008-02-1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30" calcext:value-type="date">
            <text:p>2008-01-30</text:p>
          </table:table-cell>
          <table:table-cell office:value-type="float" office:value="99110" calcext:value-type="float">
            <text:p>99110</text:p>
          </table:table-cell>
          <table:table-cell/>
          <table:table-cell office:value-type="date" office:date-value="2008-01-30" calcext:value-type="date">
            <text:p>2008-01-30</text:p>
          </table:table-cell>
          <table:table-cell office:value-type="float" office:value="103080" calcext:value-type="float">
            <text:p>103080</text:p>
          </table:table-cell>
          <table:table-cell table:number-columns-repeated="2"/>
          <table:table-cell office:value-type="date" office:date-value="2008-02-06" calcext:value-type="date">
            <text:p>2008-02-06</text:p>
          </table:table-cell>
          <table:table-cell office:value-type="float" office:value="101570" calcext:value-type="float">
            <text:p>101570</text:p>
          </table:table-cell>
          <table:table-cell table:number-columns-repeated="2"/>
          <table:table-cell office:value-type="date" office:date-value="2008-02-15" calcext:value-type="date">
            <text:p>2008-02-15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31" calcext:value-type="date">
            <text:p>2008-01-31</text:p>
          </table:table-cell>
          <table:table-cell office:value-type="float" office:value="99060" calcext:value-type="float">
            <text:p>99060</text:p>
          </table:table-cell>
          <table:table-cell/>
          <table:table-cell office:value-type="date" office:date-value="2008-01-31" calcext:value-type="date">
            <text:p>2008-01-31</text:p>
          </table:table-cell>
          <table:table-cell office:value-type="float" office:value="103080" calcext:value-type="float">
            <text:p>103080</text:p>
          </table:table-cell>
          <table:table-cell table:number-columns-repeated="2"/>
          <table:table-cell office:value-type="date" office:date-value="2008-02-07" calcext:value-type="date">
            <text:p>2008-02-07</text:p>
          </table:table-cell>
          <table:table-cell office:value-type="float" office:value="102840" calcext:value-type="float">
            <text:p>102840</text:p>
          </table:table-cell>
          <table:table-cell table:number-columns-repeated="2"/>
          <table:table-cell office:value-type="date" office:date-value="2008-02-19" calcext:value-type="date">
            <text:p>2008-02-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99060" calcext:value-type="float">
            <text:p>99060</text:p>
          </table:table-cell>
          <table:table-cell/>
          <table:table-cell office:value-type="date" office:date-value="2008-02-01" calcext:value-type="date">
            <text:p>2008-02-01</text:p>
          </table:table-cell>
          <table:table-cell office:value-type="float" office:value="103850" calcext:value-type="float">
            <text:p>103850</text:p>
          </table:table-cell>
          <table:table-cell table:number-columns-repeated="2"/>
          <table:table-cell office:value-type="date" office:date-value="2008-02-08" calcext:value-type="date">
            <text:p>2008-02-08</text:p>
          </table:table-cell>
          <table:table-cell office:value-type="float" office:value="102840" calcext:value-type="float">
            <text:p>102840</text:p>
          </table:table-cell>
          <table:table-cell table:number-columns-repeated="2"/>
          <table:table-cell office:value-type="date" office:date-value="2008-02-22" calcext:value-type="date">
            <text:p>2008-02-2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2-04" calcext:value-type="date">
            <text:p>2008-02-04</text:p>
          </table:table-cell>
          <table:table-cell office:value-type="float" office:value="97210" calcext:value-type="float">
            <text:p>97210</text:p>
          </table:table-cell>
          <table:table-cell/>
          <table:table-cell office:value-type="date" office:date-value="2008-02-04" calcext:value-type="date">
            <text:p>2008-02-04</text:p>
          </table:table-cell>
          <table:table-cell office:value-type="float" office:value="103850" calcext:value-type="float">
            <text:p>103850</text:p>
          </table:table-cell>
          <table:table-cell table:number-columns-repeated="2"/>
          <table:table-cell office:value-type="date" office:date-value="2008-02-11" calcext:value-type="date">
            <text:p>2008-02-11</text:p>
          </table:table-cell>
          <table:table-cell office:value-type="float" office:value="103270" calcext:value-type="float">
            <text:p>103270</text:p>
          </table:table-cell>
          <table:table-cell table:number-columns-repeated="2"/>
          <table:table-cell office:value-type="date" office:date-value="2008-02-25" calcext:value-type="date">
            <text:p>2008-02-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05" calcext:value-type="date">
            <text:p>2008-02-05</text:p>
          </table:table-cell>
          <table:table-cell office:value-type="float" office:value="99340" calcext:value-type="float">
            <text:p>99340</text:p>
          </table:table-cell>
          <table:table-cell/>
          <table:table-cell office:value-type="date" office:date-value="2008-02-05" calcext:value-type="date">
            <text:p>2008-02-05</text:p>
          </table:table-cell>
          <table:table-cell office:value-type="float" office:value="101720" calcext:value-type="float">
            <text:p>101720</text:p>
          </table:table-cell>
          <table:table-cell table:number-columns-repeated="2"/>
          <table:table-cell office:value-type="date" office:date-value="2008-02-12" calcext:value-type="date">
            <text:p>2008-02-12</text:p>
          </table:table-cell>
          <table:table-cell office:value-type="float" office:value="103240" calcext:value-type="float">
            <text:p>103240</text:p>
          </table:table-cell>
          <table:table-cell table:number-columns-repeated="2"/>
          <table:table-cell office:value-type="date" office:date-value="2008-02-27" calcext:value-type="date">
            <text:p>2008-02-27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2-06" calcext:value-type="date">
            <text:p>2008-02-06</text:p>
          </table:table-cell>
          <table:table-cell office:value-type="float" office:value="99190" calcext:value-type="float">
            <text:p>99190</text:p>
          </table:table-cell>
          <table:table-cell/>
          <table:table-cell office:value-type="date" office:date-value="2008-02-06" calcext:value-type="date">
            <text:p>2008-02-06</text:p>
          </table:table-cell>
          <table:table-cell office:value-type="float" office:value="101570" calcext:value-type="float">
            <text:p>101570</text:p>
          </table:table-cell>
          <table:table-cell table:number-columns-repeated="2"/>
          <table:table-cell office:value-type="date" office:date-value="2008-02-13" calcext:value-type="date">
            <text:p>2008-02-13</text:p>
          </table:table-cell>
          <table:table-cell office:value-type="float" office:value="103240" calcext:value-type="float">
            <text:p>103240</text:p>
          </table:table-cell>
          <table:table-cell table:number-columns-repeated="2"/>
          <table:table-cell office:value-type="date" office:date-value="2008-02-29" calcext:value-type="date">
            <text:p>2008-02-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07" calcext:value-type="date">
            <text:p>2008-02-07</text:p>
          </table:table-cell>
          <table:table-cell office:value-type="float" office:value="97920" calcext:value-type="float">
            <text:p>97920</text:p>
          </table:table-cell>
          <table:table-cell/>
          <table:table-cell office:value-type="date" office:date-value="2008-02-07" calcext:value-type="date">
            <text:p>2008-02-07</text:p>
          </table:table-cell>
          <table:table-cell office:value-type="float" office:value="102840" calcext:value-type="float">
            <text:p>102840</text:p>
          </table:table-cell>
          <table:table-cell table:number-columns-repeated="2"/>
          <table:table-cell office:value-type="date" office:date-value="2008-02-14" calcext:value-type="date">
            <text:p>2008-02-14</text:p>
          </table:table-cell>
          <table:table-cell office:value-type="float" office:value="104600" calcext:value-type="float">
            <text:p>104600</text:p>
          </table:table-cell>
          <table:table-cell table:number-columns-repeated="2"/>
          <table:table-cell office:value-type="date" office:date-value="2008-03-05" calcext:value-type="date">
            <text:p>2008-03-0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08" calcext:value-type="date">
            <text:p>2008-02-08</text:p>
          </table:table-cell>
          <table:table-cell office:value-type="float" office:value="99100" calcext:value-type="float">
            <text:p>99100</text:p>
          </table:table-cell>
          <table:table-cell/>
          <table:table-cell office:value-type="date" office:date-value="2008-02-08" calcext:value-type="date">
            <text:p>2008-02-08</text:p>
          </table:table-cell>
          <table:table-cell office:value-type="float" office:value="102840" calcext:value-type="float">
            <text:p>102840</text:p>
          </table:table-cell>
          <table:table-cell table:number-columns-repeated="2"/>
          <table:table-cell office:value-type="date" office:date-value="2008-02-15" calcext:value-type="date">
            <text:p>2008-02-15</text:p>
          </table:table-cell>
          <table:table-cell office:value-type="float" office:value="104600" calcext:value-type="float">
            <text:p>104600</text:p>
          </table:table-cell>
          <table:table-cell table:number-columns-repeated="2"/>
          <table:table-cell office:value-type="date" office:date-value="2008-03-06" calcext:value-type="date">
            <text:p>2008-03-06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2-11" calcext:value-type="date">
            <text:p>2008-02-11</text:p>
          </table:table-cell>
          <table:table-cell office:value-type="float" office:value="99100" calcext:value-type="float">
            <text:p>99100</text:p>
          </table:table-cell>
          <table:table-cell/>
          <table:table-cell office:value-type="date" office:date-value="2008-02-11" calcext:value-type="date">
            <text:p>2008-02-11</text:p>
          </table:table-cell>
          <table:table-cell office:value-type="float" office:value="103270" calcext:value-type="float">
            <text:p>103270</text:p>
          </table:table-cell>
          <table:table-cell table:number-columns-repeated="2"/>
          <table:table-cell office:value-type="date" office:date-value="2008-02-19" calcext:value-type="date">
            <text:p>2008-02-19</text:p>
          </table:table-cell>
          <table:table-cell office:value-type="float" office:value="104980" calcext:value-type="float">
            <text:p>104980</text:p>
          </table:table-cell>
          <table:table-cell table:number-columns-repeated="2"/>
          <table:table-cell office:value-type="date" office:date-value="2008-03-07" calcext:value-type="date">
            <text:p>2008-03-07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2-12" calcext:value-type="date">
            <text:p>2008-02-12</text:p>
          </table:table-cell>
          <table:table-cell office:value-type="float" office:value="99070" calcext:value-type="float">
            <text:p>99070</text:p>
          </table:table-cell>
          <table:table-cell/>
          <table:table-cell office:value-type="date" office:date-value="2008-02-12" calcext:value-type="date">
            <text:p>2008-02-12</text:p>
          </table:table-cell>
          <table:table-cell office:value-type="float" office:value="103240" calcext:value-type="float">
            <text:p>103240</text:p>
          </table:table-cell>
          <table:table-cell table:number-columns-repeated="2"/>
          <table:table-cell office:value-type="date" office:date-value="2008-02-20" calcext:value-type="date">
            <text:p>2008-02-20</text:p>
          </table:table-cell>
          <table:table-cell office:value-type="float" office:value="104980" calcext:value-type="float">
            <text:p>104980</text:p>
          </table:table-cell>
          <table:table-cell table:number-columns-repeated="2"/>
          <table:table-cell office:value-type="date" office:date-value="2008-03-10" calcext:value-type="date">
            <text:p>2008-03-10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2-13" calcext:value-type="date">
            <text:p>2008-02-13</text:p>
          </table:table-cell>
          <table:table-cell office:value-type="float" office:value="99790" calcext:value-type="float">
            <text:p>99790</text:p>
          </table:table-cell>
          <table:table-cell/>
          <table:table-cell office:value-type="date" office:date-value="2008-02-13" calcext:value-type="date">
            <text:p>2008-02-13</text:p>
          </table:table-cell>
          <table:table-cell office:value-type="float" office:value="103240" calcext:value-type="float">
            <text:p>103240</text:p>
          </table:table-cell>
          <table:table-cell table:number-columns-repeated="2"/>
          <table:table-cell office:value-type="date" office:date-value="2008-02-21" calcext:value-type="date">
            <text:p>2008-02-21</text:p>
          </table:table-cell>
          <table:table-cell office:value-type="float" office:value="104980" calcext:value-type="float">
            <text:p>104980</text:p>
          </table:table-cell>
          <table:table-cell table:number-columns-repeated="2"/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/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style-name="Default"/>
          <table:table-cell office:value-type="string" calcext:value-type="string">
            <text:p>...</text:p>
          </table:table-cell>
          <table:table-cell table:number-columns-repeated="2"/>
          <table:table-cell office:value-type="date" office:date-value="2009-11-02" calcext:value-type="date">
            <text:p>2009-11-0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9-11-18" calcext:value-type="date">
            <text:p>2009-11-18</text:p>
          </table:table-cell>
          <table:table-cell office:value-type="float" office:value="242250" calcext:value-type="float">
            <text:p>242250</text:p>
          </table:table-cell>
          <table:table-cell/>
          <table:table-cell office:value-type="date" office:date-value="2009-11-18" calcext:value-type="date">
            <text:p>2009-11-18</text:p>
          </table:table-cell>
          <table:table-cell office:value-type="float" office:value="253900" calcext:value-type="float">
            <text:p>253900</text:p>
          </table:table-cell>
          <table:table-cell table:number-columns-repeated="2"/>
          <table:table-cell office:value-type="date" office:date-value="2009-11-18" calcext:value-type="date">
            <text:p>2009-11-18</text:p>
          </table:table-cell>
          <table:table-cell office:value-type="float" office:value="253900" calcext:value-type="float">
            <text:p>253900</text:p>
          </table:table-cell>
          <table:table-cell table:number-columns-repeated="2"/>
          <table:table-cell office:value-type="date" office:date-value="2009-11-03" calcext:value-type="date">
            <text:p>2009-11-03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1-19" calcext:value-type="date">
            <text:p>2009-11-19</text:p>
          </table:table-cell>
          <table:table-cell office:value-type="float" office:value="242250" calcext:value-type="float">
            <text:p>242250</text:p>
          </table:table-cell>
          <table:table-cell/>
          <table:table-cell office:value-type="date" office:date-value="2009-11-19" calcext:value-type="date">
            <text:p>2009-11-19</text:p>
          </table:table-cell>
          <table:table-cell office:value-type="float" office:value="254690" calcext:value-type="float">
            <text:p>254690</text:p>
          </table:table-cell>
          <table:table-cell table:number-columns-repeated="2"/>
          <table:table-cell office:value-type="date" office:date-value="2009-11-19" calcext:value-type="date">
            <text:p>2009-11-19</text:p>
          </table:table-cell>
          <table:table-cell office:value-type="float" office:value="254690" calcext:value-type="float">
            <text:p>254690</text:p>
          </table:table-cell>
          <table:table-cell table:number-columns-repeated="2"/>
          <table:table-cell office:value-type="date" office:date-value="2009-11-05" calcext:value-type="date">
            <text:p>2009-11-0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1-20" calcext:value-type="date">
            <text:p>2009-11-20</text:p>
          </table:table-cell>
          <table:table-cell office:value-type="float" office:value="242340" calcext:value-type="float">
            <text:p>242340</text:p>
          </table:table-cell>
          <table:table-cell/>
          <table:table-cell office:value-type="date" office:date-value="2009-11-20" calcext:value-type="date">
            <text:p>2009-11-20</text:p>
          </table:table-cell>
          <table:table-cell office:value-type="float" office:value="254780" calcext:value-type="float">
            <text:p>254780</text:p>
          </table:table-cell>
          <table:table-cell table:number-columns-repeated="2"/>
          <table:table-cell office:value-type="date" office:date-value="2009-11-20" calcext:value-type="date">
            <text:p>2009-11-20</text:p>
          </table:table-cell>
          <table:table-cell office:value-type="float" office:value="254780" calcext:value-type="float">
            <text:p>254780</text:p>
          </table:table-cell>
          <table:table-cell table:number-columns-repeated="2"/>
          <table:table-cell office:value-type="date" office:date-value="2009-11-06" calcext:value-type="date">
            <text:p>2009-11-06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1-23" calcext:value-type="date">
            <text:p>2009-11-23</text:p>
          </table:table-cell>
          <table:table-cell office:value-type="float" office:value="243120" calcext:value-type="float">
            <text:p>243120</text:p>
          </table:table-cell>
          <table:table-cell/>
          <table:table-cell office:value-type="date" office:date-value="2009-11-23" calcext:value-type="date">
            <text:p>2009-11-23</text:p>
          </table:table-cell>
          <table:table-cell office:value-type="float" office:value="254000" calcext:value-type="float">
            <text:p>254000</text:p>
          </table:table-cell>
          <table:table-cell table:number-columns-repeated="2"/>
          <table:table-cell office:value-type="date" office:date-value="2009-11-23" calcext:value-type="date">
            <text:p>2009-11-23</text:p>
          </table:table-cell>
          <table:table-cell office:value-type="float" office:value="254000" calcext:value-type="float">
            <text:p>254000</text:p>
          </table:table-cell>
          <table:table-cell table:number-columns-repeated="2"/>
          <table:table-cell office:value-type="date" office:date-value="2009-11-09" calcext:value-type="date">
            <text:p>2009-11-0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1-24" calcext:value-type="date">
            <text:p>2009-11-24</text:p>
          </table:table-cell>
          <table:table-cell office:value-type="float" office:value="242360" calcext:value-type="float">
            <text:p>242360</text:p>
          </table:table-cell>
          <table:table-cell/>
          <table:table-cell office:value-type="date" office:date-value="2009-11-24" calcext:value-type="date">
            <text:p>2009-11-24</text:p>
          </table:table-cell>
          <table:table-cell office:value-type="float" office:value="254760" calcext:value-type="float">
            <text:p>254760</text:p>
          </table:table-cell>
          <table:table-cell table:number-columns-repeated="2"/>
          <table:table-cell office:value-type="date" office:date-value="2009-11-24" calcext:value-type="date">
            <text:p>2009-11-24</text:p>
          </table:table-cell>
          <table:table-cell office:value-type="float" office:value="254760" calcext:value-type="float">
            <text:p>254760</text:p>
          </table:table-cell>
          <table:table-cell table:number-columns-repeated="2"/>
          <table:table-cell office:value-type="date" office:date-value="2009-11-10" calcext:value-type="date">
            <text:p>2009-11-10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1-25" calcext:value-type="date">
            <text:p>2009-11-25</text:p>
          </table:table-cell>
          <table:table-cell office:value-type="float" office:value="242660" calcext:value-type="float">
            <text:p>242660</text:p>
          </table:table-cell>
          <table:table-cell/>
          <table:table-cell office:value-type="date" office:date-value="2009-11-25" calcext:value-type="date">
            <text:p>2009-11-25</text:p>
          </table:table-cell>
          <table:table-cell office:value-type="float" office:value="255060" calcext:value-type="float">
            <text:p>255060</text:p>
          </table:table-cell>
          <table:table-cell table:number-columns-repeated="2"/>
          <table:table-cell office:value-type="date" office:date-value="2009-11-25" calcext:value-type="date">
            <text:p>2009-11-25</text:p>
          </table:table-cell>
          <table:table-cell office:value-type="float" office:value="255060" calcext:value-type="float">
            <text:p>255060</text:p>
          </table:table-cell>
          <table:table-cell table:number-columns-repeated="2"/>
          <table:table-cell office:value-type="date" office:date-value="2009-11-12" calcext:value-type="date">
            <text:p>2009-11-1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1-27" calcext:value-type="date">
            <text:p>2009-11-27</text:p>
          </table:table-cell>
          <table:table-cell office:value-type="float" office:value="243450" calcext:value-type="float">
            <text:p>243450</text:p>
          </table:table-cell>
          <table:table-cell/>
          <table:table-cell office:value-type="date" office:date-value="2009-11-27" calcext:value-type="date">
            <text:p>2009-11-27</text:p>
          </table:table-cell>
          <table:table-cell office:value-type="float" office:value="255850" calcext:value-type="float">
            <text:p>255850</text:p>
          </table:table-cell>
          <table:table-cell table:number-columns-repeated="2"/>
          <table:table-cell office:value-type="date" office:date-value="2009-11-27" calcext:value-type="date">
            <text:p>2009-11-27</text:p>
          </table:table-cell>
          <table:table-cell office:value-type="float" office:value="255850" calcext:value-type="float">
            <text:p>255850</text:p>
          </table:table-cell>
          <table:table-cell table:number-columns-repeated="2"/>
          <table:table-cell office:value-type="date" office:date-value="2009-11-13" calcext:value-type="date">
            <text:p>2009-11-13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9-11-30" calcext:value-type="date">
            <text:p>2009-11-30</text:p>
          </table:table-cell>
          <table:table-cell office:value-type="float" office:value="244550" calcext:value-type="float">
            <text:p>244550</text:p>
          </table:table-cell>
          <table:table-cell/>
          <table:table-cell office:value-type="date" office:date-value="2009-11-30" calcext:value-type="date">
            <text:p>2009-11-30</text:p>
          </table:table-cell>
          <table:table-cell office:value-type="float" office:value="255850" calcext:value-type="float">
            <text:p>255850</text:p>
          </table:table-cell>
          <table:table-cell table:number-columns-repeated="2"/>
          <table:table-cell office:value-type="date" office:date-value="2009-11-30" calcext:value-type="date">
            <text:p>2009-11-30</text:p>
          </table:table-cell>
          <table:table-cell office:value-type="float" office:value="255850" calcext:value-type="float">
            <text:p>255850</text:p>
          </table:table-cell>
          <table:table-cell table:number-columns-repeated="2"/>
          <table:table-cell office:value-type="date" office:date-value="2009-11-16" calcext:value-type="date">
            <text:p>2009-11-16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244550" calcext:value-type="float">
            <text:p>244550</text:p>
          </table:table-cell>
          <table:table-cell/>
          <table:table-cell office:value-type="date" office:date-value="2009-12-01" calcext:value-type="date">
            <text:p>2009-12-01</text:p>
          </table:table-cell>
          <table:table-cell office:value-type="float" office:value="255590" calcext:value-type="float">
            <text:p>255590</text:p>
          </table:table-cell>
          <table:table-cell table:number-columns-repeated="2"/>
          <table:table-cell office:value-type="date" office:date-value="2009-12-01" calcext:value-type="date">
            <text:p>2009-12-01</text:p>
          </table:table-cell>
          <table:table-cell office:value-type="float" office:value="255590" calcext:value-type="float">
            <text:p>255590</text:p>
          </table:table-cell>
          <table:table-cell table:number-columns-repeated="2"/>
          <table:table-cell office:value-type="date" office:date-value="2009-11-17" calcext:value-type="date">
            <text:p>2009-11-17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9-12-02" calcext:value-type="date">
            <text:p>2009-12-02</text:p>
          </table:table-cell>
          <table:table-cell office:value-type="float" office:value="244550" calcext:value-type="float">
            <text:p>244550</text:p>
          </table:table-cell>
          <table:table-cell/>
          <table:table-cell office:value-type="date" office:date-value="2009-12-02" calcext:value-type="date">
            <text:p>2009-12-02</text:p>
          </table:table-cell>
          <table:table-cell office:value-type="float" office:value="255320" calcext:value-type="float">
            <text:p>255320</text:p>
          </table:table-cell>
          <table:table-cell table:number-columns-repeated="2"/>
          <table:table-cell office:value-type="date" office:date-value="2009-12-02" calcext:value-type="date">
            <text:p>2009-12-02</text:p>
          </table:table-cell>
          <table:table-cell office:value-type="float" office:value="255320" calcext:value-type="float">
            <text:p>255320</text:p>
          </table:table-cell>
          <table:table-cell table:number-columns-repeated="2"/>
          <table:table-cell office:value-type="date" office:date-value="2009-11-18" calcext:value-type="date">
            <text:p>2009-11-18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9-12-03" calcext:value-type="date">
            <text:p>2009-12-03</text:p>
          </table:table-cell>
          <table:table-cell office:value-type="float" office:value="244040" calcext:value-type="float">
            <text:p>244040</text:p>
          </table:table-cell>
          <table:table-cell/>
          <table:table-cell office:value-type="date" office:date-value="2009-12-03" calcext:value-type="date">
            <text:p>2009-12-03</text:p>
          </table:table-cell>
          <table:table-cell office:value-type="float" office:value="255830" calcext:value-type="float">
            <text:p>255830</text:p>
          </table:table-cell>
          <table:table-cell table:number-columns-repeated="2"/>
          <table:table-cell office:value-type="date" office:date-value="2009-12-03" calcext:value-type="date">
            <text:p>2009-12-03</text:p>
          </table:table-cell>
          <table:table-cell office:value-type="float" office:value="255830" calcext:value-type="float">
            <text:p>255830</text:p>
          </table:table-cell>
          <table:table-cell table:number-columns-repeated="2"/>
          <table:table-cell office:value-type="date" office:date-value="2009-11-27" calcext:value-type="date">
            <text:p>2009-11-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04" calcext:value-type="date">
            <text:p>2009-12-04</text:p>
          </table:table-cell>
          <table:table-cell office:value-type="float" office:value="244040" calcext:value-type="float">
            <text:p>244040</text:p>
          </table:table-cell>
          <table:table-cell/>
          <table:table-cell office:value-type="date" office:date-value="2009-12-04" calcext:value-type="date">
            <text:p>2009-12-04</text:p>
          </table:table-cell>
          <table:table-cell office:value-type="float" office:value="256160" calcext:value-type="float">
            <text:p>256160</text:p>
          </table:table-cell>
          <table:table-cell table:number-columns-repeated="2"/>
          <table:table-cell office:value-type="date" office:date-value="2009-12-04" calcext:value-type="date">
            <text:p>2009-12-04</text:p>
          </table:table-cell>
          <table:table-cell office:value-type="float" office:value="256160" calcext:value-type="float">
            <text:p>256160</text:p>
          </table:table-cell>
          <table:table-cell table:number-columns-repeated="2"/>
          <table:table-cell office:value-type="date" office:date-value="2009-11-30" calcext:value-type="date">
            <text:p>2009-11-3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07" calcext:value-type="date">
            <text:p>2009-12-07</text:p>
          </table:table-cell>
          <table:table-cell office:value-type="float" office:value="244510" calcext:value-type="float">
            <text:p>244510</text:p>
          </table:table-cell>
          <table:table-cell/>
          <table:table-cell office:value-type="date" office:date-value="2009-12-07" calcext:value-type="date">
            <text:p>2009-12-07</text:p>
          </table:table-cell>
          <table:table-cell office:value-type="float" office:value="256630" calcext:value-type="float">
            <text:p>256630</text:p>
          </table:table-cell>
          <table:table-cell table:number-columns-repeated="2"/>
          <table:table-cell office:value-type="date" office:date-value="2009-12-07" calcext:value-type="date">
            <text:p>2009-12-07</text:p>
          </table:table-cell>
          <table:table-cell office:value-type="float" office:value="256630" calcext:value-type="float">
            <text:p>256630</text:p>
          </table:table-cell>
          <table:table-cell table:number-columns-repeated="2"/>
          <table:table-cell office:value-type="date" office:date-value="2009-12-02" calcext:value-type="date">
            <text:p>2009-12-02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9-12-08" calcext:value-type="date">
            <text:p>2009-12-08</text:p>
          </table:table-cell>
          <table:table-cell office:value-type="float" office:value="244510" calcext:value-type="float">
            <text:p>244510</text:p>
          </table:table-cell>
          <table:table-cell/>
          <table:table-cell office:value-type="date" office:date-value="2009-12-08" calcext:value-type="date">
            <text:p>2009-12-08</text:p>
          </table:table-cell>
          <table:table-cell office:value-type="float" office:value="256670" calcext:value-type="float">
            <text:p>256670</text:p>
          </table:table-cell>
          <table:table-cell table:number-columns-repeated="2"/>
          <table:table-cell office:value-type="date" office:date-value="2009-12-08" calcext:value-type="date">
            <text:p>2009-12-08</text:p>
          </table:table-cell>
          <table:table-cell office:value-type="float" office:value="256670" calcext:value-type="float">
            <text:p>256670</text:p>
          </table:table-cell>
          <table:table-cell table:number-columns-repeated="2"/>
          <table:table-cell office:value-type="date" office:date-value="2009-12-03" calcext:value-type="date">
            <text:p>2009-12-03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9-12-09" calcext:value-type="date">
            <text:p>2009-12-09</text:p>
          </table:table-cell>
          <table:table-cell office:value-type="float" office:value="244510" calcext:value-type="float">
            <text:p>244510</text:p>
          </table:table-cell>
          <table:table-cell/>
          <table:table-cell office:value-type="date" office:date-value="2009-12-09" calcext:value-type="date">
            <text:p>2009-12-09</text:p>
          </table:table-cell>
          <table:table-cell office:value-type="float" office:value="256670" calcext:value-type="float">
            <text:p>256670</text:p>
          </table:table-cell>
          <table:table-cell table:number-columns-repeated="2"/>
          <table:table-cell office:value-type="date" office:date-value="2009-12-09" calcext:value-type="date">
            <text:p>2009-12-09</text:p>
          </table:table-cell>
          <table:table-cell office:value-type="float" office:value="256670" calcext:value-type="float">
            <text:p>256670</text:p>
          </table:table-cell>
          <table:table-cell table:number-columns-repeated="2"/>
          <table:table-cell office:value-type="date" office:date-value="2009-12-04" calcext:value-type="date">
            <text:p>2009-12-04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9-12-10" calcext:value-type="date">
            <text:p>2009-12-10</text:p>
          </table:table-cell>
          <table:table-cell office:value-type="float" office:value="244590" calcext:value-type="float">
            <text:p>244590</text:p>
          </table:table-cell>
          <table:table-cell/>
          <table:table-cell office:value-type="date" office:date-value="2009-12-10" calcext:value-type="date">
            <text:p>2009-12-10</text:p>
          </table:table-cell>
          <table:table-cell office:value-type="float" office:value="256590" calcext:value-type="float">
            <text:p>256590</text:p>
          </table:table-cell>
          <table:table-cell table:number-columns-repeated="2"/>
          <table:table-cell office:value-type="date" office:date-value="2009-12-10" calcext:value-type="date">
            <text:p>2009-12-10</text:p>
          </table:table-cell>
          <table:table-cell office:value-type="float" office:value="256590" calcext:value-type="float">
            <text:p>256590</text:p>
          </table:table-cell>
          <table:table-cell table:number-columns-repeated="2"/>
          <table:table-cell office:value-type="date" office:date-value="2009-12-08" calcext:value-type="date">
            <text:p>2009-12-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11" calcext:value-type="date">
            <text:p>2009-12-11</text:p>
          </table:table-cell>
          <table:table-cell office:value-type="float" office:value="244890" calcext:value-type="float">
            <text:p>244890</text:p>
          </table:table-cell>
          <table:table-cell/>
          <table:table-cell office:value-type="date" office:date-value="2009-12-11" calcext:value-type="date">
            <text:p>2009-12-11</text:p>
          </table:table-cell>
          <table:table-cell office:value-type="float" office:value="256890" calcext:value-type="float">
            <text:p>256890</text:p>
          </table:table-cell>
          <table:table-cell table:number-columns-repeated="2"/>
          <table:table-cell office:value-type="date" office:date-value="2009-12-11" calcext:value-type="date">
            <text:p>2009-12-11</text:p>
          </table:table-cell>
          <table:table-cell office:value-type="float" office:value="256890" calcext:value-type="float">
            <text:p>256890</text:p>
          </table:table-cell>
          <table:table-cell table:number-columns-repeated="2"/>
          <table:table-cell office:value-type="date" office:date-value="2009-12-09" calcext:value-type="date">
            <text:p>2009-12-09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14" calcext:value-type="date">
            <text:p>2009-12-14</text:p>
          </table:table-cell>
          <table:table-cell office:value-type="float" office:value="245670" calcext:value-type="float">
            <text:p>245670</text:p>
          </table:table-cell>
          <table:table-cell/>
          <table:table-cell office:value-type="date" office:date-value="2009-12-14" calcext:value-type="date">
            <text:p>2009-12-14</text:p>
          </table:table-cell>
          <table:table-cell office:value-type="float" office:value="257670" calcext:value-type="float">
            <text:p>257670</text:p>
          </table:table-cell>
          <table:table-cell table:number-columns-repeated="2"/>
          <table:table-cell office:value-type="date" office:date-value="2009-12-14" calcext:value-type="date">
            <text:p>2009-12-14</text:p>
          </table:table-cell>
          <table:table-cell office:value-type="float" office:value="257670" calcext:value-type="float">
            <text:p>257670</text:p>
          </table:table-cell>
          <table:table-cell table:number-columns-repeated="2"/>
          <table:table-cell office:value-type="date" office:date-value="2009-12-11" calcext:value-type="date">
            <text:p>2009-12-1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9-12-15" calcext:value-type="date">
            <text:p>2009-12-15</text:p>
          </table:table-cell>
          <table:table-cell office:value-type="float" office:value="246540" calcext:value-type="float">
            <text:p>246540</text:p>
          </table:table-cell>
          <table:table-cell/>
          <table:table-cell office:value-type="date" office:date-value="2009-12-15" calcext:value-type="date">
            <text:p>2009-12-15</text:p>
          </table:table-cell>
          <table:table-cell office:value-type="float" office:value="257670" calcext:value-type="float">
            <text:p>257670</text:p>
          </table:table-cell>
          <table:table-cell table:number-columns-repeated="2"/>
          <table:table-cell office:value-type="date" office:date-value="2009-12-15" calcext:value-type="date">
            <text:p>2009-12-15</text:p>
          </table:table-cell>
          <table:table-cell office:value-type="float" office:value="257670" calcext:value-type="float">
            <text:p>257670</text:p>
          </table:table-cell>
          <table:table-cell table:number-columns-repeated="2"/>
          <table:table-cell office:value-type="date" office:date-value="2009-12-14" calcext:value-type="date">
            <text:p>2009-12-14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16" calcext:value-type="date">
            <text:p>2009-12-16</text:p>
          </table:table-cell>
          <table:table-cell office:value-type="float" office:value="246060" calcext:value-type="float">
            <text:p>246060</text:p>
          </table:table-cell>
          <table:table-cell/>
          <table:table-cell office:value-type="date" office:date-value="2009-12-16" calcext:value-type="date">
            <text:p>2009-12-16</text:p>
          </table:table-cell>
          <table:table-cell office:value-type="float" office:value="258150" calcext:value-type="float">
            <text:p>258150</text:p>
          </table:table-cell>
          <table:table-cell table:number-columns-repeated="2"/>
          <table:table-cell office:value-type="date" office:date-value="2009-12-16" calcext:value-type="date">
            <text:p>2009-12-16</text:p>
          </table:table-cell>
          <table:table-cell office:value-type="float" office:value="258150" calcext:value-type="float">
            <text:p>258150</text:p>
          </table:table-cell>
          <table:table-cell table:number-columns-repeated="2"/>
          <table:table-cell office:value-type="date" office:date-value="2009-12-15" calcext:value-type="date">
            <text:p>2009-12-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17" calcext:value-type="date">
            <text:p>2009-12-17</text:p>
          </table:table-cell>
          <table:table-cell office:value-type="float" office:value="246060" calcext:value-type="float">
            <text:p>246060</text:p>
          </table:table-cell>
          <table:table-cell/>
          <table:table-cell office:value-type="date" office:date-value="2009-12-17" calcext:value-type="date">
            <text:p>2009-12-17</text:p>
          </table:table-cell>
          <table:table-cell office:value-type="float" office:value="258150" calcext:value-type="float">
            <text:p>258150</text:p>
          </table:table-cell>
          <table:table-cell table:number-columns-repeated="2"/>
          <table:table-cell office:value-type="date" office:date-value="2009-12-17" calcext:value-type="date">
            <text:p>2009-12-17</text:p>
          </table:table-cell>
          <table:table-cell office:value-type="float" office:value="258150" calcext:value-type="float">
            <text:p>258150</text:p>
          </table:table-cell>
          <table:table-cell table:number-columns-repeated="2"/>
          <table:table-cell office:value-type="date" office:date-value="2009-12-16" calcext:value-type="date">
            <text:p>2009-12-16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18" calcext:value-type="date">
            <text:p>2009-12-18</text:p>
          </table:table-cell>
          <table:table-cell office:value-type="float" office:value="246060" calcext:value-type="float">
            <text:p>246060</text:p>
          </table:table-cell>
          <table:table-cell/>
          <table:table-cell office:value-type="date" office:date-value="2009-12-18" calcext:value-type="date">
            <text:p>2009-12-18</text:p>
          </table:table-cell>
          <table:table-cell office:value-type="float" office:value="258150" calcext:value-type="float">
            <text:p>258150</text:p>
          </table:table-cell>
          <table:table-cell table:number-columns-repeated="2"/>
          <table:table-cell office:value-type="date" office:date-value="2009-12-18" calcext:value-type="date">
            <text:p>2009-12-18</text:p>
          </table:table-cell>
          <table:table-cell office:value-type="float" office:value="258150" calcext:value-type="float">
            <text:p>258150</text:p>
          </table:table-cell>
          <table:table-cell table:number-columns-repeated="2"/>
          <table:table-cell office:value-type="date" office:date-value="2009-12-18" calcext:value-type="date">
            <text:p>2009-12-18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21" calcext:value-type="date">
            <text:p>2009-12-21</text:p>
          </table:table-cell>
          <table:table-cell office:value-type="float" office:value="245150" calcext:value-type="float">
            <text:p>245150</text:p>
          </table:table-cell>
          <table:table-cell/>
          <table:table-cell office:value-type="date" office:date-value="2009-12-21" calcext:value-type="date">
            <text:p>2009-12-21</text:p>
          </table:table-cell>
          <table:table-cell office:value-type="float" office:value="257240" calcext:value-type="float">
            <text:p>257240</text:p>
          </table:table-cell>
          <table:table-cell table:number-columns-repeated="2"/>
          <table:table-cell office:value-type="date" office:date-value="2009-12-21" calcext:value-type="date">
            <text:p>2009-12-21</text:p>
          </table:table-cell>
          <table:table-cell office:value-type="float" office:value="257240" calcext:value-type="float">
            <text:p>257240</text:p>
          </table:table-cell>
          <table:table-cell table:number-columns-repeated="2"/>
          <table:table-cell office:value-type="date" office:date-value="2009-12-21" calcext:value-type="date">
            <text:p>2009-12-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22" calcext:value-type="date">
            <text:p>2009-12-22</text:p>
          </table:table-cell>
          <table:table-cell office:value-type="float" office:value="245150" calcext:value-type="float">
            <text:p>245150</text:p>
          </table:table-cell>
          <table:table-cell/>
          <table:table-cell office:value-type="date" office:date-value="2009-12-22" calcext:value-type="date">
            <text:p>2009-12-22</text:p>
          </table:table-cell>
          <table:table-cell office:value-type="float" office:value="257240" calcext:value-type="float">
            <text:p>257240</text:p>
          </table:table-cell>
          <table:table-cell table:number-columns-repeated="2"/>
          <table:table-cell office:value-type="date" office:date-value="2009-12-22" calcext:value-type="date">
            <text:p>2009-12-22</text:p>
          </table:table-cell>
          <table:table-cell office:value-type="float" office:value="257240" calcext:value-type="float">
            <text:p>257240</text:p>
          </table:table-cell>
          <table:table-cell table:number-columns-repeated="2"/>
          <table:table-cell office:value-type="date" office:date-value="2009-12-22" calcext:value-type="date">
            <text:p>2009-12-2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23" calcext:value-type="date">
            <text:p>2009-12-23</text:p>
          </table:table-cell>
          <table:table-cell office:value-type="float" office:value="244790" calcext:value-type="float">
            <text:p>244790</text:p>
          </table:table-cell>
          <table:table-cell/>
          <table:table-cell office:value-type="date" office:date-value="2009-12-23" calcext:value-type="date">
            <text:p>2009-12-23</text:p>
          </table:table-cell>
          <table:table-cell office:value-type="float" office:value="257600" calcext:value-type="float">
            <text:p>257600</text:p>
          </table:table-cell>
          <table:table-cell table:number-columns-repeated="2"/>
          <table:table-cell office:value-type="date" office:date-value="2009-12-23" calcext:value-type="date">
            <text:p>2009-12-23</text:p>
          </table:table-cell>
          <table:table-cell office:value-type="float" office:value="257600" calcext:value-type="float">
            <text:p>257600</text:p>
          </table:table-cell>
          <table:table-cell table:number-columns-repeated="2"/>
          <table:table-cell office:value-type="date" office:date-value="2009-12-23" calcext:value-type="date">
            <text:p>2009-12-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24" calcext:value-type="date">
            <text:p>2009-12-24</text:p>
          </table:table-cell>
          <table:table-cell office:value-type="float" office:value="244790" calcext:value-type="float">
            <text:p>244790</text:p>
          </table:table-cell>
          <table:table-cell/>
          <table:table-cell office:value-type="date" office:date-value="2009-12-24" calcext:value-type="date">
            <text:p>2009-12-24</text:p>
          </table:table-cell>
          <table:table-cell office:value-type="float" office:value="257600" calcext:value-type="float">
            <text:p>257600</text:p>
          </table:table-cell>
          <table:table-cell table:number-columns-repeated="2"/>
          <table:table-cell office:value-type="date" office:date-value="2009-12-24" calcext:value-type="date">
            <text:p>2009-12-24</text:p>
          </table:table-cell>
          <table:table-cell office:value-type="float" office:value="257600" calcext:value-type="float">
            <text:p>257600</text:p>
          </table:table-cell>
          <table:table-cell table:number-columns-repeated="2"/>
          <table:table-cell office:value-type="date" office:date-value="2009-12-24" calcext:value-type="date">
            <text:p>2009-12-24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28" calcext:value-type="date">
            <text:p>2009-12-28</text:p>
          </table:table-cell>
          <table:table-cell office:value-type="float" office:value="244950" calcext:value-type="float">
            <text:p>244950</text:p>
          </table:table-cell>
          <table:table-cell/>
          <table:table-cell office:value-type="date" office:date-value="2009-12-28" calcext:value-type="date">
            <text:p>2009-12-28</text:p>
          </table:table-cell>
          <table:table-cell office:value-type="float" office:value="257760" calcext:value-type="float">
            <text:p>257760</text:p>
          </table:table-cell>
          <table:table-cell table:number-columns-repeated="2"/>
          <table:table-cell office:value-type="date" office:date-value="2009-12-28" calcext:value-type="date">
            <text:p>2009-12-28</text:p>
          </table:table-cell>
          <table:table-cell office:value-type="float" office:value="257760" calcext:value-type="float">
            <text:p>257760</text:p>
          </table:table-cell>
          <table:table-cell table:number-columns-repeated="2"/>
          <table:table-cell office:value-type="date" office:date-value="2009-12-28" calcext:value-type="date">
            <text:p>2009-12-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29" calcext:value-type="date">
            <text:p>2009-12-29</text:p>
          </table:table-cell>
          <table:table-cell office:value-type="float" office:value="244950" calcext:value-type="float">
            <text:p>244950</text:p>
          </table:table-cell>
          <table:table-cell/>
          <table:table-cell office:value-type="date" office:date-value="2009-12-29" calcext:value-type="date">
            <text:p>2009-12-29</text:p>
          </table:table-cell>
          <table:table-cell office:value-type="float" office:value="257760" calcext:value-type="float">
            <text:p>257760</text:p>
          </table:table-cell>
          <table:table-cell table:number-columns-repeated="2"/>
          <table:table-cell office:value-type="date" office:date-value="2009-12-29" calcext:value-type="date">
            <text:p>2009-12-29</text:p>
          </table:table-cell>
          <table:table-cell office:value-type="float" office:value="257760" calcext:value-type="float">
            <text:p>257760</text:p>
          </table:table-cell>
          <table:table-cell table:number-columns-repeated="2"/>
          <table:table-cell office:value-type="date" office:date-value="2009-12-29" calcext:value-type="date">
            <text:p>2009-12-29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30" calcext:value-type="date">
            <text:p>2009-12-30</text:p>
          </table:table-cell>
          <table:table-cell office:value-type="float" office:value="244910" calcext:value-type="float">
            <text:p>244910</text:p>
          </table:table-cell>
          <table:table-cell/>
          <table:table-cell office:value-type="date" office:date-value="2009-12-30" calcext:value-type="date">
            <text:p>2009-12-30</text:p>
          </table:table-cell>
          <table:table-cell office:value-type="float" office:value="257720" calcext:value-type="float">
            <text:p>257720</text:p>
          </table:table-cell>
          <table:table-cell table:number-columns-repeated="2"/>
          <table:table-cell office:value-type="date" office:date-value="2009-12-30" calcext:value-type="date">
            <text:p>2009-12-30</text:p>
          </table:table-cell>
          <table:table-cell office:value-type="float" office:value="257720" calcext:value-type="float">
            <text:p>257720</text:p>
          </table:table-cell>
          <table:table-cell table:number-columns-repeated="2"/>
          <table:table-cell office:value-type="date" office:date-value="2009-12-31" calcext:value-type="date">
            <text:p>2009-12-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31" calcext:value-type="date">
            <text:p>2009-12-31</text:p>
          </table:table-cell>
          <table:table-cell office:value-type="float" office:value="244780" calcext:value-type="float">
            <text:p>244780</text:p>
          </table:table-cell>
          <table:table-cell/>
          <table:table-cell office:value-type="date" office:date-value="2009-12-31" calcext:value-type="date">
            <text:p>2009-12-31</text:p>
          </table:table-cell>
          <table:table-cell office:value-type="float" office:value="257590" calcext:value-type="float">
            <text:p>257590</text:p>
          </table:table-cell>
          <table:table-cell table:number-columns-repeated="2"/>
          <table:table-cell office:value-type="date" office:date-value="2009-12-31" calcext:value-type="date">
            <text:p>2009-12-31</text:p>
          </table:table-cell>
          <table:table-cell office:value-type="float" office:value="257590" calcext:value-type="float">
            <text:p>257590</text:p>
          </table:table-cell>
          <table:table-cell table:number-columns-repeated="2"/>
          <table:table-cell table:style-name="Default"/>
          <table:table-cell/>
        </table:table-row>
      </table:table>
      <table:table table:name="Sheet3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JM: Add Evidence</text:p>
          </table:table-cell>
          <table:table-cell table:number-columns-repeated="2"/>
          <table:table-cell table:style-name="ce1" office:value-type="string" calcext:value-type="string">
            <text:p>JM: Test Policy</text:p>
          </table:table-cell>
          <table:table-cell table:number-columns-repeated="3"/>
          <table:table-cell table:style-name="ce1" office:value-type="string" calcext:value-type="string">
            <text:p>Marketsim: portvals_SL</text:p>
          </table:table-cell>
          <table:table-cell table:number-columns-repeated="3"/>
          <table:table-cell table:style-name="ce1" office:value-type="string" calcext:value-type="string">
            <text:p>dftrades_SL</text:p>
          </table:table-cell>
        </table:table-row>
        <table:table-row table:style-name="ro1">
          <table:table-cell table:style-name="Default"/>
          <table:table-cell office:value-type="string" calcext:value-type="string">
            <text:p>Return</text:p>
          </table:table-cell>
          <table:table-cell/>
          <table:table-cell table:style-name="Default"/>
          <table:table-cell office:value-type="string" calcext:value-type="string">
            <text:p>Return</text:p>
          </table:table-cell>
          <table:table-cell table:number-columns-repeated="7"/>
        </table:table-row>
        <table:table-row table:style-name="ro1">
          <table:table-cell office:value-type="date" office:date-value="2008-01-02" calcext:value-type="date">
            <text:p>2008-01-02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2" calcext:value-type="date">
            <text:p>2008-01-02</text:p>
          </table:table-cell>
          <table:table-cell office:value-type="float" office:value="100000" calcext:value-type="float">
            <text:p>100000</text:p>
          </table:table-cell>
          <table:table-cell table:number-columns-repeated="7"/>
        </table:table-row>
        <table:table-row table:style-name="ro1">
          <table:table-cell office:value-type="date" office:date-value="2008-01-03" calcext:value-type="date">
            <text:p>2008-01-03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3" calcext:value-type="date">
            <text:p>2008-01-03</text:p>
          </table:table-cell>
          <table:table-cell office:value-type="float" office:value="100000" calcext:value-type="float">
            <text:p>100000</text:p>
          </table:table-cell>
          <table:table-cell table:number-columns-repeated="7"/>
        </table:table-row>
        <table:table-row table:style-name="ro1">
          <table:table-cell office:value-type="date" office:date-value="2008-01-04" calcext:value-type="date">
            <text:p>2008-01-04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4" calcext:value-type="date">
            <text:p>2008-01-04</text:p>
          </table:table-cell>
          <table:table-cell office:value-type="float" office:value="100000" calcext:value-type="float">
            <text:p>100000</text:p>
          </table:table-cell>
          <table:table-cell table:number-columns-repeated="7"/>
        </table:table-row>
        <table:table-row table:style-name="ro1">
          <table:table-cell office:value-type="date" office:date-value="2008-01-07" calcext:value-type="date">
            <text:p>2008-01-07</text:p>
          </table:table-cell>
          <table:table-cell office:value-type="float" office:value="100178.6" calcext:value-type="float">
            <text:p>100178.6</text:p>
          </table:table-cell>
          <table:table-cell/>
          <table:table-cell office:value-type="date" office:date-value="2008-01-07" calcext:value-type="date">
            <text:p>2008-01-07</text:p>
          </table:table-cell>
          <table:table-cell office:value-type="float" office:value="100178.6" calcext:value-type="float">
            <text:p>100178.6</text:p>
          </table:table-cell>
          <table:table-cell table:number-columns-repeated="7"/>
        </table:table-row>
        <table:table-row table:style-name="ro1">
          <table:table-cell office:value-type="date" office:date-value="2008-01-08" calcext:value-type="date">
            <text:p>2008-01-08</text:p>
          </table:table-cell>
          <table:table-cell office:value-type="float" office:value="101487.6" calcext:value-type="float">
            <text:p>101487.6</text:p>
          </table:table-cell>
          <table:table-cell/>
          <table:table-cell office:value-type="date" office:date-value="2008-01-08" calcext:value-type="date">
            <text:p>2008-01-08</text:p>
          </table:table-cell>
          <table:table-cell office:value-type="float" office:value="101487.6" calcext:value-type="float">
            <text:p>101487.6</text:p>
          </table:table-cell>
          <table:table-cell table:number-columns-repeated="7"/>
        </table:table-row>
        <table:table-row table:style-name="ro1">
          <table:table-cell office:value-type="date" office:date-value="2008-01-09" calcext:value-type="date">
            <text:p>2008-01-09</text:p>
          </table:table-cell>
          <table:table-cell office:value-type="float" office:value="101294.05" calcext:value-type="float">
            <text:p>101294.05</text:p>
          </table:table-cell>
          <table:table-cell/>
          <table:table-cell office:value-type="date" office:date-value="2008-01-09" calcext:value-type="date">
            <text:p>2008-01-09</text:p>
          </table:table-cell>
          <table:table-cell office:value-type="float" office:value="101294.05" calcext:value-type="float">
            <text:p>101294.05</text:p>
          </table:table-cell>
          <table:table-cell table:number-columns-repeated="7"/>
        </table:table-row>
        <table:table-row table:style-name="ro1">
          <table:table-cell office:value-type="date" office:date-value="2008-01-10" calcext:value-type="date">
            <text:p>2008-01-10</text:p>
          </table:table-cell>
          <table:table-cell office:value-type="float" office:value="102452.6" calcext:value-type="float">
            <text:p>102452.6</text:p>
          </table:table-cell>
          <table:table-cell/>
          <table:table-cell office:value-type="date" office:date-value="2008-01-10" calcext:value-type="date">
            <text:p>2008-01-10</text:p>
          </table:table-cell>
          <table:table-cell office:value-type="float" office:value="102452.6" calcext:value-type="float">
            <text:p>102452.6</text:p>
          </table:table-cell>
          <table:table-cell table:number-columns-repeated="7"/>
        </table:table-row>
        <table:table-row table:style-name="ro1">
          <table:table-cell office:value-type="date" office:date-value="2008-01-11" calcext:value-type="date">
            <text:p>2008-01-11</text:p>
          </table:table-cell>
          <table:table-cell office:value-type="float" office:value="102256.3" calcext:value-type="float">
            <text:p>102256.3</text:p>
          </table:table-cell>
          <table:table-cell/>
          <table:table-cell office:value-type="date" office:date-value="2008-01-11" calcext:value-type="date">
            <text:p>2008-01-11</text:p>
          </table:table-cell>
          <table:table-cell office:value-type="float" office:value="102256.3" calcext:value-type="float">
            <text:p>102256.3</text:p>
          </table:table-cell>
          <table:table-cell table:number-columns-repeated="7"/>
        </table:table-row>
        <table:table-row table:style-name="ro1">
          <table:table-cell office:value-type="date" office:date-value="2008-01-14" calcext:value-type="date">
            <text:p>2008-01-14</text:p>
          </table:table-cell>
          <table:table-cell office:value-type="float" office:value="103083.65" calcext:value-type="float">
            <text:p>103083.65</text:p>
          </table:table-cell>
          <table:table-cell/>
          <table:table-cell office:value-type="date" office:date-value="2008-01-14" calcext:value-type="date">
            <text:p>2008-01-14</text:p>
          </table:table-cell>
          <table:table-cell office:value-type="float" office:value="103083.65" calcext:value-type="float">
            <text:p>103083.65</text:p>
          </table:table-cell>
          <table:table-cell table:number-columns-repeated="7"/>
        </table:table-row>
        <table:table-row table:style-name="ro1">
          <table:table-cell office:value-type="date" office:date-value="2008-01-15" calcext:value-type="date">
            <text:p>2008-01-15</text:p>
          </table:table-cell>
          <table:table-cell office:value-type="float" office:value="104716.4" calcext:value-type="float">
            <text:p>104716.4</text:p>
          </table:table-cell>
          <table:table-cell/>
          <table:table-cell office:value-type="date" office:date-value="2008-01-15" calcext:value-type="date">
            <text:p>2008-01-15</text:p>
          </table:table-cell>
          <table:table-cell office:value-type="float" office:value="104716.4" calcext:value-type="float">
            <text:p>104716.4</text:p>
          </table:table-cell>
          <table:table-cell table:number-columns-repeated="7"/>
        </table:table-row>
        <table:table-row table:style-name="ro1">
          <table:table-cell office:value-type="date" office:date-value="2008-01-16" calcext:value-type="date">
            <text:p>2008-01-16</text:p>
          </table:table-cell>
          <table:table-cell office:value-type="float" office:value="106955.4" calcext:value-type="float">
            <text:p>106955.4</text:p>
          </table:table-cell>
          <table:table-cell/>
          <table:table-cell office:value-type="date" office:date-value="2008-01-16" calcext:value-type="date">
            <text:p>2008-01-16</text:p>
          </table:table-cell>
          <table:table-cell office:value-type="float" office:value="106955.4" calcext:value-type="float">
            <text:p>106955.4</text:p>
          </table:table-cell>
          <table:table-cell table:number-columns-repeated="7"/>
        </table:table-row>
        <table:table-row table:style-name="ro1">
          <table:table-cell office:value-type="date" office:date-value="2008-01-17" calcext:value-type="date">
            <text:p>2008-01-17</text:p>
          </table:table-cell>
          <table:table-cell office:value-type="float" office:value="107128.05" calcext:value-type="float">
            <text:p>107128.05</text:p>
          </table:table-cell>
          <table:table-cell/>
          <table:table-cell office:value-type="date" office:date-value="2008-01-17" calcext:value-type="date">
            <text:p>2008-01-17</text:p>
          </table:table-cell>
          <table:table-cell office:value-type="float" office:value="107128.05" calcext:value-type="float">
            <text:p>107128.05</text:p>
          </table:table-cell>
          <table:table-cell table:number-columns-repeated="7"/>
        </table:table-row>
        <table:table-row table:style-name="ro1">
          <table:table-cell office:value-type="date" office:date-value="2008-01-18" calcext:value-type="date">
            <text:p>2008-01-18</text:p>
          </table:table-cell>
          <table:table-cell office:value-type="float" office:value="107167" calcext:value-type="float">
            <text:p>107167</text:p>
          </table:table-cell>
          <table:table-cell/>
          <table:table-cell office:value-type="date" office:date-value="2008-01-18" calcext:value-type="date">
            <text:p>2008-01-18</text:p>
          </table:table-cell>
          <table:table-cell office:value-type="float" office:value="107167" calcext:value-type="float">
            <text:p>107167</text:p>
          </table:table-cell>
          <table:table-cell table:number-columns-repeated="7"/>
        </table:table-row>
        <table:table-row table:style-name="ro1">
          <table:table-cell office:value-type="date" office:date-value="2008-01-22" calcext:value-type="date">
            <text:p>2008-01-22</text:p>
          </table:table-cell>
          <table:table-cell office:value-type="float" office:value="108327" calcext:value-type="float">
            <text:p>108327</text:p>
          </table:table-cell>
          <table:table-cell/>
          <table:table-cell office:value-type="date" office:date-value="2008-01-22" calcext:value-type="date">
            <text:p>2008-01-22</text:p>
          </table:table-cell>
          <table:table-cell office:value-type="float" office:value="108327" calcext:value-type="float">
            <text:p>108327</text:p>
          </table:table-cell>
          <table:table-cell table:number-columns-repeated="7"/>
        </table:table-row>
        <table:table-row table:style-name="ro1">
          <table:table-cell office:value-type="date" office:date-value="2008-01-23" calcext:value-type="date">
            <text:p>2008-01-23</text:p>
          </table:table-cell>
          <table:table-cell office:value-type="float" office:value="113164.05" calcext:value-type="float">
            <text:p>113164.05</text:p>
          </table:table-cell>
          <table:table-cell/>
          <table:table-cell office:value-type="date" office:date-value="2008-01-23" calcext:value-type="date">
            <text:p>2008-01-23</text:p>
          </table:table-cell>
          <table:table-cell office:value-type="float" office:value="113164.05" calcext:value-type="float">
            <text:p>113164.05</text:p>
          </table:table-cell>
          <table:table-cell table:number-columns-repeated="7"/>
        </table:table-row>
        <table:table-row table:style-name="ro1">
          <table:table-cell office:value-type="date" office:date-value="2008-01-24" calcext:value-type="date">
            <text:p>2008-01-24</text:p>
          </table:table-cell>
          <table:table-cell office:value-type="float" office:value="113639.05" calcext:value-type="float">
            <text:p>113639.05</text:p>
          </table:table-cell>
          <table:table-cell/>
          <table:table-cell office:value-type="date" office:date-value="2008-01-24" calcext:value-type="date">
            <text:p>2008-01-24</text:p>
          </table:table-cell>
          <table:table-cell office:value-type="float" office:value="113639.05" calcext:value-type="float">
            <text:p>113639.05</text:p>
          </table:table-cell>
          <table:table-cell table:number-columns-repeated="7"/>
        </table:table-row>
        <table:table-row table:style-name="ro1">
          <table:table-cell office:value-type="date" office:date-value="2008-01-25" calcext:value-type="date">
            <text:p>2008-01-25</text:p>
          </table:table-cell>
          <table:table-cell office:value-type="float" office:value="113639.05" calcext:value-type="float">
            <text:p>113639.05</text:p>
          </table:table-cell>
          <table:table-cell/>
          <table:table-cell office:value-type="date" office:date-value="2008-01-25" calcext:value-type="date">
            <text:p>2008-01-25</text:p>
          </table:table-cell>
          <table:table-cell office:value-type="float" office:value="113639.05" calcext:value-type="float">
            <text:p>113639.05</text:p>
          </table:table-cell>
          <table:table-cell table:number-columns-repeated="7"/>
        </table:table-row>
        <table:table-row table:style-name="ro1">
          <table:table-cell office:value-type="date" office:date-value="2008-01-28" calcext:value-type="date">
            <text:p>2008-01-28</text:p>
          </table:table-cell>
          <table:table-cell office:value-type="float" office:value="113421.25" calcext:value-type="float">
            <text:p>113421.25</text:p>
          </table:table-cell>
          <table:table-cell/>
          <table:table-cell office:value-type="date" office:date-value="2008-01-28" calcext:value-type="date">
            <text:p>2008-01-28</text:p>
          </table:table-cell>
          <table:table-cell office:value-type="float" office:value="113421.25" calcext:value-type="float">
            <text:p>113421.25</text:p>
          </table:table-cell>
          <table:table-cell table:number-columns-repeated="7"/>
        </table:table-row>
        <table:table-row table:style-name="ro1">
          <table:table-cell office:value-type="date" office:date-value="2008-01-29" calcext:value-type="date">
            <text:p>2008-01-29</text:p>
          </table:table-cell>
          <table:table-cell office:value-type="float" office:value="115554.1" calcext:value-type="float">
            <text:p>115554.1</text:p>
          </table:table-cell>
          <table:table-cell/>
          <table:table-cell office:value-type="date" office:date-value="2008-01-29" calcext:value-type="date">
            <text:p>2008-01-29</text:p>
          </table:table-cell>
          <table:table-cell office:value-type="float" office:value="115554.1" calcext:value-type="float">
            <text:p>115554.1</text:p>
          </table:table-cell>
          <table:table-cell table:number-columns-repeated="7"/>
        </table:table-row>
        <table:table-row table:style-name="ro1">
          <table:table-cell office:value-type="date" office:date-value="2008-01-30" calcext:value-type="date">
            <text:p>2008-01-30</text:p>
          </table:table-cell>
          <table:table-cell office:value-type="float" office:value="115418.2" calcext:value-type="float">
            <text:p>115418.2</text:p>
          </table:table-cell>
          <table:table-cell/>
          <table:table-cell office:value-type="date" office:date-value="2008-01-30" calcext:value-type="date">
            <text:p>2008-01-30</text:p>
          </table:table-cell>
          <table:table-cell office:value-type="float" office:value="115418.2" calcext:value-type="float">
            <text:p>115418.2</text:p>
          </table:table-cell>
          <table:table-cell table:number-columns-repeated="7"/>
        </table:table-row>
        <table:table-row table:style-name="ro1">
          <table:table-cell office:value-type="date" office:date-value="2008-01-31" calcext:value-type="date">
            <text:p>2008-01-31</text:p>
          </table:table-cell>
          <table:table-cell office:value-type="float" office:value="115192.05" calcext:value-type="float">
            <text:p>115192.05</text:p>
          </table:table-cell>
          <table:table-cell/>
          <table:table-cell office:value-type="date" office:date-value="2008-01-31" calcext:value-type="date">
            <text:p>2008-01-31</text:p>
          </table:table-cell>
          <table:table-cell office:value-type="float" office:value="115192.05" calcext:value-type="float">
            <text:p>115192.05</text:p>
          </table:table-cell>
          <table:table-cell table:number-columns-repeated="7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16392.2" calcext:value-type="float">
            <text:p>116392.2</text:p>
          </table:table-cell>
          <table:table-cell/>
          <table:table-cell office:value-type="date" office:date-value="2008-02-01" calcext:value-type="date">
            <text:p>2008-02-01</text:p>
          </table:table-cell>
          <table:table-cell office:value-type="float" office:value="116392.2" calcext:value-type="float">
            <text:p>116392.2</text:p>
          </table:table-cell>
          <table:table-cell table:number-columns-repeated="7"/>
        </table:table-row>
        <table:table-row table:style-name="ro1">
          <table:table-cell office:value-type="date" office:date-value="2008-02-04" calcext:value-type="date">
            <text:p>2008-02-04</text:p>
          </table:table-cell>
          <table:table-cell office:value-type="float" office:value="118242.2" calcext:value-type="float">
            <text:p>118242.2</text:p>
          </table:table-cell>
          <table:table-cell/>
          <table:table-cell office:value-type="date" office:date-value="2008-02-04" calcext:value-type="date">
            <text:p>2008-02-04</text:p>
          </table:table-cell>
          <table:table-cell office:value-type="float" office:value="118242.2" calcext:value-type="float">
            <text:p>118242.2</text:p>
          </table:table-cell>
          <table:table-cell table:number-columns-repeated="7"/>
        </table:table-row>
        <table:table-row table:style-name="ro1">
          <table:table-cell office:value-type="date" office:date-value="2008-02-05" calcext:value-type="date">
            <text:p>2008-02-05</text:p>
          </table:table-cell>
          <table:table-cell office:value-type="float" office:value="120372.2" calcext:value-type="float">
            <text:p>120372.2</text:p>
          </table:table-cell>
          <table:table-cell/>
          <table:table-cell office:value-type="date" office:date-value="2008-02-05" calcext:value-type="date">
            <text:p>2008-02-05</text:p>
          </table:table-cell>
          <table:table-cell office:value-type="float" office:value="120372.2" calcext:value-type="float">
            <text:p>120372.2</text:p>
          </table:table-cell>
          <table:table-cell table:number-columns-repeated="7"/>
        </table:table-row>
        <table:table-row table:style-name="ro1">
          <table:table-cell office:value-type="date" office:date-value="2008-02-06" calcext:value-type="date">
            <text:p>2008-02-06</text:p>
          </table:table-cell>
          <table:table-cell office:value-type="float" office:value="120113.45" calcext:value-type="float">
            <text:p>120113.45</text:p>
          </table:table-cell>
          <table:table-cell/>
          <table:table-cell office:value-type="date" office:date-value="2008-02-06" calcext:value-type="date">
            <text:p>2008-02-06</text:p>
          </table:table-cell>
          <table:table-cell office:value-type="float" office:value="120113.45" calcext:value-type="float">
            <text:p>120113.45</text:p>
          </table:table-cell>
          <table:table-cell table:number-columns-repeated="7"/>
        </table:table-row>
        <table:table-row table:style-name="ro1">
          <table:table-cell office:value-type="date" office:date-value="2008-02-07" calcext:value-type="date">
            <text:p>2008-02-07</text:p>
          </table:table-cell>
          <table:table-cell office:value-type="float" office:value="121785" calcext:value-type="float">
            <text:p>121785</text:p>
          </table:table-cell>
          <table:table-cell/>
          <table:table-cell office:value-type="date" office:date-value="2008-02-07" calcext:value-type="date">
            <text:p>2008-02-07</text:p>
          </table:table-cell>
          <table:table-cell office:value-type="float" office:value="121785" calcext:value-type="float">
            <text:p>121785</text:p>
          </table:table-cell>
          <table:table-cell table:number-columns-repeated="7"/>
        </table:table-row>
        <table:table-row table:style-name="ro1">
          <table:table-cell office:value-type="date" office:date-value="2008-02-08" calcext:value-type="date">
            <text:p>2008-02-08</text:p>
          </table:table-cell>
          <table:table-cell office:value-type="float" office:value="122965" calcext:value-type="float">
            <text:p>122965</text:p>
          </table:table-cell>
          <table:table-cell/>
          <table:table-cell office:value-type="date" office:date-value="2008-02-08" calcext:value-type="date">
            <text:p>2008-02-08</text:p>
          </table:table-cell>
          <table:table-cell office:value-type="float" office:value="122965" calcext:value-type="float">
            <text:p>122965</text:p>
          </table:table-cell>
          <table:table-cell table:number-columns-repeated="7"/>
        </table:table-row>
        <table:table-row table:style-name="ro1">
          <table:table-cell office:value-type="date" office:date-value="2008-02-11" calcext:value-type="date">
            <text:p>2008-02-11</text:p>
          </table:table-cell>
          <table:table-cell office:value-type="float" office:value="122989.65" calcext:value-type="float">
            <text:p>122989.65</text:p>
          </table:table-cell>
          <table:table-cell/>
          <table:table-cell office:value-type="date" office:date-value="2008-02-11" calcext:value-type="date">
            <text:p>2008-02-11</text:p>
          </table:table-cell>
          <table:table-cell office:value-type="float" office:value="122989.65" calcext:value-type="float">
            <text:p>122989.65</text:p>
          </table:table-cell>
          <table:table-cell table:number-columns-repeated="7"/>
        </table:table-row>
        <table:table-row table:style-name="ro1">
          <table:table-cell office:value-type="date" office:date-value="2008-02-12" calcext:value-type="date">
            <text:p>2008-02-12</text:p>
          </table:table-cell>
          <table:table-cell office:value-type="float" office:value="122959.65" calcext:value-type="float">
            <text:p>122959.65</text:p>
          </table:table-cell>
          <table:table-cell/>
          <table:table-cell office:value-type="date" office:date-value="2008-02-12" calcext:value-type="date">
            <text:p>2008-02-12</text:p>
          </table:table-cell>
          <table:table-cell office:value-type="float" office:value="122959.65" calcext:value-type="float">
            <text:p>122959.65</text:p>
          </table:table-cell>
          <table:table-cell table:number-columns-repeated="7"/>
        </table:table-row>
        <table:table-row table:style-name="ro1">
          <table:table-cell office:value-type="date" office:date-value="2008-02-13" calcext:value-type="date">
            <text:p>2008-02-13</text:p>
          </table:table-cell>
          <table:table-cell office:value-type="float" office:value="123870.85" calcext:value-type="float">
            <text:p>123870.85</text:p>
          </table:table-cell>
          <table:table-cell/>
          <table:table-cell office:value-type="date" office:date-value="2008-02-13" calcext:value-type="date">
            <text:p>2008-02-13</text:p>
          </table:table-cell>
          <table:table-cell office:value-type="float" office:value="123870.85" calcext:value-type="float">
            <text:p>123870.85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/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 table:number-columns-repeated="7"/>
        </table:table-row>
        <table:table-row table:style-name="ro1">
          <table:table-cell office:value-type="date" office:date-value="2009-11-18" calcext:value-type="date">
            <text:p>2009-11-18</text:p>
          </table:table-cell>
          <table:table-cell office:value-type="float" office:value="415636.4" calcext:value-type="float">
            <text:p>415636.4</text:p>
          </table:table-cell>
          <table:table-cell/>
          <table:table-cell office:value-type="date" office:date-value="2009-11-18" calcext:value-type="date">
            <text:p>2009-11-18</text:p>
          </table:table-cell>
          <table:table-cell office:value-type="float" office:value="415636.4" calcext:value-type="float">
            <text:p>415636.4</text:p>
          </table:table-cell>
          <table:table-cell table:number-columns-repeated="7"/>
        </table:table-row>
        <table:table-row table:style-name="ro1">
          <table:table-cell office:value-type="date" office:date-value="2009-11-19" calcext:value-type="date">
            <text:p>2009-11-19</text:p>
          </table:table-cell>
          <table:table-cell office:value-type="float" office:value="416426.4" calcext:value-type="float">
            <text:p>416426.4</text:p>
          </table:table-cell>
          <table:table-cell/>
          <table:table-cell office:value-type="date" office:date-value="2009-11-19" calcext:value-type="date">
            <text:p>2009-11-19</text:p>
          </table:table-cell>
          <table:table-cell office:value-type="float" office:value="416426.4" calcext:value-type="float">
            <text:p>416426.4</text:p>
          </table:table-cell>
          <table:table-cell table:number-columns-repeated="7"/>
        </table:table-row>
        <table:table-row table:style-name="ro1">
          <table:table-cell office:value-type="date" office:date-value="2009-11-20" calcext:value-type="date">
            <text:p>2009-11-20</text:p>
          </table:table-cell>
          <table:table-cell office:value-type="float" office:value="416304.2" calcext:value-type="float">
            <text:p>416304.2</text:p>
          </table:table-cell>
          <table:table-cell/>
          <table:table-cell office:value-type="date" office:date-value="2009-11-20" calcext:value-type="date">
            <text:p>2009-11-20</text:p>
          </table:table-cell>
          <table:table-cell office:value-type="float" office:value="416304.2" calcext:value-type="float">
            <text:p>416304.2</text:p>
          </table:table-cell>
          <table:table-cell table:number-columns-repeated="7"/>
        </table:table-row>
        <table:table-row table:style-name="ro1">
          <table:table-cell office:value-type="date" office:date-value="2009-11-23" calcext:value-type="date">
            <text:p>2009-11-23</text:p>
          </table:table-cell>
          <table:table-cell office:value-type="float" office:value="416304.2" calcext:value-type="float">
            <text:p>416304.2</text:p>
          </table:table-cell>
          <table:table-cell/>
          <table:table-cell office:value-type="date" office:date-value="2009-11-23" calcext:value-type="date">
            <text:p>2009-11-23</text:p>
          </table:table-cell>
          <table:table-cell office:value-type="float" office:value="416304.2" calcext:value-type="float">
            <text:p>416304.2</text:p>
          </table:table-cell>
          <table:table-cell table:number-columns-repeated="7"/>
        </table:table-row>
        <table:table-row table:style-name="ro1">
          <table:table-cell office:value-type="date" office:date-value="2009-11-24" calcext:value-type="date">
            <text:p>2009-11-24</text:p>
          </table:table-cell>
          <table:table-cell office:value-type="float" office:value="416496.6" calcext:value-type="float">
            <text:p>416496.6</text:p>
          </table:table-cell>
          <table:table-cell/>
          <table:table-cell office:value-type="date" office:date-value="2009-11-24" calcext:value-type="date">
            <text:p>2009-11-24</text:p>
          </table:table-cell>
          <table:table-cell office:value-type="float" office:value="416496.6" calcext:value-type="float">
            <text:p>416496.6</text:p>
          </table:table-cell>
          <table:table-cell table:number-columns-repeated="7"/>
        </table:table-row>
        <table:table-row table:style-name="ro1">
          <table:table-cell office:value-type="date" office:date-value="2009-11-25" calcext:value-type="date">
            <text:p>2009-11-25</text:p>
          </table:table-cell>
          <table:table-cell office:value-type="float" office:value="416796.6" calcext:value-type="float">
            <text:p>416796.6</text:p>
          </table:table-cell>
          <table:table-cell/>
          <table:table-cell office:value-type="date" office:date-value="2009-11-25" calcext:value-type="date">
            <text:p>2009-11-25</text:p>
          </table:table-cell>
          <table:table-cell office:value-type="float" office:value="416796.6" calcext:value-type="float">
            <text:p>416796.6</text:p>
          </table:table-cell>
          <table:table-cell table:number-columns-repeated="7"/>
        </table:table-row>
        <table:table-row table:style-name="ro1">
          <table:table-cell office:value-type="date" office:date-value="2009-11-27" calcext:value-type="date">
            <text:p>2009-11-27</text:p>
          </table:table-cell>
          <table:table-cell office:value-type="float" office:value="417182.85" calcext:value-type="float">
            <text:p>417182.85</text:p>
          </table:table-cell>
          <table:table-cell/>
          <table:table-cell office:value-type="date" office:date-value="2009-11-27" calcext:value-type="date">
            <text:p>2009-11-27</text:p>
          </table:table-cell>
          <table:table-cell office:value-type="float" office:value="417182.85" calcext:value-type="float">
            <text:p>417182.85</text:p>
          </table:table-cell>
          <table:table-cell table:number-columns-repeated="7"/>
        </table:table-row>
        <table:table-row table:style-name="ro1">
          <table:table-cell office:value-type="date" office:date-value="2009-11-30" calcext:value-type="date">
            <text:p>2009-11-30</text:p>
          </table:table-cell>
          <table:table-cell office:value-type="float" office:value="418282.85" calcext:value-type="float">
            <text:p>418282.85</text:p>
          </table:table-cell>
          <table:table-cell/>
          <table:table-cell office:value-type="date" office:date-value="2009-11-30" calcext:value-type="date">
            <text:p>2009-11-30</text:p>
          </table:table-cell>
          <table:table-cell office:value-type="float" office:value="418282.85" calcext:value-type="float">
            <text:p>418282.85</text:p>
          </table:table-cell>
          <table:table-cell table:number-columns-repeated="7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418214" calcext:value-type="float">
            <text:p>418214</text:p>
          </table:table-cell>
          <table:table-cell/>
          <table:table-cell office:value-type="date" office:date-value="2009-12-01" calcext:value-type="date">
            <text:p>2009-12-01</text:p>
          </table:table-cell>
          <table:table-cell office:value-type="float" office:value="418214" calcext:value-type="float">
            <text:p>418214</text:p>
          </table:table-cell>
          <table:table-cell table:number-columns-repeated="7"/>
        </table:table-row>
        <table:table-row table:style-name="ro1">
          <table:table-cell office:value-type="date" office:date-value="2009-12-02" calcext:value-type="date">
            <text:p>2009-12-02</text:p>
          </table:table-cell>
          <table:table-cell office:value-type="float" office:value="418403.8" calcext:value-type="float">
            <text:p>418403.8</text:p>
          </table:table-cell>
          <table:table-cell/>
          <table:table-cell office:value-type="date" office:date-value="2009-12-02" calcext:value-type="date">
            <text:p>2009-12-02</text:p>
          </table:table-cell>
          <table:table-cell office:value-type="float" office:value="418403.8" calcext:value-type="float">
            <text:p>418403.8</text:p>
          </table:table-cell>
          <table:table-cell table:number-columns-repeated="7"/>
        </table:table-row>
        <table:table-row table:style-name="ro1">
          <table:table-cell office:value-type="date" office:date-value="2009-12-03" calcext:value-type="date">
            <text:p>2009-12-03</text:p>
          </table:table-cell>
          <table:table-cell office:value-type="float" office:value="418509.45" calcext:value-type="float">
            <text:p>418509.45</text:p>
          </table:table-cell>
          <table:table-cell/>
          <table:table-cell office:value-type="date" office:date-value="2009-12-03" calcext:value-type="date">
            <text:p>2009-12-03</text:p>
          </table:table-cell>
          <table:table-cell office:value-type="float" office:value="418509.45" calcext:value-type="float">
            <text:p>418509.45</text:p>
          </table:table-cell>
          <table:table-cell table:number-columns-repeated="7"/>
        </table:table-row>
        <table:table-row table:style-name="ro1">
          <table:table-cell office:value-type="date" office:date-value="2009-12-04" calcext:value-type="date">
            <text:p>2009-12-04</text:p>
          </table:table-cell>
          <table:table-cell office:value-type="float" office:value="419227.2" calcext:value-type="float">
            <text:p>419227.2</text:p>
          </table:table-cell>
          <table:table-cell/>
          <table:table-cell office:value-type="date" office:date-value="2009-12-04" calcext:value-type="date">
            <text:p>2009-12-04</text:p>
          </table:table-cell>
          <table:table-cell office:value-type="float" office:value="419227.2" calcext:value-type="float">
            <text:p>419227.2</text:p>
          </table:table-cell>
          <table:table-cell table:number-columns-repeated="7"/>
        </table:table-row>
        <table:table-row table:style-name="ro1">
          <table:table-cell office:value-type="date" office:date-value="2009-12-07" calcext:value-type="date">
            <text:p>2009-12-07</text:p>
          </table:table-cell>
          <table:table-cell office:value-type="float" office:value="419697.2" calcext:value-type="float">
            <text:p>419697.2</text:p>
          </table:table-cell>
          <table:table-cell/>
          <table:table-cell office:value-type="date" office:date-value="2009-12-07" calcext:value-type="date">
            <text:p>2009-12-07</text:p>
          </table:table-cell>
          <table:table-cell office:value-type="float" office:value="419697.2" calcext:value-type="float">
            <text:p>419697.2</text:p>
          </table:table-cell>
          <table:table-cell table:number-columns-repeated="7"/>
        </table:table-row>
        <table:table-row table:style-name="ro1">
          <table:table-cell office:value-type="date" office:date-value="2009-12-08" calcext:value-type="date">
            <text:p>2009-12-08</text:p>
          </table:table-cell>
          <table:table-cell office:value-type="float" office:value="419530.95" calcext:value-type="float">
            <text:p>419530.95</text:p>
          </table:table-cell>
          <table:table-cell/>
          <table:table-cell office:value-type="date" office:date-value="2009-12-08" calcext:value-type="date">
            <text:p>2009-12-08</text:p>
          </table:table-cell>
          <table:table-cell office:value-type="float" office:value="419530.95" calcext:value-type="float">
            <text:p>419530.95</text:p>
          </table:table-cell>
          <table:table-cell table:number-columns-repeated="7"/>
        </table:table-row>
        <table:table-row table:style-name="ro1">
          <table:table-cell office:value-type="date" office:date-value="2009-12-09" calcext:value-type="date">
            <text:p>2009-12-09</text:p>
          </table:table-cell>
          <table:table-cell office:value-type="float" office:value="419717.2" calcext:value-type="float">
            <text:p>419717.2</text:p>
          </table:table-cell>
          <table:table-cell/>
          <table:table-cell office:value-type="date" office:date-value="2009-12-09" calcext:value-type="date">
            <text:p>2009-12-09</text:p>
          </table:table-cell>
          <table:table-cell office:value-type="float" office:value="419717.2" calcext:value-type="float">
            <text:p>419717.2</text:p>
          </table:table-cell>
          <table:table-cell table:number-columns-repeated="7"/>
        </table:table-row>
        <table:table-row table:style-name="ro1">
          <table:table-cell office:value-type="date" office:date-value="2009-12-10" calcext:value-type="date">
            <text:p>2009-12-10</text:p>
          </table:table-cell>
          <table:table-cell office:value-type="float" office:value="419637.2" calcext:value-type="float">
            <text:p>419637.2</text:p>
          </table:table-cell>
          <table:table-cell/>
          <table:table-cell office:value-type="date" office:date-value="2009-12-10" calcext:value-type="date">
            <text:p>2009-12-10</text:p>
          </table:table-cell>
          <table:table-cell office:value-type="float" office:value="419637.2" calcext:value-type="float">
            <text:p>419637.2</text:p>
          </table:table-cell>
          <table:table-cell table:number-columns-repeated="7"/>
        </table:table-row>
        <table:table-row table:style-name="ro1">
          <table:table-cell office:value-type="date" office:date-value="2009-12-11" calcext:value-type="date">
            <text:p>2009-12-11</text:p>
          </table:table-cell>
          <table:table-cell office:value-type="float" office:value="419537.05" calcext:value-type="float">
            <text:p>419537.05</text:p>
          </table:table-cell>
          <table:table-cell/>
          <table:table-cell office:value-type="date" office:date-value="2009-12-11" calcext:value-type="date">
            <text:p>2009-12-11</text:p>
          </table:table-cell>
          <table:table-cell office:value-type="float" office:value="419537.05" calcext:value-type="float">
            <text:p>419537.05</text:p>
          </table:table-cell>
          <table:table-cell table:number-columns-repeated="7"/>
        </table:table-row>
        <table:table-row table:style-name="ro1">
          <table:table-cell office:value-type="date" office:date-value="2009-12-14" calcext:value-type="date">
            <text:p>2009-12-14</text:p>
          </table:table-cell>
          <table:table-cell office:value-type="float" office:value="420705.1" calcext:value-type="float">
            <text:p>420705.1</text:p>
          </table:table-cell>
          <table:table-cell/>
          <table:table-cell office:value-type="date" office:date-value="2009-12-14" calcext:value-type="date">
            <text:p>2009-12-14</text:p>
          </table:table-cell>
          <table:table-cell office:value-type="float" office:value="420705.1" calcext:value-type="float">
            <text:p>420705.1</text:p>
          </table:table-cell>
          <table:table-cell table:number-columns-repeated="7"/>
        </table:table-row>
        <table:table-row table:style-name="ro1">
          <table:table-cell office:value-type="date" office:date-value="2009-12-15" calcext:value-type="date">
            <text:p>2009-12-15</text:p>
          </table:table-cell>
          <table:table-cell office:value-type="float" office:value="421175.85" calcext:value-type="float">
            <text:p>421175.85</text:p>
          </table:table-cell>
          <table:table-cell/>
          <table:table-cell office:value-type="date" office:date-value="2009-12-15" calcext:value-type="date">
            <text:p>2009-12-15</text:p>
          </table:table-cell>
          <table:table-cell office:value-type="float" office:value="421175.85" calcext:value-type="float">
            <text:p>421175.85</text:p>
          </table:table-cell>
          <table:table-cell table:number-columns-repeated="7"/>
        </table:table-row>
        <table:table-row table:style-name="ro1">
          <table:table-cell office:value-type="date" office:date-value="2009-12-16" calcext:value-type="date">
            <text:p>2009-12-16</text:p>
          </table:table-cell>
          <table:table-cell office:value-type="float" office:value="422040" calcext:value-type="float">
            <text:p>422040</text:p>
          </table:table-cell>
          <table:table-cell/>
          <table:table-cell office:value-type="date" office:date-value="2009-12-16" calcext:value-type="date">
            <text:p>2009-12-16</text:p>
          </table:table-cell>
          <table:table-cell office:value-type="float" office:value="422040" calcext:value-type="float">
            <text:p>422040</text:p>
          </table:table-cell>
          <table:table-cell table:number-columns-repeated="7"/>
        </table:table-row>
        <table:table-row table:style-name="ro1">
          <table:table-cell office:value-type="date" office:date-value="2009-12-17" calcext:value-type="date">
            <text:p>2009-12-17</text:p>
          </table:table-cell>
          <table:table-cell office:value-type="float" office:value="422878.2" calcext:value-type="float">
            <text:p>422878.2</text:p>
          </table:table-cell>
          <table:table-cell/>
          <table:table-cell office:value-type="date" office:date-value="2009-12-17" calcext:value-type="date">
            <text:p>2009-12-17</text:p>
          </table:table-cell>
          <table:table-cell office:value-type="float" office:value="422878.2" calcext:value-type="float">
            <text:p>422878.2</text:p>
          </table:table-cell>
          <table:table-cell table:number-columns-repeated="7"/>
        </table:table-row>
        <table:table-row table:style-name="ro1">
          <table:table-cell office:value-type="date" office:date-value="2009-12-18" calcext:value-type="date">
            <text:p>2009-12-18</text:p>
          </table:table-cell>
          <table:table-cell office:value-type="float" office:value="422673.2" calcext:value-type="float">
            <text:p>422673.2</text:p>
          </table:table-cell>
          <table:table-cell/>
          <table:table-cell office:value-type="date" office:date-value="2009-12-18" calcext:value-type="date">
            <text:p>2009-12-18</text:p>
          </table:table-cell>
          <table:table-cell office:value-type="float" office:value="422673.2" calcext:value-type="float">
            <text:p>422673.2</text:p>
          </table:table-cell>
          <table:table-cell table:number-columns-repeated="7"/>
        </table:table-row>
        <table:table-row table:style-name="ro1">
          <table:table-cell office:value-type="date" office:date-value="2009-12-21" calcext:value-type="date">
            <text:p>2009-12-21</text:p>
          </table:table-cell>
          <table:table-cell office:value-type="float" office:value="423583.2" calcext:value-type="float">
            <text:p>423583.2</text:p>
          </table:table-cell>
          <table:table-cell/>
          <table:table-cell office:value-type="date" office:date-value="2009-12-21" calcext:value-type="date">
            <text:p>2009-12-21</text:p>
          </table:table-cell>
          <table:table-cell office:value-type="float" office:value="423583.2" calcext:value-type="float">
            <text:p>423583.2</text:p>
          </table:table-cell>
          <table:table-cell table:number-columns-repeated="7"/>
        </table:table-row>
        <table:table-row table:style-name="ro1">
          <table:table-cell office:value-type="date" office:date-value="2009-12-22" calcext:value-type="date">
            <text:p>2009-12-22</text:p>
          </table:table-cell>
          <table:table-cell office:value-type="float" office:value="424012.85" calcext:value-type="float">
            <text:p>424012.85</text:p>
          </table:table-cell>
          <table:table-cell/>
          <table:table-cell office:value-type="date" office:date-value="2009-12-22" calcext:value-type="date">
            <text:p>2009-12-22</text:p>
          </table:table-cell>
          <table:table-cell office:value-type="float" office:value="424012.85" calcext:value-type="float">
            <text:p>424012.85</text:p>
          </table:table-cell>
          <table:table-cell table:number-columns-repeated="7"/>
        </table:table-row>
        <table:table-row table:style-name="ro1">
          <table:table-cell office:value-type="date" office:date-value="2009-12-23" calcext:value-type="date">
            <text:p>2009-12-23</text:p>
          </table:table-cell>
          <table:table-cell office:value-type="float" office:value="424164.9" calcext:value-type="float">
            <text:p>424164.9</text:p>
          </table:table-cell>
          <table:table-cell/>
          <table:table-cell office:value-type="date" office:date-value="2009-12-23" calcext:value-type="date">
            <text:p>2009-12-23</text:p>
          </table:table-cell>
          <table:table-cell office:value-type="float" office:value="424164.9" calcext:value-type="float">
            <text:p>424164.9</text:p>
          </table:table-cell>
          <table:table-cell table:number-columns-repeated="7"/>
        </table:table-row>
        <table:table-row table:style-name="ro1">
          <table:table-cell office:value-type="date" office:date-value="2009-12-24" calcext:value-type="date">
            <text:p>2009-12-24</text:p>
          </table:table-cell>
          <table:table-cell office:value-type="float" office:value="424354.5" calcext:value-type="float">
            <text:p>424354.5</text:p>
          </table:table-cell>
          <table:table-cell/>
          <table:table-cell office:value-type="date" office:date-value="2009-12-24" calcext:value-type="date">
            <text:p>2009-12-24</text:p>
          </table:table-cell>
          <table:table-cell office:value-type="float" office:value="424354.5" calcext:value-type="float">
            <text:p>424354.5</text:p>
          </table:table-cell>
          <table:table-cell table:number-columns-repeated="7"/>
        </table:table-row>
        <table:table-row table:style-name="ro1">
          <table:table-cell office:value-type="date" office:date-value="2009-12-28" calcext:value-type="date">
            <text:p>2009-12-28</text:p>
          </table:table-cell>
          <table:table-cell office:value-type="float" office:value="424514.5" calcext:value-type="float">
            <text:p>424514.5</text:p>
          </table:table-cell>
          <table:table-cell/>
          <table:table-cell office:value-type="date" office:date-value="2009-12-28" calcext:value-type="date">
            <text:p>2009-12-28</text:p>
          </table:table-cell>
          <table:table-cell office:value-type="float" office:value="424514.5" calcext:value-type="float">
            <text:p>424514.5</text:p>
          </table:table-cell>
          <table:table-cell table:number-columns-repeated="7"/>
        </table:table-row>
        <table:table-row table:style-name="ro1">
          <table:table-cell office:value-type="date" office:date-value="2009-12-29" calcext:value-type="date">
            <text:p>2009-12-29</text:p>
          </table:table-cell>
          <table:table-cell office:value-type="float" office:value="424734.5" calcext:value-type="float">
            <text:p>424734.5</text:p>
          </table:table-cell>
          <table:table-cell/>
          <table:table-cell office:value-type="date" office:date-value="2009-12-29" calcext:value-type="date">
            <text:p>2009-12-29</text:p>
          </table:table-cell>
          <table:table-cell office:value-type="float" office:value="424734.5" calcext:value-type="float">
            <text:p>424734.5</text:p>
          </table:table-cell>
          <table:table-cell table:number-columns-repeated="7"/>
        </table:table-row>
        <table:table-row table:style-name="ro1">
          <table:table-cell office:value-type="date" office:date-value="2009-12-30" calcext:value-type="date">
            <text:p>2009-12-30</text:p>
          </table:table-cell>
          <table:table-cell office:value-type="float" office:value="424486.7" calcext:value-type="float">
            <text:p>424486.7</text:p>
          </table:table-cell>
          <table:table-cell/>
          <table:table-cell office:value-type="date" office:date-value="2009-12-30" calcext:value-type="date">
            <text:p>2009-12-30</text:p>
          </table:table-cell>
          <table:table-cell office:value-type="float" office:value="424486.7" calcext:value-type="float">
            <text:p>424486.7</text:p>
          </table:table-cell>
          <table:table-cell table:number-columns-repeated="7"/>
        </table:table-row>
        <table:table-row table:style-name="ro1">
          <table:table-cell office:value-type="date" office:date-value="2009-12-31" calcext:value-type="date">
            <text:p>2009-12-31</text:p>
          </table:table-cell>
          <table:table-cell office:value-type="float" office:value="424486.7" calcext:value-type="float">
            <text:p>424486.7</text:p>
          </table:table-cell>
          <table:table-cell/>
          <table:table-cell office:value-type="date" office:date-value="2009-12-31" calcext:value-type="date">
            <text:p>2009-12-31</text:p>
          </table:table-cell>
          <table:table-cell office:value-type="float" office:value="424486.7" calcext:value-type="float">
            <text:p>424486.7</text:p>
          </table:table-cell>
          <table:table-cell table:number-columns-repeated="7"/>
        </table:table-row>
      </table:table>
      <table:table table:name="Sheet4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JM: Add Evidence</text:p>
          </table:table-cell>
          <table:table-cell table:number-columns-repeated="2"/>
          <table:table-cell table:style-name="ce1" office:value-type="string" calcext:value-type="string">
            <text:p>JM: Test Policy</text:p>
          </table:table-cell>
          <table:table-cell table:number-columns-repeated="3"/>
          <table:table-cell table:style-name="ce1" office:value-type="string" calcext:value-type="string">
            <text:p>Marketsim: portvals_SL</text:p>
          </table:table-cell>
          <table:table-cell table:number-columns-repeated="3"/>
          <table:table-cell table:style-name="ce1" office:value-type="string" calcext:value-type="string">
            <text:p>dftrades_SL</text:p>
          </table:table-cell>
        </table:table-row>
        <table:table-row table:style-name="ro1">
          <table:table-cell table:style-name="Default"/>
          <table:table-cell office:value-type="string" calcext:value-type="string">
            <text:p>Return</text:p>
          </table:table-cell>
          <table:table-cell/>
          <table:table-cell table:style-name="Default"/>
          <table:table-cell office:value-type="string" calcext:value-type="string">
            <text:p>Return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Return</text:p>
          </table:table-cell>
          <table:table-cell/>
          <table:table-cell table:style-name="Default"/>
          <table:table-cell office:value-type="string" calcext:value-type="string">
            <text:p>Return</text:p>
          </table:table-cell>
          <table:table-cell table:number-columns-repeated="7"/>
        </table:table-row>
        <table:table-row table:style-name="ro1">
          <table:table-cell office:value-type="date" office:date-value="2008-01-02" calcext:value-type="date">
            <text:p>2008-01-02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2" calcext:value-type="date">
            <text:p>2008-01-02</text:p>
          </table:table-cell>
          <table:table-cell office:value-type="float" office:value="100000" calcext:value-type="float">
            <text:p>100000</text:p>
          </table:table-cell>
          <table:table-cell table:number-columns-repeated="7"/>
        </table:table-row>
        <table:table-row table:style-name="ro1">
          <table:table-cell office:value-type="date" office:date-value="2008-01-03" calcext:value-type="date">
            <text:p>2008-01-03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3" calcext:value-type="date">
            <text:p>2008-01-03</text:p>
          </table:table-cell>
          <table:table-cell office:value-type="float" office:value="100000" calcext:value-type="float">
            <text:p>100000</text:p>
          </table:table-cell>
          <table:table-cell table:number-columns-repeated="7"/>
        </table:table-row>
        <table:table-row table:style-name="ro1">
          <table:table-cell office:value-type="date" office:date-value="2008-01-04" calcext:value-type="date">
            <text:p>2008-01-04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4" calcext:value-type="date">
            <text:p>2008-01-04</text:p>
          </table:table-cell>
          <table:table-cell office:value-type="float" office:value="100000" calcext:value-type="float">
            <text:p>100000</text:p>
          </table:table-cell>
          <table:table-cell table:number-columns-repeated="7"/>
        </table:table-row>
        <table:table-row table:style-name="ro1">
          <table:table-cell office:value-type="date" office:date-value="2008-01-07" calcext:value-type="date">
            <text:p>2008-01-07</text:p>
          </table:table-cell>
          <table:table-cell office:value-type="float" office:value="100178.6" calcext:value-type="float">
            <text:p>100178.6</text:p>
          </table:table-cell>
          <table:table-cell/>
          <table:table-cell office:value-type="date" office:date-value="2008-01-07" calcext:value-type="date">
            <text:p>2008-01-07</text:p>
          </table:table-cell>
          <table:table-cell office:value-type="float" office:value="100178.6" calcext:value-type="float">
            <text:p>100178.6</text:p>
          </table:table-cell>
          <table:table-cell table:number-columns-repeated="7"/>
        </table:table-row>
        <table:table-row table:style-name="ro1">
          <table:table-cell office:value-type="date" office:date-value="2008-01-08" calcext:value-type="date">
            <text:p>2008-01-08</text:p>
          </table:table-cell>
          <table:table-cell office:value-type="float" office:value="101487.6" calcext:value-type="float">
            <text:p>101487.6</text:p>
          </table:table-cell>
          <table:table-cell/>
          <table:table-cell office:value-type="date" office:date-value="2008-01-08" calcext:value-type="date">
            <text:p>2008-01-08</text:p>
          </table:table-cell>
          <table:table-cell office:value-type="float" office:value="101487.6" calcext:value-type="float">
            <text:p>101487.6</text:p>
          </table:table-cell>
          <table:table-cell table:number-columns-repeated="7"/>
        </table:table-row>
        <table:table-row table:style-name="ro1">
          <table:table-cell office:value-type="date" office:date-value="2008-01-09" calcext:value-type="date">
            <text:p>2008-01-09</text:p>
          </table:table-cell>
          <table:table-cell office:value-type="float" office:value="101294.05" calcext:value-type="float">
            <text:p>101294.05</text:p>
          </table:table-cell>
          <table:table-cell/>
          <table:table-cell office:value-type="date" office:date-value="2008-01-09" calcext:value-type="date">
            <text:p>2008-01-09</text:p>
          </table:table-cell>
          <table:table-cell office:value-type="float" office:value="101294.05" calcext:value-type="float">
            <text:p>101294.05</text:p>
          </table:table-cell>
          <table:table-cell table:number-columns-repeated="7"/>
        </table:table-row>
        <table:table-row table:style-name="ro1">
          <table:table-cell office:value-type="date" office:date-value="2008-01-10" calcext:value-type="date">
            <text:p>2008-01-10</text:p>
          </table:table-cell>
          <table:table-cell office:value-type="float" office:value="102452.6" calcext:value-type="float">
            <text:p>102452.6</text:p>
          </table:table-cell>
          <table:table-cell/>
          <table:table-cell office:value-type="date" office:date-value="2008-01-10" calcext:value-type="date">
            <text:p>2008-01-10</text:p>
          </table:table-cell>
          <table:table-cell office:value-type="float" office:value="102452.6" calcext:value-type="float">
            <text:p>102452.6</text:p>
          </table:table-cell>
          <table:table-cell table:number-columns-repeated="7"/>
        </table:table-row>
        <table:table-row table:style-name="ro1">
          <table:table-cell office:value-type="date" office:date-value="2008-01-11" calcext:value-type="date">
            <text:p>2008-01-11</text:p>
          </table:table-cell>
          <table:table-cell office:value-type="float" office:value="102256.3" calcext:value-type="float">
            <text:p>102256.3</text:p>
          </table:table-cell>
          <table:table-cell/>
          <table:table-cell office:value-type="date" office:date-value="2008-01-11" calcext:value-type="date">
            <text:p>2008-01-11</text:p>
          </table:table-cell>
          <table:table-cell office:value-type="float" office:value="102256.3" calcext:value-type="float">
            <text:p>102256.3</text:p>
          </table:table-cell>
          <table:table-cell table:number-columns-repeated="7"/>
        </table:table-row>
        <table:table-row table:style-name="ro1">
          <table:table-cell office:value-type="date" office:date-value="2008-01-14" calcext:value-type="date">
            <text:p>2008-01-14</text:p>
          </table:table-cell>
          <table:table-cell office:value-type="float" office:value="103083.65" calcext:value-type="float">
            <text:p>103083.65</text:p>
          </table:table-cell>
          <table:table-cell/>
          <table:table-cell office:value-type="date" office:date-value="2008-01-14" calcext:value-type="date">
            <text:p>2008-01-14</text:p>
          </table:table-cell>
          <table:table-cell office:value-type="float" office:value="103083.65" calcext:value-type="float">
            <text:p>103083.65</text:p>
          </table:table-cell>
          <table:table-cell table:number-columns-repeated="7"/>
        </table:table-row>
        <table:table-row table:style-name="ro1">
          <table:table-cell office:value-type="date" office:date-value="2008-01-15" calcext:value-type="date">
            <text:p>2008-01-15</text:p>
          </table:table-cell>
          <table:table-cell office:value-type="float" office:value="104716.4" calcext:value-type="float">
            <text:p>104716.4</text:p>
          </table:table-cell>
          <table:table-cell/>
          <table:table-cell office:value-type="date" office:date-value="2008-01-15" calcext:value-type="date">
            <text:p>2008-01-15</text:p>
          </table:table-cell>
          <table:table-cell office:value-type="float" office:value="104716.4" calcext:value-type="float">
            <text:p>104716.4</text:p>
          </table:table-cell>
          <table:table-cell table:number-columns-repeated="7"/>
        </table:table-row>
        <table:table-row table:style-name="ro1">
          <table:table-cell office:value-type="date" office:date-value="2008-01-16" calcext:value-type="date">
            <text:p>2008-01-16</text:p>
          </table:table-cell>
          <table:table-cell office:value-type="float" office:value="107144.35" calcext:value-type="float">
            <text:p>107144.35</text:p>
          </table:table-cell>
          <table:table-cell/>
          <table:table-cell office:value-type="date" office:date-value="2008-01-16" calcext:value-type="date">
            <text:p>2008-01-16</text:p>
          </table:table-cell>
          <table:table-cell office:value-type="float" office:value="107144.35" calcext:value-type="float">
            <text:p>107144.35</text:p>
          </table:table-cell>
          <table:table-cell table:number-columns-repeated="7"/>
        </table:table-row>
        <table:table-row table:style-name="ro1">
          <table:table-cell office:value-type="date" office:date-value="2008-01-17" calcext:value-type="date">
            <text:p>2008-01-17</text:p>
          </table:table-cell>
          <table:table-cell office:value-type="float" office:value="108414.35" calcext:value-type="float">
            <text:p>108414.35</text:p>
          </table:table-cell>
          <table:table-cell/>
          <table:table-cell office:value-type="date" office:date-value="2008-01-17" calcext:value-type="date">
            <text:p>2008-01-17</text:p>
          </table:table-cell>
          <table:table-cell office:value-type="float" office:value="108414.35" calcext:value-type="float">
            <text:p>108414.35</text:p>
          </table:table-cell>
          <table:table-cell table:number-columns-repeated="7"/>
        </table:table-row>
        <table:table-row table:style-name="ro1">
          <table:table-cell office:value-type="date" office:date-value="2008-01-18" calcext:value-type="date">
            <text:p>2008-01-18</text:p>
          </table:table-cell>
          <table:table-cell office:value-type="float" office:value="108453.3" calcext:value-type="float">
            <text:p>108453.3</text:p>
          </table:table-cell>
          <table:table-cell/>
          <table:table-cell office:value-type="date" office:date-value="2008-01-18" calcext:value-type="date">
            <text:p>2008-01-18</text:p>
          </table:table-cell>
          <table:table-cell office:value-type="float" office:value="108453.3" calcext:value-type="float">
            <text:p>108453.3</text:p>
          </table:table-cell>
          <table:table-cell table:number-columns-repeated="7"/>
        </table:table-row>
        <table:table-row table:style-name="ro1">
          <table:table-cell office:value-type="date" office:date-value="2008-01-22" calcext:value-type="date">
            <text:p>2008-01-22</text:p>
          </table:table-cell>
          <table:table-cell office:value-type="float" office:value="109613.3" calcext:value-type="float">
            <text:p>109613.3</text:p>
          </table:table-cell>
          <table:table-cell/>
          <table:table-cell office:value-type="date" office:date-value="2008-01-22" calcext:value-type="date">
            <text:p>2008-01-22</text:p>
          </table:table-cell>
          <table:table-cell office:value-type="float" office:value="109613.3" calcext:value-type="float">
            <text:p>109613.3</text:p>
          </table:table-cell>
          <table:table-cell table:number-columns-repeated="7"/>
        </table:table-row>
        <table:table-row table:style-name="ro1">
          <table:table-cell office:value-type="date" office:date-value="2008-01-23" calcext:value-type="date">
            <text:p>2008-01-23</text:p>
          </table:table-cell>
          <table:table-cell office:value-type="float" office:value="114450.35" calcext:value-type="float">
            <text:p>114450.35</text:p>
          </table:table-cell>
          <table:table-cell/>
          <table:table-cell office:value-type="date" office:date-value="2008-01-23" calcext:value-type="date">
            <text:p>2008-01-23</text:p>
          </table:table-cell>
          <table:table-cell office:value-type="float" office:value="114450.35" calcext:value-type="float">
            <text:p>114450.35</text:p>
          </table:table-cell>
          <table:table-cell table:number-columns-repeated="7"/>
        </table:table-row>
        <table:table-row table:style-name="ro1">
          <table:table-cell office:value-type="date" office:date-value="2008-01-24" calcext:value-type="date">
            <text:p>2008-01-24</text:p>
          </table:table-cell>
          <table:table-cell office:value-type="float" office:value="114925.35" calcext:value-type="float">
            <text:p>114925.35</text:p>
          </table:table-cell>
          <table:table-cell/>
          <table:table-cell office:value-type="date" office:date-value="2008-01-24" calcext:value-type="date">
            <text:p>2008-01-24</text:p>
          </table:table-cell>
          <table:table-cell office:value-type="float" office:value="114925.35" calcext:value-type="float">
            <text:p>114925.35</text:p>
          </table:table-cell>
          <table:table-cell table:number-columns-repeated="7"/>
        </table:table-row>
        <table:table-row table:style-name="ro1">
          <table:table-cell office:value-type="date" office:date-value="2008-01-25" calcext:value-type="date">
            <text:p>2008-01-25</text:p>
          </table:table-cell>
          <table:table-cell office:value-type="float" office:value="114925.35" calcext:value-type="float">
            <text:p>114925.35</text:p>
          </table:table-cell>
          <table:table-cell/>
          <table:table-cell office:value-type="date" office:date-value="2008-01-25" calcext:value-type="date">
            <text:p>2008-01-25</text:p>
          </table:table-cell>
          <table:table-cell office:value-type="float" office:value="114925.35" calcext:value-type="float">
            <text:p>114925.35</text:p>
          </table:table-cell>
          <table:table-cell table:number-columns-repeated="7"/>
        </table:table-row>
        <table:table-row table:style-name="ro1">
          <table:table-cell office:value-type="date" office:date-value="2008-01-28" calcext:value-type="date">
            <text:p>2008-01-28</text:p>
          </table:table-cell>
          <table:table-cell office:value-type="float" office:value="114707.55" calcext:value-type="float">
            <text:p>114707.55</text:p>
          </table:table-cell>
          <table:table-cell/>
          <table:table-cell office:value-type="date" office:date-value="2008-01-28" calcext:value-type="date">
            <text:p>2008-01-28</text:p>
          </table:table-cell>
          <table:table-cell office:value-type="float" office:value="114707.55" calcext:value-type="float">
            <text:p>114707.55</text:p>
          </table:table-cell>
          <table:table-cell table:number-columns-repeated="7"/>
        </table:table-row>
        <table:table-row table:style-name="ro1">
          <table:table-cell office:value-type="date" office:date-value="2008-01-29" calcext:value-type="date">
            <text:p>2008-01-29</text:p>
          </table:table-cell>
          <table:table-cell office:value-type="float" office:value="116840.4" calcext:value-type="float">
            <text:p>116840.4</text:p>
          </table:table-cell>
          <table:table-cell/>
          <table:table-cell office:value-type="date" office:date-value="2008-01-29" calcext:value-type="date">
            <text:p>2008-01-29</text:p>
          </table:table-cell>
          <table:table-cell office:value-type="float" office:value="116840.4" calcext:value-type="float">
            <text:p>116840.4</text:p>
          </table:table-cell>
          <table:table-cell table:number-columns-repeated="7"/>
        </table:table-row>
        <table:table-row table:style-name="ro1">
          <table:table-cell office:value-type="date" office:date-value="2008-01-30" calcext:value-type="date">
            <text:p>2008-01-30</text:p>
          </table:table-cell>
          <table:table-cell office:value-type="float" office:value="116488.55" calcext:value-type="float">
            <text:p>116488.55</text:p>
          </table:table-cell>
          <table:table-cell/>
          <table:table-cell office:value-type="date" office:date-value="2008-01-30" calcext:value-type="date">
            <text:p>2008-01-30</text:p>
          </table:table-cell>
          <table:table-cell office:value-type="float" office:value="116488.55" calcext:value-type="float">
            <text:p>116488.55</text:p>
          </table:table-cell>
          <table:table-cell table:number-columns-repeated="7"/>
        </table:table-row>
        <table:table-row table:style-name="ro1">
          <table:table-cell office:value-type="date" office:date-value="2008-01-31" calcext:value-type="date">
            <text:p>2008-01-31</text:p>
          </table:table-cell>
          <table:table-cell office:value-type="float" office:value="116538.55" calcext:value-type="float">
            <text:p>116538.55</text:p>
          </table:table-cell>
          <table:table-cell/>
          <table:table-cell office:value-type="date" office:date-value="2008-01-31" calcext:value-type="date">
            <text:p>2008-01-31</text:p>
          </table:table-cell>
          <table:table-cell office:value-type="float" office:value="116538.55" calcext:value-type="float">
            <text:p>116538.55</text:p>
          </table:table-cell>
          <table:table-cell table:number-columns-repeated="7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17738.7" calcext:value-type="float">
            <text:p>117738.7</text:p>
          </table:table-cell>
          <table:table-cell/>
          <table:table-cell office:value-type="date" office:date-value="2008-02-01" calcext:value-type="date">
            <text:p>2008-02-01</text:p>
          </table:table-cell>
          <table:table-cell office:value-type="float" office:value="117738.7" calcext:value-type="float">
            <text:p>117738.7</text:p>
          </table:table-cell>
          <table:table-cell table:number-columns-repeated="7"/>
        </table:table-row>
        <table:table-row table:style-name="ro1">
          <table:table-cell office:value-type="date" office:date-value="2008-02-04" calcext:value-type="date">
            <text:p>2008-02-04</text:p>
          </table:table-cell>
          <table:table-cell office:value-type="float" office:value="119588.7" calcext:value-type="float">
            <text:p>119588.7</text:p>
          </table:table-cell>
          <table:table-cell/>
          <table:table-cell office:value-type="date" office:date-value="2008-02-04" calcext:value-type="date">
            <text:p>2008-02-04</text:p>
          </table:table-cell>
          <table:table-cell office:value-type="float" office:value="119588.7" calcext:value-type="float">
            <text:p>119588.7</text:p>
          </table:table-cell>
          <table:table-cell table:number-columns-repeated="7"/>
        </table:table-row>
        <table:table-row table:style-name="ro1">
          <table:table-cell office:value-type="date" office:date-value="2008-02-05" calcext:value-type="date">
            <text:p>2008-02-05</text:p>
          </table:table-cell>
          <table:table-cell office:value-type="float" office:value="121508.6" calcext:value-type="float">
            <text:p>121508.6</text:p>
          </table:table-cell>
          <table:table-cell/>
          <table:table-cell office:value-type="date" office:date-value="2008-02-05" calcext:value-type="date">
            <text:p>2008-02-05</text:p>
          </table:table-cell>
          <table:table-cell office:value-type="float" office:value="121508.6" calcext:value-type="float">
            <text:p>121508.6</text:p>
          </table:table-cell>
          <table:table-cell table:number-columns-repeated="7"/>
        </table:table-row>
        <table:table-row table:style-name="ro1">
          <table:table-cell office:value-type="date" office:date-value="2008-02-06" calcext:value-type="date">
            <text:p>2008-02-06</text:p>
          </table:table-cell>
          <table:table-cell office:value-type="float" office:value="121299.25" calcext:value-type="float">
            <text:p>121299.25</text:p>
          </table:table-cell>
          <table:table-cell/>
          <table:table-cell office:value-type="date" office:date-value="2008-02-06" calcext:value-type="date">
            <text:p>2008-02-06</text:p>
          </table:table-cell>
          <table:table-cell office:value-type="float" office:value="121299.25" calcext:value-type="float">
            <text:p>121299.25</text:p>
          </table:table-cell>
          <table:table-cell table:number-columns-repeated="7"/>
        </table:table-row>
        <table:table-row table:style-name="ro1">
          <table:table-cell office:value-type="date" office:date-value="2008-02-07" calcext:value-type="date">
            <text:p>2008-02-07</text:p>
          </table:table-cell>
          <table:table-cell office:value-type="float" office:value="122970.8" calcext:value-type="float">
            <text:p>122970.8</text:p>
          </table:table-cell>
          <table:table-cell/>
          <table:table-cell office:value-type="date" office:date-value="2008-02-07" calcext:value-type="date">
            <text:p>2008-02-07</text:p>
          </table:table-cell>
          <table:table-cell office:value-type="float" office:value="122970.8" calcext:value-type="float">
            <text:p>122970.8</text:p>
          </table:table-cell>
          <table:table-cell table:number-columns-repeated="7"/>
        </table:table-row>
        <table:table-row table:style-name="ro1">
          <table:table-cell office:value-type="date" office:date-value="2008-02-08" calcext:value-type="date">
            <text:p>2008-02-08</text:p>
          </table:table-cell>
          <table:table-cell office:value-type="float" office:value="124150.8" calcext:value-type="float">
            <text:p>124150.8</text:p>
          </table:table-cell>
          <table:table-cell/>
          <table:table-cell office:value-type="date" office:date-value="2008-02-08" calcext:value-type="date">
            <text:p>2008-02-08</text:p>
          </table:table-cell>
          <table:table-cell office:value-type="float" office:value="124150.8" calcext:value-type="float">
            <text:p>124150.8</text:p>
          </table:table-cell>
          <table:table-cell table:number-columns-repeated="7"/>
        </table:table-row>
        <table:table-row table:style-name="ro1">
          <table:table-cell office:value-type="date" office:date-value="2008-02-11" calcext:value-type="date">
            <text:p>2008-02-11</text:p>
          </table:table-cell>
          <table:table-cell office:value-type="float" office:value="124175.45" calcext:value-type="float">
            <text:p>124175.45</text:p>
          </table:table-cell>
          <table:table-cell/>
          <table:table-cell office:value-type="date" office:date-value="2008-02-11" calcext:value-type="date">
            <text:p>2008-02-11</text:p>
          </table:table-cell>
          <table:table-cell office:value-type="float" office:value="124175.45" calcext:value-type="float">
            <text:p>124175.45</text:p>
          </table:table-cell>
          <table:table-cell table:number-columns-repeated="7"/>
        </table:table-row>
        <table:table-row table:style-name="ro1">
          <table:table-cell office:value-type="date" office:date-value="2008-02-12" calcext:value-type="date">
            <text:p>2008-02-12</text:p>
          </table:table-cell>
          <table:table-cell office:value-type="float" office:value="124145.45" calcext:value-type="float">
            <text:p>124145.45</text:p>
          </table:table-cell>
          <table:table-cell/>
          <table:table-cell office:value-type="date" office:date-value="2008-02-12" calcext:value-type="date">
            <text:p>2008-02-12</text:p>
          </table:table-cell>
          <table:table-cell office:value-type="float" office:value="124145.45" calcext:value-type="float">
            <text:p>124145.45</text:p>
          </table:table-cell>
          <table:table-cell table:number-columns-repeated="7"/>
        </table:table-row>
        <table:table-row table:style-name="ro1">
          <table:table-cell office:value-type="date" office:date-value="2008-02-13" calcext:value-type="date">
            <text:p>2008-02-13</text:p>
          </table:table-cell>
          <table:table-cell office:value-type="float" office:value="125257.8" calcext:value-type="float">
            <text:p>125257.8</text:p>
          </table:table-cell>
          <table:table-cell/>
          <table:table-cell office:value-type="date" office:date-value="2008-02-13" calcext:value-type="date">
            <text:p>2008-02-13</text:p>
          </table:table-cell>
          <table:table-cell office:value-type="float" office:value="125257.8" calcext:value-type="float">
            <text:p>125257.8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/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 table:number-columns-repeated="7"/>
        </table:table-row>
        <table:table-row table:style-name="ro1">
          <table:table-cell office:value-type="date" office:date-value="2009-11-18" calcext:value-type="date">
            <text:p>2009-11-18</text:p>
          </table:table-cell>
          <table:table-cell office:value-type="float" office:value="416062.2" calcext:value-type="float">
            <text:p>416062.2</text:p>
          </table:table-cell>
          <table:table-cell/>
          <table:table-cell office:value-type="date" office:date-value="2009-11-18" calcext:value-type="date">
            <text:p>2009-11-18</text:p>
          </table:table-cell>
          <table:table-cell office:value-type="float" office:value="416062.2" calcext:value-type="float">
            <text:p>416062.2</text:p>
          </table:table-cell>
          <table:table-cell table:number-columns-repeated="7"/>
        </table:table-row>
        <table:table-row table:style-name="ro1">
          <table:table-cell office:value-type="date" office:date-value="2009-11-19" calcext:value-type="date">
            <text:p>2009-11-19</text:p>
          </table:table-cell>
          <table:table-cell office:value-type="float" office:value="416254.95" calcext:value-type="float">
            <text:p>416254.95</text:p>
          </table:table-cell>
          <table:table-cell/>
          <table:table-cell office:value-type="date" office:date-value="2009-11-19" calcext:value-type="date">
            <text:p>2009-11-19</text:p>
          </table:table-cell>
          <table:table-cell office:value-type="float" office:value="416254.95" calcext:value-type="float">
            <text:p>416254.95</text:p>
          </table:table-cell>
          <table:table-cell table:number-columns-repeated="7"/>
        </table:table-row>
        <table:table-row table:style-name="ro1">
          <table:table-cell office:value-type="date" office:date-value="2009-11-20" calcext:value-type="date">
            <text:p>2009-11-20</text:p>
          </table:table-cell>
          <table:table-cell office:value-type="float" office:value="416132.75" calcext:value-type="float">
            <text:p>416132.75</text:p>
          </table:table-cell>
          <table:table-cell/>
          <table:table-cell office:value-type="date" office:date-value="2009-11-20" calcext:value-type="date">
            <text:p>2009-11-20</text:p>
          </table:table-cell>
          <table:table-cell office:value-type="float" office:value="416132.75" calcext:value-type="float">
            <text:p>416132.75</text:p>
          </table:table-cell>
          <table:table-cell table:number-columns-repeated="7"/>
        </table:table-row>
        <table:table-row table:style-name="ro1">
          <table:table-cell office:value-type="date" office:date-value="2009-11-23" calcext:value-type="date">
            <text:p>2009-11-23</text:p>
          </table:table-cell>
          <table:table-cell office:value-type="float" office:value="416132.75" calcext:value-type="float">
            <text:p>416132.75</text:p>
          </table:table-cell>
          <table:table-cell/>
          <table:table-cell office:value-type="date" office:date-value="2009-11-23" calcext:value-type="date">
            <text:p>2009-11-23</text:p>
          </table:table-cell>
          <table:table-cell office:value-type="float" office:value="416132.75" calcext:value-type="float">
            <text:p>416132.75</text:p>
          </table:table-cell>
          <table:table-cell table:number-columns-repeated="7"/>
        </table:table-row>
        <table:table-row table:style-name="ro1">
          <table:table-cell office:value-type="date" office:date-value="2009-11-24" calcext:value-type="date">
            <text:p>2009-11-24</text:p>
          </table:table-cell>
          <table:table-cell office:value-type="float" office:value="416325.15" calcext:value-type="float">
            <text:p>416325.15</text:p>
          </table:table-cell>
          <table:table-cell/>
          <table:table-cell office:value-type="date" office:date-value="2009-11-24" calcext:value-type="date">
            <text:p>2009-11-24</text:p>
          </table:table-cell>
          <table:table-cell office:value-type="float" office:value="416325.15" calcext:value-type="float">
            <text:p>416325.15</text:p>
          </table:table-cell>
          <table:table-cell table:number-columns-repeated="7"/>
        </table:table-row>
        <table:table-row table:style-name="ro1">
          <table:table-cell office:value-type="date" office:date-value="2009-11-25" calcext:value-type="date">
            <text:p>2009-11-25</text:p>
          </table:table-cell>
          <table:table-cell office:value-type="float" office:value="416414.35" calcext:value-type="float">
            <text:p>416414.35</text:p>
          </table:table-cell>
          <table:table-cell/>
          <table:table-cell office:value-type="date" office:date-value="2009-11-25" calcext:value-type="date">
            <text:p>2009-11-25</text:p>
          </table:table-cell>
          <table:table-cell office:value-type="float" office:value="416414.35" calcext:value-type="float">
            <text:p>416414.35</text:p>
          </table:table-cell>
          <table:table-cell table:number-columns-repeated="7"/>
        </table:table-row>
        <table:table-row table:style-name="ro1">
          <table:table-cell office:value-type="date" office:date-value="2009-11-27" calcext:value-type="date">
            <text:p>2009-11-27</text:p>
          </table:table-cell>
          <table:table-cell office:value-type="float" office:value="416207.5" calcext:value-type="float">
            <text:p>416207.5</text:p>
          </table:table-cell>
          <table:table-cell/>
          <table:table-cell office:value-type="date" office:date-value="2009-11-27" calcext:value-type="date">
            <text:p>2009-11-27</text:p>
          </table:table-cell>
          <table:table-cell office:value-type="float" office:value="416207.5" calcext:value-type="float">
            <text:p>416207.5</text:p>
          </table:table-cell>
          <table:table-cell table:number-columns-repeated="7"/>
        </table:table-row>
        <table:table-row table:style-name="ro1">
          <table:table-cell office:value-type="date" office:date-value="2009-11-30" calcext:value-type="date">
            <text:p>2009-11-30</text:p>
          </table:table-cell>
          <table:table-cell office:value-type="float" office:value="417307.5" calcext:value-type="float">
            <text:p>417307.5</text:p>
          </table:table-cell>
          <table:table-cell/>
          <table:table-cell office:value-type="date" office:date-value="2009-11-30" calcext:value-type="date">
            <text:p>2009-11-30</text:p>
          </table:table-cell>
          <table:table-cell office:value-type="float" office:value="417307.5" calcext:value-type="float">
            <text:p>417307.5</text:p>
          </table:table-cell>
          <table:table-cell table:number-columns-repeated="7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417238.65" calcext:value-type="float">
            <text:p>417238.65</text:p>
          </table:table-cell>
          <table:table-cell/>
          <table:table-cell office:value-type="date" office:date-value="2009-12-01" calcext:value-type="date">
            <text:p>2009-12-01</text:p>
          </table:table-cell>
          <table:table-cell office:value-type="float" office:value="417238.65" calcext:value-type="float">
            <text:p>417238.65</text:p>
          </table:table-cell>
          <table:table-cell table:number-columns-repeated="7"/>
        </table:table-row>
        <table:table-row table:style-name="ro1">
          <table:table-cell office:value-type="date" office:date-value="2009-12-02" calcext:value-type="date">
            <text:p>2009-12-02</text:p>
          </table:table-cell>
          <table:table-cell office:value-type="float" office:value="417428.45" calcext:value-type="float">
            <text:p>417428.45</text:p>
          </table:table-cell>
          <table:table-cell/>
          <table:table-cell office:value-type="date" office:date-value="2009-12-02" calcext:value-type="date">
            <text:p>2009-12-02</text:p>
          </table:table-cell>
          <table:table-cell office:value-type="float" office:value="417428.45" calcext:value-type="float">
            <text:p>417428.45</text:p>
          </table:table-cell>
          <table:table-cell table:number-columns-repeated="7"/>
        </table:table-row>
        <table:table-row table:style-name="ro1">
          <table:table-cell office:value-type="date" office:date-value="2009-12-03" calcext:value-type="date">
            <text:p>2009-12-03</text:p>
          </table:table-cell>
          <table:table-cell office:value-type="float" office:value="417534.1" calcext:value-type="float">
            <text:p>417534.1</text:p>
          </table:table-cell>
          <table:table-cell/>
          <table:table-cell office:value-type="date" office:date-value="2009-12-03" calcext:value-type="date">
            <text:p>2009-12-03</text:p>
          </table:table-cell>
          <table:table-cell office:value-type="float" office:value="417534.1" calcext:value-type="float">
            <text:p>417534.1</text:p>
          </table:table-cell>
          <table:table-cell table:number-columns-repeated="7"/>
        </table:table-row>
        <table:table-row table:style-name="ro1">
          <table:table-cell office:value-type="date" office:date-value="2009-12-04" calcext:value-type="date">
            <text:p>2009-12-04</text:p>
          </table:table-cell>
          <table:table-cell office:value-type="float" office:value="418251.85" calcext:value-type="float">
            <text:p>418251.85</text:p>
          </table:table-cell>
          <table:table-cell/>
          <table:table-cell office:value-type="date" office:date-value="2009-12-04" calcext:value-type="date">
            <text:p>2009-12-04</text:p>
          </table:table-cell>
          <table:table-cell office:value-type="float" office:value="418251.85" calcext:value-type="float">
            <text:p>418251.85</text:p>
          </table:table-cell>
          <table:table-cell table:number-columns-repeated="7"/>
        </table:table-row>
        <table:table-row table:style-name="ro1">
          <table:table-cell office:value-type="date" office:date-value="2009-12-07" calcext:value-type="date">
            <text:p>2009-12-07</text:p>
          </table:table-cell>
          <table:table-cell office:value-type="float" office:value="418721.85" calcext:value-type="float">
            <text:p>418721.85</text:p>
          </table:table-cell>
          <table:table-cell/>
          <table:table-cell office:value-type="date" office:date-value="2009-12-07" calcext:value-type="date">
            <text:p>2009-12-07</text:p>
          </table:table-cell>
          <table:table-cell office:value-type="float" office:value="418721.85" calcext:value-type="float">
            <text:p>418721.85</text:p>
          </table:table-cell>
          <table:table-cell table:number-columns-repeated="7"/>
        </table:table-row>
        <table:table-row table:style-name="ro1">
          <table:table-cell office:value-type="date" office:date-value="2009-12-08" calcext:value-type="date">
            <text:p>2009-12-08</text:p>
          </table:table-cell>
          <table:table-cell office:value-type="float" office:value="418555.6" calcext:value-type="float">
            <text:p>418555.6</text:p>
          </table:table-cell>
          <table:table-cell/>
          <table:table-cell office:value-type="date" office:date-value="2009-12-08" calcext:value-type="date">
            <text:p>2009-12-08</text:p>
          </table:table-cell>
          <table:table-cell office:value-type="float" office:value="418555.6" calcext:value-type="float">
            <text:p>418555.6</text:p>
          </table:table-cell>
          <table:table-cell table:number-columns-repeated="7"/>
        </table:table-row>
        <table:table-row table:style-name="ro1">
          <table:table-cell office:value-type="date" office:date-value="2009-12-09" calcext:value-type="date">
            <text:p>2009-12-09</text:p>
          </table:table-cell>
          <table:table-cell office:value-type="float" office:value="418741.85" calcext:value-type="float">
            <text:p>418741.85</text:p>
          </table:table-cell>
          <table:table-cell/>
          <table:table-cell office:value-type="date" office:date-value="2009-12-09" calcext:value-type="date">
            <text:p>2009-12-09</text:p>
          </table:table-cell>
          <table:table-cell office:value-type="float" office:value="418741.85" calcext:value-type="float">
            <text:p>418741.85</text:p>
          </table:table-cell>
          <table:table-cell table:number-columns-repeated="7"/>
        </table:table-row>
        <table:table-row table:style-name="ro1">
          <table:table-cell office:value-type="date" office:date-value="2009-12-10" calcext:value-type="date">
            <text:p>2009-12-10</text:p>
          </table:table-cell>
          <table:table-cell office:value-type="float" office:value="418661.85" calcext:value-type="float">
            <text:p>418661.85</text:p>
          </table:table-cell>
          <table:table-cell/>
          <table:table-cell office:value-type="date" office:date-value="2009-12-10" calcext:value-type="date">
            <text:p>2009-12-10</text:p>
          </table:table-cell>
          <table:table-cell office:value-type="float" office:value="418661.85" calcext:value-type="float">
            <text:p>418661.85</text:p>
          </table:table-cell>
          <table:table-cell table:number-columns-repeated="7"/>
        </table:table-row>
        <table:table-row table:style-name="ro1">
          <table:table-cell office:value-type="date" office:date-value="2009-12-11" calcext:value-type="date">
            <text:p>2009-12-11</text:p>
          </table:table-cell>
          <table:table-cell office:value-type="float" office:value="418561.7" calcext:value-type="float">
            <text:p>418561.7</text:p>
          </table:table-cell>
          <table:table-cell/>
          <table:table-cell office:value-type="date" office:date-value="2009-12-11" calcext:value-type="date">
            <text:p>2009-12-11</text:p>
          </table:table-cell>
          <table:table-cell office:value-type="float" office:value="418561.7" calcext:value-type="float">
            <text:p>418561.7</text:p>
          </table:table-cell>
          <table:table-cell table:number-columns-repeated="7"/>
        </table:table-row>
        <table:table-row table:style-name="ro1">
          <table:table-cell office:value-type="date" office:date-value="2009-12-14" calcext:value-type="date">
            <text:p>2009-12-14</text:p>
          </table:table-cell>
          <table:table-cell office:value-type="float" office:value="419729.75" calcext:value-type="float">
            <text:p>419729.75</text:p>
          </table:table-cell>
          <table:table-cell/>
          <table:table-cell office:value-type="date" office:date-value="2009-12-14" calcext:value-type="date">
            <text:p>2009-12-14</text:p>
          </table:table-cell>
          <table:table-cell office:value-type="float" office:value="419729.75" calcext:value-type="float">
            <text:p>419729.75</text:p>
          </table:table-cell>
          <table:table-cell table:number-columns-repeated="7"/>
        </table:table-row>
        <table:table-row table:style-name="ro1">
          <table:table-cell office:value-type="date" office:date-value="2009-12-15" calcext:value-type="date">
            <text:p>2009-12-15</text:p>
          </table:table-cell>
          <table:table-cell office:value-type="float" office:value="420200.5" calcext:value-type="float">
            <text:p>420200.5</text:p>
          </table:table-cell>
          <table:table-cell/>
          <table:table-cell office:value-type="date" office:date-value="2009-12-15" calcext:value-type="date">
            <text:p>2009-12-15</text:p>
          </table:table-cell>
          <table:table-cell office:value-type="float" office:value="420200.5" calcext:value-type="float">
            <text:p>420200.5</text:p>
          </table:table-cell>
          <table:table-cell table:number-columns-repeated="7"/>
        </table:table-row>
        <table:table-row table:style-name="ro1">
          <table:table-cell office:value-type="date" office:date-value="2009-12-16" calcext:value-type="date">
            <text:p>2009-12-16</text:p>
          </table:table-cell>
          <table:table-cell office:value-type="float" office:value="421064.65" calcext:value-type="float">
            <text:p>421064.65</text:p>
          </table:table-cell>
          <table:table-cell/>
          <table:table-cell office:value-type="date" office:date-value="2009-12-16" calcext:value-type="date">
            <text:p>2009-12-16</text:p>
          </table:table-cell>
          <table:table-cell office:value-type="float" office:value="421064.65" calcext:value-type="float">
            <text:p>421064.65</text:p>
          </table:table-cell>
          <table:table-cell table:number-columns-repeated="7"/>
        </table:table-row>
        <table:table-row table:style-name="ro1">
          <table:table-cell office:value-type="date" office:date-value="2009-12-17" calcext:value-type="date">
            <text:p>2009-12-17</text:p>
          </table:table-cell>
          <table:table-cell office:value-type="float" office:value="421902.85" calcext:value-type="float">
            <text:p>421902.85</text:p>
          </table:table-cell>
          <table:table-cell/>
          <table:table-cell office:value-type="date" office:date-value="2009-12-17" calcext:value-type="date">
            <text:p>2009-12-17</text:p>
          </table:table-cell>
          <table:table-cell office:value-type="float" office:value="421902.85" calcext:value-type="float">
            <text:p>421902.85</text:p>
          </table:table-cell>
          <table:table-cell table:number-columns-repeated="7"/>
        </table:table-row>
        <table:table-row table:style-name="ro1">
          <table:table-cell office:value-type="date" office:date-value="2009-12-18" calcext:value-type="date">
            <text:p>2009-12-18</text:p>
          </table:table-cell>
          <table:table-cell office:value-type="float" office:value="421697.85" calcext:value-type="float">
            <text:p>421697.85</text:p>
          </table:table-cell>
          <table:table-cell/>
          <table:table-cell office:value-type="date" office:date-value="2009-12-18" calcext:value-type="date">
            <text:p>2009-12-18</text:p>
          </table:table-cell>
          <table:table-cell office:value-type="float" office:value="421697.85" calcext:value-type="float">
            <text:p>421697.85</text:p>
          </table:table-cell>
          <table:table-cell table:number-columns-repeated="7"/>
        </table:table-row>
        <table:table-row table:style-name="ro1">
          <table:table-cell office:value-type="date" office:date-value="2009-12-21" calcext:value-type="date">
            <text:p>2009-12-21</text:p>
          </table:table-cell>
          <table:table-cell office:value-type="float" office:value="422607.85" calcext:value-type="float">
            <text:p>422607.85</text:p>
          </table:table-cell>
          <table:table-cell/>
          <table:table-cell office:value-type="date" office:date-value="2009-12-21" calcext:value-type="date">
            <text:p>2009-12-21</text:p>
          </table:table-cell>
          <table:table-cell office:value-type="float" office:value="422607.85" calcext:value-type="float">
            <text:p>422607.85</text:p>
          </table:table-cell>
          <table:table-cell table:number-columns-repeated="7"/>
        </table:table-row>
        <table:table-row table:style-name="ro1">
          <table:table-cell office:value-type="date" office:date-value="2009-12-22" calcext:value-type="date">
            <text:p>2009-12-22</text:p>
          </table:table-cell>
          <table:table-cell office:value-type="float" office:value="423037.5" calcext:value-type="float">
            <text:p>423037.5</text:p>
          </table:table-cell>
          <table:table-cell/>
          <table:table-cell office:value-type="date" office:date-value="2009-12-22" calcext:value-type="date">
            <text:p>2009-12-22</text:p>
          </table:table-cell>
          <table:table-cell office:value-type="float" office:value="423037.5" calcext:value-type="float">
            <text:p>423037.5</text:p>
          </table:table-cell>
          <table:table-cell table:number-columns-repeated="7"/>
        </table:table-row>
        <table:table-row table:style-name="ro1">
          <table:table-cell office:value-type="date" office:date-value="2009-12-23" calcext:value-type="date">
            <text:p>2009-12-23</text:p>
          </table:table-cell>
          <table:table-cell office:value-type="float" office:value="423189.55" calcext:value-type="float">
            <text:p>423189.55</text:p>
          </table:table-cell>
          <table:table-cell/>
          <table:table-cell office:value-type="date" office:date-value="2009-12-23" calcext:value-type="date">
            <text:p>2009-12-23</text:p>
          </table:table-cell>
          <table:table-cell office:value-type="float" office:value="423189.55" calcext:value-type="float">
            <text:p>423189.55</text:p>
          </table:table-cell>
          <table:table-cell table:number-columns-repeated="7"/>
        </table:table-row>
        <table:table-row table:style-name="ro1">
          <table:table-cell office:value-type="date" office:date-value="2009-12-24" calcext:value-type="date">
            <text:p>2009-12-24</text:p>
          </table:table-cell>
          <table:table-cell office:value-type="float" office:value="423379.15" calcext:value-type="float">
            <text:p>423379.15</text:p>
          </table:table-cell>
          <table:table-cell/>
          <table:table-cell office:value-type="date" office:date-value="2009-12-24" calcext:value-type="date">
            <text:p>2009-12-24</text:p>
          </table:table-cell>
          <table:table-cell office:value-type="float" office:value="423379.15" calcext:value-type="float">
            <text:p>423379.15</text:p>
          </table:table-cell>
          <table:table-cell table:number-columns-repeated="7"/>
        </table:table-row>
        <table:table-row table:style-name="ro1">
          <table:table-cell office:value-type="date" office:date-value="2009-12-28" calcext:value-type="date">
            <text:p>2009-12-28</text:p>
          </table:table-cell>
          <table:table-cell office:value-type="float" office:value="423539.15" calcext:value-type="float">
            <text:p>423539.15</text:p>
          </table:table-cell>
          <table:table-cell/>
          <table:table-cell office:value-type="date" office:date-value="2009-12-28" calcext:value-type="date">
            <text:p>2009-12-28</text:p>
          </table:table-cell>
          <table:table-cell office:value-type="float" office:value="423539.15" calcext:value-type="float">
            <text:p>423539.15</text:p>
          </table:table-cell>
          <table:table-cell table:number-columns-repeated="7"/>
        </table:table-row>
        <table:table-row table:style-name="ro1">
          <table:table-cell office:value-type="date" office:date-value="2009-12-29" calcext:value-type="date">
            <text:p>2009-12-29</text:p>
          </table:table-cell>
          <table:table-cell office:value-type="float" office:value="423759.15" calcext:value-type="float">
            <text:p>423759.15</text:p>
          </table:table-cell>
          <table:table-cell/>
          <table:table-cell office:value-type="date" office:date-value="2009-12-29" calcext:value-type="date">
            <text:p>2009-12-29</text:p>
          </table:table-cell>
          <table:table-cell office:value-type="float" office:value="423759.15" calcext:value-type="float">
            <text:p>423759.15</text:p>
          </table:table-cell>
          <table:table-cell table:number-columns-repeated="7"/>
        </table:table-row>
        <table:table-row table:style-name="ro1">
          <table:table-cell office:value-type="date" office:date-value="2009-12-30" calcext:value-type="date">
            <text:p>2009-12-30</text:p>
          </table:table-cell>
          <table:table-cell office:value-type="float" office:value="423511.35" calcext:value-type="float">
            <text:p>423511.35</text:p>
          </table:table-cell>
          <table:table-cell/>
          <table:table-cell office:value-type="date" office:date-value="2009-12-30" calcext:value-type="date">
            <text:p>2009-12-30</text:p>
          </table:table-cell>
          <table:table-cell office:value-type="float" office:value="423511.35" calcext:value-type="float">
            <text:p>423511.35</text:p>
          </table:table-cell>
          <table:table-cell table:number-columns-repeated="7"/>
        </table:table-row>
        <table:table-row table:style-name="ro1">
          <table:table-cell office:value-type="date" office:date-value="2009-12-31" calcext:value-type="date">
            <text:p>2009-12-31</text:p>
          </table:table-cell>
          <table:table-cell office:value-type="float" office:value="423302.9" calcext:value-type="float">
            <text:p>423302.9</text:p>
          </table:table-cell>
          <table:table-cell/>
          <table:table-cell office:value-type="date" office:date-value="2009-12-31" calcext:value-type="date">
            <text:p>2009-12-31</text:p>
          </table:table-cell>
          <table:table-cell office:value-type="float" office:value="423302.9" calcext:value-type="float">
            <text:p>423302.9</text:p>
          </table:table-cell>
          <table:table-cell table:number-columns-repeated="7"/>
        </table:table-row>
      </table:table>
      <table:table table:name="lim3 wfee X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JM: Add Evidence</text:p>
          </table:table-cell>
          <table:table-cell table:number-columns-repeated="2"/>
          <table:table-cell table:style-name="ce1" office:value-type="string" calcext:value-type="string">
            <text:p>JM: Test Policy</text:p>
          </table:table-cell>
          <table:table-cell table:number-columns-repeated="3"/>
          <table:table-cell table:style-name="ce1" office:value-type="string" calcext:value-type="string">
            <text:p>Marketsim: portvals_SL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dftrades_SL</text:p>
          </table:table-cell>
        </table:table-row>
        <table:table-row table:style-name="ro1">
          <table:table-cell table:style-name="Default"/>
          <table:table-cell office:value-type="string" calcext:value-type="string">
            <text:p>Return</text:p>
          </table:table-cell>
          <table:table-cell/>
          <table:table-cell table:style-name="Default"/>
          <table:table-cell office:value-type="string" calcext:value-type="string">
            <text:p>Retur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date" office:date-value="0007-12-31" calcext:value-type="date">
            <text:p>0008-01-02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0007-12-31" calcext:value-type="date">
            <text:p>0008-01-02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07" calcext:value-type="date">
            <text:p>2008-01-07</text:p>
          </table:table-cell>
          <table:table-cell office:value-type="float" office:value="99801.5" calcext:value-type="float">
            <text:p>99801.5</text:p>
          </table:table-cell>
          <table:table-cell/>
          <table:table-cell office:value-type="date" office:date-value="2008-01-07" calcext:value-type="date">
            <text:p>2008-01-07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03" calcext:value-type="date">
            <text:p>2008-01-03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3" calcext:value-type="date">
            <text:p>2008-01-03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08" calcext:value-type="date">
            <text:p>2008-01-08</text:p>
          </table:table-cell>
          <table:table-cell office:value-type="float" office:value="101110.5" calcext:value-type="float">
            <text:p>101110.5</text:p>
          </table:table-cell>
          <table:table-cell/>
          <table:table-cell office:value-type="date" office:date-value="2008-01-08" calcext:value-type="date">
            <text:p>2008-01-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04" calcext:value-type="date">
            <text:p>2008-01-04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4" calcext:value-type="date">
            <text:p>2008-01-04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09" calcext:value-type="date">
            <text:p>2008-01-09</text:p>
          </table:table-cell>
          <table:table-cell office:value-type="float" office:value="100916.95" calcext:value-type="float">
            <text:p>100916.95</text:p>
          </table:table-cell>
          <table:table-cell/>
          <table:table-cell office:value-type="date" office:date-value="2008-01-09" calcext:value-type="date">
            <text:p>2008-01-09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07" calcext:value-type="date">
            <text:p>2008-01-07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7" calcext:value-type="date">
            <text:p>2008-01-07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10" calcext:value-type="date">
            <text:p>2008-01-10</text:p>
          </table:table-cell>
          <table:table-cell office:value-type="float" office:value="99738.5" calcext:value-type="float">
            <text:p>99738.5</text:p>
          </table:table-cell>
          <table:table-cell/>
          <table:table-cell office:value-type="date" office:date-value="2008-01-10" calcext:value-type="date">
            <text:p>2008-01-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08" calcext:value-type="date">
            <text:p>2008-01-08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8" calcext:value-type="date">
            <text:p>2008-01-08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11" calcext:value-type="date">
            <text:p>2008-01-11</text:p>
          </table:table-cell>
          <table:table-cell office:value-type="float" office:value="99542.2" calcext:value-type="float">
            <text:p>99542.2</text:p>
          </table:table-cell>
          <table:table-cell/>
          <table:table-cell office:value-type="date" office:date-value="2008-01-11" calcext:value-type="date">
            <text:p>2008-01-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09" calcext:value-type="date">
            <text:p>2008-01-09</text:p>
          </table:table-cell>
          <table:table-cell office:value-type="float" office:value="99806.45" calcext:value-type="float">
            <text:p>99806.45</text:p>
          </table:table-cell>
          <table:table-cell/>
          <table:table-cell office:value-type="date" office:date-value="2008-01-09" calcext:value-type="date">
            <text:p>2008-01-09</text:p>
          </table:table-cell>
          <table:table-cell office:value-type="float" office:value="99806.45" calcext:value-type="float">
            <text:p>99806.45</text:p>
          </table:table-cell>
          <table:table-cell table:number-columns-repeated="2"/>
          <table:table-cell office:value-type="date" office:date-value="2008-01-14" calcext:value-type="date">
            <text:p>2008-01-14</text:p>
          </table:table-cell>
          <table:table-cell office:value-type="float" office:value="99614.95" calcext:value-type="float">
            <text:p>99614.95</text:p>
          </table:table-cell>
          <table:table-cell/>
          <table:table-cell office:value-type="date" office:date-value="2008-01-14" calcext:value-type="date">
            <text:p>2008-01-14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1-10" calcext:value-type="date">
            <text:p>2008-01-10</text:p>
          </table:table-cell>
          <table:table-cell office:value-type="float" office:value="100965" calcext:value-type="float">
            <text:p>100965</text:p>
          </table:table-cell>
          <table:table-cell/>
          <table:table-cell office:value-type="date" office:date-value="2008-01-10" calcext:value-type="date">
            <text:p>2008-01-10</text:p>
          </table:table-cell>
          <table:table-cell office:value-type="float" office:value="100965" calcext:value-type="float">
            <text:p>100965</text:p>
          </table:table-cell>
          <table:table-cell table:number-columns-repeated="2"/>
          <table:table-cell office:value-type="date" office:date-value="2008-01-15" calcext:value-type="date">
            <text:p>2008-01-15</text:p>
          </table:table-cell>
          <table:table-cell office:value-type="float" office:value="101247.7" calcext:value-type="float">
            <text:p>101247.7</text:p>
          </table:table-cell>
          <table:table-cell/>
          <table:table-cell office:value-type="date" office:date-value="2008-01-15" calcext:value-type="date">
            <text:p>2008-01-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1-11" calcext:value-type="date">
            <text:p>2008-01-11</text:p>
          </table:table-cell>
          <table:table-cell office:value-type="float" office:value="100768.7" calcext:value-type="float">
            <text:p>100768.7</text:p>
          </table:table-cell>
          <table:table-cell/>
          <table:table-cell office:value-type="date" office:date-value="2008-01-11" calcext:value-type="date">
            <text:p>2008-01-11</text:p>
          </table:table-cell>
          <table:table-cell office:value-type="float" office:value="100768.7" calcext:value-type="float">
            <text:p>100768.7</text:p>
          </table:table-cell>
          <table:table-cell table:number-columns-repeated="2"/>
          <table:table-cell office:value-type="date" office:date-value="2008-01-16" calcext:value-type="date">
            <text:p>2008-01-16</text:p>
          </table:table-cell>
          <table:table-cell office:value-type="float" office:value="102919.85" calcext:value-type="float">
            <text:p>102919.85</text:p>
          </table:table-cell>
          <table:table-cell/>
          <table:table-cell office:value-type="date" office:date-value="2008-01-16" calcext:value-type="date">
            <text:p>2008-01-16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1-14" calcext:value-type="date">
            <text:p>2008-01-14</text:p>
          </table:table-cell>
          <table:table-cell office:value-type="float" office:value="101596.05" calcext:value-type="float">
            <text:p>101596.05</text:p>
          </table:table-cell>
          <table:table-cell/>
          <table:table-cell office:value-type="date" office:date-value="2008-01-14" calcext:value-type="date">
            <text:p>2008-01-14</text:p>
          </table:table-cell>
          <table:table-cell office:value-type="float" office:value="101596.05" calcext:value-type="float">
            <text:p>101596.05</text:p>
          </table:table-cell>
          <table:table-cell table:number-columns-repeated="2"/>
          <table:table-cell office:value-type="date" office:date-value="2008-01-17" calcext:value-type="date">
            <text:p>2008-01-17</text:p>
          </table:table-cell>
          <table:table-cell office:value-type="float" office:value="104189.85" calcext:value-type="float">
            <text:p>104189.85</text:p>
          </table:table-cell>
          <table:table-cell/>
          <table:table-cell office:value-type="date" office:date-value="2008-01-22" calcext:value-type="date">
            <text:p>2008-01-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1-15" calcext:value-type="date">
            <text:p>2008-01-15</text:p>
          </table:table-cell>
          <table:table-cell office:value-type="float" office:value="103228.8" calcext:value-type="float">
            <text:p>103228.8</text:p>
          </table:table-cell>
          <table:table-cell/>
          <table:table-cell office:value-type="date" office:date-value="2008-01-15" calcext:value-type="date">
            <text:p>2008-01-15</text:p>
          </table:table-cell>
          <table:table-cell office:value-type="float" office:value="103228.8" calcext:value-type="float">
            <text:p>103228.8</text:p>
          </table:table-cell>
          <table:table-cell table:number-columns-repeated="2"/>
          <table:table-cell office:value-type="date" office:date-value="2008-01-18" calcext:value-type="date">
            <text:p>2008-01-18</text:p>
          </table:table-cell>
          <table:table-cell office:value-type="float" office:value="104599.85" calcext:value-type="float">
            <text:p>104599.85</text:p>
          </table:table-cell>
          <table:table-cell/>
          <table:table-cell office:value-type="date" office:date-value="2008-01-23" calcext:value-type="date">
            <text:p>2008-01-23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1-16" calcext:value-type="date">
            <text:p>2008-01-16</text:p>
          </table:table-cell>
          <table:table-cell office:value-type="float" office:value="105656.75" calcext:value-type="float">
            <text:p>105656.75</text:p>
          </table:table-cell>
          <table:table-cell/>
          <table:table-cell office:value-type="date" office:date-value="2008-01-16" calcext:value-type="date">
            <text:p>2008-01-16</text:p>
          </table:table-cell>
          <table:table-cell office:value-type="float" office:value="105656.75" calcext:value-type="float">
            <text:p>105656.75</text:p>
          </table:table-cell>
          <table:table-cell table:number-columns-repeated="2"/>
          <table:table-cell office:value-type="date" office:date-value="2008-01-22" calcext:value-type="date">
            <text:p>2008-01-22</text:p>
          </table:table-cell>
          <table:table-cell office:value-type="float" office:value="103057.2" calcext:value-type="float">
            <text:p>103057.2</text:p>
          </table:table-cell>
          <table:table-cell/>
          <table:table-cell office:value-type="date" office:date-value="2008-01-24" calcext:value-type="date">
            <text:p>2008-01-2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1-17" calcext:value-type="date">
            <text:p>2008-01-17</text:p>
          </table:table-cell>
          <table:table-cell office:value-type="float" office:value="106926.75" calcext:value-type="float">
            <text:p>106926.75</text:p>
          </table:table-cell>
          <table:table-cell/>
          <table:table-cell office:value-type="date" office:date-value="2008-01-17" calcext:value-type="date">
            <text:p>2008-01-17</text:p>
          </table:table-cell>
          <table:table-cell office:value-type="float" office:value="106926.75" calcext:value-type="float">
            <text:p>106926.75</text:p>
          </table:table-cell>
          <table:table-cell table:number-columns-repeated="2"/>
          <table:table-cell office:value-type="date" office:date-value="2008-01-23" calcext:value-type="date">
            <text:p>2008-01-23</text:p>
          </table:table-cell>
          <table:table-cell office:value-type="float" office:value="107060.25" calcext:value-type="float">
            <text:p>107060.25</text:p>
          </table:table-cell>
          <table:table-cell/>
          <table:table-cell office:value-type="date" office:date-value="2008-01-25" calcext:value-type="date">
            <text:p>2008-01-25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18" calcext:value-type="date">
            <text:p>2008-01-18</text:p>
          </table:table-cell>
          <table:table-cell office:value-type="float" office:value="106965.7" calcext:value-type="float">
            <text:p>106965.7</text:p>
          </table:table-cell>
          <table:table-cell/>
          <table:table-cell office:value-type="date" office:date-value="2008-01-18" calcext:value-type="date">
            <text:p>2008-01-18</text:p>
          </table:table-cell>
          <table:table-cell office:value-type="float" office:value="106965.7" calcext:value-type="float">
            <text:p>106965.7</text:p>
          </table:table-cell>
          <table:table-cell table:number-columns-repeated="2"/>
          <table:table-cell office:value-type="date" office:date-value="2008-01-24" calcext:value-type="date">
            <text:p>2008-01-24</text:p>
          </table:table-cell>
          <table:table-cell office:value-type="float" office:value="107330.2" calcext:value-type="float">
            <text:p>107330.2</text:p>
          </table:table-cell>
          <table:table-cell/>
          <table:table-cell office:value-type="date" office:date-value="2008-01-29" calcext:value-type="date">
            <text:p>2008-01-29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22" calcext:value-type="date">
            <text:p>2008-01-22</text:p>
          </table:table-cell>
          <table:table-cell office:value-type="float" office:value="108125.7" calcext:value-type="float">
            <text:p>108125.7</text:p>
          </table:table-cell>
          <table:table-cell/>
          <table:table-cell office:value-type="date" office:date-value="2008-01-22" calcext:value-type="date">
            <text:p>2008-01-22</text:p>
          </table:table-cell>
          <table:table-cell office:value-type="float" office:value="108125.7" calcext:value-type="float">
            <text:p>108125.7</text:p>
          </table:table-cell>
          <table:table-cell table:number-columns-repeated="2"/>
          <table:table-cell office:value-type="date" office:date-value="2008-01-25" calcext:value-type="date">
            <text:p>2008-01-25</text:p>
          </table:table-cell>
          <table:table-cell office:value-type="float" office:value="105921.2" calcext:value-type="float">
            <text:p>105921.2</text:p>
          </table:table-cell>
          <table:table-cell/>
          <table:table-cell office:value-type="date" office:date-value="2008-01-30" calcext:value-type="date">
            <text:p>2008-01-3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23" calcext:value-type="date">
            <text:p>2008-01-23</text:p>
          </table:table-cell>
          <table:table-cell office:value-type="float" office:value="112962.75" calcext:value-type="float">
            <text:p>112962.75</text:p>
          </table:table-cell>
          <table:table-cell/>
          <table:table-cell office:value-type="date" office:date-value="2008-01-23" calcext:value-type="date">
            <text:p>2008-01-23</text:p>
          </table:table-cell>
          <table:table-cell office:value-type="float" office:value="112962.75" calcext:value-type="float">
            <text:p>112962.75</text:p>
          </table:table-cell>
          <table:table-cell table:number-columns-repeated="2"/>
          <table:table-cell office:value-type="date" office:date-value="2008-01-28" calcext:value-type="date">
            <text:p>2008-01-28</text:p>
          </table:table-cell>
          <table:table-cell office:value-type="float" office:value="105921.2" calcext:value-type="float">
            <text:p>105921.2</text:p>
          </table:table-cell>
          <table:table-cell/>
          <table:table-cell office:value-type="date" office:date-value="2008-01-31" calcext:value-type="date">
            <text:p>2008-01-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24" calcext:value-type="date">
            <text:p>2008-01-24</text:p>
          </table:table-cell>
          <table:table-cell office:value-type="float" office:value="113232.7" calcext:value-type="float">
            <text:p>113232.7</text:p>
          </table:table-cell>
          <table:table-cell/>
          <table:table-cell office:value-type="date" office:date-value="2008-01-24" calcext:value-type="date">
            <text:p>2008-01-24</text:p>
          </table:table-cell>
          <table:table-cell office:value-type="float" office:value="113232.7" calcext:value-type="float">
            <text:p>113232.7</text:p>
          </table:table-cell>
          <table:table-cell table:number-columns-repeated="2"/>
          <table:table-cell office:value-type="date" office:date-value="2008-01-29" calcext:value-type="date">
            <text:p>2008-01-29</text:p>
          </table:table-cell>
          <table:table-cell office:value-type="float" office:value="105694.85" calcext:value-type="float">
            <text:p>105694.85</text:p>
          </table:table-cell>
          <table:table-cell/>
          <table:table-cell office:value-type="date" office:date-value="2008-02-01" calcext:value-type="date">
            <text:p>2008-02-01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1-25" calcext:value-type="date">
            <text:p>2008-01-25</text:p>
          </table:table-cell>
          <table:table-cell office:value-type="float" office:value="112221.8" calcext:value-type="float">
            <text:p>112221.8</text:p>
          </table:table-cell>
          <table:table-cell/>
          <table:table-cell office:value-type="date" office:date-value="2008-01-25" calcext:value-type="date">
            <text:p>2008-01-25</text:p>
          </table:table-cell>
          <table:table-cell office:value-type="float" office:value="112221.8" calcext:value-type="float">
            <text:p>112221.8</text:p>
          </table:table-cell>
          <table:table-cell table:number-columns-repeated="2"/>
          <table:table-cell office:value-type="date" office:date-value="2008-01-30" calcext:value-type="date">
            <text:p>2008-01-30</text:p>
          </table:table-cell>
          <table:table-cell office:value-type="float" office:value="105558.95" calcext:value-type="float">
            <text:p>105558.95</text:p>
          </table:table-cell>
          <table:table-cell/>
          <table:table-cell office:value-type="date" office:date-value="2008-02-04" calcext:value-type="date">
            <text:p>2008-02-0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1-28" calcext:value-type="date">
            <text:p>2008-01-28</text:p>
          </table:table-cell>
          <table:table-cell office:value-type="float" office:value="112221.8" calcext:value-type="float">
            <text:p>112221.8</text:p>
          </table:table-cell>
          <table:table-cell/>
          <table:table-cell office:value-type="date" office:date-value="2008-01-28" calcext:value-type="date">
            <text:p>2008-01-28</text:p>
          </table:table-cell>
          <table:table-cell office:value-type="float" office:value="112221.8" calcext:value-type="float">
            <text:p>112221.8</text:p>
          </table:table-cell>
          <table:table-cell table:number-columns-repeated="2"/>
          <table:table-cell office:value-type="date" office:date-value="2008-01-31" calcext:value-type="date">
            <text:p>2008-01-31</text:p>
          </table:table-cell>
          <table:table-cell office:value-type="float" office:value="105332.8" calcext:value-type="float">
            <text:p>105332.8</text:p>
          </table:table-cell>
          <table:table-cell/>
          <table:table-cell office:value-type="date" office:date-value="2008-02-05" calcext:value-type="date">
            <text:p>2008-02-05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29" calcext:value-type="date">
            <text:p>2008-01-29</text:p>
          </table:table-cell>
          <table:table-cell office:value-type="float" office:value="112428.25" calcext:value-type="float">
            <text:p>112428.25</text:p>
          </table:table-cell>
          <table:table-cell/>
          <table:table-cell office:value-type="date" office:date-value="2008-01-29" calcext:value-type="date">
            <text:p>2008-01-29</text:p>
          </table:table-cell>
          <table:table-cell office:value-type="float" office:value="112428.25" calcext:value-type="float">
            <text:p>112428.25</text:p>
          </table:table-cell>
          <table:table-cell table:number-columns-repeated="2"/>
          <table:table-cell office:value-type="date" office:date-value="2008-02-01" calcext:value-type="date">
            <text:p>2008-02-01</text:p>
          </table:table-cell>
          <table:table-cell office:value-type="float" office:value="105652.75" calcext:value-type="float">
            <text:p>105652.75</text:p>
          </table:table-cell>
          <table:table-cell/>
          <table:table-cell office:value-type="date" office:date-value="2008-02-08" calcext:value-type="date">
            <text:p>2008-02-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30" calcext:value-type="date">
            <text:p>2008-01-30</text:p>
          </table:table-cell>
          <table:table-cell office:value-type="float" office:value="112292.35" calcext:value-type="float">
            <text:p>112292.35</text:p>
          </table:table-cell>
          <table:table-cell/>
          <table:table-cell office:value-type="date" office:date-value="2008-01-30" calcext:value-type="date">
            <text:p>2008-01-30</text:p>
          </table:table-cell>
          <table:table-cell office:value-type="float" office:value="112292.35" calcext:value-type="float">
            <text:p>112292.35</text:p>
          </table:table-cell>
          <table:table-cell table:number-columns-repeated="2"/>
          <table:table-cell office:value-type="date" office:date-value="2008-02-04" calcext:value-type="date">
            <text:p>2008-02-04</text:p>
          </table:table-cell>
          <table:table-cell office:value-type="float" office:value="107071.2" calcext:value-type="float">
            <text:p>107071.2</text:p>
          </table:table-cell>
          <table:table-cell/>
          <table:table-cell office:value-type="date" office:date-value="2008-02-11" calcext:value-type="date">
            <text:p>2008-02-11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31" calcext:value-type="date">
            <text:p>2008-01-31</text:p>
          </table:table-cell>
          <table:table-cell office:value-type="float" office:value="112066.2" calcext:value-type="float">
            <text:p>112066.2</text:p>
          </table:table-cell>
          <table:table-cell/>
          <table:table-cell office:value-type="date" office:date-value="2008-01-31" calcext:value-type="date">
            <text:p>2008-01-31</text:p>
          </table:table-cell>
          <table:table-cell office:value-type="float" office:value="112066.2" calcext:value-type="float">
            <text:p>112066.2</text:p>
          </table:table-cell>
          <table:table-cell table:number-columns-repeated="2"/>
          <table:table-cell office:value-type="date" office:date-value="2008-02-05" calcext:value-type="date">
            <text:p>2008-02-05</text:p>
          </table:table-cell>
          <table:table-cell office:value-type="float" office:value="104731.1" calcext:value-type="float">
            <text:p>104731.1</text:p>
          </table:table-cell>
          <table:table-cell/>
          <table:table-cell office:value-type="date" office:date-value="2008-02-12" calcext:value-type="date">
            <text:p>2008-02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13266.35" calcext:value-type="float">
            <text:p>113266.35</text:p>
          </table:table-cell>
          <table:table-cell/>
          <table:table-cell office:value-type="date" office:date-value="2008-02-01" calcext:value-type="date">
            <text:p>2008-02-01</text:p>
          </table:table-cell>
          <table:table-cell office:value-type="float" office:value="113266.35" calcext:value-type="float">
            <text:p>113266.35</text:p>
          </table:table-cell>
          <table:table-cell table:number-columns-repeated="2"/>
          <table:table-cell office:value-type="date" office:date-value="2008-02-06" calcext:value-type="date">
            <text:p>2008-02-06</text:p>
          </table:table-cell>
          <table:table-cell office:value-type="float" office:value="104731.1" calcext:value-type="float">
            <text:p>104731.1</text:p>
          </table:table-cell>
          <table:table-cell/>
          <table:table-cell office:value-type="date" office:date-value="2008-02-14" calcext:value-type="date">
            <text:p>2008-02-14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2-04" calcext:value-type="date">
            <text:p>2008-02-04</text:p>
          </table:table-cell>
          <table:table-cell office:value-type="float" office:value="114684.8" calcext:value-type="float">
            <text:p>114684.8</text:p>
          </table:table-cell>
          <table:table-cell/>
          <table:table-cell office:value-type="date" office:date-value="2008-02-04" calcext:value-type="date">
            <text:p>2008-02-04</text:p>
          </table:table-cell>
          <table:table-cell office:value-type="float" office:value="114684.8" calcext:value-type="float">
            <text:p>114684.8</text:p>
          </table:table-cell>
          <table:table-cell table:number-columns-repeated="2"/>
          <table:table-cell office:value-type="date" office:date-value="2008-02-07" calcext:value-type="date">
            <text:p>2008-02-07</text:p>
          </table:table-cell>
          <table:table-cell office:value-type="float" office:value="104731.1" calcext:value-type="float">
            <text:p>104731.1</text:p>
          </table:table-cell>
          <table:table-cell/>
          <table:table-cell office:value-type="date" office:date-value="2008-02-15" calcext:value-type="date">
            <text:p>2008-02-15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2-05" calcext:value-type="date">
            <text:p>2008-02-05</text:p>
          </table:table-cell>
          <table:table-cell office:value-type="float" office:value="112554.8" calcext:value-type="float">
            <text:p>112554.8</text:p>
          </table:table-cell>
          <table:table-cell/>
          <table:table-cell office:value-type="date" office:date-value="2008-02-05" calcext:value-type="date">
            <text:p>2008-02-05</text:p>
          </table:table-cell>
          <table:table-cell office:value-type="float" office:value="112554.8" calcext:value-type="float">
            <text:p>112554.8</text:p>
          </table:table-cell>
          <table:table-cell table:number-columns-repeated="2"/>
          <table:table-cell office:value-type="date" office:date-value="2008-02-08" calcext:value-type="date">
            <text:p>2008-02-08</text:p>
          </table:table-cell>
          <table:table-cell office:value-type="float" office:value="104521.3" calcext:value-type="float">
            <text:p>104521.3</text:p>
          </table:table-cell>
          <table:table-cell/>
          <table:table-cell office:value-type="date" office:date-value="2008-02-19" calcext:value-type="date">
            <text:p>2008-02-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06" calcext:value-type="date">
            <text:p>2008-02-06</text:p>
          </table:table-cell>
          <table:table-cell office:value-type="float" office:value="112594.25" calcext:value-type="float">
            <text:p>112594.25</text:p>
          </table:table-cell>
          <table:table-cell/>
          <table:table-cell office:value-type="date" office:date-value="2008-02-06" calcext:value-type="date">
            <text:p>2008-02-06</text:p>
          </table:table-cell>
          <table:table-cell office:value-type="float" office:value="112594.25" calcext:value-type="float">
            <text:p>112594.25</text:p>
          </table:table-cell>
          <table:table-cell table:number-columns-repeated="2"/>
          <table:table-cell office:value-type="date" office:date-value="2008-02-11" calcext:value-type="date">
            <text:p>2008-02-11</text:p>
          </table:table-cell>
          <table:table-cell office:value-type="float" office:value="103883.65" calcext:value-type="float">
            <text:p>103883.65</text:p>
          </table:table-cell>
          <table:table-cell/>
          <table:table-cell office:value-type="date" office:date-value="2008-02-21" calcext:value-type="date">
            <text:p>2008-02-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07" calcext:value-type="date">
            <text:p>2008-02-07</text:p>
          </table:table-cell>
          <table:table-cell office:value-type="float" office:value="112594.25" calcext:value-type="float">
            <text:p>112594.25</text:p>
          </table:table-cell>
          <table:table-cell/>
          <table:table-cell office:value-type="date" office:date-value="2008-02-07" calcext:value-type="date">
            <text:p>2008-02-07</text:p>
          </table:table-cell>
          <table:table-cell office:value-type="float" office:value="112594.25" calcext:value-type="float">
            <text:p>112594.25</text:p>
          </table:table-cell>
          <table:table-cell table:number-columns-repeated="2"/>
          <table:table-cell office:value-type="date" office:date-value="2008-02-12" calcext:value-type="date">
            <text:p>2008-02-12</text:p>
          </table:table-cell>
          <table:table-cell office:value-type="float" office:value="103676.15" calcext:value-type="float">
            <text:p>103676.15</text:p>
          </table:table-cell>
          <table:table-cell/>
          <table:table-cell office:value-type="date" office:date-value="2008-02-25" calcext:value-type="date">
            <text:p>2008-02-25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2-08" calcext:value-type="date">
            <text:p>2008-02-08</text:p>
          </table:table-cell>
          <table:table-cell office:value-type="float" office:value="112784.15" calcext:value-type="float">
            <text:p>112784.15</text:p>
          </table:table-cell>
          <table:table-cell/>
          <table:table-cell office:value-type="date" office:date-value="2008-02-08" calcext:value-type="date">
            <text:p>2008-02-08</text:p>
          </table:table-cell>
          <table:table-cell office:value-type="float" office:value="112784.15" calcext:value-type="float">
            <text:p>112784.15</text:p>
          </table:table-cell>
          <table:table-cell table:number-columns-repeated="2"/>
          <table:table-cell office:value-type="date" office:date-value="2008-02-13" calcext:value-type="date">
            <text:p>2008-02-13</text:p>
          </table:table-cell>
          <table:table-cell office:value-type="float" office:value="104396.15" calcext:value-type="float">
            <text:p>104396.15</text:p>
          </table:table-cell>
          <table:table-cell/>
          <table:table-cell office:value-type="date" office:date-value="2008-02-26" calcext:value-type="date">
            <text:p>2008-02-26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2-11" calcext:value-type="date">
            <text:p>2008-02-11</text:p>
          </table:table-cell>
          <table:table-cell office:value-type="float" office:value="112808.8" calcext:value-type="float">
            <text:p>112808.8</text:p>
          </table:table-cell>
          <table:table-cell/>
          <table:table-cell office:value-type="date" office:date-value="2008-02-11" calcext:value-type="date">
            <text:p>2008-02-11</text:p>
          </table:table-cell>
          <table:table-cell office:value-type="float" office:value="112808.8" calcext:value-type="float">
            <text:p>112808.8</text:p>
          </table:table-cell>
          <table:table-cell table:number-columns-repeated="2"/>
          <table:table-cell office:value-type="date" office:date-value="2008-02-14" calcext:value-type="date">
            <text:p>2008-02-14</text:p>
          </table:table-cell>
          <table:table-cell office:value-type="float" office:value="102831.85" calcext:value-type="float">
            <text:p>102831.85</text:p>
          </table:table-cell>
          <table:table-cell/>
          <table:table-cell office:value-type="date" office:date-value="2008-02-27" calcext:value-type="date">
            <text:p>2008-02-27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2-12" calcext:value-type="date">
            <text:p>2008-02-12</text:p>
          </table:table-cell>
          <table:table-cell office:value-type="float" office:value="112966.4" calcext:value-type="float">
            <text:p>112966.4</text:p>
          </table:table-cell>
          <table:table-cell/>
          <table:table-cell office:value-type="date" office:date-value="2008-02-12" calcext:value-type="date">
            <text:p>2008-02-12</text:p>
          </table:table-cell>
          <table:table-cell office:value-type="float" office:value="112966.4" calcext:value-type="float">
            <text:p>112966.4</text:p>
          </table:table-cell>
          <table:table-cell table:number-columns-repeated="2"/>
          <table:table-cell office:value-type="date" office:date-value="2008-02-15" calcext:value-type="date">
            <text:p>2008-02-15</text:p>
          </table:table-cell>
          <table:table-cell office:value-type="float" office:value="102624.65" calcext:value-type="float">
            <text:p>102624.65</text:p>
          </table:table-cell>
          <table:table-cell/>
          <table:table-cell office:value-type="date" office:date-value="2008-03-03" calcext:value-type="date">
            <text:p>2008-03-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13" calcext:value-type="date">
            <text:p>2008-02-13</text:p>
          </table:table-cell>
          <table:table-cell office:value-type="float" office:value="113157.6" calcext:value-type="float">
            <text:p>113157.6</text:p>
          </table:table-cell>
          <table:table-cell/>
          <table:table-cell office:value-type="date" office:date-value="2008-02-13" calcext:value-type="date">
            <text:p>2008-02-13</text:p>
          </table:table-cell>
          <table:table-cell office:value-type="float" office:value="113157.6" calcext:value-type="float">
            <text:p>113157.6</text:p>
          </table:table-cell>
          <table:table-cell table:number-columns-repeated="2"/>
          <table:table-cell office:value-type="date" office:date-value="2008-02-19" calcext:value-type="date">
            <text:p>2008-02-19</text:p>
          </table:table-cell>
          <table:table-cell office:value-type="float" office:value="102799.35" calcext:value-type="float">
            <text:p>102799.35</text:p>
          </table:table-cell>
          <table:table-cell/>
          <table:table-cell office:value-type="date" office:date-value="2008-03-04" calcext:value-type="date">
            <text:p>2008-03-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/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style-name="Default"/>
          <table:table-cell office:value-type="string" calcext:value-type="string">
            <text:p>...</text:p>
          </table:table-cell>
          <table:table-cell/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date" office:date-value="2009-11-18" calcext:value-type="date">
            <text:p>2009-11-18</text:p>
          </table:table-cell>
          <table:table-cell office:value-type="float" office:value="306206.35" calcext:value-type="float">
            <text:p>306206.35</text:p>
          </table:table-cell>
          <table:table-cell/>
          <table:table-cell office:value-type="date" office:date-value="2009-11-18" calcext:value-type="date">
            <text:p>2009-11-18</text:p>
          </table:table-cell>
          <table:table-cell office:value-type="float" office:value="306206.35" calcext:value-type="float">
            <text:p>306206.35</text:p>
          </table:table-cell>
          <table:table-cell table:number-columns-repeated="2"/>
          <table:table-cell office:value-type="date" office:date-value="2009-11-17" calcext:value-type="date">
            <text:p>2009-11-17</text:p>
          </table:table-cell>
          <table:table-cell office:value-type="float" office:value="258726.6" calcext:value-type="float">
            <text:p>258726.6</text:p>
          </table:table-cell>
          <table:table-cell/>
          <table:table-cell office:value-type="date" office:date-value="2009-10-27" calcext:value-type="date">
            <text:p>2009-10-27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1-19" calcext:value-type="date">
            <text:p>2009-11-19</text:p>
          </table:table-cell>
          <table:table-cell office:value-type="float" office:value="306399.1" calcext:value-type="float">
            <text:p>306399.1</text:p>
          </table:table-cell>
          <table:table-cell/>
          <table:table-cell office:value-type="date" office:date-value="2009-11-19" calcext:value-type="date">
            <text:p>2009-11-19</text:p>
          </table:table-cell>
          <table:table-cell office:value-type="float" office:value="306399.1" calcext:value-type="float">
            <text:p>306399.1</text:p>
          </table:table-cell>
          <table:table-cell table:number-columns-repeated="2"/>
          <table:table-cell office:value-type="date" office:date-value="2009-11-18" calcext:value-type="date">
            <text:p>2009-11-18</text:p>
          </table:table-cell>
          <table:table-cell office:value-type="float" office:value="258720" calcext:value-type="float">
            <text:p>258720</text:p>
          </table:table-cell>
          <table:table-cell/>
          <table:table-cell office:value-type="date" office:date-value="2009-10-28" calcext:value-type="date">
            <text:p>2009-10-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1-20" calcext:value-type="date">
            <text:p>2009-11-20</text:p>
          </table:table-cell>
          <table:table-cell office:value-type="float" office:value="306074.65" calcext:value-type="float">
            <text:p>306074.65</text:p>
          </table:table-cell>
          <table:table-cell/>
          <table:table-cell office:value-type="date" office:date-value="2009-11-20" calcext:value-type="date">
            <text:p>2009-11-20</text:p>
          </table:table-cell>
          <table:table-cell office:value-type="float" office:value="306074.65" calcext:value-type="float">
            <text:p>306074.65</text:p>
          </table:table-cell>
          <table:table-cell table:number-columns-repeated="2"/>
          <table:table-cell office:value-type="date" office:date-value="2009-11-19" calcext:value-type="date">
            <text:p>2009-11-19</text:p>
          </table:table-cell>
          <table:table-cell office:value-type="float" office:value="258507.35" calcext:value-type="float">
            <text:p>258507.35</text:p>
          </table:table-cell>
          <table:table-cell/>
          <table:table-cell office:value-type="date" office:date-value="2009-11-02" calcext:value-type="date">
            <text:p>2009-11-0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1-23" calcext:value-type="date">
            <text:p>2009-11-23</text:p>
          </table:table-cell>
          <table:table-cell office:value-type="float" office:value="306854.65" calcext:value-type="float">
            <text:p>306854.65</text:p>
          </table:table-cell>
          <table:table-cell/>
          <table:table-cell office:value-type="date" office:date-value="2009-11-23" calcext:value-type="date">
            <text:p>2009-11-23</text:p>
          </table:table-cell>
          <table:table-cell office:value-type="float" office:value="306854.65" calcext:value-type="float">
            <text:p>306854.65</text:p>
          </table:table-cell>
          <table:table-cell table:number-columns-repeated="2"/>
          <table:table-cell office:value-type="date" office:date-value="2009-11-20" calcext:value-type="date">
            <text:p>2009-11-20</text:p>
          </table:table-cell>
          <table:table-cell office:value-type="float" office:value="258002.9" calcext:value-type="float">
            <text:p>258002.9</text:p>
          </table:table-cell>
          <table:table-cell/>
          <table:table-cell office:value-type="date" office:date-value="2009-11-04" calcext:value-type="date">
            <text:p>2009-11-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1-24" calcext:value-type="date">
            <text:p>2009-11-24</text:p>
          </table:table-cell>
          <table:table-cell office:value-type="float" office:value="306489.4" calcext:value-type="float">
            <text:p>306489.4</text:p>
          </table:table-cell>
          <table:table-cell/>
          <table:table-cell office:value-type="date" office:date-value="2009-11-24" calcext:value-type="date">
            <text:p>2009-11-24</text:p>
          </table:table-cell>
          <table:table-cell office:value-type="float" office:value="306489.4" calcext:value-type="float">
            <text:p>306489.4</text:p>
          </table:table-cell>
          <table:table-cell table:number-columns-repeated="2"/>
          <table:table-cell office:value-type="date" office:date-value="2009-11-23" calcext:value-type="date">
            <text:p>2009-11-23</text:p>
          </table:table-cell>
          <table:table-cell office:value-type="float" office:value="257222.9" calcext:value-type="float">
            <text:p>257222.9</text:p>
          </table:table-cell>
          <table:table-cell/>
          <table:table-cell office:value-type="date" office:date-value="2009-11-05" calcext:value-type="date">
            <text:p>2009-11-05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1-25" calcext:value-type="date">
            <text:p>2009-11-25</text:p>
          </table:table-cell>
          <table:table-cell office:value-type="float" office:value="306789.4" calcext:value-type="float">
            <text:p>306789.4</text:p>
          </table:table-cell>
          <table:table-cell/>
          <table:table-cell office:value-type="date" office:date-value="2009-11-25" calcext:value-type="date">
            <text:p>2009-11-25</text:p>
          </table:table-cell>
          <table:table-cell office:value-type="float" office:value="306789.4" calcext:value-type="float">
            <text:p>306789.4</text:p>
          </table:table-cell>
          <table:table-cell table:number-columns-repeated="2"/>
          <table:table-cell office:value-type="date" office:date-value="2009-11-24" calcext:value-type="date">
            <text:p>2009-11-24</text:p>
          </table:table-cell>
          <table:table-cell office:value-type="float" office:value="257982.9" calcext:value-type="float">
            <text:p>257982.9</text:p>
          </table:table-cell>
          <table:table-cell/>
          <table:table-cell office:value-type="date" office:date-value="2009-11-06" calcext:value-type="date">
            <text:p>2009-11-06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9-11-27" calcext:value-type="date">
            <text:p>2009-11-27</text:p>
          </table:table-cell>
          <table:table-cell office:value-type="float" office:value="307372.55" calcext:value-type="float">
            <text:p>307372.55</text:p>
          </table:table-cell>
          <table:table-cell/>
          <table:table-cell office:value-type="date" office:date-value="2009-11-27" calcext:value-type="date">
            <text:p>2009-11-27</text:p>
          </table:table-cell>
          <table:table-cell office:value-type="float" office:value="307372.55" calcext:value-type="float">
            <text:p>307372.55</text:p>
          </table:table-cell>
          <table:table-cell table:number-columns-repeated="2"/>
          <table:table-cell office:value-type="date" office:date-value="2009-11-25" calcext:value-type="date">
            <text:p>2009-11-25</text:p>
          </table:table-cell>
          <table:table-cell office:value-type="float" office:value="258282.9" calcext:value-type="float">
            <text:p>258282.9</text:p>
          </table:table-cell>
          <table:table-cell/>
          <table:table-cell office:value-type="date" office:date-value="2009-11-09" calcext:value-type="date">
            <text:p>2009-11-09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1-30" calcext:value-type="date">
            <text:p>2009-11-30</text:p>
          </table:table-cell>
          <table:table-cell office:value-type="float" office:value="307372.55" calcext:value-type="float">
            <text:p>307372.55</text:p>
          </table:table-cell>
          <table:table-cell/>
          <table:table-cell office:value-type="date" office:date-value="2009-11-30" calcext:value-type="date">
            <text:p>2009-11-30</text:p>
          </table:table-cell>
          <table:table-cell office:value-type="float" office:value="307372.55" calcext:value-type="float">
            <text:p>307372.55</text:p>
          </table:table-cell>
          <table:table-cell table:number-columns-repeated="2"/>
          <table:table-cell office:value-type="date" office:date-value="2009-11-27" calcext:value-type="date">
            <text:p>2009-11-27</text:p>
          </table:table-cell>
          <table:table-cell office:value-type="float" office:value="258866.05" calcext:value-type="float">
            <text:p>258866.05</text:p>
          </table:table-cell>
          <table:table-cell/>
          <table:table-cell office:value-type="date" office:date-value="2009-11-10" calcext:value-type="date">
            <text:p>2009-11-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307372.55" calcext:value-type="float">
            <text:p>307372.55</text:p>
          </table:table-cell>
          <table:table-cell/>
          <table:table-cell office:value-type="date" office:date-value="2009-12-01" calcext:value-type="date">
            <text:p>2009-12-01</text:p>
          </table:table-cell>
          <table:table-cell office:value-type="float" office:value="307372.55" calcext:value-type="float">
            <text:p>307372.55</text:p>
          </table:table-cell>
          <table:table-cell table:number-columns-repeated="2"/>
          <table:table-cell office:value-type="date" office:date-value="2009-11-30" calcext:value-type="date">
            <text:p>2009-11-30</text:p>
          </table:table-cell>
          <table:table-cell office:value-type="float" office:value="258653.7" calcext:value-type="float">
            <text:p>258653.7</text:p>
          </table:table-cell>
          <table:table-cell/>
          <table:table-cell office:value-type="date" office:date-value="2009-11-11" calcext:value-type="date">
            <text:p>2009-11-11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9-12-02" calcext:value-type="date">
            <text:p>2009-12-02</text:p>
          </table:table-cell>
          <table:table-cell office:value-type="float" office:value="307162.85" calcext:value-type="float">
            <text:p>307162.85</text:p>
          </table:table-cell>
          <table:table-cell/>
          <table:table-cell office:value-type="date" office:date-value="2009-12-02" calcext:value-type="date">
            <text:p>2009-12-02</text:p>
          </table:table-cell>
          <table:table-cell office:value-type="float" office:value="307162.85" calcext:value-type="float">
            <text:p>307162.85</text:p>
          </table:table-cell>
          <table:table-cell table:number-columns-repeated="2"/>
          <table:table-cell office:value-type="date" office:date-value="2009-12-01" calcext:value-type="date">
            <text:p>2009-12-01</text:p>
          </table:table-cell>
          <table:table-cell office:value-type="float" office:value="258182.65" calcext:value-type="float">
            <text:p>258182.65</text:p>
          </table:table-cell>
          <table:table-cell/>
          <table:table-cell office:value-type="date" office:date-value="2009-11-12" calcext:value-type="date">
            <text:p>2009-11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03" calcext:value-type="date">
            <text:p>2009-12-03</text:p>
          </table:table-cell>
          <table:table-cell office:value-type="float" office:value="306652.85" calcext:value-type="float">
            <text:p>306652.85</text:p>
          </table:table-cell>
          <table:table-cell/>
          <table:table-cell office:value-type="date" office:date-value="2009-12-03" calcext:value-type="date">
            <text:p>2009-12-03</text:p>
          </table:table-cell>
          <table:table-cell office:value-type="float" office:value="306652.85" calcext:value-type="float">
            <text:p>306652.85</text:p>
          </table:table-cell>
          <table:table-cell table:number-columns-repeated="2"/>
          <table:table-cell office:value-type="date" office:date-value="2009-12-02" calcext:value-type="date">
            <text:p>2009-12-02</text:p>
          </table:table-cell>
          <table:table-cell office:value-type="float" office:value="258182.65" calcext:value-type="float">
            <text:p>258182.65</text:p>
          </table:table-cell>
          <table:table-cell/>
          <table:table-cell office:value-type="date" office:date-value="2009-11-16" calcext:value-type="date">
            <text:p>2009-11-16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04" calcext:value-type="date">
            <text:p>2009-12-04</text:p>
          </table:table-cell>
          <table:table-cell office:value-type="float" office:value="306982.85" calcext:value-type="float">
            <text:p>306982.85</text:p>
          </table:table-cell>
          <table:table-cell/>
          <table:table-cell office:value-type="date" office:date-value="2009-12-04" calcext:value-type="date">
            <text:p>2009-12-04</text:p>
          </table:table-cell>
          <table:table-cell office:value-type="float" office:value="306982.85" calcext:value-type="float">
            <text:p>306982.85</text:p>
          </table:table-cell>
          <table:table-cell table:number-columns-repeated="2"/>
          <table:table-cell office:value-type="date" office:date-value="2009-12-03" calcext:value-type="date">
            <text:p>2009-12-03</text:p>
          </table:table-cell>
          <table:table-cell office:value-type="float" office:value="258182.65" calcext:value-type="float">
            <text:p>258182.65</text:p>
          </table:table-cell>
          <table:table-cell/>
          <table:table-cell office:value-type="date" office:date-value="2009-11-17" calcext:value-type="date">
            <text:p>2009-11-17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9-12-07" calcext:value-type="date">
            <text:p>2009-12-07</text:p>
          </table:table-cell>
          <table:table-cell office:value-type="float" office:value="306895.9" calcext:value-type="float">
            <text:p>306895.9</text:p>
          </table:table-cell>
          <table:table-cell/>
          <table:table-cell office:value-type="date" office:date-value="2009-12-07" calcext:value-type="date">
            <text:p>2009-12-07</text:p>
          </table:table-cell>
          <table:table-cell office:value-type="float" office:value="306895.9" calcext:value-type="float">
            <text:p>306895.9</text:p>
          </table:table-cell>
          <table:table-cell table:number-columns-repeated="2"/>
          <table:table-cell office:value-type="date" office:date-value="2009-12-04" calcext:value-type="date">
            <text:p>2009-12-04</text:p>
          </table:table-cell>
          <table:table-cell office:value-type="float" office:value="257973.85" calcext:value-type="float">
            <text:p>257973.85</text:p>
          </table:table-cell>
          <table:table-cell/>
          <table:table-cell office:value-type="date" office:date-value="2009-11-18" calcext:value-type="date">
            <text:p>2009-11-18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08" calcext:value-type="date">
            <text:p>2009-12-08</text:p>
          </table:table-cell>
          <table:table-cell office:value-type="float" office:value="306935.9" calcext:value-type="float">
            <text:p>306935.9</text:p>
          </table:table-cell>
          <table:table-cell/>
          <table:table-cell office:value-type="date" office:date-value="2009-12-08" calcext:value-type="date">
            <text:p>2009-12-08</text:p>
          </table:table-cell>
          <table:table-cell office:value-type="float" office:value="306935.9" calcext:value-type="float">
            <text:p>306935.9</text:p>
          </table:table-cell>
          <table:table-cell table:number-columns-repeated="2"/>
          <table:table-cell office:value-type="date" office:date-value="2009-12-07" calcext:value-type="date">
            <text:p>2009-12-07</text:p>
          </table:table-cell>
          <table:table-cell office:value-type="float" office:value="257297.4" calcext:value-type="float">
            <text:p>257297.4</text:p>
          </table:table-cell>
          <table:table-cell/>
          <table:table-cell office:value-type="date" office:date-value="2009-11-19" calcext:value-type="date">
            <text:p>2009-11-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09" calcext:value-type="date">
            <text:p>2009-12-09</text:p>
          </table:table-cell>
          <table:table-cell office:value-type="float" office:value="306955.9" calcext:value-type="float">
            <text:p>306955.9</text:p>
          </table:table-cell>
          <table:table-cell/>
          <table:table-cell office:value-type="date" office:date-value="2009-12-09" calcext:value-type="date">
            <text:p>2009-12-09</text:p>
          </table:table-cell>
          <table:table-cell office:value-type="float" office:value="306955.9" calcext:value-type="float">
            <text:p>306955.9</text:p>
          </table:table-cell>
          <table:table-cell table:number-columns-repeated="2"/>
          <table:table-cell office:value-type="date" office:date-value="2009-12-08" calcext:value-type="date">
            <text:p>2009-12-08</text:p>
          </table:table-cell>
          <table:table-cell office:value-type="float" office:value="257091.15" calcext:value-type="float">
            <text:p>257091.15</text:p>
          </table:table-cell>
          <table:table-cell/>
          <table:table-cell office:value-type="date" office:date-value="2009-11-20" calcext:value-type="date">
            <text:p>2009-11-20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9-12-10" calcext:value-type="date">
            <text:p>2009-12-10</text:p>
          </table:table-cell>
          <table:table-cell office:value-type="float" office:value="306875.9" calcext:value-type="float">
            <text:p>306875.9</text:p>
          </table:table-cell>
          <table:table-cell/>
          <table:table-cell office:value-type="date" office:date-value="2009-12-10" calcext:value-type="date">
            <text:p>2009-12-10</text:p>
          </table:table-cell>
          <table:table-cell office:value-type="float" office:value="306875.9" calcext:value-type="float">
            <text:p>306875.9</text:p>
          </table:table-cell>
          <table:table-cell table:number-columns-repeated="2"/>
          <table:table-cell office:value-type="date" office:date-value="2009-12-09" calcext:value-type="date">
            <text:p>2009-12-09</text:p>
          </table:table-cell>
          <table:table-cell office:value-type="float" office:value="257111.15" calcext:value-type="float">
            <text:p>257111.15</text:p>
          </table:table-cell>
          <table:table-cell/>
          <table:table-cell office:value-type="date" office:date-value="2009-11-27" calcext:value-type="date">
            <text:p>2009-11-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11" calcext:value-type="date">
            <text:p>2009-12-11</text:p>
          </table:table-cell>
          <table:table-cell office:value-type="float" office:value="306775.75" calcext:value-type="float">
            <text:p>306775.75</text:p>
          </table:table-cell>
          <table:table-cell/>
          <table:table-cell office:value-type="date" office:date-value="2009-12-11" calcext:value-type="date">
            <text:p>2009-12-11</text:p>
          </table:table-cell>
          <table:table-cell office:value-type="float" office:value="306775.75" calcext:value-type="float">
            <text:p>306775.75</text:p>
          </table:table-cell>
          <table:table-cell table:number-columns-repeated="2"/>
          <table:table-cell office:value-type="date" office:date-value="2009-12-10" calcext:value-type="date">
            <text:p>2009-12-10</text:p>
          </table:table-cell>
          <table:table-cell office:value-type="float" office:value="257031.15" calcext:value-type="float">
            <text:p>257031.15</text:p>
          </table:table-cell>
          <table:table-cell/>
          <table:table-cell office:value-type="date" office:date-value="2009-11-30" calcext:value-type="date">
            <text:p>2009-11-3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14" calcext:value-type="date">
            <text:p>2009-12-14</text:p>
          </table:table-cell>
          <table:table-cell office:value-type="float" office:value="307943.8" calcext:value-type="float">
            <text:p>307943.8</text:p>
          </table:table-cell>
          <table:table-cell/>
          <table:table-cell office:value-type="date" office:date-value="2009-12-14" calcext:value-type="date">
            <text:p>2009-12-14</text:p>
          </table:table-cell>
          <table:table-cell office:value-type="float" office:value="307943.8" calcext:value-type="float">
            <text:p>307943.8</text:p>
          </table:table-cell>
          <table:table-cell table:number-columns-repeated="2"/>
          <table:table-cell office:value-type="date" office:date-value="2009-12-11" calcext:value-type="date">
            <text:p>2009-12-11</text:p>
          </table:table-cell>
          <table:table-cell office:value-type="float" office:value="256931" calcext:value-type="float">
            <text:p>256931</text:p>
          </table:table-cell>
          <table:table-cell/>
          <table:table-cell office:value-type="date" office:date-value="2009-12-01" calcext:value-type="date">
            <text:p>2009-12-01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15" calcext:value-type="date">
            <text:p>2009-12-15</text:p>
          </table:table-cell>
          <table:table-cell office:value-type="float" office:value="308414.55" calcext:value-type="float">
            <text:p>308414.55</text:p>
          </table:table-cell>
          <table:table-cell/>
          <table:table-cell office:value-type="date" office:date-value="2009-12-15" calcext:value-type="date">
            <text:p>2009-12-15</text:p>
          </table:table-cell>
          <table:table-cell office:value-type="float" office:value="308414.55" calcext:value-type="float">
            <text:p>308414.55</text:p>
          </table:table-cell>
          <table:table-cell table:number-columns-repeated="2"/>
          <table:table-cell office:value-type="date" office:date-value="2009-12-14" calcext:value-type="date">
            <text:p>2009-12-14</text:p>
          </table:table-cell>
          <table:table-cell office:value-type="float" office:value="257303.05" calcext:value-type="float">
            <text:p>257303.05</text:p>
          </table:table-cell>
          <table:table-cell/>
          <table:table-cell office:value-type="date" office:date-value="2009-12-04" calcext:value-type="date">
            <text:p>2009-12-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16" calcext:value-type="date">
            <text:p>2009-12-16</text:p>
          </table:table-cell>
          <table:table-cell office:value-type="float" office:value="309081.65" calcext:value-type="float">
            <text:p>309081.65</text:p>
          </table:table-cell>
          <table:table-cell/>
          <table:table-cell office:value-type="date" office:date-value="2009-12-16" calcext:value-type="date">
            <text:p>2009-12-16</text:p>
          </table:table-cell>
          <table:table-cell office:value-type="float" office:value="309081.65" calcext:value-type="float">
            <text:p>309081.65</text:p>
          </table:table-cell>
          <table:table-cell table:number-columns-repeated="2"/>
          <table:table-cell office:value-type="date" office:date-value="2009-12-15" calcext:value-type="date">
            <text:p>2009-12-15</text:p>
          </table:table-cell>
          <table:table-cell office:value-type="float" office:value="257773.8" calcext:value-type="float">
            <text:p>257773.8</text:p>
          </table:table-cell>
          <table:table-cell/>
          <table:table-cell office:value-type="date" office:date-value="2009-12-07" calcext:value-type="date">
            <text:p>2009-12-07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17" calcext:value-type="date">
            <text:p>2009-12-17</text:p>
          </table:table-cell>
          <table:table-cell office:value-type="float" office:value="309081.65" calcext:value-type="float">
            <text:p>309081.65</text:p>
          </table:table-cell>
          <table:table-cell/>
          <table:table-cell office:value-type="date" office:date-value="2009-12-17" calcext:value-type="date">
            <text:p>2009-12-17</text:p>
          </table:table-cell>
          <table:table-cell office:value-type="float" office:value="309081.65" calcext:value-type="float">
            <text:p>309081.65</text:p>
          </table:table-cell>
          <table:table-cell table:number-columns-repeated="2"/>
          <table:table-cell office:value-type="date" office:date-value="2009-12-16" calcext:value-type="date">
            <text:p>2009-12-16</text:p>
          </table:table-cell>
          <table:table-cell office:value-type="float" office:value="258046.8" calcext:value-type="float">
            <text:p>258046.8</text:p>
          </table:table-cell>
          <table:table-cell/>
          <table:table-cell office:value-type="date" office:date-value="2009-12-08" calcext:value-type="date">
            <text:p>2009-12-08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18" calcext:value-type="date">
            <text:p>2009-12-18</text:p>
          </table:table-cell>
          <table:table-cell office:value-type="float" office:value="308876.65" calcext:value-type="float">
            <text:p>308876.65</text:p>
          </table:table-cell>
          <table:table-cell/>
          <table:table-cell office:value-type="date" office:date-value="2009-12-18" calcext:value-type="date">
            <text:p>2009-12-18</text:p>
          </table:table-cell>
          <table:table-cell office:value-type="float" office:value="308876.65" calcext:value-type="float">
            <text:p>308876.65</text:p>
          </table:table-cell>
          <table:table-cell table:number-columns-repeated="2"/>
          <table:table-cell office:value-type="date" office:date-value="2009-12-17" calcext:value-type="date">
            <text:p>2009-12-17</text:p>
          </table:table-cell>
          <table:table-cell office:value-type="float" office:value="258046.8" calcext:value-type="float">
            <text:p>258046.8</text:p>
          </table:table-cell>
          <table:table-cell/>
          <table:table-cell office:value-type="date" office:date-value="2009-12-11" calcext:value-type="date">
            <text:p>2009-12-1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9-12-21" calcext:value-type="date">
            <text:p>2009-12-21</text:p>
          </table:table-cell>
          <table:table-cell office:value-type="float" office:value="309786.65" calcext:value-type="float">
            <text:p>309786.65</text:p>
          </table:table-cell>
          <table:table-cell/>
          <table:table-cell office:value-type="date" office:date-value="2009-12-21" calcext:value-type="date">
            <text:p>2009-12-21</text:p>
          </table:table-cell>
          <table:table-cell office:value-type="float" office:value="309786.65" calcext:value-type="float">
            <text:p>309786.65</text:p>
          </table:table-cell>
          <table:table-cell table:number-columns-repeated="2"/>
          <table:table-cell office:value-type="date" office:date-value="2009-12-18" calcext:value-type="date">
            <text:p>2009-12-18</text:p>
          </table:table-cell>
          <table:table-cell office:value-type="float" office:value="257841.8" calcext:value-type="float">
            <text:p>257841.8</text:p>
          </table:table-cell>
          <table:table-cell/>
          <table:table-cell office:value-type="date" office:date-value="2009-12-14" calcext:value-type="date">
            <text:p>2009-12-14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9-12-22" calcext:value-type="date">
            <text:p>2009-12-22</text:p>
          </table:table-cell>
          <table:table-cell office:value-type="float" office:value="310216.3" calcext:value-type="float">
            <text:p>310216.3</text:p>
          </table:table-cell>
          <table:table-cell/>
          <table:table-cell office:value-type="date" office:date-value="2009-12-22" calcext:value-type="date">
            <text:p>2009-12-22</text:p>
          </table:table-cell>
          <table:table-cell office:value-type="float" office:value="310216.3" calcext:value-type="float">
            <text:p>310216.3</text:p>
          </table:table-cell>
          <table:table-cell table:number-columns-repeated="2"/>
          <table:table-cell office:value-type="date" office:date-value="2009-12-21" calcext:value-type="date">
            <text:p>2009-12-21</text:p>
          </table:table-cell>
          <table:table-cell office:value-type="float" office:value="258751.8" calcext:value-type="float">
            <text:p>258751.8</text:p>
          </table:table-cell>
          <table:table-cell/>
          <table:table-cell office:value-type="date" office:date-value="2009-12-15" calcext:value-type="date">
            <text:p>2009-12-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9-12-23" calcext:value-type="date">
            <text:p>2009-12-23</text:p>
          </table:table-cell>
          <table:table-cell office:value-type="float" office:value="310368.35" calcext:value-type="float">
            <text:p>310368.35</text:p>
          </table:table-cell>
          <table:table-cell/>
          <table:table-cell office:value-type="date" office:date-value="2009-12-23" calcext:value-type="date">
            <text:p>2009-12-23</text:p>
          </table:table-cell>
          <table:table-cell office:value-type="float" office:value="310368.35" calcext:value-type="float">
            <text:p>310368.35</text:p>
          </table:table-cell>
          <table:table-cell table:number-columns-repeated="2"/>
          <table:table-cell office:value-type="date" office:date-value="2009-12-22" calcext:value-type="date">
            <text:p>2009-12-22</text:p>
          </table:table-cell>
          <table:table-cell office:value-type="float" office:value="258382.25" calcext:value-type="float">
            <text:p>258382.25</text:p>
          </table:table-cell>
          <table:table-cell/>
          <table:table-cell office:value-type="date" office:date-value="2009-12-16" calcext:value-type="date">
            <text:p>2009-12-16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24" calcext:value-type="date">
            <text:p>2009-12-24</text:p>
          </table:table-cell>
          <table:table-cell office:value-type="float" office:value="310557.95" calcext:value-type="float">
            <text:p>310557.95</text:p>
          </table:table-cell>
          <table:table-cell/>
          <table:table-cell office:value-type="date" office:date-value="2009-12-24" calcext:value-type="date">
            <text:p>2009-12-24</text:p>
          </table:table-cell>
          <table:table-cell office:value-type="float" office:value="310557.95" calcext:value-type="float">
            <text:p>310557.95</text:p>
          </table:table-cell>
          <table:table-cell table:number-columns-repeated="2"/>
          <table:table-cell office:value-type="date" office:date-value="2009-12-23" calcext:value-type="date">
            <text:p>2009-12-23</text:p>
          </table:table-cell>
          <table:table-cell office:value-type="float" office:value="258534.3" calcext:value-type="float">
            <text:p>258534.3</text:p>
          </table:table-cell>
          <table:table-cell/>
          <table:table-cell office:value-type="date" office:date-value="2009-12-18" calcext:value-type="date">
            <text:p>2009-12-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28" calcext:value-type="date">
            <text:p>2009-12-28</text:p>
          </table:table-cell>
          <table:table-cell office:value-type="float" office:value="310717.95" calcext:value-type="float">
            <text:p>310717.95</text:p>
          </table:table-cell>
          <table:table-cell/>
          <table:table-cell office:value-type="date" office:date-value="2009-12-28" calcext:value-type="date">
            <text:p>2009-12-28</text:p>
          </table:table-cell>
          <table:table-cell office:value-type="float" office:value="310717.95" calcext:value-type="float">
            <text:p>310717.95</text:p>
          </table:table-cell>
          <table:table-cell table:number-columns-repeated="2"/>
          <table:table-cell office:value-type="date" office:date-value="2009-12-24" calcext:value-type="date">
            <text:p>2009-12-24</text:p>
          </table:table-cell>
          <table:table-cell office:value-type="float" office:value="258324.8" calcext:value-type="float">
            <text:p>258324.8</text:p>
          </table:table-cell>
          <table:table-cell/>
          <table:table-cell office:value-type="date" office:date-value="2009-12-22" calcext:value-type="date">
            <text:p>2009-12-22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9-12-29" calcext:value-type="date">
            <text:p>2009-12-29</text:p>
          </table:table-cell>
          <table:table-cell office:value-type="float" office:value="310937.95" calcext:value-type="float">
            <text:p>310937.95</text:p>
          </table:table-cell>
          <table:table-cell/>
          <table:table-cell office:value-type="date" office:date-value="2009-12-29" calcext:value-type="date">
            <text:p>2009-12-29</text:p>
          </table:table-cell>
          <table:table-cell office:value-type="float" office:value="310937.95" calcext:value-type="float">
            <text:p>310937.95</text:p>
          </table:table-cell>
          <table:table-cell table:number-columns-repeated="2"/>
          <table:table-cell office:value-type="date" office:date-value="2009-12-28" calcext:value-type="date">
            <text:p>2009-12-28</text:p>
          </table:table-cell>
          <table:table-cell office:value-type="float" office:value="258484.8" calcext:value-type="float">
            <text:p>258484.8</text:p>
          </table:table-cell>
          <table:table-cell/>
          <table:table-cell office:value-type="date" office:date-value="2009-12-23" calcext:value-type="date">
            <text:p>2009-12-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30" calcext:value-type="date">
            <text:p>2009-12-30</text:p>
          </table:table-cell>
          <table:table-cell office:value-type="float" office:value="310492.3" calcext:value-type="float">
            <text:p>310492.3</text:p>
          </table:table-cell>
          <table:table-cell/>
          <table:table-cell office:value-type="date" office:date-value="2009-12-30" calcext:value-type="date">
            <text:p>2009-12-30</text:p>
          </table:table-cell>
          <table:table-cell office:value-type="float" office:value="310492.3" calcext:value-type="float">
            <text:p>310492.3</text:p>
          </table:table-cell>
          <table:table-cell table:number-columns-repeated="2"/>
          <table:table-cell office:value-type="date" office:date-value="2009-12-29" calcext:value-type="date">
            <text:p>2009-12-29</text:p>
          </table:table-cell>
          <table:table-cell office:value-type="float" office:value="258704.8" calcext:value-type="float">
            <text:p>258704.8</text:p>
          </table:table-cell>
          <table:table-cell/>
          <table:table-cell office:value-type="date" office:date-value="2009-12-24" calcext:value-type="date">
            <text:p>2009-12-24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31" calcext:value-type="date">
            <text:p>2009-12-31</text:p>
          </table:table-cell>
          <table:table-cell office:value-type="float" office:value="310622.3" calcext:value-type="float">
            <text:p>310622.3</text:p>
          </table:table-cell>
          <table:table-cell/>
          <table:table-cell office:value-type="date" office:date-value="2009-12-31" calcext:value-type="date">
            <text:p>2009-12-31</text:p>
          </table:table-cell>
          <table:table-cell office:value-type="float" office:value="310622.3" calcext:value-type="float">
            <text:p>310622.3</text:p>
          </table:table-cell>
          <table:table-cell table:number-columns-repeated="2"/>
          <table:table-cell office:value-type="date" office:date-value="2009-12-30" calcext:value-type="date">
            <text:p>2009-12-30</text:p>
          </table:table-cell>
          <table:table-cell office:value-type="float" office:value="258259.15" calcext:value-type="float">
            <text:p>258259.15</text:p>
          </table:table-cell>
          <table:table-cell/>
          <table:table-cell office:value-type="date" office:date-value="2009-12-30" calcext:value-type="date">
            <text:p>2009-12-30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lim3 nofee V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JM: Add Evidence</text:p>
          </table:table-cell>
          <table:table-cell table:number-columns-repeated="2"/>
          <table:table-cell table:style-name="ce1" office:value-type="string" calcext:value-type="string">
            <text:p>JM: Test Policy</text:p>
          </table:table-cell>
          <table:table-cell table:number-columns-repeated="3"/>
          <table:table-cell table:style-name="ce1" office:value-type="string" calcext:value-type="string">
            <text:p>Marketsim: portvals_SL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dftrades_SL</text:p>
          </table:table-cell>
        </table:table-row>
        <table:table-row table:style-name="ro1">
          <table:table-cell table:style-name="Default"/>
          <table:table-cell office:value-type="string" calcext:value-type="string">
            <text:p>Return</text:p>
          </table:table-cell>
          <table:table-cell/>
          <table:table-cell table:style-name="Default"/>
          <table:table-cell office:value-type="string" calcext:value-type="string">
            <text:p>Retur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>
            <text:p>Return</text:p>
          </table:table-cell>
          <table:table-cell/>
          <table:table-cell table:style-name="Default"/>
          <table:table-cell office:value-type="string" calcext:value-type="string">
            <text:p>Retur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date" office:date-value="2008-01-02" calcext:value-type="date">
            <text:p>2008-01-02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2" calcext:value-type="date">
            <text:p>2008-01-02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07" calcext:value-type="date">
            <text:p>2008-01-07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7" calcext:value-type="date">
            <text:p>2008-01-07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03" calcext:value-type="date">
            <text:p>2008-01-03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3" calcext:value-type="date">
            <text:p>2008-01-03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08" calcext:value-type="date">
            <text:p>2008-01-08</text:p>
          </table:table-cell>
          <table:table-cell office:value-type="float" office:value="101500" calcext:value-type="float">
            <text:p>101500</text:p>
          </table:table-cell>
          <table:table-cell/>
          <table:table-cell office:value-type="date" office:date-value="2008-01-08" calcext:value-type="date">
            <text:p>2008-01-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04" calcext:value-type="date">
            <text:p>2008-01-04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4" calcext:value-type="date">
            <text:p>2008-01-04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09" calcext:value-type="date">
            <text:p>2008-01-09</text:p>
          </table:table-cell>
          <table:table-cell office:value-type="float" office:value="101500" calcext:value-type="float">
            <text:p>101500</text:p>
          </table:table-cell>
          <table:table-cell/>
          <table:table-cell office:value-type="date" office:date-value="2008-01-09" calcext:value-type="date">
            <text:p>2008-01-09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07" calcext:value-type="date">
            <text:p>2008-01-07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7" calcext:value-type="date">
            <text:p>2008-01-07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10" calcext:value-type="date">
            <text:p>2008-01-10</text:p>
          </table:table-cell>
          <table:table-cell office:value-type="float" office:value="100520" calcext:value-type="float">
            <text:p>100520</text:p>
          </table:table-cell>
          <table:table-cell/>
          <table:table-cell office:value-type="date" office:date-value="2008-01-10" calcext:value-type="date">
            <text:p>2008-01-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08" calcext:value-type="date">
            <text:p>2008-01-08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8" calcext:value-type="date">
            <text:p>2008-01-08</text:p>
          </table:table-cell>
          <table:table-cell office:value-type="float" office:value="101500" calcext:value-type="float">
            <text:p>101500</text:p>
          </table:table-cell>
          <table:table-cell table:number-columns-repeated="2"/>
          <table:table-cell office:value-type="date" office:date-value="2008-01-11" calcext:value-type="date">
            <text:p>2008-01-11</text:p>
          </table:table-cell>
          <table:table-cell office:value-type="float" office:value="100520" calcext:value-type="float">
            <text:p>100520</text:p>
          </table:table-cell>
          <table:table-cell/>
          <table:table-cell office:value-type="date" office:date-value="2008-01-11" calcext:value-type="date">
            <text:p>2008-01-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09" calcext:value-type="date">
            <text:p>2008-01-09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9" calcext:value-type="date">
            <text:p>2008-01-09</text:p>
          </table:table-cell>
          <table:table-cell office:value-type="float" office:value="101500" calcext:value-type="float">
            <text:p>101500</text:p>
          </table:table-cell>
          <table:table-cell table:number-columns-repeated="2"/>
          <table:table-cell office:value-type="date" office:date-value="2008-01-14" calcext:value-type="date">
            <text:p>2008-01-14</text:p>
          </table:table-cell>
          <table:table-cell office:value-type="float" office:value="100980" calcext:value-type="float">
            <text:p>100980</text:p>
          </table:table-cell>
          <table:table-cell/>
          <table:table-cell office:value-type="date" office:date-value="2008-01-14" calcext:value-type="date">
            <text:p>2008-01-14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10" calcext:value-type="date">
            <text:p>2008-01-10</text:p>
          </table:table-cell>
          <table:table-cell office:value-type="float" office:value="100980" calcext:value-type="float">
            <text:p>100980</text:p>
          </table:table-cell>
          <table:table-cell/>
          <table:table-cell office:value-type="date" office:date-value="2008-01-10" calcext:value-type="date">
            <text:p>2008-01-10</text:p>
          </table:table-cell>
          <table:table-cell office:value-type="float" office:value="100520" calcext:value-type="float">
            <text:p>100520</text:p>
          </table:table-cell>
          <table:table-cell table:number-columns-repeated="2"/>
          <table:table-cell office:value-type="date" office:date-value="2008-01-15" calcext:value-type="date">
            <text:p>2008-01-15</text:p>
          </table:table-cell>
          <table:table-cell office:value-type="float" office:value="100980" calcext:value-type="float">
            <text:p>100980</text:p>
          </table:table-cell>
          <table:table-cell/>
          <table:table-cell office:value-type="date" office:date-value="2008-01-15" calcext:value-type="date">
            <text:p>2008-01-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11" calcext:value-type="date">
            <text:p>2008-01-11</text:p>
          </table:table-cell>
          <table:table-cell office:value-type="float" office:value="100980" calcext:value-type="float">
            <text:p>100980</text:p>
          </table:table-cell>
          <table:table-cell/>
          <table:table-cell office:value-type="date" office:date-value="2008-01-11" calcext:value-type="date">
            <text:p>2008-01-11</text:p>
          </table:table-cell>
          <table:table-cell office:value-type="float" office:value="100520" calcext:value-type="float">
            <text:p>100520</text:p>
          </table:table-cell>
          <table:table-cell table:number-columns-repeated="2"/>
          <table:table-cell office:value-type="date" office:date-value="2008-01-16" calcext:value-type="date">
            <text:p>2008-01-16</text:p>
          </table:table-cell>
          <table:table-cell office:value-type="float" office:value="103040" calcext:value-type="float">
            <text:p>103040</text:p>
          </table:table-cell>
          <table:table-cell/>
          <table:table-cell office:value-type="date" office:date-value="2008-01-16" calcext:value-type="date">
            <text:p>2008-01-16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14" calcext:value-type="date">
            <text:p>2008-01-14</text:p>
          </table:table-cell>
          <table:table-cell office:value-type="float" office:value="101440" calcext:value-type="float">
            <text:p>101440</text:p>
          </table:table-cell>
          <table:table-cell/>
          <table:table-cell office:value-type="date" office:date-value="2008-01-14" calcext:value-type="date">
            <text:p>2008-01-14</text:p>
          </table:table-cell>
          <table:table-cell office:value-type="float" office:value="100980" calcext:value-type="float">
            <text:p>100980</text:p>
          </table:table-cell>
          <table:table-cell table:number-columns-repeated="2"/>
          <table:table-cell office:value-type="date" office:date-value="2008-01-17" calcext:value-type="date">
            <text:p>2008-01-17</text:p>
          </table:table-cell>
          <table:table-cell office:value-type="float" office:value="103040" calcext:value-type="float">
            <text:p>103040</text:p>
          </table:table-cell>
          <table:table-cell/>
          <table:table-cell office:value-type="date" office:date-value="2008-01-17" calcext:value-type="date">
            <text:p>2008-01-17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15" calcext:value-type="date">
            <text:p>2008-01-15</text:p>
          </table:table-cell>
          <table:table-cell office:value-type="float" office:value="101440" calcext:value-type="float">
            <text:p>101440</text:p>
          </table:table-cell>
          <table:table-cell/>
          <table:table-cell office:value-type="date" office:date-value="2008-01-15" calcext:value-type="date">
            <text:p>2008-01-15</text:p>
          </table:table-cell>
          <table:table-cell office:value-type="float" office:value="100980" calcext:value-type="float">
            <text:p>100980</text:p>
          </table:table-cell>
          <table:table-cell table:number-columns-repeated="2"/>
          <table:table-cell office:value-type="date" office:date-value="2008-01-18" calcext:value-type="date">
            <text:p>2008-01-18</text:p>
          </table:table-cell>
          <table:table-cell office:value-type="float" office:value="103450" calcext:value-type="float">
            <text:p>103450</text:p>
          </table:table-cell>
          <table:table-cell/>
          <table:table-cell office:value-type="date" office:date-value="2008-01-22" calcext:value-type="date">
            <text:p>2008-01-2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16" calcext:value-type="date">
            <text:p>2008-01-16</text:p>
          </table:table-cell>
          <table:table-cell office:value-type="float" office:value="103500" calcext:value-type="float">
            <text:p>103500</text:p>
          </table:table-cell>
          <table:table-cell/>
          <table:table-cell office:value-type="date" office:date-value="2008-01-16" calcext:value-type="date">
            <text:p>2008-01-16</text:p>
          </table:table-cell>
          <table:table-cell office:value-type="float" office:value="103040" calcext:value-type="float">
            <text:p>103040</text:p>
          </table:table-cell>
          <table:table-cell table:number-columns-repeated="2"/>
          <table:table-cell office:value-type="date" office:date-value="2008-01-22" calcext:value-type="date">
            <text:p>2008-01-22</text:p>
          </table:table-cell>
          <table:table-cell office:value-type="float" office:value="102290" calcext:value-type="float">
            <text:p>102290</text:p>
          </table:table-cell>
          <table:table-cell/>
          <table:table-cell office:value-type="date" office:date-value="2008-01-23" calcext:value-type="date">
            <text:p>2008-01-23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17" calcext:value-type="date">
            <text:p>2008-01-17</text:p>
          </table:table-cell>
          <table:table-cell office:value-type="float" office:value="103500" calcext:value-type="float">
            <text:p>103500</text:p>
          </table:table-cell>
          <table:table-cell/>
          <table:table-cell office:value-type="date" office:date-value="2008-01-17" calcext:value-type="date">
            <text:p>2008-01-17</text:p>
          </table:table-cell>
          <table:table-cell office:value-type="float" office:value="103040" calcext:value-type="float">
            <text:p>103040</text:p>
          </table:table-cell>
          <table:table-cell table:number-columns-repeated="2"/>
          <table:table-cell office:value-type="date" office:date-value="2008-01-23" calcext:value-type="date">
            <text:p>2008-01-23</text:p>
          </table:table-cell>
          <table:table-cell office:value-type="float" office:value="102290" calcext:value-type="float">
            <text:p>102290</text:p>
          </table:table-cell>
          <table:table-cell/>
          <table:table-cell office:value-type="date" office:date-value="2008-01-24" calcext:value-type="date">
            <text:p>2008-01-2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1-18" calcext:value-type="date">
            <text:p>2008-01-18</text:p>
          </table:table-cell>
          <table:table-cell office:value-type="float" office:value="103910" calcext:value-type="float">
            <text:p>103910</text:p>
          </table:table-cell>
          <table:table-cell/>
          <table:table-cell office:value-type="date" office:date-value="2008-01-18" calcext:value-type="date">
            <text:p>2008-01-18</text:p>
          </table:table-cell>
          <table:table-cell office:value-type="float" office:value="103450" calcext:value-type="float">
            <text:p>103450</text:p>
          </table:table-cell>
          <table:table-cell table:number-columns-repeated="2"/>
          <table:table-cell office:value-type="date" office:date-value="2008-01-24" calcext:value-type="date">
            <text:p>2008-01-24</text:p>
          </table:table-cell>
          <table:table-cell office:value-type="float" office:value="102980" calcext:value-type="float">
            <text:p>102980</text:p>
          </table:table-cell>
          <table:table-cell/>
          <table:table-cell office:value-type="date" office:date-value="2008-01-25" calcext:value-type="date">
            <text:p>2008-01-25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22" calcext:value-type="date">
            <text:p>2008-01-22</text:p>
          </table:table-cell>
          <table:table-cell office:value-type="float" office:value="103910" calcext:value-type="float">
            <text:p>103910</text:p>
          </table:table-cell>
          <table:table-cell/>
          <table:table-cell office:value-type="date" office:date-value="2008-01-22" calcext:value-type="date">
            <text:p>2008-01-22</text:p>
          </table:table-cell>
          <table:table-cell office:value-type="float" office:value="102290" calcext:value-type="float">
            <text:p>102290</text:p>
          </table:table-cell>
          <table:table-cell table:number-columns-repeated="2"/>
          <table:table-cell office:value-type="date" office:date-value="2008-01-25" calcext:value-type="date">
            <text:p>2008-01-25</text:p>
          </table:table-cell>
          <table:table-cell office:value-type="float" office:value="101780" calcext:value-type="float">
            <text:p>101780</text:p>
          </table:table-cell>
          <table:table-cell/>
          <table:table-cell office:value-type="date" office:date-value="2008-01-29" calcext:value-type="date">
            <text:p>2008-01-29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23" calcext:value-type="date">
            <text:p>2008-01-23</text:p>
          </table:table-cell>
          <table:table-cell office:value-type="float" office:value="103910" calcext:value-type="float">
            <text:p>103910</text:p>
          </table:table-cell>
          <table:table-cell/>
          <table:table-cell office:value-type="date" office:date-value="2008-01-23" calcext:value-type="date">
            <text:p>2008-01-23</text:p>
          </table:table-cell>
          <table:table-cell office:value-type="float" office:value="102290" calcext:value-type="float">
            <text:p>102290</text:p>
          </table:table-cell>
          <table:table-cell table:number-columns-repeated="2"/>
          <table:table-cell office:value-type="date" office:date-value="2008-01-28" calcext:value-type="date">
            <text:p>2008-01-28</text:p>
          </table:table-cell>
          <table:table-cell office:value-type="float" office:value="101780" calcext:value-type="float">
            <text:p>101780</text:p>
          </table:table-cell>
          <table:table-cell/>
          <table:table-cell office:value-type="date" office:date-value="2008-01-30" calcext:value-type="date">
            <text:p>2008-01-3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1-24" calcext:value-type="date">
            <text:p>2008-01-24</text:p>
          </table:table-cell>
          <table:table-cell office:value-type="float" office:value="104600" calcext:value-type="float">
            <text:p>104600</text:p>
          </table:table-cell>
          <table:table-cell/>
          <table:table-cell office:value-type="date" office:date-value="2008-01-24" calcext:value-type="date">
            <text:p>2008-01-24</text:p>
          </table:table-cell>
          <table:table-cell office:value-type="float" office:value="102980" calcext:value-type="float">
            <text:p>102980</text:p>
          </table:table-cell>
          <table:table-cell table:number-columns-repeated="2"/>
          <table:table-cell office:value-type="date" office:date-value="2008-01-29" calcext:value-type="date">
            <text:p>2008-01-29</text:p>
          </table:table-cell>
          <table:table-cell office:value-type="float" office:value="101780" calcext:value-type="float">
            <text:p>101780</text:p>
          </table:table-cell>
          <table:table-cell/>
          <table:table-cell office:value-type="date" office:date-value="2008-02-01" calcext:value-type="date">
            <text:p>2008-02-01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1-25" calcext:value-type="date">
            <text:p>2008-01-25</text:p>
          </table:table-cell>
          <table:table-cell office:value-type="float" office:value="103400" calcext:value-type="float">
            <text:p>103400</text:p>
          </table:table-cell>
          <table:table-cell/>
          <table:table-cell office:value-type="date" office:date-value="2008-01-25" calcext:value-type="date">
            <text:p>2008-01-25</text:p>
          </table:table-cell>
          <table:table-cell office:value-type="float" office:value="101780" calcext:value-type="float">
            <text:p>101780</text:p>
          </table:table-cell>
          <table:table-cell table:number-columns-repeated="2"/>
          <table:table-cell office:value-type="date" office:date-value="2008-01-30" calcext:value-type="date">
            <text:p>2008-01-30</text:p>
          </table:table-cell>
          <table:table-cell office:value-type="float" office:value="101870" calcext:value-type="float">
            <text:p>101870</text:p>
          </table:table-cell>
          <table:table-cell/>
          <table:table-cell office:value-type="date" office:date-value="2008-02-04" calcext:value-type="date">
            <text:p>2008-02-0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1-28" calcext:value-type="date">
            <text:p>2008-01-28</text:p>
          </table:table-cell>
          <table:table-cell office:value-type="float" office:value="103400" calcext:value-type="float">
            <text:p>103400</text:p>
          </table:table-cell>
          <table:table-cell/>
          <table:table-cell office:value-type="date" office:date-value="2008-01-28" calcext:value-type="date">
            <text:p>2008-01-28</text:p>
          </table:table-cell>
          <table:table-cell office:value-type="float" office:value="101780" calcext:value-type="float">
            <text:p>101780</text:p>
          </table:table-cell>
          <table:table-cell table:number-columns-repeated="2"/>
          <table:table-cell office:value-type="date" office:date-value="2008-01-31" calcext:value-type="date">
            <text:p>2008-01-31</text:p>
          </table:table-cell>
          <table:table-cell office:value-type="float" office:value="101920" calcext:value-type="float">
            <text:p>101920</text:p>
          </table:table-cell>
          <table:table-cell/>
          <table:table-cell office:value-type="date" office:date-value="2008-02-05" calcext:value-type="date">
            <text:p>2008-02-05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29" calcext:value-type="date">
            <text:p>2008-01-29</text:p>
          </table:table-cell>
          <table:table-cell office:value-type="float" office:value="103400" calcext:value-type="float">
            <text:p>103400</text:p>
          </table:table-cell>
          <table:table-cell/>
          <table:table-cell office:value-type="date" office:date-value="2008-01-29" calcext:value-type="date">
            <text:p>2008-01-29</text:p>
          </table:table-cell>
          <table:table-cell office:value-type="float" office:value="101780" calcext:value-type="float">
            <text:p>101780</text:p>
          </table:table-cell>
          <table:table-cell table:number-columns-repeated="2"/>
          <table:table-cell office:value-type="date" office:date-value="2008-02-01" calcext:value-type="date">
            <text:p>2008-02-01</text:p>
          </table:table-cell>
          <table:table-cell office:value-type="float" office:value="102690" calcext:value-type="float">
            <text:p>102690</text:p>
          </table:table-cell>
          <table:table-cell/>
          <table:table-cell office:value-type="date" office:date-value="2008-02-08" calcext:value-type="date">
            <text:p>2008-02-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30" calcext:value-type="date">
            <text:p>2008-01-30</text:p>
          </table:table-cell>
          <table:table-cell office:value-type="float" office:value="103490" calcext:value-type="float">
            <text:p>103490</text:p>
          </table:table-cell>
          <table:table-cell/>
          <table:table-cell office:value-type="date" office:date-value="2008-01-30" calcext:value-type="date">
            <text:p>2008-01-30</text:p>
          </table:table-cell>
          <table:table-cell office:value-type="float" office:value="101870" calcext:value-type="float">
            <text:p>101870</text:p>
          </table:table-cell>
          <table:table-cell table:number-columns-repeated="2"/>
          <table:table-cell office:value-type="date" office:date-value="2008-02-04" calcext:value-type="date">
            <text:p>2008-02-04</text:p>
          </table:table-cell>
          <table:table-cell office:value-type="float" office:value="104540" calcext:value-type="float">
            <text:p>104540</text:p>
          </table:table-cell>
          <table:table-cell/>
          <table:table-cell office:value-type="date" office:date-value="2008-02-11" calcext:value-type="date">
            <text:p>2008-02-11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31" calcext:value-type="date">
            <text:p>2008-01-31</text:p>
          </table:table-cell>
          <table:table-cell office:value-type="float" office:value="103490" calcext:value-type="float">
            <text:p>103490</text:p>
          </table:table-cell>
          <table:table-cell/>
          <table:table-cell office:value-type="date" office:date-value="2008-01-31" calcext:value-type="date">
            <text:p>2008-01-31</text:p>
          </table:table-cell>
          <table:table-cell office:value-type="float" office:value="101920" calcext:value-type="float">
            <text:p>101920</text:p>
          </table:table-cell>
          <table:table-cell table:number-columns-repeated="2"/>
          <table:table-cell office:value-type="date" office:date-value="2008-02-05" calcext:value-type="date">
            <text:p>2008-02-05</text:p>
          </table:table-cell>
          <table:table-cell office:value-type="float" office:value="102410" calcext:value-type="float">
            <text:p>102410</text:p>
          </table:table-cell>
          <table:table-cell/>
          <table:table-cell office:value-type="date" office:date-value="2008-02-12" calcext:value-type="date">
            <text:p>2008-02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04260" calcext:value-type="float">
            <text:p>104260</text:p>
          </table:table-cell>
          <table:table-cell/>
          <table:table-cell office:value-type="date" office:date-value="2008-02-01" calcext:value-type="date">
            <text:p>2008-02-01</text:p>
          </table:table-cell>
          <table:table-cell office:value-type="float" office:value="102690" calcext:value-type="float">
            <text:p>102690</text:p>
          </table:table-cell>
          <table:table-cell table:number-columns-repeated="2"/>
          <table:table-cell office:value-type="date" office:date-value="2008-02-06" calcext:value-type="date">
            <text:p>2008-02-06</text:p>
          </table:table-cell>
          <table:table-cell office:value-type="float" office:value="102410" calcext:value-type="float">
            <text:p>102410</text:p>
          </table:table-cell>
          <table:table-cell/>
          <table:table-cell office:value-type="date" office:date-value="2008-02-15" calcext:value-type="date">
            <text:p>2008-02-15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2-04" calcext:value-type="date">
            <text:p>2008-02-04</text:p>
          </table:table-cell>
          <table:table-cell office:value-type="float" office:value="106110" calcext:value-type="float">
            <text:p>106110</text:p>
          </table:table-cell>
          <table:table-cell/>
          <table:table-cell office:value-type="date" office:date-value="2008-02-04" calcext:value-type="date">
            <text:p>2008-02-04</text:p>
          </table:table-cell>
          <table:table-cell office:value-type="float" office:value="104540" calcext:value-type="float">
            <text:p>104540</text:p>
          </table:table-cell>
          <table:table-cell table:number-columns-repeated="2"/>
          <table:table-cell office:value-type="date" office:date-value="2008-02-07" calcext:value-type="date">
            <text:p>2008-02-07</text:p>
          </table:table-cell>
          <table:table-cell office:value-type="float" office:value="102410" calcext:value-type="float">
            <text:p>102410</text:p>
          </table:table-cell>
          <table:table-cell/>
          <table:table-cell office:value-type="date" office:date-value="2008-02-19" calcext:value-type="date">
            <text:p>2008-02-1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2-05" calcext:value-type="date">
            <text:p>2008-02-05</text:p>
          </table:table-cell>
          <table:table-cell office:value-type="float" office:value="103980" calcext:value-type="float">
            <text:p>103980</text:p>
          </table:table-cell>
          <table:table-cell/>
          <table:table-cell office:value-type="date" office:date-value="2008-02-05" calcext:value-type="date">
            <text:p>2008-02-05</text:p>
          </table:table-cell>
          <table:table-cell office:value-type="float" office:value="102410" calcext:value-type="float">
            <text:p>102410</text:p>
          </table:table-cell>
          <table:table-cell table:number-columns-repeated="2"/>
          <table:table-cell office:value-type="date" office:date-value="2008-02-08" calcext:value-type="date">
            <text:p>2008-02-08</text:p>
          </table:table-cell>
          <table:table-cell office:value-type="float" office:value="102410" calcext:value-type="float">
            <text:p>102410</text:p>
          </table:table-cell>
          <table:table-cell/>
          <table:table-cell office:value-type="date" office:date-value="2008-02-20" calcext:value-type="date">
            <text:p>2008-02-20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2-06" calcext:value-type="date">
            <text:p>2008-02-06</text:p>
          </table:table-cell>
          <table:table-cell office:value-type="float" office:value="103830" calcext:value-type="float">
            <text:p>103830</text:p>
          </table:table-cell>
          <table:table-cell/>
          <table:table-cell office:value-type="date" office:date-value="2008-02-06" calcext:value-type="date">
            <text:p>2008-02-06</text:p>
          </table:table-cell>
          <table:table-cell office:value-type="float" office:value="102410" calcext:value-type="float">
            <text:p>102410</text:p>
          </table:table-cell>
          <table:table-cell table:number-columns-repeated="2"/>
          <table:table-cell office:value-type="date" office:date-value="2008-02-11" calcext:value-type="date">
            <text:p>2008-02-11</text:p>
          </table:table-cell>
          <table:table-cell office:value-type="float" office:value="101980" calcext:value-type="float">
            <text:p>101980</text:p>
          </table:table-cell>
          <table:table-cell/>
          <table:table-cell office:value-type="date" office:date-value="2008-02-21" calcext:value-type="date">
            <text:p>2008-02-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07" calcext:value-type="date">
            <text:p>2008-02-07</text:p>
          </table:table-cell>
          <table:table-cell office:value-type="float" office:value="103830" calcext:value-type="float">
            <text:p>103830</text:p>
          </table:table-cell>
          <table:table-cell/>
          <table:table-cell office:value-type="date" office:date-value="2008-02-07" calcext:value-type="date">
            <text:p>2008-02-07</text:p>
          </table:table-cell>
          <table:table-cell office:value-type="float" office:value="102410" calcext:value-type="float">
            <text:p>102410</text:p>
          </table:table-cell>
          <table:table-cell table:number-columns-repeated="2"/>
          <table:table-cell office:value-type="date" office:date-value="2008-02-12" calcext:value-type="date">
            <text:p>2008-02-12</text:p>
          </table:table-cell>
          <table:table-cell office:value-type="float" office:value="101980" calcext:value-type="float">
            <text:p>101980</text:p>
          </table:table-cell>
          <table:table-cell/>
          <table:table-cell office:value-type="date" office:date-value="2008-02-25" calcext:value-type="date">
            <text:p>2008-02-25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2-08" calcext:value-type="date">
            <text:p>2008-02-08</text:p>
          </table:table-cell>
          <table:table-cell office:value-type="float" office:value="103830" calcext:value-type="float">
            <text:p>103830</text:p>
          </table:table-cell>
          <table:table-cell/>
          <table:table-cell office:value-type="date" office:date-value="2008-02-08" calcext:value-type="date">
            <text:p>2008-02-08</text:p>
          </table:table-cell>
          <table:table-cell office:value-type="float" office:value="102410" calcext:value-type="float">
            <text:p>102410</text:p>
          </table:table-cell>
          <table:table-cell table:number-columns-repeated="2"/>
          <table:table-cell office:value-type="date" office:date-value="2008-02-13" calcext:value-type="date">
            <text:p>2008-02-13</text:p>
          </table:table-cell>
          <table:table-cell office:value-type="float" office:value="102700" calcext:value-type="float">
            <text:p>102700</text:p>
          </table:table-cell>
          <table:table-cell/>
          <table:table-cell office:value-type="date" office:date-value="2008-02-26" calcext:value-type="date">
            <text:p>2008-02-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11" calcext:value-type="date">
            <text:p>2008-02-11</text:p>
          </table:table-cell>
          <table:table-cell office:value-type="float" office:value="104260" calcext:value-type="float">
            <text:p>104260</text:p>
          </table:table-cell>
          <table:table-cell/>
          <table:table-cell office:value-type="date" office:date-value="2008-02-11" calcext:value-type="date">
            <text:p>2008-02-11</text:p>
          </table:table-cell>
          <table:table-cell office:value-type="float" office:value="101980" calcext:value-type="float">
            <text:p>101980</text:p>
          </table:table-cell>
          <table:table-cell table:number-columns-repeated="2"/>
          <table:table-cell office:value-type="date" office:date-value="2008-02-14" calcext:value-type="date">
            <text:p>2008-02-14</text:p>
          </table:table-cell>
          <table:table-cell office:value-type="float" office:value="101340" calcext:value-type="float">
            <text:p>101340</text:p>
          </table:table-cell>
          <table:table-cell/>
          <table:table-cell office:value-type="date" office:date-value="2008-02-27" calcext:value-type="date">
            <text:p>2008-02-27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2-12" calcext:value-type="date">
            <text:p>2008-02-12</text:p>
          </table:table-cell>
          <table:table-cell office:value-type="float" office:value="104230" calcext:value-type="float">
            <text:p>104230</text:p>
          </table:table-cell>
          <table:table-cell/>
          <table:table-cell office:value-type="date" office:date-value="2008-02-12" calcext:value-type="date">
            <text:p>2008-02-12</text:p>
          </table:table-cell>
          <table:table-cell office:value-type="float" office:value="101980" calcext:value-type="float">
            <text:p>101980</text:p>
          </table:table-cell>
          <table:table-cell table:number-columns-repeated="2"/>
          <table:table-cell office:value-type="date" office:date-value="2008-02-15" calcext:value-type="date">
            <text:p>2008-02-15</text:p>
          </table:table-cell>
          <table:table-cell office:value-type="float" office:value="101920" calcext:value-type="float">
            <text:p>101920</text:p>
          </table:table-cell>
          <table:table-cell/>
          <table:table-cell office:value-type="date" office:date-value="2008-03-03" calcext:value-type="date">
            <text:p>2008-03-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13" calcext:value-type="date">
            <text:p>2008-02-13</text:p>
          </table:table-cell>
          <table:table-cell office:value-type="float" office:value="104230" calcext:value-type="float">
            <text:p>104230</text:p>
          </table:table-cell>
          <table:table-cell/>
          <table:table-cell office:value-type="date" office:date-value="2008-02-13" calcext:value-type="date">
            <text:p>2008-02-13</text:p>
          </table:table-cell>
          <table:table-cell office:value-type="float" office:value="102700" calcext:value-type="float">
            <text:p>102700</text:p>
          </table:table-cell>
          <table:table-cell table:number-columns-repeated="2"/>
          <table:table-cell office:value-type="date" office:date-value="2008-02-19" calcext:value-type="date">
            <text:p>2008-02-19</text:p>
          </table:table-cell>
          <table:table-cell office:value-type="float" office:value="102300" calcext:value-type="float">
            <text:p>102300</text:p>
          </table:table-cell>
          <table:table-cell/>
          <table:table-cell office:value-type="date" office:date-value="2008-03-04" calcext:value-type="date">
            <text:p>2008-03-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/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style-name="Default"/>
          <table:table-cell office:value-type="string" calcext:value-type="string">
            <text:p>...</text:p>
          </table:table-cell>
          <table:table-cell/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date" office:date-value="2009-11-18" calcext:value-type="date">
            <text:p>2009-11-18</text:p>
          </table:table-cell>
          <table:table-cell office:value-type="float" office:value="313390" calcext:value-type="float">
            <text:p>313390</text:p>
          </table:table-cell>
          <table:table-cell/>
          <table:table-cell office:value-type="date" office:date-value="2009-11-18" calcext:value-type="date">
            <text:p>2009-11-18</text:p>
          </table:table-cell>
          <table:table-cell office:value-type="float" office:value="338460" calcext:value-type="float">
            <text:p>338460</text:p>
          </table:table-cell>
          <table:table-cell table:number-columns-repeated="2"/>
          <table:table-cell office:value-type="date" office:date-value="2009-11-18" calcext:value-type="date">
            <text:p>2009-11-18</text:p>
          </table:table-cell>
          <table:table-cell office:value-type="float" office:value="338460" calcext:value-type="float">
            <text:p>338460</text:p>
          </table:table-cell>
          <table:table-cell/>
          <table:table-cell office:value-type="date" office:date-value="2009-10-30" calcext:value-type="date">
            <text:p>2009-10-3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1-19" calcext:value-type="date">
            <text:p>2009-11-19</text:p>
          </table:table-cell>
          <table:table-cell office:value-type="float" office:value="313390" calcext:value-type="float">
            <text:p>313390</text:p>
          </table:table-cell>
          <table:table-cell/>
          <table:table-cell office:value-type="date" office:date-value="2009-11-19" calcext:value-type="date">
            <text:p>2009-11-19</text:p>
          </table:table-cell>
          <table:table-cell office:value-type="float" office:value="338460" calcext:value-type="float">
            <text:p>338460</text:p>
          </table:table-cell>
          <table:table-cell table:number-columns-repeated="2"/>
          <table:table-cell office:value-type="date" office:date-value="2009-11-19" calcext:value-type="date">
            <text:p>2009-11-19</text:p>
          </table:table-cell>
          <table:table-cell office:value-type="float" office:value="338460" calcext:value-type="float">
            <text:p>338460</text:p>
          </table:table-cell>
          <table:table-cell/>
          <table:table-cell office:value-type="date" office:date-value="2009-11-02" calcext:value-type="date">
            <text:p>2009-11-02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9-11-20" calcext:value-type="date">
            <text:p>2009-11-20</text:p>
          </table:table-cell>
          <table:table-cell office:value-type="float" office:value="313480" calcext:value-type="float">
            <text:p>313480</text:p>
          </table:table-cell>
          <table:table-cell/>
          <table:table-cell office:value-type="date" office:date-value="2009-11-20" calcext:value-type="date">
            <text:p>2009-11-20</text:p>
          </table:table-cell>
          <table:table-cell office:value-type="float" office:value="338370" calcext:value-type="float">
            <text:p>338370</text:p>
          </table:table-cell>
          <table:table-cell table:number-columns-repeated="2"/>
          <table:table-cell office:value-type="date" office:date-value="2009-11-20" calcext:value-type="date">
            <text:p>2009-11-20</text:p>
          </table:table-cell>
          <table:table-cell office:value-type="float" office:value="338370" calcext:value-type="float">
            <text:p>338370</text:p>
          </table:table-cell>
          <table:table-cell/>
          <table:table-cell office:value-type="date" office:date-value="2009-11-03" calcext:value-type="date">
            <text:p>2009-11-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1-23" calcext:value-type="date">
            <text:p>2009-11-23</text:p>
          </table:table-cell>
          <table:table-cell office:value-type="float" office:value="314260" calcext:value-type="float">
            <text:p>314260</text:p>
          </table:table-cell>
          <table:table-cell/>
          <table:table-cell office:value-type="date" office:date-value="2009-11-23" calcext:value-type="date">
            <text:p>2009-11-23</text:p>
          </table:table-cell>
          <table:table-cell office:value-type="float" office:value="337590" calcext:value-type="float">
            <text:p>337590</text:p>
          </table:table-cell>
          <table:table-cell table:number-columns-repeated="2"/>
          <table:table-cell office:value-type="date" office:date-value="2009-11-23" calcext:value-type="date">
            <text:p>2009-11-23</text:p>
          </table:table-cell>
          <table:table-cell office:value-type="float" office:value="337590" calcext:value-type="float">
            <text:p>337590</text:p>
          </table:table-cell>
          <table:table-cell/>
          <table:table-cell office:value-type="date" office:date-value="2009-11-06" calcext:value-type="date">
            <text:p>2009-11-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1-24" calcext:value-type="date">
            <text:p>2009-11-24</text:p>
          </table:table-cell>
          <table:table-cell office:value-type="float" office:value="313500" calcext:value-type="float">
            <text:p>313500</text:p>
          </table:table-cell>
          <table:table-cell/>
          <table:table-cell office:value-type="date" office:date-value="2009-11-24" calcext:value-type="date">
            <text:p>2009-11-24</text:p>
          </table:table-cell>
          <table:table-cell office:value-type="float" office:value="338350" calcext:value-type="float">
            <text:p>338350</text:p>
          </table:table-cell>
          <table:table-cell table:number-columns-repeated="2"/>
          <table:table-cell office:value-type="date" office:date-value="2009-11-24" calcext:value-type="date">
            <text:p>2009-11-24</text:p>
          </table:table-cell>
          <table:table-cell office:value-type="float" office:value="338350" calcext:value-type="float">
            <text:p>338350</text:p>
          </table:table-cell>
          <table:table-cell/>
          <table:table-cell office:value-type="date" office:date-value="2009-11-11" calcext:value-type="date">
            <text:p>2009-11-11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9-11-25" calcext:value-type="date">
            <text:p>2009-11-25</text:p>
          </table:table-cell>
          <table:table-cell office:value-type="float" office:value="313800" calcext:value-type="float">
            <text:p>313800</text:p>
          </table:table-cell>
          <table:table-cell/>
          <table:table-cell office:value-type="date" office:date-value="2009-11-25" calcext:value-type="date">
            <text:p>2009-11-25</text:p>
          </table:table-cell>
          <table:table-cell office:value-type="float" office:value="338650" calcext:value-type="float">
            <text:p>338650</text:p>
          </table:table-cell>
          <table:table-cell table:number-columns-repeated="2"/>
          <table:table-cell office:value-type="date" office:date-value="2009-11-25" calcext:value-type="date">
            <text:p>2009-11-25</text:p>
          </table:table-cell>
          <table:table-cell office:value-type="float" office:value="338650" calcext:value-type="float">
            <text:p>338650</text:p>
          </table:table-cell>
          <table:table-cell/>
          <table:table-cell office:value-type="date" office:date-value="2009-11-13" calcext:value-type="date">
            <text:p>2009-11-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1-27" calcext:value-type="date">
            <text:p>2009-11-27</text:p>
          </table:table-cell>
          <table:table-cell office:value-type="float" office:value="314590" calcext:value-type="float">
            <text:p>314590</text:p>
          </table:table-cell>
          <table:table-cell/>
          <table:table-cell office:value-type="date" office:date-value="2009-11-27" calcext:value-type="date">
            <text:p>2009-11-27</text:p>
          </table:table-cell>
          <table:table-cell office:value-type="float" office:value="339440" calcext:value-type="float">
            <text:p>339440</text:p>
          </table:table-cell>
          <table:table-cell table:number-columns-repeated="2"/>
          <table:table-cell office:value-type="date" office:date-value="2009-11-27" calcext:value-type="date">
            <text:p>2009-11-27</text:p>
          </table:table-cell>
          <table:table-cell office:value-type="float" office:value="339440" calcext:value-type="float">
            <text:p>339440</text:p>
          </table:table-cell>
          <table:table-cell/>
          <table:table-cell office:value-type="date" office:date-value="2009-11-16" calcext:value-type="date">
            <text:p>2009-11-16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1-30" calcext:value-type="date">
            <text:p>2009-11-30</text:p>
          </table:table-cell>
          <table:table-cell office:value-type="float" office:value="314590" calcext:value-type="float">
            <text:p>314590</text:p>
          </table:table-cell>
          <table:table-cell/>
          <table:table-cell office:value-type="date" office:date-value="2009-11-30" calcext:value-type="date">
            <text:p>2009-11-30</text:p>
          </table:table-cell>
          <table:table-cell office:value-type="float" office:value="339440" calcext:value-type="float">
            <text:p>339440</text:p>
          </table:table-cell>
          <table:table-cell table:number-columns-repeated="2"/>
          <table:table-cell office:value-type="date" office:date-value="2009-11-30" calcext:value-type="date">
            <text:p>2009-11-30</text:p>
          </table:table-cell>
          <table:table-cell office:value-type="float" office:value="339440" calcext:value-type="float">
            <text:p>339440</text:p>
          </table:table-cell>
          <table:table-cell/>
          <table:table-cell office:value-type="date" office:date-value="2009-11-17" calcext:value-type="date">
            <text:p>2009-11-17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314590" calcext:value-type="float">
            <text:p>314590</text:p>
          </table:table-cell>
          <table:table-cell/>
          <table:table-cell office:value-type="date" office:date-value="2009-12-01" calcext:value-type="date">
            <text:p>2009-12-01</text:p>
          </table:table-cell>
          <table:table-cell office:value-type="float" office:value="339180" calcext:value-type="float">
            <text:p>339180</text:p>
          </table:table-cell>
          <table:table-cell table:number-columns-repeated="2"/>
          <table:table-cell office:value-type="date" office:date-value="2009-12-01" calcext:value-type="date">
            <text:p>2009-12-01</text:p>
          </table:table-cell>
          <table:table-cell office:value-type="float" office:value="339180" calcext:value-type="float">
            <text:p>339180</text:p>
          </table:table-cell>
          <table:table-cell/>
          <table:table-cell office:value-type="date" office:date-value="2009-11-18" calcext:value-type="date">
            <text:p>2009-11-18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02" calcext:value-type="date">
            <text:p>2009-12-02</text:p>
          </table:table-cell>
          <table:table-cell office:value-type="float" office:value="314590" calcext:value-type="float">
            <text:p>314590</text:p>
          </table:table-cell>
          <table:table-cell/>
          <table:table-cell office:value-type="date" office:date-value="2009-12-02" calcext:value-type="date">
            <text:p>2009-12-02</text:p>
          </table:table-cell>
          <table:table-cell office:value-type="float" office:value="339180" calcext:value-type="float">
            <text:p>339180</text:p>
          </table:table-cell>
          <table:table-cell table:number-columns-repeated="2"/>
          <table:table-cell office:value-type="date" office:date-value="2009-12-02" calcext:value-type="date">
            <text:p>2009-12-02</text:p>
          </table:table-cell>
          <table:table-cell office:value-type="float" office:value="339180" calcext:value-type="float">
            <text:p>339180</text:p>
          </table:table-cell>
          <table:table-cell/>
          <table:table-cell office:value-type="date" office:date-value="2009-11-19" calcext:value-type="date">
            <text:p>2009-11-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03" calcext:value-type="date">
            <text:p>2009-12-03</text:p>
          </table:table-cell>
          <table:table-cell office:value-type="float" office:value="314080" calcext:value-type="float">
            <text:p>314080</text:p>
          </table:table-cell>
          <table:table-cell/>
          <table:table-cell office:value-type="date" office:date-value="2009-12-03" calcext:value-type="date">
            <text:p>2009-12-03</text:p>
          </table:table-cell>
          <table:table-cell office:value-type="float" office:value="339690" calcext:value-type="float">
            <text:p>339690</text:p>
          </table:table-cell>
          <table:table-cell table:number-columns-repeated="2"/>
          <table:table-cell office:value-type="date" office:date-value="2009-12-03" calcext:value-type="date">
            <text:p>2009-12-03</text:p>
          </table:table-cell>
          <table:table-cell office:value-type="float" office:value="339690" calcext:value-type="float">
            <text:p>339690</text:p>
          </table:table-cell>
          <table:table-cell/>
          <table:table-cell office:value-type="date" office:date-value="2009-11-20" calcext:value-type="date">
            <text:p>2009-11-20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9-12-04" calcext:value-type="date">
            <text:p>2009-12-04</text:p>
          </table:table-cell>
          <table:table-cell office:value-type="float" office:value="314410" calcext:value-type="float">
            <text:p>314410</text:p>
          </table:table-cell>
          <table:table-cell/>
          <table:table-cell office:value-type="date" office:date-value="2009-12-04" calcext:value-type="date">
            <text:p>2009-12-04</text:p>
          </table:table-cell>
          <table:table-cell office:value-type="float" office:value="339690" calcext:value-type="float">
            <text:p>339690</text:p>
          </table:table-cell>
          <table:table-cell table:number-columns-repeated="2"/>
          <table:table-cell office:value-type="date" office:date-value="2009-12-04" calcext:value-type="date">
            <text:p>2009-12-04</text:p>
          </table:table-cell>
          <table:table-cell office:value-type="float" office:value="339690" calcext:value-type="float">
            <text:p>339690</text:p>
          </table:table-cell>
          <table:table-cell/>
          <table:table-cell office:value-type="date" office:date-value="2009-11-27" calcext:value-type="date">
            <text:p>2009-11-2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07" calcext:value-type="date">
            <text:p>2009-12-07</text:p>
          </table:table-cell>
          <table:table-cell office:value-type="float" office:value="313940" calcext:value-type="float">
            <text:p>313940</text:p>
          </table:table-cell>
          <table:table-cell/>
          <table:table-cell office:value-type="date" office:date-value="2009-12-07" calcext:value-type="date">
            <text:p>2009-12-07</text:p>
          </table:table-cell>
          <table:table-cell office:value-type="float" office:value="339220" calcext:value-type="float">
            <text:p>339220</text:p>
          </table:table-cell>
          <table:table-cell table:number-columns-repeated="2"/>
          <table:table-cell office:value-type="date" office:date-value="2009-12-07" calcext:value-type="date">
            <text:p>2009-12-07</text:p>
          </table:table-cell>
          <table:table-cell office:value-type="float" office:value="339220" calcext:value-type="float">
            <text:p>339220</text:p>
          </table:table-cell>
          <table:table-cell/>
          <table:table-cell office:value-type="date" office:date-value="2009-11-30" calcext:value-type="date">
            <text:p>2009-11-3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08" calcext:value-type="date">
            <text:p>2009-12-08</text:p>
          </table:table-cell>
          <table:table-cell office:value-type="float" office:value="313980" calcext:value-type="float">
            <text:p>313980</text:p>
          </table:table-cell>
          <table:table-cell/>
          <table:table-cell office:value-type="date" office:date-value="2009-12-08" calcext:value-type="date">
            <text:p>2009-12-08</text:p>
          </table:table-cell>
          <table:table-cell office:value-type="float" office:value="339260" calcext:value-type="float">
            <text:p>339260</text:p>
          </table:table-cell>
          <table:table-cell table:number-columns-repeated="2"/>
          <table:table-cell office:value-type="date" office:date-value="2009-12-08" calcext:value-type="date">
            <text:p>2009-12-08</text:p>
          </table:table-cell>
          <table:table-cell office:value-type="float" office:value="339260" calcext:value-type="float">
            <text:p>339260</text:p>
          </table:table-cell>
          <table:table-cell/>
          <table:table-cell office:value-type="date" office:date-value="2009-12-01" calcext:value-type="date">
            <text:p>2009-12-01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09" calcext:value-type="date">
            <text:p>2009-12-09</text:p>
          </table:table-cell>
          <table:table-cell office:value-type="float" office:value="313980" calcext:value-type="float">
            <text:p>313980</text:p>
          </table:table-cell>
          <table:table-cell/>
          <table:table-cell office:value-type="date" office:date-value="2009-12-09" calcext:value-type="date">
            <text:p>2009-12-09</text:p>
          </table:table-cell>
          <table:table-cell office:value-type="float" office:value="339260" calcext:value-type="float">
            <text:p>339260</text:p>
          </table:table-cell>
          <table:table-cell table:number-columns-repeated="2"/>
          <table:table-cell office:value-type="date" office:date-value="2009-12-09" calcext:value-type="date">
            <text:p>2009-12-09</text:p>
          </table:table-cell>
          <table:table-cell office:value-type="float" office:value="339260" calcext:value-type="float">
            <text:p>339260</text:p>
          </table:table-cell>
          <table:table-cell/>
          <table:table-cell office:value-type="date" office:date-value="2009-12-02" calcext:value-type="date">
            <text:p>2009-12-0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10" calcext:value-type="date">
            <text:p>2009-12-10</text:p>
          </table:table-cell>
          <table:table-cell office:value-type="float" office:value="313900" calcext:value-type="float">
            <text:p>313900</text:p>
          </table:table-cell>
          <table:table-cell/>
          <table:table-cell office:value-type="date" office:date-value="2009-12-10" calcext:value-type="date">
            <text:p>2009-12-10</text:p>
          </table:table-cell>
          <table:table-cell office:value-type="float" office:value="339180" calcext:value-type="float">
            <text:p>339180</text:p>
          </table:table-cell>
          <table:table-cell table:number-columns-repeated="2"/>
          <table:table-cell office:value-type="date" office:date-value="2009-12-10" calcext:value-type="date">
            <text:p>2009-12-10</text:p>
          </table:table-cell>
          <table:table-cell office:value-type="float" office:value="339180" calcext:value-type="float">
            <text:p>339180</text:p>
          </table:table-cell>
          <table:table-cell/>
          <table:table-cell office:value-type="date" office:date-value="2009-12-03" calcext:value-type="date">
            <text:p>2009-12-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11" calcext:value-type="date">
            <text:p>2009-12-11</text:p>
          </table:table-cell>
          <table:table-cell office:value-type="float" office:value="314200" calcext:value-type="float">
            <text:p>314200</text:p>
          </table:table-cell>
          <table:table-cell/>
          <table:table-cell office:value-type="date" office:date-value="2009-12-11" calcext:value-type="date">
            <text:p>2009-12-11</text:p>
          </table:table-cell>
          <table:table-cell office:value-type="float" office:value="339480" calcext:value-type="float">
            <text:p>339480</text:p>
          </table:table-cell>
          <table:table-cell table:number-columns-repeated="2"/>
          <table:table-cell office:value-type="date" office:date-value="2009-12-11" calcext:value-type="date">
            <text:p>2009-12-11</text:p>
          </table:table-cell>
          <table:table-cell office:value-type="float" office:value="339480" calcext:value-type="float">
            <text:p>339480</text:p>
          </table:table-cell>
          <table:table-cell/>
          <table:table-cell office:value-type="date" office:date-value="2009-12-04" calcext:value-type="date">
            <text:p>2009-12-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14" calcext:value-type="date">
            <text:p>2009-12-14</text:p>
          </table:table-cell>
          <table:table-cell office:value-type="float" office:value="314980" calcext:value-type="float">
            <text:p>314980</text:p>
          </table:table-cell>
          <table:table-cell/>
          <table:table-cell office:value-type="date" office:date-value="2009-12-14" calcext:value-type="date">
            <text:p>2009-12-14</text:p>
          </table:table-cell>
          <table:table-cell office:value-type="float" office:value="340260" calcext:value-type="float">
            <text:p>340260</text:p>
          </table:table-cell>
          <table:table-cell table:number-columns-repeated="2"/>
          <table:table-cell office:value-type="date" office:date-value="2009-12-14" calcext:value-type="date">
            <text:p>2009-12-14</text:p>
          </table:table-cell>
          <table:table-cell office:value-type="float" office:value="340260" calcext:value-type="float">
            <text:p>340260</text:p>
          </table:table-cell>
          <table:table-cell/>
          <table:table-cell office:value-type="date" office:date-value="2009-12-07" calcext:value-type="date">
            <text:p>2009-12-07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9-12-15" calcext:value-type="date">
            <text:p>2009-12-15</text:p>
          </table:table-cell>
          <table:table-cell office:value-type="float" office:value="315850" calcext:value-type="float">
            <text:p>315850</text:p>
          </table:table-cell>
          <table:table-cell/>
          <table:table-cell office:value-type="date" office:date-value="2009-12-15" calcext:value-type="date">
            <text:p>2009-12-15</text:p>
          </table:table-cell>
          <table:table-cell office:value-type="float" office:value="341130" calcext:value-type="float">
            <text:p>341130</text:p>
          </table:table-cell>
          <table:table-cell table:number-columns-repeated="2"/>
          <table:table-cell office:value-type="date" office:date-value="2009-12-15" calcext:value-type="date">
            <text:p>2009-12-15</text:p>
          </table:table-cell>
          <table:table-cell office:value-type="float" office:value="341130" calcext:value-type="float">
            <text:p>341130</text:p>
          </table:table-cell>
          <table:table-cell/>
          <table:table-cell office:value-type="date" office:date-value="2009-12-08" calcext:value-type="date">
            <text:p>2009-12-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16" calcext:value-type="date">
            <text:p>2009-12-16</text:p>
          </table:table-cell>
          <table:table-cell office:value-type="float" office:value="316330" calcext:value-type="float">
            <text:p>316330</text:p>
          </table:table-cell>
          <table:table-cell/>
          <table:table-cell office:value-type="date" office:date-value="2009-12-16" calcext:value-type="date">
            <text:p>2009-12-16</text:p>
          </table:table-cell>
          <table:table-cell office:value-type="float" office:value="341610" calcext:value-type="float">
            <text:p>341610</text:p>
          </table:table-cell>
          <table:table-cell table:number-columns-repeated="2"/>
          <table:table-cell office:value-type="date" office:date-value="2009-12-16" calcext:value-type="date">
            <text:p>2009-12-16</text:p>
          </table:table-cell>
          <table:table-cell office:value-type="float" office:value="341610" calcext:value-type="float">
            <text:p>341610</text:p>
          </table:table-cell>
          <table:table-cell/>
          <table:table-cell office:value-type="date" office:date-value="2009-12-09" calcext:value-type="date">
            <text:p>2009-12-09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17" calcext:value-type="date">
            <text:p>2009-12-17</text:p>
          </table:table-cell>
          <table:table-cell office:value-type="float" office:value="316330" calcext:value-type="float">
            <text:p>316330</text:p>
          </table:table-cell>
          <table:table-cell/>
          <table:table-cell office:value-type="date" office:date-value="2009-12-17" calcext:value-type="date">
            <text:p>2009-12-17</text:p>
          </table:table-cell>
          <table:table-cell office:value-type="float" office:value="341610" calcext:value-type="float">
            <text:p>341610</text:p>
          </table:table-cell>
          <table:table-cell table:number-columns-repeated="2"/>
          <table:table-cell office:value-type="date" office:date-value="2009-12-17" calcext:value-type="date">
            <text:p>2009-12-17</text:p>
          </table:table-cell>
          <table:table-cell office:value-type="float" office:value="341610" calcext:value-type="float">
            <text:p>341610</text:p>
          </table:table-cell>
          <table:table-cell/>
          <table:table-cell office:value-type="date" office:date-value="2009-12-11" calcext:value-type="date">
            <text:p>2009-12-1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9-12-18" calcext:value-type="date">
            <text:p>2009-12-18</text:p>
          </table:table-cell>
          <table:table-cell office:value-type="float" office:value="316330" calcext:value-type="float">
            <text:p>316330</text:p>
          </table:table-cell>
          <table:table-cell/>
          <table:table-cell office:value-type="date" office:date-value="2009-12-18" calcext:value-type="date">
            <text:p>2009-12-18</text:p>
          </table:table-cell>
          <table:table-cell office:value-type="float" office:value="341610" calcext:value-type="float">
            <text:p>341610</text:p>
          </table:table-cell>
          <table:table-cell table:number-columns-repeated="2"/>
          <table:table-cell office:value-type="date" office:date-value="2009-12-18" calcext:value-type="date">
            <text:p>2009-12-18</text:p>
          </table:table-cell>
          <table:table-cell office:value-type="float" office:value="341610" calcext:value-type="float">
            <text:p>341610</text:p>
          </table:table-cell>
          <table:table-cell/>
          <table:table-cell office:value-type="date" office:date-value="2009-12-14" calcext:value-type="date">
            <text:p>2009-12-14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9-12-21" calcext:value-type="date">
            <text:p>2009-12-21</text:p>
          </table:table-cell>
          <table:table-cell office:value-type="float" office:value="317240" calcext:value-type="float">
            <text:p>317240</text:p>
          </table:table-cell>
          <table:table-cell/>
          <table:table-cell office:value-type="date" office:date-value="2009-12-21" calcext:value-type="date">
            <text:p>2009-12-21</text:p>
          </table:table-cell>
          <table:table-cell office:value-type="float" office:value="342520" calcext:value-type="float">
            <text:p>342520</text:p>
          </table:table-cell>
          <table:table-cell table:number-columns-repeated="2"/>
          <table:table-cell office:value-type="date" office:date-value="2009-12-21" calcext:value-type="date">
            <text:p>2009-12-21</text:p>
          </table:table-cell>
          <table:table-cell office:value-type="float" office:value="342520" calcext:value-type="float">
            <text:p>342520</text:p>
          </table:table-cell>
          <table:table-cell/>
          <table:table-cell office:value-type="date" office:date-value="2009-12-15" calcext:value-type="date">
            <text:p>2009-12-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9-12-22" calcext:value-type="date">
            <text:p>2009-12-22</text:p>
          </table:table-cell>
          <table:table-cell office:value-type="float" office:value="317280" calcext:value-type="float">
            <text:p>317280</text:p>
          </table:table-cell>
          <table:table-cell/>
          <table:table-cell office:value-type="date" office:date-value="2009-12-22" calcext:value-type="date">
            <text:p>2009-12-22</text:p>
          </table:table-cell>
          <table:table-cell office:value-type="float" office:value="342560" calcext:value-type="float">
            <text:p>342560</text:p>
          </table:table-cell>
          <table:table-cell table:number-columns-repeated="2"/>
          <table:table-cell office:value-type="date" office:date-value="2009-12-22" calcext:value-type="date">
            <text:p>2009-12-22</text:p>
          </table:table-cell>
          <table:table-cell office:value-type="float" office:value="342560" calcext:value-type="float">
            <text:p>342560</text:p>
          </table:table-cell>
          <table:table-cell/>
          <table:table-cell office:value-type="date" office:date-value="2009-12-16" calcext:value-type="date">
            <text:p>2009-12-16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23" calcext:value-type="date">
            <text:p>2009-12-23</text:p>
          </table:table-cell>
          <table:table-cell office:value-type="float" office:value="317640" calcext:value-type="float">
            <text:p>317640</text:p>
          </table:table-cell>
          <table:table-cell/>
          <table:table-cell office:value-type="date" office:date-value="2009-12-23" calcext:value-type="date">
            <text:p>2009-12-23</text:p>
          </table:table-cell>
          <table:table-cell office:value-type="float" office:value="342920" calcext:value-type="float">
            <text:p>342920</text:p>
          </table:table-cell>
          <table:table-cell table:number-columns-repeated="2"/>
          <table:table-cell office:value-type="date" office:date-value="2009-12-23" calcext:value-type="date">
            <text:p>2009-12-23</text:p>
          </table:table-cell>
          <table:table-cell office:value-type="float" office:value="342920" calcext:value-type="float">
            <text:p>342920</text:p>
          </table:table-cell>
          <table:table-cell/>
          <table:table-cell office:value-type="date" office:date-value="2009-12-18" calcext:value-type="date">
            <text:p>2009-12-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24" calcext:value-type="date">
            <text:p>2009-12-24</text:p>
          </table:table-cell>
          <table:table-cell office:value-type="float" office:value="317640" calcext:value-type="float">
            <text:p>317640</text:p>
          </table:table-cell>
          <table:table-cell/>
          <table:table-cell office:value-type="date" office:date-value="2009-12-24" calcext:value-type="date">
            <text:p>2009-12-24</text:p>
          </table:table-cell>
          <table:table-cell office:value-type="float" office:value="342920" calcext:value-type="float">
            <text:p>342920</text:p>
          </table:table-cell>
          <table:table-cell table:number-columns-repeated="2"/>
          <table:table-cell office:value-type="date" office:date-value="2009-12-24" calcext:value-type="date">
            <text:p>2009-12-24</text:p>
          </table:table-cell>
          <table:table-cell office:value-type="float" office:value="342920" calcext:value-type="float">
            <text:p>342920</text:p>
          </table:table-cell>
          <table:table-cell/>
          <table:table-cell office:value-type="date" office:date-value="2009-12-22" calcext:value-type="date">
            <text:p>2009-12-22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9-12-28" calcext:value-type="date">
            <text:p>2009-12-28</text:p>
          </table:table-cell>
          <table:table-cell office:value-type="float" office:value="317800" calcext:value-type="float">
            <text:p>317800</text:p>
          </table:table-cell>
          <table:table-cell/>
          <table:table-cell office:value-type="date" office:date-value="2009-12-28" calcext:value-type="date">
            <text:p>2009-12-28</text:p>
          </table:table-cell>
          <table:table-cell office:value-type="float" office:value="343080" calcext:value-type="float">
            <text:p>343080</text:p>
          </table:table-cell>
          <table:table-cell table:number-columns-repeated="2"/>
          <table:table-cell office:value-type="date" office:date-value="2009-12-28" calcext:value-type="date">
            <text:p>2009-12-28</text:p>
          </table:table-cell>
          <table:table-cell office:value-type="float" office:value="343080" calcext:value-type="float">
            <text:p>343080</text:p>
          </table:table-cell>
          <table:table-cell/>
          <table:table-cell office:value-type="date" office:date-value="2009-12-23" calcext:value-type="date">
            <text:p>2009-12-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29" calcext:value-type="date">
            <text:p>2009-12-29</text:p>
          </table:table-cell>
          <table:table-cell office:value-type="float" office:value="318020" calcext:value-type="float">
            <text:p>318020</text:p>
          </table:table-cell>
          <table:table-cell/>
          <table:table-cell office:value-type="date" office:date-value="2009-12-29" calcext:value-type="date">
            <text:p>2009-12-29</text:p>
          </table:table-cell>
          <table:table-cell office:value-type="float" office:value="343300" calcext:value-type="float">
            <text:p>343300</text:p>
          </table:table-cell>
          <table:table-cell table:number-columns-repeated="2"/>
          <table:table-cell office:value-type="date" office:date-value="2009-12-29" calcext:value-type="date">
            <text:p>2009-12-29</text:p>
          </table:table-cell>
          <table:table-cell office:value-type="float" office:value="343300" calcext:value-type="float">
            <text:p>343300</text:p>
          </table:table-cell>
          <table:table-cell/>
          <table:table-cell office:value-type="date" office:date-value="2009-12-24" calcext:value-type="date">
            <text:p>2009-12-24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30" calcext:value-type="date">
            <text:p>2009-12-30</text:p>
          </table:table-cell>
          <table:table-cell office:value-type="float" office:value="317980" calcext:value-type="float">
            <text:p>317980</text:p>
          </table:table-cell>
          <table:table-cell/>
          <table:table-cell office:value-type="date" office:date-value="2009-12-30" calcext:value-type="date">
            <text:p>2009-12-30</text:p>
          </table:table-cell>
          <table:table-cell office:value-type="float" office:value="343260" calcext:value-type="float">
            <text:p>343260</text:p>
          </table:table-cell>
          <table:table-cell table:number-columns-repeated="2"/>
          <table:table-cell office:value-type="date" office:date-value="2009-12-30" calcext:value-type="date">
            <text:p>2009-12-30</text:p>
          </table:table-cell>
          <table:table-cell office:value-type="float" office:value="343260" calcext:value-type="float">
            <text:p>343260</text:p>
          </table:table-cell>
          <table:table-cell/>
          <table:table-cell office:value-type="date" office:date-value="2009-12-30" calcext:value-type="date">
            <text:p>2009-12-3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31" calcext:value-type="date">
            <text:p>2009-12-31</text:p>
          </table:table-cell>
          <table:table-cell office:value-type="float" office:value="317980" calcext:value-type="float">
            <text:p>317980</text:p>
          </table:table-cell>
          <table:table-cell/>
          <table:table-cell office:value-type="date" office:date-value="2009-12-31" calcext:value-type="date">
            <text:p>2009-12-31</text:p>
          </table:table-cell>
          <table:table-cell office:value-type="float" office:value="343260" calcext:value-type="float">
            <text:p>343260</text:p>
          </table:table-cell>
          <table:table-cell table:number-columns-repeated="2"/>
          <table:table-cell office:value-type="date" office:date-value="2009-12-31" calcext:value-type="date">
            <text:p>2009-12-31</text:p>
          </table:table-cell>
          <table:table-cell office:value-type="float" office:value="343260" calcext:value-type="float">
            <text:p>343260</text:p>
          </table:table-cell>
          <table:table-cell/>
          <table:table-cell office:value-type="date" office:date-value="2009-12-31" calcext:value-type="date">
            <text:p>2009-12-31</text:p>
          </table:table-cell>
          <table:table-cell office:value-type="float" office:value="-1000" calcext:value-type="float">
            <text:p>-1000</text:p>
          </table:table-cell>
        </table:table-row>
      </table:table>
      <table:table table:name="lim1 fee X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JM: Add Evidence</text:p>
          </table:table-cell>
          <table:table-cell table:number-columns-repeated="2"/>
          <table:table-cell table:style-name="ce1" office:value-type="string" calcext:value-type="string">
            <text:p>JM: Test Policy</text:p>
          </table:table-cell>
          <table:table-cell table:number-columns-repeated="3"/>
          <table:table-cell table:style-name="ce1" office:value-type="string" calcext:value-type="string">
            <text:p>Marketsim: portvals_SL</text:p>
          </table:table-cell>
          <table:table-cell table:number-columns-repeated="3"/>
          <table:table-cell table:style-name="ce1" office:value-type="string" calcext:value-type="string">
            <text:p>dftrades_SL</text:p>
          </table:table-cell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Return</text:p>
          </table:table-cell>
          <table:table-cell/>
          <table:table-cell table:style-name="Default"/>
          <table:table-cell office:value-type="string" calcext:value-type="string">
            <text:p>Return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Return</text:p>
          </table:table-cell>
          <table:table-cell/>
          <table:table-cell table:style-name="Default"/>
          <table:table-cell office:value-type="string" calcext:value-type="string">
            <text:p>Return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office:value-type="date" office:date-value="2008-01-02" calcext:value-type="date">
            <text:p>2008-01-02</text:p>
          </table:table-cell>
          <table:table-cell office:value-type="float" office:value="99797.7" calcext:value-type="float">
            <text:p>99797.7</text:p>
          </table:table-cell>
          <table:table-cell/>
          <table:table-cell office:value-type="date" office:date-value="2008-01-02" calcext:value-type="date">
            <text:p>2008-01-02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03" calcext:value-type="date">
            <text:p>2008-01-03</text:p>
          </table:table-cell>
          <table:table-cell table:style-name="ce1" office:value-type="float" office:value="99799.05" calcext:value-type="float">
            <text:p>99799.05</text:p>
          </table:table-cell>
          <table:table-cell table:number-columns-repeated="2"/>
          <table:table-cell office:value-type="date" office:date-value="2008-01-03" calcext:value-type="date">
            <text:p>2008-01-03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2" office:value-type="date" office:date-value="2008-01-02" calcext:value-type="date">
            <text:p>2008-01-02</text:p>
          </table:table-cell>
          <table:table-cell office:value-type="float" office:value="38.47" calcext:value-type="float">
            <text:p>38.47</text:p>
          </table:table-cell>
        </table:table-row>
        <table:table-row table:style-name="ro1">
          <table:table-cell office:value-type="date" office:date-value="2008-01-03" calcext:value-type="date">
            <text:p>2008-01-03</text:p>
          </table:table-cell>
          <table:table-cell office:value-type="float" office:value="99527.7" calcext:value-type="float">
            <text:p>99527.7</text:p>
          </table:table-cell>
          <table:table-cell/>
          <table:table-cell office:value-type="date" office:date-value="2008-01-03" calcext:value-type="date">
            <text:p>2008-01-03</text:p>
          </table:table-cell>
          <table:table-cell table:style-name="ce1" office:value-type="float" office:value="99799.05" calcext:value-type="float">
            <text:p>99799.05</text:p>
          </table:table-cell>
          <table:table-cell table:number-columns-repeated="2"/>
          <table:table-cell office:value-type="date" office:date-value="2008-01-04" calcext:value-type="date">
            <text:p>2008-01-04</text:p>
          </table:table-cell>
          <table:table-cell table:style-name="ce1" office:value-type="float" office:value="98545.8" calcext:value-type="float">
            <text:p>98545.8</text:p>
          </table:table-cell>
          <table:table-cell table:number-columns-repeated="2"/>
          <table:table-cell office:value-type="date" office:date-value="2008-01-04" calcext:value-type="date">
            <text:p>2008-01-04</text:p>
          </table:table-cell>
          <table:table-cell office:value-type="float" office:value="-2000" calcext:value-type="float">
            <text:p>-2000</text:p>
          </table:table-cell>
          <table:table-cell table:number-columns-repeated="2"/>
          <table:table-cell table:style-name="ce2" office:value-type="date" office:date-value="2008-01-03" calcext:value-type="date">
            <text:p>2008-01-03</text:p>
          </table:table-cell>
          <table:table-cell office:value-type="float" office:value="38.2" calcext:value-type="float">
            <text:p>38.2</text:p>
          </table:table-cell>
        </table:table-row>
        <table:table-row table:style-name="ro1">
          <table:table-cell office:value-type="date" office:date-value="2008-01-04" calcext:value-type="date">
            <text:p>2008-01-04</text:p>
          </table:table-cell>
          <table:table-cell office:value-type="float" office:value="98657.7" calcext:value-type="float">
            <text:p>98657.7</text:p>
          </table:table-cell>
          <table:table-cell/>
          <table:table-cell office:value-type="date" office:date-value="2008-01-04" calcext:value-type="date">
            <text:p>2008-01-04</text:p>
          </table:table-cell>
          <table:table-cell table:style-name="ce1" office:value-type="float" office:value="99292.4" calcext:value-type="float">
            <text:p>99292.4</text:p>
          </table:table-cell>
          <table:table-cell table:number-columns-repeated="2"/>
          <table:table-cell office:value-type="date" office:date-value="2008-01-07" calcext:value-type="date">
            <text:p>2008-01-07</text:p>
          </table:table-cell>
          <table:table-cell office:value-type="float" office:value="97967.3" calcext:value-type="float">
            <text:p>97967.3</text:p>
          </table:table-cell>
          <table:table-cell table:number-columns-repeated="2"/>
          <table:table-cell office:value-type="date" office:date-value="2008-01-07" calcext:value-type="date">
            <text:p>2008-01-07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2" office:value-type="date" office:date-value="2008-01-04" calcext:value-type="date">
            <text:p>2008-01-04</text:p>
          </table:table-cell>
          <table:table-cell office:value-type="float" office:value="37.33" calcext:value-type="float">
            <text:p>37.33</text:p>
          </table:table-cell>
        </table:table-row>
        <table:table-row table:style-name="ro1">
          <table:table-cell office:value-type="date" office:date-value="2008-01-07" calcext:value-type="date">
            <text:p>2008-01-07</text:p>
          </table:table-cell>
          <table:table-cell office:value-type="float" office:value="99037.7" calcext:value-type="float">
            <text:p>99037.7</text:p>
          </table:table-cell>
          <table:table-cell/>
          <table:table-cell office:value-type="date" office:date-value="2008-01-07" calcext:value-type="date">
            <text:p>2008-01-07</text:p>
          </table:table-cell>
          <table:table-cell office:value-type="float" office:value="98713.9" calcext:value-type="float">
            <text:p>98713.9</text:p>
          </table:table-cell>
          <table:table-cell table:number-columns-repeated="2"/>
          <table:table-cell office:value-type="date" office:date-value="2008-01-08" calcext:value-type="date">
            <text:p>2008-01-08</text:p>
          </table:table-cell>
          <table:table-cell office:value-type="float" office:value="97776.3" calcext:value-type="float">
            <text:p>97776.3</text:p>
          </table:table-cell>
          <table:table-cell table:number-columns-repeated="2"/>
          <table:table-cell office:value-type="date" office:date-value="2008-01-08" calcext:value-type="date">
            <text:p>2008-01-08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  <table:table-cell table:style-name="ce2" office:value-type="date" office:date-value="2008-01-07" calcext:value-type="date">
            <text:p>2008-01-07</text:p>
          </table:table-cell>
          <table:table-cell office:value-type="float" office:value="37.71" calcext:value-type="float">
            <text:p>37.71</text:p>
          </table:table-cell>
        </table:table-row>
        <table:table-row table:style-name="ro1">
          <table:table-cell office:value-type="date" office:date-value="2008-01-08" calcext:value-type="date">
            <text:p>2008-01-08</text:p>
          </table:table-cell>
          <table:table-cell office:value-type="float" office:value="97708.8" calcext:value-type="float">
            <text:p>97708.8</text:p>
          </table:table-cell>
          <table:table-cell/>
          <table:table-cell office:value-type="date" office:date-value="2008-01-08" calcext:value-type="date">
            <text:p>2008-01-08</text:p>
          </table:table-cell>
          <table:table-cell office:value-type="float" office:value="98885" calcext:value-type="float">
            <text:p>98885</text:p>
          </table:table-cell>
          <table:table-cell table:number-columns-repeated="2"/>
          <table:table-cell office:value-type="date" office:date-value="2008-01-09" calcext:value-type="date">
            <text:p>2008-01-09</text:p>
          </table:table-cell>
          <table:table-cell office:value-type="float" office:value="97072.75" calcext:value-type="float">
            <text:p>97072.75</text:p>
          </table:table-cell>
          <table:table-cell table:number-columns-repeated="2"/>
          <table:table-cell office:value-type="date" office:date-value="2008-01-09" calcext:value-type="date">
            <text:p>2008-01-09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2" office:value-type="date" office:date-value="2008-01-08" calcext:value-type="date">
            <text:p>2008-01-08</text:p>
          </table:table-cell>
          <table:table-cell office:value-type="float" office:value="36.21" calcext:value-type="float">
            <text:p>36.21</text:p>
          </table:table-cell>
        </table:table-row>
        <table:table-row table:style-name="ro1">
          <table:table-cell office:value-type="date" office:date-value="2008-01-09" calcext:value-type="date">
            <text:p>2008-01-09</text:p>
          </table:table-cell>
          <table:table-cell office:value-type="float" office:value="97882.45" calcext:value-type="float">
            <text:p>97882.45</text:p>
          </table:table-cell>
          <table:table-cell/>
          <table:table-cell office:value-type="date" office:date-value="2008-01-09" calcext:value-type="date">
            <text:p>2008-01-09</text:p>
          </table:table-cell>
          <table:table-cell office:value-type="float" office:value="98181.45" calcext:value-type="float">
            <text:p>98181.45</text:p>
          </table:table-cell>
          <table:table-cell table:number-columns-repeated="2"/>
          <table:table-cell office:value-type="date" office:date-value="2008-01-10" calcext:value-type="date">
            <text:p>2008-01-10</text:p>
          </table:table-cell>
          <table:table-cell office:value-type="float" office:value="96874.3" calcext:value-type="float">
            <text:p>96874.3</text:p>
          </table:table-cell>
          <table:table-cell table:number-columns-repeated="2"/>
          <table:table-cell office:value-type="date" office:date-value="2008-01-10" calcext:value-type="date">
            <text:p>2008-01-10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  <table:table-cell table:style-name="ce2" office:value-type="date" office:date-value="2008-01-09" calcext:value-type="date">
            <text:p>2008-01-09</text:p>
          </table:table-cell>
          <table:table-cell office:value-type="float" office:value="36.72" calcext:value-type="float">
            <text:p>36.72</text:p>
          </table:table-cell>
        </table:table-row>
        <table:table-row table:style-name="ro1">
          <table:table-cell office:value-type="date" office:date-value="2008-01-10" calcext:value-type="date">
            <text:p>2008-01-10</text:p>
          </table:table-cell>
          <table:table-cell office:value-type="float" office:value="96902.45" calcext:value-type="float">
            <text:p>96902.45</text:p>
          </table:table-cell>
          <table:table-cell/>
          <table:table-cell office:value-type="date" office:date-value="2008-01-10" calcext:value-type="date">
            <text:p>2008-01-10</text:p>
          </table:table-cell>
          <table:table-cell office:value-type="float" office:value="98360" calcext:value-type="float">
            <text:p>98360</text:p>
          </table:table-cell>
          <table:table-cell table:number-columns-repeated="2"/>
          <table:table-cell office:value-type="date" office:date-value="2008-01-11" calcext:value-type="date">
            <text:p>2008-01-11</text:p>
          </table:table-cell>
          <table:table-cell office:value-type="float" office:value="96921.65" calcext:value-type="float">
            <text:p>96921.65</text:p>
          </table:table-cell>
          <table:table-cell table:number-columns-repeated="2"/>
          <table:table-cell office:value-type="date" office:date-value="2008-01-11" calcext:value-type="date">
            <text:p>2008-01-11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2" office:value-type="date" office:date-value="2008-01-10" calcext:value-type="date">
            <text:p>2008-01-10</text:p>
          </table:table-cell>
          <table:table-cell office:value-type="float" office:value="37.7" calcext:value-type="float">
            <text:p>37.7</text:p>
          </table:table-cell>
        </table:table-row>
        <table:table-row table:style-name="ro1">
          <table:table-cell office:value-type="date" office:date-value="2008-01-11" calcext:value-type="date">
            <text:p>2008-01-11</text:p>
          </table:table-cell>
          <table:table-cell office:value-type="float" office:value="97136.15" calcext:value-type="float">
            <text:p>97136.15</text:p>
          </table:table-cell>
          <table:table-cell/>
          <table:table-cell office:value-type="date" office:date-value="2008-01-11" calcext:value-type="date">
            <text:p>2008-01-11</text:p>
          </table:table-cell>
          <table:table-cell office:value-type="float" office:value="98407.35" calcext:value-type="float">
            <text:p>98407.35</text:p>
          </table:table-cell>
          <table:table-cell table:number-columns-repeated="2"/>
          <table:table-cell office:value-type="date" office:date-value="2008-01-14" calcext:value-type="date">
            <text:p>2008-01-14</text:p>
          </table:table-cell>
          <table:table-cell office:value-type="float" office:value="97381.65" calcext:value-type="float">
            <text:p>97381.65</text:p>
          </table:table-cell>
          <table:table-cell table:number-columns-repeated="2"/>
          <table:table-cell office:value-type="date" office:date-value="2008-01-16" calcext:value-type="date">
            <text:p>2008-01-16</text:p>
          </table:table-cell>
          <table:table-cell office:value-type="float" office:value="-2000" calcext:value-type="float">
            <text:p>-2000</text:p>
          </table:table-cell>
          <table:table-cell table:number-columns-repeated="2"/>
          <table:table-cell table:style-name="ce2" office:value-type="date" office:date-value="2008-01-11" calcext:value-type="date">
            <text:p>2008-01-11</text:p>
          </table:table-cell>
          <table:table-cell office:value-type="float" office:value="37.27" calcext:value-type="float">
            <text:p>37.27</text:p>
          </table:table-cell>
        </table:table-row>
        <table:table-row table:style-name="ro1">
          <table:table-cell office:value-type="date" office:date-value="2008-01-14" calcext:value-type="date">
            <text:p>2008-01-14</text:p>
          </table:table-cell>
          <table:table-cell office:value-type="float" office:value="97136.15" calcext:value-type="float">
            <text:p>97136.15</text:p>
          </table:table-cell>
          <table:table-cell/>
          <table:table-cell office:value-type="date" office:date-value="2008-01-14" calcext:value-type="date">
            <text:p>2008-01-14</text:p>
          </table:table-cell>
          <table:table-cell office:value-type="float" office:value="98867.35" calcext:value-type="float">
            <text:p>98867.35</text:p>
          </table:table-cell>
          <table:table-cell table:number-columns-repeated="2"/>
          <table:table-cell office:value-type="date" office:date-value="2008-01-15" calcext:value-type="date">
            <text:p>2008-01-15</text:p>
          </table:table-cell>
          <table:table-cell office:value-type="float" office:value="95381.65" calcext:value-type="float">
            <text:p>95381.65</text:p>
          </table:table-cell>
          <table:table-cell table:number-columns-repeated="2"/>
          <table:table-cell office:value-type="date" office:date-value="2008-01-18" calcext:value-type="date">
            <text:p>2008-01-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style-name="ce2" office:value-type="date" office:date-value="2008-01-14" calcext:value-type="date">
            <text:p>2008-01-14</text:p>
          </table:table-cell>
          <table:table-cell office:value-type="float" office:value="37.73" calcext:value-type="float">
            <text:p>37.73</text:p>
          </table:table-cell>
        </table:table-row>
        <table:table-row table:style-name="ro1">
          <table:table-cell office:value-type="date" office:date-value="2008-01-15" calcext:value-type="date">
            <text:p>2008-01-15</text:p>
          </table:table-cell>
          <table:table-cell office:value-type="float" office:value="96947.55" calcext:value-type="float">
            <text:p>96947.55</text:p>
          </table:table-cell>
          <table:table-cell/>
          <table:table-cell office:value-type="date" office:date-value="2008-01-15" calcext:value-type="date">
            <text:p>2008-01-15</text:p>
          </table:table-cell>
          <table:table-cell office:value-type="float" office:value="96867.35" calcext:value-type="float">
            <text:p>96867.35</text:p>
          </table:table-cell>
          <table:table-cell table:number-columns-repeated="2"/>
          <table:table-cell office:value-type="date" office:date-value="2008-01-16" calcext:value-type="date">
            <text:p>2008-01-16</text:p>
          </table:table-cell>
          <table:table-cell office:value-type="float" office:value="97053.8" calcext:value-type="float">
            <text:p>97053.8</text:p>
          </table:table-cell>
          <table:table-cell table:number-columns-repeated="2"/>
          <table:table-cell office:value-type="date" office:date-value="2008-01-23" calcext:value-type="date">
            <text:p>2008-01-23</text:p>
          </table:table-cell>
          <table:table-cell office:value-type="float" office:value="-2000" calcext:value-type="float">
            <text:p>-2000</text:p>
          </table:table-cell>
          <table:table-cell table:number-columns-repeated="2"/>
          <table:table-cell table:style-name="ce2" office:value-type="date" office:date-value="2008-01-15" calcext:value-type="date">
            <text:p>2008-01-15</text:p>
          </table:table-cell>
          <table:table-cell office:value-type="float" office:value="35.73" calcext:value-type="float">
            <text:p>35.73</text:p>
          </table:table-cell>
        </table:table-row>
        <table:table-row table:style-name="ro1">
          <table:table-cell office:value-type="date" office:date-value="2008-01-16" calcext:value-type="date">
            <text:p>2008-01-16</text:p>
          </table:table-cell>
          <table:table-cell office:value-type="float" office:value="99007.55" calcext:value-type="float">
            <text:p>99007.55</text:p>
          </table:table-cell>
          <table:table-cell/>
          <table:table-cell office:value-type="date" office:date-value="2008-01-16" calcext:value-type="date">
            <text:p>2008-01-16</text:p>
          </table:table-cell>
          <table:table-cell office:value-type="float" office:value="99295.3" calcext:value-type="float">
            <text:p>99295.3</text:p>
          </table:table-cell>
          <table:table-cell table:number-columns-repeated="2"/>
          <table:table-cell office:value-type="date" office:date-value="2008-01-17" calcext:value-type="date">
            <text:p>2008-01-17</text:p>
          </table:table-cell>
          <table:table-cell office:value-type="float" office:value="98323.8" calcext:value-type="float">
            <text:p>98323.8</text:p>
          </table:table-cell>
          <table:table-cell table:number-columns-repeated="2"/>
          <table:table-cell office:value-type="date" office:date-value="2008-01-24" calcext:value-type="date">
            <text:p>2008-01-24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2"/>
          <table:table-cell/>
        </table:table-row>
        <table:table-row table:style-name="ro1">
          <table:table-cell office:value-type="date" office:date-value="2008-01-17" calcext:value-type="date">
            <text:p>2008-01-17</text:p>
          </table:table-cell>
          <table:table-cell office:value-type="float" office:value="97910.2" calcext:value-type="float">
            <text:p>97910.2</text:p>
          </table:table-cell>
          <table:table-cell/>
          <table:table-cell office:value-type="date" office:date-value="2008-01-17" calcext:value-type="date">
            <text:p>2008-01-17</text:p>
          </table:table-cell>
          <table:table-cell office:value-type="float" office:value="100565.3" calcext:value-type="float">
            <text:p>100565.3</text:p>
          </table:table-cell>
          <table:table-cell table:number-columns-repeated="2"/>
          <table:table-cell office:value-type="date" office:date-value="2008-01-18" calcext:value-type="date">
            <text:p>2008-01-18</text:p>
          </table:table-cell>
          <table:table-cell office:value-type="float" office:value="98362.75" calcext:value-type="float">
            <text:p>98362.75</text:p>
          </table:table-cell>
          <table:table-cell table:number-columns-repeated="2"/>
          <table:table-cell office:value-type="date" office:date-value="2008-01-29" calcext:value-type="date">
            <text:p>2008-01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date" office:date-value="2008-01-18" calcext:value-type="date">
            <text:p>2008-01-18</text:p>
          </table:table-cell>
          <table:table-cell office:value-type="float" office:value="97910.2" calcext:value-type="float">
            <text:p>97910.2</text:p>
          </table:table-cell>
          <table:table-cell/>
          <table:table-cell office:value-type="date" office:date-value="2008-01-18" calcext:value-type="date">
            <text:p>2008-01-18</text:p>
          </table:table-cell>
          <table:table-cell office:value-type="float" office:value="100604.25" calcext:value-type="float">
            <text:p>100604.25</text:p>
          </table:table-cell>
          <table:table-cell table:number-columns-repeated="2"/>
          <table:table-cell office:value-type="date" office:date-value="2008-01-22" calcext:value-type="date">
            <text:p>2008-01-22</text:p>
          </table:table-cell>
          <table:table-cell office:value-type="float" office:value="99522.75" calcext:value-type="float">
            <text:p>99522.75</text:p>
          </table:table-cell>
          <table:table-cell table:number-columns-repeated="2"/>
          <table:table-cell office:value-type="date" office:date-value="2008-01-30" calcext:value-type="date">
            <text:p>2008-01-30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date" office:date-value="2008-01-22" calcext:value-type="date">
            <text:p>2008-01-22</text:p>
          </table:table-cell>
          <table:table-cell office:value-type="float" office:value="98086.6" calcext:value-type="float">
            <text:p>98086.6</text:p>
          </table:table-cell>
          <table:table-cell/>
          <table:table-cell office:value-type="date" office:date-value="2008-01-22" calcext:value-type="date">
            <text:p>2008-01-22</text:p>
          </table:table-cell>
          <table:table-cell office:value-type="float" office:value="101764.25" calcext:value-type="float">
            <text:p>101764.25</text:p>
          </table:table-cell>
          <table:table-cell table:number-columns-repeated="2"/>
          <table:table-cell office:value-type="date" office:date-value="2008-01-23" calcext:value-type="date">
            <text:p>2008-01-23</text:p>
          </table:table-cell>
          <table:table-cell office:value-type="float" office:value="103525.8" calcext:value-type="float">
            <text:p>103525.8</text:p>
          </table:table-cell>
          <table:table-cell table:number-columns-repeated="2"/>
          <table:table-cell office:value-type="date" office:date-value="2008-02-04" calcext:value-type="date">
            <text:p>2008-02-04</text:p>
          </table:table-cell>
          <table:table-cell office:value-type="float" office:value="-2000" calcext:value-type="float">
            <text:p>-2000</text:p>
          </table:table-cell>
          <table:table-cell table:number-columns-repeated="4"/>
        </table:table-row>
        <table:table-row table:style-name="ro1">
          <table:table-cell office:value-type="date" office:date-value="2008-01-23" calcext:value-type="date">
            <text:p>2008-01-23</text:p>
          </table:table-cell>
          <table:table-cell office:value-type="float" office:value="93229.65" calcext:value-type="float">
            <text:p>93229.65</text:p>
          </table:table-cell>
          <table:table-cell/>
          <table:table-cell office:value-type="date" office:date-value="2008-01-23" calcext:value-type="date">
            <text:p>2008-01-23</text:p>
          </table:table-cell>
          <table:table-cell office:value-type="float" office:value="106601.3" calcext:value-type="float">
            <text:p>106601.3</text:p>
          </table:table-cell>
          <table:table-cell table:number-columns-repeated="2"/>
          <table:table-cell office:value-type="date" office:date-value="2008-01-24" calcext:value-type="date">
            <text:p>2008-01-24</text:p>
          </table:table-cell>
          <table:table-cell office:value-type="float" office:value="104000.8" calcext:value-type="float">
            <text:p>104000.8</text:p>
          </table:table-cell>
          <table:table-cell table:number-columns-repeated="2"/>
          <table:table-cell office:value-type="date" office:date-value="2008-02-05" calcext:value-type="date">
            <text:p>2008-02-05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date" office:date-value="2008-01-24" calcext:value-type="date">
            <text:p>2008-01-24</text:p>
          </table:table-cell>
          <table:table-cell office:value-type="float" office:value="92939.8" calcext:value-type="float">
            <text:p>92939.8</text:p>
          </table:table-cell>
          <table:table-cell/>
          <table:table-cell office:value-type="date" office:date-value="2008-01-24" calcext:value-type="date">
            <text:p>2008-01-24</text:p>
          </table:table-cell>
          <table:table-cell office:value-type="float" office:value="107076.3" calcext:value-type="float">
            <text:p>107076.3</text:p>
          </table:table-cell>
          <table:table-cell table:number-columns-repeated="2"/>
          <table:table-cell office:value-type="date" office:date-value="2008-01-25" calcext:value-type="date">
            <text:p>2008-01-25</text:p>
          </table:table-cell>
          <table:table-cell office:value-type="float" office:value="104000.8" calcext:value-type="float">
            <text:p>104000.8</text:p>
          </table:table-cell>
          <table:table-cell table:number-columns-repeated="2"/>
          <table:table-cell office:value-type="date" office:date-value="2008-02-06" calcext:value-type="date">
            <text:p>2008-02-06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date" office:date-value="2008-01-25" calcext:value-type="date">
            <text:p>2008-01-25</text:p>
          </table:table-cell>
          <table:table-cell office:value-type="float" office:value="94139.8" calcext:value-type="float">
            <text:p>94139.8</text:p>
          </table:table-cell>
          <table:table-cell/>
          <table:table-cell office:value-type="date" office:date-value="2008-01-25" calcext:value-type="date">
            <text:p>2008-01-25</text:p>
          </table:table-cell>
          <table:table-cell office:value-type="float" office:value="107076.3" calcext:value-type="float">
            <text:p>107076.3</text:p>
          </table:table-cell>
          <table:table-cell table:number-columns-repeated="2"/>
          <table:table-cell office:value-type="date" office:date-value="2008-01-28" calcext:value-type="date">
            <text:p>2008-01-28</text:p>
          </table:table-cell>
          <table:table-cell office:value-type="float" office:value="104000.8" calcext:value-type="float">
            <text:p>104000.8</text:p>
          </table:table-cell>
          <table:table-cell table:number-columns-repeated="2"/>
          <table:table-cell office:value-type="date" office:date-value="2008-02-07" calcext:value-type="date">
            <text:p>2008-02-07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date" office:date-value="2008-01-28" calcext:value-type="date">
            <text:p>2008-01-28</text:p>
          </table:table-cell>
          <table:table-cell office:value-type="float" office:value="92379.8" calcext:value-type="float">
            <text:p>92379.8</text:p>
          </table:table-cell>
          <table:table-cell/>
          <table:table-cell office:value-type="date" office:date-value="2008-01-28" calcext:value-type="date">
            <text:p>2008-01-28</text:p>
          </table:table-cell>
          <table:table-cell office:value-type="float" office:value="107076.3" calcext:value-type="float">
            <text:p>107076.3</text:p>
          </table:table-cell>
          <table:table-cell table:number-columns-repeated="2"/>
          <table:table-cell office:value-type="date" office:date-value="2008-01-29" calcext:value-type="date">
            <text:p>2008-01-29</text:p>
          </table:table-cell>
          <table:table-cell office:value-type="float" office:value="103774.45" calcext:value-type="float">
            <text:p>103774.45</text:p>
          </table:table-cell>
          <table:table-cell table:number-columns-repeated="2"/>
          <table:table-cell office:value-type="date" office:date-value="2008-02-08" calcext:value-type="date">
            <text:p>2008-02-08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date" office:date-value="2008-01-29" calcext:value-type="date">
            <text:p>2008-01-29</text:p>
          </table:table-cell>
          <table:table-cell office:value-type="float" office:value="90669.8" calcext:value-type="float">
            <text:p>90669.8</text:p>
          </table:table-cell>
          <table:table-cell/>
          <table:table-cell office:value-type="date" office:date-value="2008-01-29" calcext:value-type="date">
            <text:p>2008-01-29</text:p>
          </table:table-cell>
          <table:table-cell office:value-type="float" office:value="107282.75" calcext:value-type="float">
            <text:p>107282.75</text:p>
          </table:table-cell>
          <table:table-cell table:number-columns-repeated="2"/>
          <table:table-cell office:value-type="date" office:date-value="2008-01-30" calcext:value-type="date">
            <text:p>2008-01-30</text:p>
          </table:table-cell>
          <table:table-cell office:value-type="float" office:value="103422.6" calcext:value-type="float">
            <text:p>103422.6</text:p>
          </table:table-cell>
          <table:table-cell table:number-columns-repeated="2"/>
          <table:table-cell office:value-type="date" office:date-value="2008-02-11" calcext:value-type="date">
            <text:p>2008-02-11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date" office:date-value="2008-01-30" calcext:value-type="date">
            <text:p>2008-01-30</text:p>
          </table:table-cell>
          <table:table-cell office:value-type="float" office:value="90533.9" calcext:value-type="float">
            <text:p>90533.9</text:p>
          </table:table-cell>
          <table:table-cell/>
          <table:table-cell office:value-type="date" office:date-value="2008-01-30" calcext:value-type="date">
            <text:p>2008-01-30</text:p>
          </table:table-cell>
          <table:table-cell office:value-type="float" office:value="106930.9" calcext:value-type="float">
            <text:p>106930.9</text:p>
          </table:table-cell>
          <table:table-cell table:number-columns-repeated="2"/>
          <table:table-cell office:value-type="date" office:date-value="2008-01-31" calcext:value-type="date">
            <text:p>2008-01-31</text:p>
          </table:table-cell>
          <table:table-cell office:value-type="float" office:value="103472.6" calcext:value-type="float">
            <text:p>103472.6</text:p>
          </table:table-cell>
          <table:table-cell table:number-columns-repeated="2"/>
          <table:table-cell office:value-type="date" office:date-value="2008-02-13" calcext:value-type="date">
            <text:p>2008-02-13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date" office:date-value="2008-01-31" calcext:value-type="date">
            <text:p>2008-01-31</text:p>
          </table:table-cell>
          <table:table-cell office:value-type="float" office:value="90740.15" calcext:value-type="float">
            <text:p>90740.15</text:p>
          </table:table-cell>
          <table:table-cell/>
          <table:table-cell office:value-type="date" office:date-value="2008-01-31" calcext:value-type="date">
            <text:p>2008-01-31</text:p>
          </table:table-cell>
          <table:table-cell office:value-type="float" office:value="106980.9" calcext:value-type="float">
            <text:p>106980.9</text:p>
          </table:table-cell>
          <table:table-cell table:number-columns-repeated="2"/>
          <table:table-cell office:value-type="date" office:date-value="2008-02-01" calcext:value-type="date">
            <text:p>2008-02-01</text:p>
          </table:table-cell>
          <table:table-cell office:value-type="float" office:value="104242.6" calcext:value-type="float">
            <text:p>104242.6</text:p>
          </table:table-cell>
          <table:table-cell table:number-columns-repeated="2"/>
          <table:table-cell office:value-type="date" office:date-value="2008-02-19" calcext:value-type="date">
            <text:p>2008-02-19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89520.1" calcext:value-type="float">
            <text:p>89520.1</text:p>
          </table:table-cell>
          <table:table-cell/>
          <table:table-cell office:value-type="date" office:date-value="2008-02-01" calcext:value-type="date">
            <text:p>2008-02-01</text:p>
          </table:table-cell>
          <table:table-cell office:value-type="float" office:value="107750.9" calcext:value-type="float">
            <text:p>107750.9</text:p>
          </table:table-cell>
          <table:table-cell table:number-columns-repeated="2"/>
          <table:table-cell office:value-type="date" office:date-value="2008-02-04" calcext:value-type="date">
            <text:p>2008-02-04</text:p>
          </table:table-cell>
          <table:table-cell office:value-type="float" office:value="101961.05" calcext:value-type="float">
            <text:p>101961.05</text:p>
          </table:table-cell>
          <table:table-cell table:number-columns-repeated="2"/>
          <table:table-cell office:value-type="date" office:date-value="2008-02-20" calcext:value-type="date">
            <text:p>2008-02-20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date" office:date-value="2008-02-04" calcext:value-type="date">
            <text:p>2008-02-04</text:p>
          </table:table-cell>
          <table:table-cell office:value-type="float" office:value="88081.75" calcext:value-type="float">
            <text:p>88081.75</text:p>
          </table:table-cell>
          <table:table-cell/>
          <table:table-cell office:value-type="date" office:date-value="2008-02-04" calcext:value-type="date">
            <text:p>2008-02-04</text:p>
          </table:table-cell>
          <table:table-cell office:value-type="float" office:value="106312.55" calcext:value-type="float">
            <text:p>106312.55</text:p>
          </table:table-cell>
          <table:table-cell table:number-columns-repeated="2"/>
          <table:table-cell office:value-type="date" office:date-value="2008-02-05" calcext:value-type="date">
            <text:p>2008-02-05</text:p>
          </table:table-cell>
          <table:table-cell office:value-type="float" office:value="103680.8" calcext:value-type="float">
            <text:p>103680.8</text:p>
          </table:table-cell>
          <table:table-cell table:number-columns-repeated="2"/>
          <table:table-cell office:value-type="date" office:date-value="2008-02-22" calcext:value-type="date">
            <text:p>2008-02-22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date" office:date-value="2008-02-05" calcext:value-type="date">
            <text:p>2008-02-05</text:p>
          </table:table-cell>
          <table:table-cell office:value-type="float" office:value="89801.5" calcext:value-type="float">
            <text:p>89801.5</text:p>
          </table:table-cell>
          <table:table-cell/>
          <table:table-cell office:value-type="date" office:date-value="2008-02-05" calcext:value-type="date">
            <text:p>2008-02-05</text:p>
          </table:table-cell>
          <table:table-cell office:value-type="float" office:value="108032.3" calcext:value-type="float">
            <text:p>108032.3</text:p>
          </table:table-cell>
          <table:table-cell table:number-columns-repeated="2"/>
          <table:table-cell office:value-type="date" office:date-value="2008-02-06" calcext:value-type="date">
            <text:p>2008-02-06</text:p>
          </table:table-cell>
          <table:table-cell office:value-type="float" office:value="103321.45" calcext:value-type="float">
            <text:p>103321.45</text:p>
          </table:table-cell>
          <table:table-cell table:number-columns-repeated="2"/>
          <table:table-cell office:value-type="date" office:date-value="2008-02-25" calcext:value-type="date">
            <text:p>2008-02-25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date" office:date-value="2008-02-06" calcext:value-type="date">
            <text:p>2008-02-06</text:p>
          </table:table-cell>
          <table:table-cell office:value-type="float" office:value="89840.95" calcext:value-type="float">
            <text:p>89840.95</text:p>
          </table:table-cell>
          <table:table-cell/>
          <table:table-cell office:value-type="date" office:date-value="2008-02-06" calcext:value-type="date">
            <text:p>2008-02-06</text:p>
          </table:table-cell>
          <table:table-cell office:value-type="float" office:value="108071.75" calcext:value-type="float">
            <text:p>108071.75</text:p>
          </table:table-cell>
          <table:table-cell table:number-columns-repeated="2"/>
          <table:table-cell office:value-type="date" office:date-value="2008-02-07" calcext:value-type="date">
            <text:p>2008-02-07</text:p>
          </table:table-cell>
          <table:table-cell office:value-type="float" office:value="103105.75" calcext:value-type="float">
            <text:p>103105.75</text:p>
          </table:table-cell>
          <table:table-cell table:number-columns-repeated="2"/>
          <table:table-cell office:value-type="date" office:date-value="2008-02-26" calcext:value-type="date">
            <text:p>2008-02-26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date" office:date-value="2008-02-07" calcext:value-type="date">
            <text:p>2008-02-07</text:p>
          </table:table-cell>
          <table:table-cell office:value-type="float" office:value="89840.95" calcext:value-type="float">
            <text:p>89840.95</text:p>
          </table:table-cell>
          <table:table-cell/>
          <table:table-cell office:value-type="date" office:date-value="2008-02-07" calcext:value-type="date">
            <text:p>2008-02-07</text:p>
          </table:table-cell>
          <table:table-cell office:value-type="float" office:value="108267.55" calcext:value-type="float">
            <text:p>108267.55</text:p>
          </table:table-cell>
          <table:table-cell table:number-columns-repeated="2"/>
          <table:table-cell office:value-type="date" office:date-value="2008-02-08" calcext:value-type="date">
            <text:p>2008-02-08</text:p>
          </table:table-cell>
          <table:table-cell office:value-type="float" office:value="38.47" calcext:value-type="float">
            <text:p>38.47</text:p>
          </table:table-cell>
          <table:table-cell table:number-columns-repeated="2"/>
          <table:table-cell office:value-type="date" office:date-value="2008-02-27" calcext:value-type="date">
            <text:p>2008-02-27</text:p>
          </table:table-cell>
          <table:table-cell office:value-type="float" office:value="-2000" calcext:value-type="float">
            <text:p>-2000</text:p>
          </table:table-cell>
          <table:table-cell table:number-columns-repeated="4"/>
        </table:table-row>
        <table:table-row table:style-name="ro1">
          <table:table-cell office:value-type="date" office:date-value="2008-02-08" calcext:value-type="date">
            <text:p>2008-02-08</text:p>
          </table:table-cell>
          <table:table-cell office:value-type="float" office:value="90030.85" calcext:value-type="float">
            <text:p>90030.85</text:p>
          </table:table-cell>
          <table:table-cell/>
          <table:table-cell office:value-type="date" office:date-value="2008-02-08" calcext:value-type="date">
            <text:p>2008-02-08</text:p>
          </table:table-cell>
          <table:table-cell office:value-type="float" office:value="109237.75" calcext:value-type="float">
            <text:p>109237.75</text:p>
          </table:table-cell>
          <table:table-cell table:number-columns-repeated="2"/>
          <table:table-cell office:value-type="date" office:date-value="2008-02-11" calcext:value-type="date">
            <text:p>2008-02-11</text:p>
          </table:table-cell>
          <table:table-cell office:value-type="float" office:value="38.2" calcext:value-type="float">
            <text:p>38.2</text:p>
          </table:table-cell>
          <table:table-cell table:number-columns-repeated="2"/>
          <table:table-cell office:value-type="date" office:date-value="2008-02-28" calcext:value-type="date">
            <text:p>2008-02-28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date" office:date-value="2008-02-11" calcext:value-type="date">
            <text:p>2008-02-11</text:p>
          </table:table-cell>
          <table:table-cell office:value-type="float" office:value="90253.2" calcext:value-type="float">
            <text:p>90253.2</text:p>
          </table:table-cell>
          <table:table-cell/>
          <table:table-cell office:value-type="date" office:date-value="2008-02-11" calcext:value-type="date">
            <text:p>2008-02-11</text:p>
          </table:table-cell>
          <table:table-cell office:value-type="float" office:value="109030.1" calcext:value-type="float">
            <text:p>109030.1</text:p>
          </table:table-cell>
          <table:table-cell table:number-columns-repeated="2"/>
          <table:table-cell office:value-type="date" office:date-value="2008-02-12" calcext:value-type="date">
            <text:p>2008-02-12</text:p>
          </table:table-cell>
          <table:table-cell office:value-type="float" office:value="37.33" calcext:value-type="float">
            <text:p>37.33</text:p>
          </table:table-cell>
          <table:table-cell table:number-columns-repeated="2"/>
          <table:table-cell office:value-type="date" office:date-value="2008-02-29" calcext:value-type="date">
            <text:p>2008-0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date" office:date-value="2008-02-12" calcext:value-type="date">
            <text:p>2008-02-12</text:p>
          </table:table-cell>
          <table:table-cell office:value-type="float" office:value="90045.7" calcext:value-type="float">
            <text:p>90045.7</text:p>
          </table:table-cell>
          <table:table-cell/>
          <table:table-cell office:value-type="date" office:date-value="2008-02-12" calcext:value-type="date">
            <text:p>2008-02-12</text:p>
          </table:table-cell>
          <table:table-cell office:value-type="float" office:value="109000.1" calcext:value-type="float">
            <text:p>109000.1</text:p>
          </table:table-cell>
          <table:table-cell table:number-columns-repeated="2"/>
          <table:table-cell office:value-type="date" office:date-value="2008-02-13" calcext:value-type="date">
            <text:p>2008-02-13</text:p>
          </table:table-cell>
          <table:table-cell office:value-type="float" office:value="37.71" calcext:value-type="float">
            <text:p>37.71</text:p>
          </table:table-cell>
          <table:table-cell table:number-columns-repeated="2"/>
          <table:table-cell office:value-type="date" office:date-value="2008-03-03" calcext:value-type="date">
            <text:p>2008-03-03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date" office:date-value="2008-02-13" calcext:value-type="date">
            <text:p>2008-02-13</text:p>
          </table:table-cell>
          <table:table-cell office:value-type="float" office:value="90765.7" calcext:value-type="float">
            <text:p>90765.7</text:p>
          </table:table-cell>
          <table:table-cell/>
          <table:table-cell office:value-type="date" office:date-value="2008-02-13" calcext:value-type="date">
            <text:p>2008-02-13</text:p>
          </table:table-cell>
          <table:table-cell office:value-type="float" office:value="109911.3" calcext:value-type="float">
            <text:p>109911.3</text:p>
          </table:table-cell>
          <table:table-cell table:number-columns-repeated="2"/>
          <table:table-cell office:value-type="date" office:date-value="2008-02-14" calcext:value-type="date">
            <text:p>2008-02-14</text:p>
          </table:table-cell>
          <table:table-cell office:value-type="float" office:value="36.21" calcext:value-type="float">
            <text:p>36.21</text:p>
          </table:table-cell>
          <table:table-cell table:number-columns-repeated="2"/>
          <table:table-cell office:value-type="date" office:date-value="2008-03-05" calcext:value-type="date">
            <text:p>2008-03-05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/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style-name="Default"/>
          <table:table-cell office:value-type="float" office:value="36.72" calcext:value-type="float">
            <text:p>36.72</text:p>
          </table:table-cell>
          <table:table-cell table:number-columns-repeated="2"/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 table:number-columns-repeated="4"/>
        </table:table-row>
        <table:table-row table:style-name="ro1">
          <table:table-cell office:value-type="date" office:date-value="2009-11-18" calcext:value-type="date">
            <text:p>2009-11-18</text:p>
          </table:table-cell>
          <table:table-cell office:value-type="float" office:value="62497.15" calcext:value-type="float">
            <text:p>62497.15</text:p>
          </table:table-cell>
          <table:table-cell/>
          <table:table-cell office:value-type="date" office:date-value="2009-11-18" calcext:value-type="date">
            <text:p>2009-11-18</text:p>
          </table:table-cell>
          <table:table-cell office:value-type="float" office:value="182932.65" calcext:value-type="float">
            <text:p>182932.65</text:p>
          </table:table-cell>
          <table:table-cell table:number-columns-repeated="2"/>
          <table:table-cell office:value-type="date" office:date-value="2009-11-17" calcext:value-type="date">
            <text:p>2009-11-17</text:p>
          </table:table-cell>
          <table:table-cell office:value-type="float" office:value="37.7" calcext:value-type="float">
            <text:p>37.7</text:p>
          </table:table-cell>
          <table:table-cell table:number-columns-repeated="2"/>
          <table:table-cell office:value-type="date" office:date-value="2009-10-27" calcext:value-type="date">
            <text:p>2009-10-27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date" office:date-value="2009-11-19" calcext:value-type="date">
            <text:p>2009-11-19</text:p>
          </table:table-cell>
          <table:table-cell office:value-type="float" office:value="62689.9" calcext:value-type="float">
            <text:p>62689.9</text:p>
          </table:table-cell>
          <table:table-cell/>
          <table:table-cell office:value-type="date" office:date-value="2009-11-19" calcext:value-type="date">
            <text:p>2009-11-19</text:p>
          </table:table-cell>
          <table:table-cell office:value-type="float" office:value="183125.4" calcext:value-type="float">
            <text:p>183125.4</text:p>
          </table:table-cell>
          <table:table-cell table:number-columns-repeated="2"/>
          <table:table-cell office:value-type="date" office:date-value="2009-11-18" calcext:value-type="date">
            <text:p>2009-11-18</text:p>
          </table:table-cell>
          <table:table-cell office:value-type="float" office:value="37.27" calcext:value-type="float">
            <text:p>37.27</text:p>
          </table:table-cell>
          <table:table-cell table:number-columns-repeated="2"/>
          <table:table-cell office:value-type="date" office:date-value="2009-10-28" calcext:value-type="date">
            <text:p>2009-10-28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date" office:date-value="2009-11-20" calcext:value-type="date">
            <text:p>2009-11-20</text:p>
          </table:table-cell>
          <table:table-cell office:value-type="float" office:value="62567.7" calcext:value-type="float">
            <text:p>62567.7</text:p>
          </table:table-cell>
          <table:table-cell/>
          <table:table-cell office:value-type="date" office:date-value="2009-11-20" calcext:value-type="date">
            <text:p>2009-11-20</text:p>
          </table:table-cell>
          <table:table-cell office:value-type="float" office:value="183003.2" calcext:value-type="float">
            <text:p>183003.2</text:p>
          </table:table-cell>
          <table:table-cell table:number-columns-repeated="2"/>
          <table:table-cell office:value-type="date" office:date-value="2009-11-19" calcext:value-type="date">
            <text:p>2009-11-19</text:p>
          </table:table-cell>
          <table:table-cell office:value-type="float" office:value="37.73" calcext:value-type="float">
            <text:p>37.73</text:p>
          </table:table-cell>
          <table:table-cell table:number-columns-repeated="2"/>
          <table:table-cell office:value-type="date" office:date-value="2009-10-29" calcext:value-type="date">
            <text:p>2009-10-29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date" office:date-value="2009-11-23" calcext:value-type="date">
            <text:p>2009-11-23</text:p>
          </table:table-cell>
          <table:table-cell office:value-type="float" office:value="62351.6" calcext:value-type="float">
            <text:p>62351.6</text:p>
          </table:table-cell>
          <table:table-cell/>
          <table:table-cell office:value-type="date" office:date-value="2009-11-23" calcext:value-type="date">
            <text:p>2009-11-23</text:p>
          </table:table-cell>
          <table:table-cell office:value-type="float" office:value="183003.2" calcext:value-type="float">
            <text:p>183003.2</text:p>
          </table:table-cell>
          <table:table-cell table:number-columns-repeated="2"/>
          <table:table-cell office:value-type="date" office:date-value="2009-11-20" calcext:value-type="date">
            <text:p>2009-11-20</text:p>
          </table:table-cell>
          <table:table-cell office:value-type="float" office:value="35.73" calcext:value-type="float">
            <text:p>35.73</text:p>
          </table:table-cell>
          <table:table-cell table:number-columns-repeated="2"/>
          <table:table-cell office:value-type="date" office:date-value="2009-10-30" calcext:value-type="date">
            <text:p>2009-10-30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date" office:date-value="2009-11-24" calcext:value-type="date">
            <text:p>2009-11-24</text:p>
          </table:table-cell>
          <table:table-cell office:value-type="float" office:value="61986.35" calcext:value-type="float">
            <text:p>61986.35</text:p>
          </table:table-cell>
          <table:table-cell/>
          <table:table-cell office:value-type="date" office:date-value="2009-11-24" calcext:value-type="date">
            <text:p>2009-11-24</text:p>
          </table:table-cell>
          <table:table-cell office:value-type="float" office:value="183195.6" calcext:value-type="float">
            <text:p>183195.6</text:p>
          </table:table-cell>
          <table:table-cell table:number-columns-repeated="2"/>
          <table:table-cell office:value-type="date" office:date-value="2009-11-23" calcext:value-type="date">
            <text:p>2009-11-23</text:p>
          </table:table-cell>
          <table:table-cell office:value-type="float" office:value="111201.3" calcext:value-type="float">
            <text:p>111201.3</text:p>
          </table:table-cell>
          <table:table-cell table:number-columns-repeated="2"/>
          <table:table-cell office:value-type="date" office:date-value="2009-11-02" calcext:value-type="date">
            <text:p>2009-11-02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date" office:date-value="2009-11-25" calcext:value-type="date">
            <text:p>2009-11-25</text:p>
          </table:table-cell>
          <table:table-cell office:value-type="float" office:value="61874.7" calcext:value-type="float">
            <text:p>61874.7</text:p>
          </table:table-cell>
          <table:table-cell/>
          <table:table-cell office:value-type="date" office:date-value="2009-11-25" calcext:value-type="date">
            <text:p>2009-11-25</text:p>
          </table:table-cell>
          <table:table-cell office:value-type="float" office:value="183083.95" calcext:value-type="float">
            <text:p>183083.95</text:p>
          </table:table-cell>
          <table:table-cell table:number-columns-repeated="2"/>
          <table:table-cell office:value-type="date" office:date-value="2009-11-24" calcext:value-type="date">
            <text:p>2009-11-24</text:p>
          </table:table-cell>
          <table:table-cell office:value-type="float" office:value="110989" calcext:value-type="float">
            <text:p>110989</text:p>
          </table:table-cell>
          <table:table-cell table:number-columns-repeated="2"/>
          <table:table-cell office:value-type="date" office:date-value="2009-11-03" calcext:value-type="date">
            <text:p>2009-11-03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date" office:date-value="2009-11-27" calcext:value-type="date">
            <text:p>2009-11-27</text:p>
          </table:table-cell>
          <table:table-cell office:value-type="float" office:value="61468.55" calcext:value-type="float">
            <text:p>61468.55</text:p>
          </table:table-cell>
          <table:table-cell/>
          <table:table-cell office:value-type="date" office:date-value="2009-11-27" calcext:value-type="date">
            <text:p>2009-11-27</text:p>
          </table:table-cell>
          <table:table-cell office:value-type="float" office:value="182480.9" calcext:value-type="float">
            <text:p>182480.9</text:p>
          </table:table-cell>
          <table:table-cell table:number-columns-repeated="2"/>
          <table:table-cell office:value-type="date" office:date-value="2009-11-25" calcext:value-type="date">
            <text:p>2009-11-25</text:p>
          </table:table-cell>
          <table:table-cell office:value-type="float" office:value="110877.35" calcext:value-type="float">
            <text:p>110877.35</text:p>
          </table:table-cell>
          <table:table-cell table:number-columns-repeated="2"/>
          <table:table-cell office:value-type="date" office:date-value="2009-11-04" calcext:value-type="date">
            <text:p>2009-11-04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date" office:date-value="2009-11-30" calcext:value-type="date">
            <text:p>2009-11-30</text:p>
          </table:table-cell>
          <table:table-cell office:value-type="float" office:value="60156.2" calcext:value-type="float">
            <text:p>60156.2</text:p>
          </table:table-cell>
          <table:table-cell/>
          <table:table-cell office:value-type="date" office:date-value="2009-11-30" calcext:value-type="date">
            <text:p>2009-11-30</text:p>
          </table:table-cell>
          <table:table-cell office:value-type="float" office:value="182480.9" calcext:value-type="float">
            <text:p>182480.9</text:p>
          </table:table-cell>
          <table:table-cell table:number-columns-repeated="2"/>
          <table:table-cell office:value-type="date" office:date-value="2009-11-27" calcext:value-type="date">
            <text:p>2009-11-27</text:p>
          </table:table-cell>
          <table:table-cell office:value-type="float" office:value="109880.5" calcext:value-type="float">
            <text:p>109880.5</text:p>
          </table:table-cell>
          <table:table-cell table:number-columns-repeated="2"/>
          <table:table-cell office:value-type="date" office:date-value="2009-11-05" calcext:value-type="date">
            <text:p>2009-11-05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60347.35" calcext:value-type="float">
            <text:p>60347.35</text:p>
          </table:table-cell>
          <table:table-cell/>
          <table:table-cell office:value-type="date" office:date-value="2009-12-01" calcext:value-type="date">
            <text:p>2009-12-01</text:p>
          </table:table-cell>
          <table:table-cell office:value-type="float" office:value="182672.05" calcext:value-type="float">
            <text:p>182672.05</text:p>
          </table:table-cell>
          <table:table-cell table:number-columns-repeated="2"/>
          <table:table-cell office:value-type="date" office:date-value="2009-11-30" calcext:value-type="date">
            <text:p>2009-11-30</text:p>
          </table:table-cell>
          <table:table-cell office:value-type="float" office:value="109880.5" calcext:value-type="float">
            <text:p>109880.5</text:p>
          </table:table-cell>
          <table:table-cell table:number-columns-repeated="2"/>
          <table:table-cell office:value-type="date" office:date-value="2009-11-09" calcext:value-type="date">
            <text:p>2009-11-09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date" office:date-value="2009-12-02" calcext:value-type="date">
            <text:p>2009-12-02</text:p>
          </table:table-cell>
          <table:table-cell office:value-type="float" office:value="60407.65" calcext:value-type="float">
            <text:p>60407.65</text:p>
          </table:table-cell>
          <table:table-cell/>
          <table:table-cell office:value-type="date" office:date-value="2009-12-02" calcext:value-type="date">
            <text:p>2009-12-02</text:p>
          </table:table-cell>
          <table:table-cell office:value-type="float" office:value="182532.6" calcext:value-type="float">
            <text:p>182532.6</text:p>
          </table:table-cell>
          <table:table-cell table:number-columns-repeated="2"/>
          <table:table-cell office:value-type="date" office:date-value="2009-12-01" calcext:value-type="date">
            <text:p>2009-12-01</text:p>
          </table:table-cell>
          <table:table-cell office:value-type="float" office:value="109669.45" calcext:value-type="float">
            <text:p>109669.45</text:p>
          </table:table-cell>
          <table:table-cell table:number-columns-repeated="2"/>
          <table:table-cell office:value-type="date" office:date-value="2009-11-11" calcext:value-type="date">
            <text:p>2009-11-11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date" office:date-value="2009-12-03" calcext:value-type="date">
            <text:p>2009-12-03</text:p>
          </table:table-cell>
          <table:table-cell office:value-type="float" office:value="60200.5" calcext:value-type="float">
            <text:p>60200.5</text:p>
          </table:table-cell>
          <table:table-cell/>
          <table:table-cell office:value-type="date" office:date-value="2009-12-03" calcext:value-type="date">
            <text:p>2009-12-03</text:p>
          </table:table-cell>
          <table:table-cell office:value-type="float" office:value="182022.6" calcext:value-type="float">
            <text:p>182022.6</text:p>
          </table:table-cell>
          <table:table-cell table:number-columns-repeated="2"/>
          <table:table-cell office:value-type="date" office:date-value="2009-12-02" calcext:value-type="date">
            <text:p>2009-12-02</text:p>
          </table:table-cell>
          <table:table-cell office:value-type="float" office:value="109530" calcext:value-type="float">
            <text:p>109530</text:p>
          </table:table-cell>
          <table:table-cell table:number-columns-repeated="2"/>
          <table:table-cell office:value-type="date" office:date-value="2009-11-12" calcext:value-type="date">
            <text:p>2009-11-12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date" office:date-value="2009-12-04" calcext:value-type="date">
            <text:p>2009-12-04</text:p>
          </table:table-cell>
          <table:table-cell office:value-type="float" office:value="60530.5" calcext:value-type="float">
            <text:p>60530.5</text:p>
          </table:table-cell>
          <table:table-cell/>
          <table:table-cell office:value-type="date" office:date-value="2009-12-04" calcext:value-type="date">
            <text:p>2009-12-04</text:p>
          </table:table-cell>
          <table:table-cell office:value-type="float" office:value="182541.5" calcext:value-type="float">
            <text:p>182541.5</text:p>
          </table:table-cell>
          <table:table-cell table:number-columns-repeated="2"/>
          <table:table-cell office:value-type="date" office:date-value="2009-12-03" calcext:value-type="date">
            <text:p>2009-12-03</text:p>
          </table:table-cell>
          <table:table-cell office:value-type="float" office:value="109020" calcext:value-type="float">
            <text:p>109020</text:p>
          </table:table-cell>
          <table:table-cell table:number-columns-repeated="2"/>
          <table:table-cell office:value-type="date" office:date-value="2009-11-13" calcext:value-type="date">
            <text:p>2009-11-13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date" office:date-value="2009-12-07" calcext:value-type="date">
            <text:p>2009-12-07</text:p>
          </table:table-cell>
          <table:table-cell office:value-type="float" office:value="60247.05" calcext:value-type="float">
            <text:p>60247.05</text:p>
          </table:table-cell>
          <table:table-cell/>
          <table:table-cell office:value-type="date" office:date-value="2009-12-07" calcext:value-type="date">
            <text:p>2009-12-07</text:p>
          </table:table-cell>
          <table:table-cell office:value-type="float" office:value="182728.05" calcext:value-type="float">
            <text:p>182728.05</text:p>
          </table:table-cell>
          <table:table-cell table:number-columns-repeated="2"/>
          <table:table-cell office:value-type="date" office:date-value="2009-12-04" calcext:value-type="date">
            <text:p>2009-12-04</text:p>
          </table:table-cell>
          <table:table-cell office:value-type="float" office:value="109141.2" calcext:value-type="float">
            <text:p>109141.2</text:p>
          </table:table-cell>
          <table:table-cell table:number-columns-repeated="2"/>
          <table:table-cell office:value-type="date" office:date-value="2009-11-16" calcext:value-type="date">
            <text:p>2009-11-16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date" office:date-value="2009-12-08" calcext:value-type="date">
            <text:p>2009-12-08</text:p>
          </table:table-cell>
          <table:table-cell office:value-type="float" office:value="60247.05" calcext:value-type="float">
            <text:p>60247.05</text:p>
          </table:table-cell>
          <table:table-cell/>
          <table:table-cell office:value-type="date" office:date-value="2009-12-08" calcext:value-type="date">
            <text:p>2009-12-08</text:p>
          </table:table-cell>
          <table:table-cell office:value-type="float" office:value="182365.5" calcext:value-type="float">
            <text:p>182365.5</text:p>
          </table:table-cell>
          <table:table-cell table:number-columns-repeated="2"/>
          <table:table-cell office:value-type="date" office:date-value="2009-12-07" calcext:value-type="date">
            <text:p>2009-12-07</text:p>
          </table:table-cell>
          <table:table-cell office:value-type="float" office:value="108934.75" calcext:value-type="float">
            <text:p>108934.75</text:p>
          </table:table-cell>
          <table:table-cell table:number-columns-repeated="2"/>
          <table:table-cell office:value-type="date" office:date-value="2009-11-19" calcext:value-type="date">
            <text:p>2009-11-1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date" office:date-value="2009-12-09" calcext:value-type="date">
            <text:p>2009-12-09</text:p>
          </table:table-cell>
          <table:table-cell office:value-type="float" office:value="60433.3" calcext:value-type="float">
            <text:p>60433.3</text:p>
          </table:table-cell>
          <table:table-cell/>
          <table:table-cell office:value-type="date" office:date-value="2009-12-09" calcext:value-type="date">
            <text:p>2009-12-09</text:p>
          </table:table-cell>
          <table:table-cell office:value-type="float" office:value="182727.95" calcext:value-type="float">
            <text:p>182727.95</text:p>
          </table:table-cell>
          <table:table-cell table:number-columns-repeated="2"/>
          <table:table-cell office:value-type="date" office:date-value="2009-12-08" calcext:value-type="date">
            <text:p>2009-12-08</text:p>
          </table:table-cell>
          <table:table-cell office:value-type="float" office:value="108572.2" calcext:value-type="float">
            <text:p>108572.2</text:p>
          </table:table-cell>
          <table:table-cell table:number-columns-repeated="2"/>
          <table:table-cell office:value-type="date" office:date-value="2009-11-20" calcext:value-type="date">
            <text:p>2009-11-20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date" office:date-value="2009-12-10" calcext:value-type="date">
            <text:p>2009-12-10</text:p>
          </table:table-cell>
          <table:table-cell office:value-type="float" office:value="60146.75" calcext:value-type="float">
            <text:p>60146.75</text:p>
          </table:table-cell>
          <table:table-cell/>
          <table:table-cell office:value-type="date" office:date-value="2009-12-10" calcext:value-type="date">
            <text:p>2009-12-10</text:p>
          </table:table-cell>
          <table:table-cell office:value-type="float" office:value="182647.95" calcext:value-type="float">
            <text:p>182647.95</text:p>
          </table:table-cell>
          <table:table-cell table:number-columns-repeated="2"/>
          <table:table-cell office:value-type="date" office:date-value="2009-12-09" calcext:value-type="date">
            <text:p>2009-12-09</text:p>
          </table:table-cell>
          <table:table-cell office:value-type="float" office:value="108149.85" calcext:value-type="float">
            <text:p>108149.85</text:p>
          </table:table-cell>
          <table:table-cell table:number-columns-repeated="2"/>
          <table:table-cell office:value-type="date" office:date-value="2009-11-24" calcext:value-type="date">
            <text:p>2009-11-24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date" office:date-value="2009-12-11" calcext:value-type="date">
            <text:p>2009-12-11</text:p>
          </table:table-cell>
          <table:table-cell office:value-type="float" office:value="59941.7" calcext:value-type="float">
            <text:p>59941.7</text:p>
          </table:table-cell>
          <table:table-cell/>
          <table:table-cell office:value-type="date" office:date-value="2009-12-11" calcext:value-type="date">
            <text:p>2009-12-11</text:p>
          </table:table-cell>
          <table:table-cell office:value-type="float" office:value="182947.95" calcext:value-type="float">
            <text:p>182947.95</text:p>
          </table:table-cell>
          <table:table-cell table:number-columns-repeated="2"/>
          <table:table-cell office:value-type="date" office:date-value="2009-12-10" calcext:value-type="date">
            <text:p>2009-12-10</text:p>
          </table:table-cell>
          <table:table-cell office:value-type="float" office:value="108069.85" calcext:value-type="float">
            <text:p>108069.85</text:p>
          </table:table-cell>
          <table:table-cell table:number-columns-repeated="2"/>
          <table:table-cell office:value-type="date" office:date-value="2009-11-25" calcext:value-type="date">
            <text:p>2009-11-25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date" office:date-value="2009-12-14" calcext:value-type="date">
            <text:p>2009-12-14</text:p>
          </table:table-cell>
          <table:table-cell office:value-type="float" office:value="60910.75" calcext:value-type="float">
            <text:p>60910.75</text:p>
          </table:table-cell>
          <table:table-cell/>
          <table:table-cell office:value-type="date" office:date-value="2009-12-14" calcext:value-type="date">
            <text:p>2009-12-14</text:p>
          </table:table-cell>
          <table:table-cell office:value-type="float" office:value="182167.95" calcext:value-type="float">
            <text:p>182167.95</text:p>
          </table:table-cell>
          <table:table-cell table:number-columns-repeated="2"/>
          <table:table-cell office:value-type="date" office:date-value="2009-12-11" calcext:value-type="date">
            <text:p>2009-12-11</text:p>
          </table:table-cell>
          <table:table-cell office:value-type="float" office:value="108369.85" calcext:value-type="float">
            <text:p>108369.85</text:p>
          </table:table-cell>
          <table:table-cell table:number-columns-repeated="2"/>
          <table:table-cell office:value-type="date" office:date-value="2009-11-27" calcext:value-type="date">
            <text:p>2009-11-27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date" office:date-value="2009-12-15" calcext:value-type="date">
            <text:p>2009-12-15</text:p>
          </table:table-cell>
          <table:table-cell office:value-type="float" office:value="60706.15" calcext:value-type="float">
            <text:p>60706.15</text:p>
          </table:table-cell>
          <table:table-cell/>
          <table:table-cell office:value-type="date" office:date-value="2009-12-15" calcext:value-type="date">
            <text:p>2009-12-15</text:p>
          </table:table-cell>
          <table:table-cell office:value-type="float" office:value="182833.35" calcext:value-type="float">
            <text:p>182833.35</text:p>
          </table:table-cell>
          <table:table-cell table:number-columns-repeated="2"/>
          <table:table-cell office:value-type="date" office:date-value="2009-12-14" calcext:value-type="date">
            <text:p>2009-12-14</text:p>
          </table:table-cell>
          <table:table-cell office:value-type="float" office:value="107589.85" calcext:value-type="float">
            <text:p>107589.85</text:p>
          </table:table-cell>
          <table:table-cell table:number-columns-repeated="2"/>
          <table:table-cell office:value-type="date" office:date-value="2009-12-01" calcext:value-type="date">
            <text:p>2009-12-01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date" office:date-value="2009-12-16" calcext:value-type="date">
            <text:p>2009-12-16</text:p>
          </table:table-cell>
          <table:table-cell office:value-type="float" office:value="61186.15" calcext:value-type="float">
            <text:p>61186.15</text:p>
          </table:table-cell>
          <table:table-cell/>
          <table:table-cell office:value-type="date" office:date-value="2009-12-16" calcext:value-type="date">
            <text:p>2009-12-16</text:p>
          </table:table-cell>
          <table:table-cell office:value-type="float" office:value="183020.45" calcext:value-type="float">
            <text:p>183020.45</text:p>
          </table:table-cell>
          <table:table-cell table:number-columns-repeated="2"/>
          <table:table-cell office:value-type="date" office:date-value="2009-12-15" calcext:value-type="date">
            <text:p>2009-12-15</text:p>
          </table:table-cell>
          <table:table-cell office:value-type="float" office:value="108255.25" calcext:value-type="float">
            <text:p>108255.25</text:p>
          </table:table-cell>
          <table:table-cell table:number-columns-repeated="2"/>
          <table:table-cell office:value-type="date" office:date-value="2009-12-02" calcext:value-type="date">
            <text:p>2009-12-02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date" office:date-value="2009-12-17" calcext:value-type="date">
            <text:p>2009-12-17</text:p>
          </table:table-cell>
          <table:table-cell office:value-type="float" office:value="60519.9" calcext:value-type="float">
            <text:p>60519.9</text:p>
          </table:table-cell>
          <table:table-cell/>
          <table:table-cell office:value-type="date" office:date-value="2009-12-17" calcext:value-type="date">
            <text:p>2009-12-17</text:p>
          </table:table-cell>
          <table:table-cell office:value-type="float" office:value="184060.45" calcext:value-type="float">
            <text:p>184060.45</text:p>
          </table:table-cell>
          <table:table-cell table:number-columns-repeated="2"/>
          <table:table-cell office:value-type="date" office:date-value="2009-12-16" calcext:value-type="date">
            <text:p>2009-12-16</text:p>
          </table:table-cell>
          <table:table-cell office:value-type="float" office:value="108048.25" calcext:value-type="float">
            <text:p>108048.25</text:p>
          </table:table-cell>
          <table:table-cell table:number-columns-repeated="2"/>
          <table:table-cell office:value-type="date" office:date-value="2009-12-04" calcext:value-type="date">
            <text:p>2009-12-04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date" office:date-value="2009-12-18" calcext:value-type="date">
            <text:p>2009-12-18</text:p>
          </table:table-cell>
          <table:table-cell office:value-type="float" office:value="59674.9" calcext:value-type="float">
            <text:p>59674.9</text:p>
          </table:table-cell>
          <table:table-cell/>
          <table:table-cell office:value-type="date" office:date-value="2009-12-18" calcext:value-type="date">
            <text:p>2009-12-18</text:p>
          </table:table-cell>
          <table:table-cell office:value-type="float" office:value="183420.45" calcext:value-type="float">
            <text:p>183420.45</text:p>
          </table:table-cell>
          <table:table-cell table:number-columns-repeated="2"/>
          <table:table-cell office:value-type="date" office:date-value="2009-12-17" calcext:value-type="date">
            <text:p>2009-12-17</text:p>
          </table:table-cell>
          <table:table-cell office:value-type="float" office:value="109088.25" calcext:value-type="float">
            <text:p>109088.25</text:p>
          </table:table-cell>
          <table:table-cell table:number-columns-repeated="2"/>
          <table:table-cell office:value-type="date" office:date-value="2009-12-07" calcext:value-type="date">
            <text:p>2009-12-07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date" office:date-value="2009-12-21" calcext:value-type="date">
            <text:p>2009-12-21</text:p>
          </table:table-cell>
          <table:table-cell office:value-type="float" office:value="59465.35" calcext:value-type="float">
            <text:p>59465.35</text:p>
          </table:table-cell>
          <table:table-cell/>
          <table:table-cell office:value-type="date" office:date-value="2009-12-21" calcext:value-type="date">
            <text:p>2009-12-21</text:p>
          </table:table-cell>
          <table:table-cell office:value-type="float" office:value="182300.9" calcext:value-type="float">
            <text:p>182300.9</text:p>
          </table:table-cell>
          <table:table-cell table:number-columns-repeated="2"/>
          <table:table-cell office:value-type="date" office:date-value="2009-12-18" calcext:value-type="date">
            <text:p>2009-12-18</text:p>
          </table:table-cell>
          <table:table-cell office:value-type="float" office:value="108448.25" calcext:value-type="float">
            <text:p>108448.25</text:p>
          </table:table-cell>
          <table:table-cell table:number-columns-repeated="2"/>
          <table:table-cell office:value-type="date" office:date-value="2009-12-08" calcext:value-type="date">
            <text:p>2009-12-08</text:p>
          </table:table-cell>
          <table:table-cell office:value-type="float" office:value="2000" calcext:value-type="float">
            <text:p>2000</text:p>
          </table:table-cell>
          <table:table-cell table:number-columns-repeated="4"/>
        </table:table-row>
        <table:table-row table:style-name="ro1">
          <table:table-cell office:value-type="date" office:date-value="2009-12-22" calcext:value-type="date">
            <text:p>2009-12-22</text:p>
          </table:table-cell>
          <table:table-cell office:value-type="float" office:value="59695.2" calcext:value-type="float">
            <text:p>59695.2</text:p>
          </table:table-cell>
          <table:table-cell/>
          <table:table-cell office:value-type="date" office:date-value="2009-12-22" calcext:value-type="date">
            <text:p>2009-12-22</text:p>
          </table:table-cell>
          <table:table-cell office:value-type="float" office:value="182300.9" calcext:value-type="float">
            <text:p>182300.9</text:p>
          </table:table-cell>
          <table:table-cell table:number-columns-repeated="2"/>
          <table:table-cell office:value-type="date" office:date-value="2009-12-21" calcext:value-type="date">
            <text:p>2009-12-21</text:p>
          </table:table-cell>
          <table:table-cell office:value-type="float" office:value="107328.7" calcext:value-type="float">
            <text:p>107328.7</text:p>
          </table:table-cell>
          <table:table-cell table:number-columns-repeated="2"/>
          <table:table-cell office:value-type="date" office:date-value="2009-12-09" calcext:value-type="date">
            <text:p>2009-12-09</text:p>
          </table:table-cell>
          <table:table-cell office:value-type="float" office:value="-2000" calcext:value-type="float">
            <text:p>-2000</text:p>
          </table:table-cell>
          <table:table-cell table:number-columns-repeated="4"/>
        </table:table-row>
        <table:table-row table:style-name="ro1">
          <table:table-cell office:value-type="date" office:date-value="2009-12-23" calcext:value-type="date">
            <text:p>2009-12-23</text:p>
          </table:table-cell>
          <table:table-cell office:value-type="float" office:value="59695.2" calcext:value-type="float">
            <text:p>59695.2</text:p>
          </table:table-cell>
          <table:table-cell/>
          <table:table-cell office:value-type="date" office:date-value="2009-12-23" calcext:value-type="date">
            <text:p>2009-12-23</text:p>
          </table:table-cell>
          <table:table-cell office:value-type="float" office:value="182300.9" calcext:value-type="float">
            <text:p>182300.9</text:p>
          </table:table-cell>
          <table:table-cell table:number-columns-repeated="2"/>
          <table:table-cell office:value-type="date" office:date-value="2009-12-22" calcext:value-type="date">
            <text:p>2009-12-22</text:p>
          </table:table-cell>
          <table:table-cell office:value-type="float" office:value="107328.7" calcext:value-type="float">
            <text:p>107328.7</text:p>
          </table:table-cell>
          <table:table-cell table:number-columns-repeated="2"/>
          <table:table-cell office:value-type="date" office:date-value="2009-12-15" calcext:value-type="date">
            <text:p>2009-12-15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date" office:date-value="2009-12-24" calcext:value-type="date">
            <text:p>2009-12-24</text:p>
          </table:table-cell>
          <table:table-cell office:value-type="float" office:value="59485.7" calcext:value-type="float">
            <text:p>59485.7</text:p>
          </table:table-cell>
          <table:table-cell/>
          <table:table-cell office:value-type="date" office:date-value="2009-12-24" calcext:value-type="date">
            <text:p>2009-12-24</text:p>
          </table:table-cell>
          <table:table-cell office:value-type="float" office:value="182490.5" calcext:value-type="float">
            <text:p>182490.5</text:p>
          </table:table-cell>
          <table:table-cell table:number-columns-repeated="2"/>
          <table:table-cell office:value-type="date" office:date-value="2009-12-23" calcext:value-type="date">
            <text:p>2009-12-23</text:p>
          </table:table-cell>
          <table:table-cell office:value-type="float" office:value="107328.7" calcext:value-type="float">
            <text:p>107328.7</text:p>
          </table:table-cell>
          <table:table-cell table:number-columns-repeated="2"/>
          <table:table-cell office:value-type="date" office:date-value="2009-12-16" calcext:value-type="date">
            <text:p>2009-12-16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date" office:date-value="2009-12-28" calcext:value-type="date">
            <text:p>2009-12-28</text:p>
          </table:table-cell>
          <table:table-cell office:value-type="float" office:value="59325.7" calcext:value-type="float">
            <text:p>59325.7</text:p>
          </table:table-cell>
          <table:table-cell/>
          <table:table-cell office:value-type="date" office:date-value="2009-12-28" calcext:value-type="date">
            <text:p>2009-12-28</text:p>
          </table:table-cell>
          <table:table-cell office:value-type="float" office:value="182441.8" calcext:value-type="float">
            <text:p>182441.8</text:p>
          </table:table-cell>
          <table:table-cell table:number-columns-repeated="2"/>
          <table:table-cell office:value-type="date" office:date-value="2009-12-24" calcext:value-type="date">
            <text:p>2009-12-24</text:p>
          </table:table-cell>
          <table:table-cell office:value-type="float" office:value="107119.2" calcext:value-type="float">
            <text:p>107119.2</text:p>
          </table:table-cell>
          <table:table-cell table:number-columns-repeated="2"/>
          <table:table-cell office:value-type="date" office:date-value="2009-12-21" calcext:value-type="date">
            <text:p>2009-12-21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date" office:date-value="2009-12-29" calcext:value-type="date">
            <text:p>2009-12-29</text:p>
          </table:table-cell>
          <table:table-cell office:value-type="float" office:value="59105.7" calcext:value-type="float">
            <text:p>59105.7</text:p>
          </table:table-cell>
          <table:table-cell/>
          <table:table-cell office:value-type="date" office:date-value="2009-12-29" calcext:value-type="date">
            <text:p>2009-12-29</text:p>
          </table:table-cell>
          <table:table-cell office:value-type="float" office:value="182441.8" calcext:value-type="float">
            <text:p>182441.8</text:p>
          </table:table-cell>
          <table:table-cell table:number-columns-repeated="2"/>
          <table:table-cell office:value-type="date" office:date-value="2009-12-28" calcext:value-type="date">
            <text:p>2009-12-28</text:p>
          </table:table-cell>
          <table:table-cell office:value-type="float" office:value="107070.5" calcext:value-type="float">
            <text:p>107070.5</text:p>
          </table:table-cell>
          <table:table-cell table:number-columns-repeated="2"/>
          <table:table-cell office:value-type="date" office:date-value="2009-12-24" calcext:value-type="date">
            <text:p>2009-12-24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office:value-type="date" office:date-value="2009-12-30" calcext:value-type="date">
            <text:p>2009-12-30</text:p>
          </table:table-cell>
          <table:table-cell office:value-type="float" office:value="59531.45" calcext:value-type="float">
            <text:p>59531.45</text:p>
          </table:table-cell>
          <table:table-cell/>
          <table:table-cell office:value-type="date" office:date-value="2009-12-30" calcext:value-type="date">
            <text:p>2009-12-30</text:p>
          </table:table-cell>
          <table:table-cell office:value-type="float" office:value="182629.7" calcext:value-type="float">
            <text:p>182629.7</text:p>
          </table:table-cell>
          <table:table-cell table:number-columns-repeated="2"/>
          <table:table-cell office:value-type="date" office:date-value="2009-12-29" calcext:value-type="date">
            <text:p>2009-12-29</text:p>
          </table:table-cell>
          <table:table-cell office:value-type="float" office:value="107070.5" calcext:value-type="float">
            <text:p>107070.5</text:p>
          </table:table-cell>
          <table:table-cell table:number-columns-repeated="2"/>
          <table:table-cell office:value-type="date" office:date-value="2009-12-28" calcext:value-type="date">
            <text:p>2009-12-28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date" office:date-value="2009-12-31" calcext:value-type="date">
            <text:p>2009-12-31</text:p>
          </table:table-cell>
          <table:table-cell office:value-type="float" office:value="59401.45" calcext:value-type="float">
            <text:p>59401.45</text:p>
          </table:table-cell>
          <table:table-cell/>
          <table:table-cell office:value-type="date" office:date-value="2009-12-31" calcext:value-type="date">
            <text:p>2009-12-31</text:p>
          </table:table-cell>
          <table:table-cell office:value-type="float" office:value="182499.7" calcext:value-type="float">
            <text:p>182499.7</text:p>
          </table:table-cell>
          <table:table-cell table:number-columns-repeated="2"/>
          <table:table-cell office:value-type="date" office:date-value="2009-12-30" calcext:value-type="date">
            <text:p>2009-12-30</text:p>
          </table:table-cell>
          <table:table-cell office:value-type="float" office:value="106862.7" calcext:value-type="float">
            <text:p>106862.7</text:p>
          </table:table-cell>
          <table:table-cell table:number-columns-repeated="2"/>
          <table:table-cell office:value-type="date" office:date-value="2009-12-30" calcext:value-type="date">
            <text:p>2009-12-30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</table:table>
      <table:table table:name="lim1 fee(2) V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JM: Add Evidence</text:p>
          </table:table-cell>
          <table:table-cell table:number-columns-repeated="2"/>
          <table:table-cell table:style-name="ce1" office:value-type="string" calcext:value-type="string">
            <text:p>JM: Test Policy</text:p>
          </table:table-cell>
          <table:table-cell table:number-columns-repeated="3"/>
          <table:table-cell table:style-name="ce1" office:value-type="string" calcext:value-type="string">
            <text:p>Marketsim: portvals_SL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dftrades_SL</text:p>
          </table:table-cell>
        </table:table-row>
        <table:table-row table:style-name="ro1">
          <table:table-cell table:style-name="Default"/>
          <table:table-cell office:value-type="string" calcext:value-type="string">
            <text:p>Return</text:p>
          </table:table-cell>
          <table:table-cell/>
          <table:table-cell table:style-name="Default"/>
          <table:table-cell office:value-type="string" calcext:value-type="string">
            <text:p>Retur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>
            <text:p>Return</text:p>
          </table:table-cell>
          <table:table-cell/>
          <table:table-cell table:style-name="Default"/>
          <table:table-cell office:value-type="string" calcext:value-type="string">
            <text:p>Retur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PM</text:p>
          </table:table-cell>
        </table:table-row>
        <table:table-row table:style-name="ro1">
          <table:table-cell office:value-type="date" office:date-value="2008-01-02" calcext:value-type="date">
            <text:p>2008-01-02</text:p>
          </table:table-cell>
          <table:table-cell office:value-type="float" office:value="99797.7" calcext:value-type="float">
            <text:p>99797.7</text:p>
          </table:table-cell>
          <table:table-cell/>
          <table:table-cell office:value-type="date" office:date-value="2008-01-02" calcext:value-type="date">
            <text:p>2008-01-02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03" calcext:value-type="date">
            <text:p>2008-01-03</text:p>
          </table:table-cell>
          <table:table-cell table:style-name="ce1" office:value-type="float" office:value="99799.05" calcext:value-type="float">
            <text:p>99799.05</text:p>
          </table:table-cell>
          <table:table-cell/>
          <table:table-cell office:value-type="date" office:date-value="2008-01-03" calcext:value-type="date">
            <text:p>2008-01-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03" calcext:value-type="date">
            <text:p>2008-01-03</text:p>
          </table:table-cell>
          <table:table-cell office:value-type="float" office:value="99527.7" calcext:value-type="float">
            <text:p>99527.7</text:p>
          </table:table-cell>
          <table:table-cell/>
          <table:table-cell office:value-type="date" office:date-value="2008-01-03" calcext:value-type="date">
            <text:p>2008-01-03</text:p>
          </table:table-cell>
          <table:table-cell table:style-name="ce1" office:value-type="float" office:value="99799.05" calcext:value-type="float">
            <text:p>99799.05</text:p>
          </table:table-cell>
          <table:table-cell table:number-columns-repeated="2"/>
          <table:table-cell office:value-type="date" office:date-value="2008-01-04" calcext:value-type="date">
            <text:p>2008-01-04</text:p>
          </table:table-cell>
          <table:table-cell table:style-name="ce1" office:value-type="float" office:value="98545.8" calcext:value-type="float">
            <text:p>98545.8</text:p>
          </table:table-cell>
          <table:table-cell/>
          <table:table-cell office:value-type="date" office:date-value="2008-01-04" calcext:value-type="date">
            <text:p>2008-01-04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1-04" calcext:value-type="date">
            <text:p>2008-01-04</text:p>
          </table:table-cell>
          <table:table-cell office:value-type="float" office:value="98657.7" calcext:value-type="float">
            <text:p>98657.7</text:p>
          </table:table-cell>
          <table:table-cell/>
          <table:table-cell office:value-type="date" office:date-value="2008-01-04" calcext:value-type="date">
            <text:p>2008-01-04</text:p>
          </table:table-cell>
          <table:table-cell table:style-name="ce1" office:value-type="float" office:value="98545.8" calcext:value-type="float">
            <text:p>98545.8</text:p>
          </table:table-cell>
          <table:table-cell table:number-columns-repeated="2"/>
          <table:table-cell office:value-type="date" office:date-value="2008-01-07" calcext:value-type="date">
            <text:p>2008-01-07</text:p>
          </table:table-cell>
          <table:table-cell table:style-name="ce1" office:value-type="float" office:value="97967.3" calcext:value-type="float">
            <text:p>97967.3</text:p>
          </table:table-cell>
          <table:table-cell/>
          <table:table-cell office:value-type="date" office:date-value="2008-01-07" calcext:value-type="date">
            <text:p>2008-01-0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07" calcext:value-type="date">
            <text:p>2008-01-07</text:p>
          </table:table-cell>
          <table:table-cell office:value-type="float" office:value="99037.7" calcext:value-type="float">
            <text:p>99037.7</text:p>
          </table:table-cell>
          <table:table-cell/>
          <table:table-cell office:value-type="date" office:date-value="2008-01-07" calcext:value-type="date">
            <text:p>2008-01-07</text:p>
          </table:table-cell>
          <table:table-cell table:style-name="ce1" office:value-type="float" office:value="97967.3" calcext:value-type="float">
            <text:p>97967.3</text:p>
          </table:table-cell>
          <table:table-cell table:number-columns-repeated="2"/>
          <table:table-cell office:value-type="date" office:date-value="2008-01-08" calcext:value-type="date">
            <text:p>2008-01-08</text:p>
          </table:table-cell>
          <table:table-cell table:style-name="ce1" office:value-type="float" office:value="97776.3" calcext:value-type="float">
            <text:p>97776.3</text:p>
          </table:table-cell>
          <table:table-cell/>
          <table:table-cell office:value-type="date" office:date-value="2008-01-08" calcext:value-type="date">
            <text:p>2008-01-08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08" calcext:value-type="date">
            <text:p>2008-01-08</text:p>
          </table:table-cell>
          <table:table-cell office:value-type="float" office:value="97346.7" calcext:value-type="float">
            <text:p>97346.7</text:p>
          </table:table-cell>
          <table:table-cell/>
          <table:table-cell office:value-type="date" office:date-value="2008-01-08" calcext:value-type="date">
            <text:p>2008-01-08</text:p>
          </table:table-cell>
          <table:table-cell table:style-name="ce1" office:value-type="float" office:value="97776.3" calcext:value-type="float">
            <text:p>97776.3</text:p>
          </table:table-cell>
          <table:table-cell table:number-columns-repeated="2"/>
          <table:table-cell office:value-type="date" office:date-value="2008-01-09" calcext:value-type="date">
            <text:p>2008-01-09</text:p>
          </table:table-cell>
          <table:table-cell office:value-type="float" office:value="97072.75" calcext:value-type="float">
            <text:p>97072.75</text:p>
          </table:table-cell>
          <table:table-cell/>
          <table:table-cell office:value-type="date" office:date-value="2008-01-09" calcext:value-type="date">
            <text:p>2008-01-0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09" calcext:value-type="date">
            <text:p>2008-01-09</text:p>
          </table:table-cell>
          <table:table-cell office:value-type="float" office:value="97153.15" calcext:value-type="float">
            <text:p>97153.15</text:p>
          </table:table-cell>
          <table:table-cell/>
          <table:table-cell office:value-type="date" office:date-value="2008-01-09" calcext:value-type="date">
            <text:p>2008-01-09</text:p>
          </table:table-cell>
          <table:table-cell office:value-type="float" office:value="97072.75" calcext:value-type="float">
            <text:p>97072.75</text:p>
          </table:table-cell>
          <table:table-cell table:number-columns-repeated="2"/>
          <table:table-cell office:value-type="date" office:date-value="2008-01-10" calcext:value-type="date">
            <text:p>2008-01-10</text:p>
          </table:table-cell>
          <table:table-cell office:value-type="float" office:value="96874.3" calcext:value-type="float">
            <text:p>96874.3</text:p>
          </table:table-cell>
          <table:table-cell/>
          <table:table-cell office:value-type="date" office:date-value="2008-01-10" calcext:value-type="date">
            <text:p>2008-01-10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10" calcext:value-type="date">
            <text:p>2008-01-10</text:p>
          </table:table-cell>
          <table:table-cell office:value-type="float" office:value="96173.15" calcext:value-type="float">
            <text:p>96173.15</text:p>
          </table:table-cell>
          <table:table-cell/>
          <table:table-cell office:value-type="date" office:date-value="2008-01-10" calcext:value-type="date">
            <text:p>2008-01-10</text:p>
          </table:table-cell>
          <table:table-cell office:value-type="float" office:value="96874.3" calcext:value-type="float">
            <text:p>96874.3</text:p>
          </table:table-cell>
          <table:table-cell table:number-columns-repeated="2"/>
          <table:table-cell office:value-type="date" office:date-value="2008-01-11" calcext:value-type="date">
            <text:p>2008-01-11</text:p>
          </table:table-cell>
          <table:table-cell office:value-type="float" office:value="96921.65" calcext:value-type="float">
            <text:p>96921.65</text:p>
          </table:table-cell>
          <table:table-cell/>
          <table:table-cell office:value-type="date" office:date-value="2008-01-11" calcext:value-type="date">
            <text:p>2008-01-11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1-11" calcext:value-type="date">
            <text:p>2008-01-11</text:p>
          </table:table-cell>
          <table:table-cell office:value-type="float" office:value="96406.85" calcext:value-type="float">
            <text:p>96406.85</text:p>
          </table:table-cell>
          <table:table-cell/>
          <table:table-cell office:value-type="date" office:date-value="2008-01-11" calcext:value-type="date">
            <text:p>2008-01-11</text:p>
          </table:table-cell>
          <table:table-cell office:value-type="float" office:value="96921.65" calcext:value-type="float">
            <text:p>96921.65</text:p>
          </table:table-cell>
          <table:table-cell table:number-columns-repeated="2"/>
          <table:table-cell office:value-type="date" office:date-value="2008-01-14" calcext:value-type="date">
            <text:p>2008-01-14</text:p>
          </table:table-cell>
          <table:table-cell office:value-type="float" office:value="97381.65" calcext:value-type="float">
            <text:p>97381.65</text:p>
          </table:table-cell>
          <table:table-cell/>
          <table:table-cell office:value-type="date" office:date-value="2008-01-16" calcext:value-type="date">
            <text:p>2008-01-16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1-14" calcext:value-type="date">
            <text:p>2008-01-14</text:p>
          </table:table-cell>
          <table:table-cell office:value-type="float" office:value="96406.85" calcext:value-type="float">
            <text:p>96406.85</text:p>
          </table:table-cell>
          <table:table-cell/>
          <table:table-cell office:value-type="date" office:date-value="2008-01-14" calcext:value-type="date">
            <text:p>2008-01-14</text:p>
          </table:table-cell>
          <table:table-cell office:value-type="float" office:value="97381.65" calcext:value-type="float">
            <text:p>97381.65</text:p>
          </table:table-cell>
          <table:table-cell table:number-columns-repeated="2"/>
          <table:table-cell office:value-type="date" office:date-value="2008-01-15" calcext:value-type="date">
            <text:p>2008-01-15</text:p>
          </table:table-cell>
          <table:table-cell office:value-type="float" office:value="95381.65" calcext:value-type="float">
            <text:p>95381.65</text:p>
          </table:table-cell>
          <table:table-cell/>
          <table:table-cell office:value-type="date" office:date-value="2008-01-17" calcext:value-type="date">
            <text:p>2008-01-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15" calcext:value-type="date">
            <text:p>2008-01-15</text:p>
          </table:table-cell>
          <table:table-cell office:value-type="float" office:value="96218.25" calcext:value-type="float">
            <text:p>96218.25</text:p>
          </table:table-cell>
          <table:table-cell/>
          <table:table-cell office:value-type="date" office:date-value="2008-01-15" calcext:value-type="date">
            <text:p>2008-01-15</text:p>
          </table:table-cell>
          <table:table-cell office:value-type="float" office:value="95381.65" calcext:value-type="float">
            <text:p>95381.65</text:p>
          </table:table-cell>
          <table:table-cell table:number-columns-repeated="2"/>
          <table:table-cell office:value-type="date" office:date-value="2008-01-16" calcext:value-type="date">
            <text:p>2008-01-16</text:p>
          </table:table-cell>
          <table:table-cell office:value-type="float" office:value="97053.8" calcext:value-type="float">
            <text:p>97053.8</text:p>
          </table:table-cell>
          <table:table-cell/>
          <table:table-cell office:value-type="date" office:date-value="2008-01-18" calcext:value-type="date">
            <text:p>2008-01-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16" calcext:value-type="date">
            <text:p>2008-01-16</text:p>
          </table:table-cell>
          <table:table-cell office:value-type="float" office:value="98278.25" calcext:value-type="float">
            <text:p>98278.25</text:p>
          </table:table-cell>
          <table:table-cell/>
          <table:table-cell office:value-type="date" office:date-value="2008-01-16" calcext:value-type="date">
            <text:p>2008-01-16</text:p>
          </table:table-cell>
          <table:table-cell office:value-type="float" office:value="97053.8" calcext:value-type="float">
            <text:p>97053.8</text:p>
          </table:table-cell>
          <table:table-cell table:number-columns-repeated="2"/>
          <table:table-cell office:value-type="date" office:date-value="2008-01-17" calcext:value-type="date">
            <text:p>2008-01-17</text:p>
          </table:table-cell>
          <table:table-cell office:value-type="float" office:value="98131.25" calcext:value-type="float">
            <text:p>98131.25</text:p>
          </table:table-cell>
          <table:table-cell/>
          <table:table-cell office:value-type="date" office:date-value="2008-01-23" calcext:value-type="date">
            <text:p>2008-01-23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1-17" calcext:value-type="date">
            <text:p>2008-01-17</text:p>
          </table:table-cell>
          <table:table-cell office:value-type="float" office:value="96815.7" calcext:value-type="float">
            <text:p>96815.7</text:p>
          </table:table-cell>
          <table:table-cell/>
          <table:table-cell office:value-type="date" office:date-value="2008-01-17" calcext:value-type="date">
            <text:p>2008-01-17</text:p>
          </table:table-cell>
          <table:table-cell office:value-type="float" office:value="98131.25" calcext:value-type="float">
            <text:p>98131.25</text:p>
          </table:table-cell>
          <table:table-cell table:number-columns-repeated="2"/>
          <table:table-cell office:value-type="date" office:date-value="2008-01-18" calcext:value-type="date">
            <text:p>2008-01-18</text:p>
          </table:table-cell>
          <table:table-cell office:value-type="float" office:value="97940.75" calcext:value-type="float">
            <text:p>97940.75</text:p>
          </table:table-cell>
          <table:table-cell/>
          <table:table-cell office:value-type="date" office:date-value="2008-01-24" calcext:value-type="date">
            <text:p>2008-01-2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1-18" calcext:value-type="date">
            <text:p>2008-01-18</text:p>
          </table:table-cell>
          <table:table-cell office:value-type="float" office:value="96815.7" calcext:value-type="float">
            <text:p>96815.7</text:p>
          </table:table-cell>
          <table:table-cell/>
          <table:table-cell office:value-type="date" office:date-value="2008-01-18" calcext:value-type="date">
            <text:p>2008-01-18</text:p>
          </table:table-cell>
          <table:table-cell office:value-type="float" office:value="97940.75" calcext:value-type="float">
            <text:p>97940.75</text:p>
          </table:table-cell>
          <table:table-cell table:number-columns-repeated="2"/>
          <table:table-cell office:value-type="date" office:date-value="2008-01-22" calcext:value-type="date">
            <text:p>2008-01-22</text:p>
          </table:table-cell>
          <table:table-cell office:value-type="float" office:value="99100.75" calcext:value-type="float">
            <text:p>99100.75</text:p>
          </table:table-cell>
          <table:table-cell/>
          <table:table-cell office:value-type="date" office:date-value="2008-01-25" calcext:value-type="date">
            <text:p>2008-01-25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22" calcext:value-type="date">
            <text:p>2008-01-22</text:p>
          </table:table-cell>
          <table:table-cell office:value-type="float" office:value="96619.4" calcext:value-type="float">
            <text:p>96619.4</text:p>
          </table:table-cell>
          <table:table-cell/>
          <table:table-cell office:value-type="date" office:date-value="2008-01-22" calcext:value-type="date">
            <text:p>2008-01-22</text:p>
          </table:table-cell>
          <table:table-cell office:value-type="float" office:value="99100.75" calcext:value-type="float">
            <text:p>99100.75</text:p>
          </table:table-cell>
          <table:table-cell table:number-columns-repeated="2"/>
          <table:table-cell office:value-type="date" office:date-value="2008-01-23" calcext:value-type="date">
            <text:p>2008-01-23</text:p>
          </table:table-cell>
          <table:table-cell office:value-type="float" office:value="103103.8" calcext:value-type="float">
            <text:p>103103.8</text:p>
          </table:table-cell>
          <table:table-cell/>
          <table:table-cell office:value-type="date" office:date-value="2008-01-29" calcext:value-type="date">
            <text:p>2008-01-29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23" calcext:value-type="date">
            <text:p>2008-01-23</text:p>
          </table:table-cell>
          <table:table-cell office:value-type="float" office:value="91762.45" calcext:value-type="float">
            <text:p>91762.45</text:p>
          </table:table-cell>
          <table:table-cell/>
          <table:table-cell office:value-type="date" office:date-value="2008-01-23" calcext:value-type="date">
            <text:p>2008-01-23</text:p>
          </table:table-cell>
          <table:table-cell office:value-type="float" office:value="103103.8" calcext:value-type="float">
            <text:p>103103.8</text:p>
          </table:table-cell>
          <table:table-cell table:number-columns-repeated="2"/>
          <table:table-cell office:value-type="date" office:date-value="2008-01-24" calcext:value-type="date">
            <text:p>2008-01-24</text:p>
          </table:table-cell>
          <table:table-cell office:value-type="float" office:value="103373.75" calcext:value-type="float">
            <text:p>103373.75</text:p>
          </table:table-cell>
          <table:table-cell/>
          <table:table-cell office:value-type="date" office:date-value="2008-01-30" calcext:value-type="date">
            <text:p>2008-01-3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24" calcext:value-type="date">
            <text:p>2008-01-24</text:p>
          </table:table-cell>
          <table:table-cell office:value-type="float" office:value="90652.4" calcext:value-type="float">
            <text:p>90652.4</text:p>
          </table:table-cell>
          <table:table-cell/>
          <table:table-cell office:value-type="date" office:date-value="2008-01-24" calcext:value-type="date">
            <text:p>2008-01-24</text:p>
          </table:table-cell>
          <table:table-cell office:value-type="float" office:value="103373.75" calcext:value-type="float">
            <text:p>103373.75</text:p>
          </table:table-cell>
          <table:table-cell table:number-columns-repeated="2"/>
          <table:table-cell office:value-type="date" office:date-value="2008-01-25" calcext:value-type="date">
            <text:p>2008-01-25</text:p>
          </table:table-cell>
          <table:table-cell office:value-type="float" office:value="101964.75" calcext:value-type="float">
            <text:p>101964.75</text:p>
          </table:table-cell>
          <table:table-cell/>
          <table:table-cell office:value-type="date" office:date-value="2008-02-01" calcext:value-type="date">
            <text:p>2008-02-0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25" calcext:value-type="date">
            <text:p>2008-01-25</text:p>
          </table:table-cell>
          <table:table-cell office:value-type="float" office:value="91852.4" calcext:value-type="float">
            <text:p>91852.4</text:p>
          </table:table-cell>
          <table:table-cell/>
          <table:table-cell office:value-type="date" office:date-value="2008-01-25" calcext:value-type="date">
            <text:p>2008-01-25</text:p>
          </table:table-cell>
          <table:table-cell office:value-type="float" office:value="101964.75" calcext:value-type="float">
            <text:p>101964.75</text:p>
          </table:table-cell>
          <table:table-cell table:number-columns-repeated="2"/>
          <table:table-cell office:value-type="date" office:date-value="2008-01-28" calcext:value-type="date">
            <text:p>2008-01-28</text:p>
          </table:table-cell>
          <table:table-cell office:value-type="float" office:value="101964.75" calcext:value-type="float">
            <text:p>101964.75</text:p>
          </table:table-cell>
          <table:table-cell/>
          <table:table-cell office:value-type="date" office:date-value="2008-02-04" calcext:value-type="date">
            <text:p>2008-02-04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1-28" calcext:value-type="date">
            <text:p>2008-01-28</text:p>
          </table:table-cell>
          <table:table-cell office:value-type="float" office:value="90092.4" calcext:value-type="float">
            <text:p>90092.4</text:p>
          </table:table-cell>
          <table:table-cell/>
          <table:table-cell office:value-type="date" office:date-value="2008-01-28" calcext:value-type="date">
            <text:p>2008-01-28</text:p>
          </table:table-cell>
          <table:table-cell office:value-type="float" office:value="101964.75" calcext:value-type="float">
            <text:p>101964.75</text:p>
          </table:table-cell>
          <table:table-cell table:number-columns-repeated="2"/>
          <table:table-cell office:value-type="date" office:date-value="2008-01-29" calcext:value-type="date">
            <text:p>2008-01-29</text:p>
          </table:table-cell>
          <table:table-cell office:value-type="float" office:value="101738.4" calcext:value-type="float">
            <text:p>101738.4</text:p>
          </table:table-cell>
          <table:table-cell/>
          <table:table-cell office:value-type="date" office:date-value="2008-02-05" calcext:value-type="date">
            <text:p>2008-02-0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1-29" calcext:value-type="date">
            <text:p>2008-01-29</text:p>
          </table:table-cell>
          <table:table-cell office:value-type="float" office:value="88382.4" calcext:value-type="float">
            <text:p>88382.4</text:p>
          </table:table-cell>
          <table:table-cell/>
          <table:table-cell office:value-type="date" office:date-value="2008-01-29" calcext:value-type="date">
            <text:p>2008-01-29</text:p>
          </table:table-cell>
          <table:table-cell office:value-type="float" office:value="101738.4" calcext:value-type="float">
            <text:p>101738.4</text:p>
          </table:table-cell>
          <table:table-cell table:number-columns-repeated="2"/>
          <table:table-cell office:value-type="date" office:date-value="2008-01-30" calcext:value-type="date">
            <text:p>2008-01-30</text:p>
          </table:table-cell>
          <table:table-cell office:value-type="float" office:value="101602.5" calcext:value-type="float">
            <text:p>101602.5</text:p>
          </table:table-cell>
          <table:table-cell/>
          <table:table-cell office:value-type="date" office:date-value="2008-02-07" calcext:value-type="date">
            <text:p>2008-02-07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1-30" calcext:value-type="date">
            <text:p>2008-01-30</text:p>
          </table:table-cell>
          <table:table-cell office:value-type="float" office:value="88246.5" calcext:value-type="float">
            <text:p>88246.5</text:p>
          </table:table-cell>
          <table:table-cell/>
          <table:table-cell office:value-type="date" office:date-value="2008-01-30" calcext:value-type="date">
            <text:p>2008-01-30</text:p>
          </table:table-cell>
          <table:table-cell office:value-type="float" office:value="101602.5" calcext:value-type="float">
            <text:p>101602.5</text:p>
          </table:table-cell>
          <table:table-cell table:number-columns-repeated="2"/>
          <table:table-cell office:value-type="date" office:date-value="2008-01-31" calcext:value-type="date">
            <text:p>2008-01-31</text:p>
          </table:table-cell>
          <table:table-cell office:value-type="float" office:value="101602.5" calcext:value-type="float">
            <text:p>101602.5</text:p>
          </table:table-cell>
          <table:table-cell/>
          <table:table-cell office:value-type="date" office:date-value="2008-02-08" calcext:value-type="date">
            <text:p>2008-02-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31" calcext:value-type="date">
            <text:p>2008-01-31</text:p>
          </table:table-cell>
          <table:table-cell office:value-type="float" office:value="88020.35" calcext:value-type="float">
            <text:p>88020.35</text:p>
          </table:table-cell>
          <table:table-cell/>
          <table:table-cell office:value-type="date" office:date-value="2008-01-31" calcext:value-type="date">
            <text:p>2008-01-31</text:p>
          </table:table-cell>
          <table:table-cell office:value-type="float" office:value="101602.5" calcext:value-type="float">
            <text:p>101602.5</text:p>
          </table:table-cell>
          <table:table-cell table:number-columns-repeated="2"/>
          <table:table-cell office:value-type="date" office:date-value="2008-02-01" calcext:value-type="date">
            <text:p>2008-02-01</text:p>
          </table:table-cell>
          <table:table-cell office:value-type="float" office:value="101372.5" calcext:value-type="float">
            <text:p>101372.5</text:p>
          </table:table-cell>
          <table:table-cell/>
          <table:table-cell office:value-type="date" office:date-value="2008-02-11" calcext:value-type="date">
            <text:p>2008-02-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86800.3" calcext:value-type="float">
            <text:p>86800.3</text:p>
          </table:table-cell>
          <table:table-cell/>
          <table:table-cell office:value-type="date" office:date-value="2008-02-01" calcext:value-type="date">
            <text:p>2008-02-01</text:p>
          </table:table-cell>
          <table:table-cell office:value-type="float" office:value="101372.5" calcext:value-type="float">
            <text:p>101372.5</text:p>
          </table:table-cell>
          <table:table-cell table:number-columns-repeated="2"/>
          <table:table-cell office:value-type="date" office:date-value="2008-02-04" calcext:value-type="date">
            <text:p>2008-02-04</text:p>
          </table:table-cell>
          <table:table-cell office:value-type="float" office:value="99090.95" calcext:value-type="float">
            <text:p>99090.95</text:p>
          </table:table-cell>
          <table:table-cell/>
          <table:table-cell office:value-type="date" office:date-value="2008-02-13" calcext:value-type="date">
            <text:p>2008-02-13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2-04" calcext:value-type="date">
            <text:p>2008-02-04</text:p>
          </table:table-cell>
          <table:table-cell office:value-type="float" office:value="84518.75" calcext:value-type="float">
            <text:p>84518.75</text:p>
          </table:table-cell>
          <table:table-cell/>
          <table:table-cell office:value-type="date" office:date-value="2008-02-04" calcext:value-type="date">
            <text:p>2008-02-04</text:p>
          </table:table-cell>
          <table:table-cell office:value-type="float" office:value="99090.95" calcext:value-type="float">
            <text:p>99090.95</text:p>
          </table:table-cell>
          <table:table-cell table:number-columns-repeated="2"/>
          <table:table-cell office:value-type="date" office:date-value="2008-02-05" calcext:value-type="date">
            <text:p>2008-02-05</text:p>
          </table:table-cell>
          <table:table-cell office:value-type="float" office:value="100810.7" calcext:value-type="float">
            <text:p>100810.7</text:p>
          </table:table-cell>
          <table:table-cell/>
          <table:table-cell office:value-type="date" office:date-value="2008-02-14" calcext:value-type="date">
            <text:p>2008-02-1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05" calcext:value-type="date">
            <text:p>2008-02-05</text:p>
          </table:table-cell>
          <table:table-cell office:value-type="float" office:value="86238.5" calcext:value-type="float">
            <text:p>86238.5</text:p>
          </table:table-cell>
          <table:table-cell/>
          <table:table-cell office:value-type="date" office:date-value="2008-02-05" calcext:value-type="date">
            <text:p>2008-02-05</text:p>
          </table:table-cell>
          <table:table-cell office:value-type="float" office:value="100810.7" calcext:value-type="float">
            <text:p>100810.7</text:p>
          </table:table-cell>
          <table:table-cell table:number-columns-repeated="2"/>
          <table:table-cell office:value-type="date" office:date-value="2008-02-06" calcext:value-type="date">
            <text:p>2008-02-06</text:p>
          </table:table-cell>
          <table:table-cell office:value-type="float" office:value="100660.7" calcext:value-type="float">
            <text:p>100660.7</text:p>
          </table:table-cell>
          <table:table-cell/>
          <table:table-cell office:value-type="date" office:date-value="2008-02-19" calcext:value-type="date">
            <text:p>2008-02-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06" calcext:value-type="date">
            <text:p>2008-02-06</text:p>
          </table:table-cell>
          <table:table-cell office:value-type="float" office:value="85879.15" calcext:value-type="float">
            <text:p>85879.15</text:p>
          </table:table-cell>
          <table:table-cell/>
          <table:table-cell office:value-type="date" office:date-value="2008-02-06" calcext:value-type="date">
            <text:p>2008-02-06</text:p>
          </table:table-cell>
          <table:table-cell office:value-type="float" office:value="100660.7" calcext:value-type="float">
            <text:p>100660.7</text:p>
          </table:table-cell>
          <table:table-cell table:number-columns-repeated="2"/>
          <table:table-cell office:value-type="date" office:date-value="2008-02-07" calcext:value-type="date">
            <text:p>2008-02-07</text:p>
          </table:table-cell>
          <table:table-cell office:value-type="float" office:value="101509.25" calcext:value-type="float">
            <text:p>101509.25</text:p>
          </table:table-cell>
          <table:table-cell/>
          <table:table-cell office:value-type="date" office:date-value="2008-02-20" calcext:value-type="date">
            <text:p>2008-02-20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2-07" calcext:value-type="date">
            <text:p>2008-02-07</text:p>
          </table:table-cell>
          <table:table-cell office:value-type="float" office:value="85879.15" calcext:value-type="float">
            <text:p>85879.15</text:p>
          </table:table-cell>
          <table:table-cell/>
          <table:table-cell office:value-type="date" office:date-value="2008-02-07" calcext:value-type="date">
            <text:p>2008-02-07</text:p>
          </table:table-cell>
          <table:table-cell office:value-type="float" office:value="101509.25" calcext:value-type="float">
            <text:p>101509.25</text:p>
          </table:table-cell>
          <table:table-cell table:number-columns-repeated="2"/>
          <table:table-cell office:value-type="date" office:date-value="2008-02-08" calcext:value-type="date">
            <text:p>2008-02-08</text:p>
          </table:table-cell>
          <table:table-cell office:value-type="float" office:value="102479.45" calcext:value-type="float">
            <text:p>102479.45</text:p>
          </table:table-cell>
          <table:table-cell/>
          <table:table-cell office:value-type="date" office:date-value="2008-02-26" calcext:value-type="date">
            <text:p>2008-02-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08" calcext:value-type="date">
            <text:p>2008-02-08</text:p>
          </table:table-cell>
          <table:table-cell office:value-type="float" office:value="85669.35" calcext:value-type="float">
            <text:p>85669.35</text:p>
          </table:table-cell>
          <table:table-cell/>
          <table:table-cell office:value-type="date" office:date-value="2008-02-08" calcext:value-type="date">
            <text:p>2008-02-08</text:p>
          </table:table-cell>
          <table:table-cell office:value-type="float" office:value="102479.45" calcext:value-type="float">
            <text:p>102479.45</text:p>
          </table:table-cell>
          <table:table-cell table:number-columns-repeated="2"/>
          <table:table-cell office:value-type="date" office:date-value="2008-02-11" calcext:value-type="date">
            <text:p>2008-02-11</text:p>
          </table:table-cell>
          <table:table-cell office:value-type="float" office:value="102271.8" calcext:value-type="float">
            <text:p>102271.8</text:p>
          </table:table-cell>
          <table:table-cell/>
          <table:table-cell office:value-type="date" office:date-value="2008-02-27" calcext:value-type="date">
            <text:p>2008-02-27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2-11" calcext:value-type="date">
            <text:p>2008-02-11</text:p>
          </table:table-cell>
          <table:table-cell office:value-type="float" office:value="85891.7" calcext:value-type="float">
            <text:p>85891.7</text:p>
          </table:table-cell>
          <table:table-cell/>
          <table:table-cell office:value-type="date" office:date-value="2008-02-11" calcext:value-type="date">
            <text:p>2008-02-11</text:p>
          </table:table-cell>
          <table:table-cell office:value-type="float" office:value="102271.8" calcext:value-type="float">
            <text:p>102271.8</text:p>
          </table:table-cell>
          <table:table-cell table:number-columns-repeated="2"/>
          <table:table-cell office:value-type="date" office:date-value="2008-02-12" calcext:value-type="date">
            <text:p>2008-02-12</text:p>
          </table:table-cell>
          <table:table-cell office:value-type="float" office:value="102241.8" calcext:value-type="float">
            <text:p>102241.8</text:p>
          </table:table-cell>
          <table:table-cell/>
          <table:table-cell office:value-type="date" office:date-value="2008-02-28" calcext:value-type="date">
            <text:p>2008-02-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12" calcext:value-type="date">
            <text:p>2008-02-12</text:p>
          </table:table-cell>
          <table:table-cell office:value-type="float" office:value="85684.2" calcext:value-type="float">
            <text:p>85684.2</text:p>
          </table:table-cell>
          <table:table-cell/>
          <table:table-cell office:value-type="date" office:date-value="2008-02-12" calcext:value-type="date">
            <text:p>2008-02-12</text:p>
          </table:table-cell>
          <table:table-cell office:value-type="float" office:value="102241.8" calcext:value-type="float">
            <text:p>102241.8</text:p>
          </table:table-cell>
          <table:table-cell table:number-columns-repeated="2"/>
          <table:table-cell office:value-type="date" office:date-value="2008-02-13" calcext:value-type="date">
            <text:p>2008-02-13</text:p>
          </table:table-cell>
          <table:table-cell office:value-type="float" office:value="102549.55" calcext:value-type="float">
            <text:p>102549.55</text:p>
          </table:table-cell>
          <table:table-cell/>
          <table:table-cell office:value-type="date" office:date-value="2008-03-05" calcext:value-type="date">
            <text:p>2008-03-05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2-13" calcext:value-type="date">
            <text:p>2008-02-13</text:p>
          </table:table-cell>
          <table:table-cell office:value-type="float" office:value="86404.2" calcext:value-type="float">
            <text:p>86404.2</text:p>
          </table:table-cell>
          <table:table-cell/>
          <table:table-cell office:value-type="date" office:date-value="2008-02-13" calcext:value-type="date">
            <text:p>2008-02-13</text:p>
          </table:table-cell>
          <table:table-cell office:value-type="float" office:value="102549.55" calcext:value-type="float">
            <text:p>102549.55</text:p>
          </table:table-cell>
          <table:table-cell table:number-columns-repeated="2"/>
          <table:table-cell office:value-type="date" office:date-value="2008-02-14" calcext:value-type="date">
            <text:p>2008-02-14</text:p>
          </table:table-cell>
          <table:table-cell office:value-type="float" office:value="103705.25" calcext:value-type="float">
            <text:p>103705.25</text:p>
          </table:table-cell>
          <table:table-cell/>
          <table:table-cell office:value-type="date" office:date-value="2008-03-06" calcext:value-type="date">
            <text:p>2008-03-06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/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style-name="Default"/>
          <table:table-cell office:value-type="string" calcext:value-type="string">
            <text:p>...</text:p>
          </table:table-cell>
          <table:table-cell/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date" office:date-value="2009-11-18" calcext:value-type="date">
            <text:p>2009-11-18</text:p>
          </table:table-cell>
          <table:table-cell office:value-type="float" office:value="-12667.2" calcext:value-type="float">
            <text:p>-12667.2</text:p>
          </table:table-cell>
          <table:table-cell/>
          <table:table-cell office:value-type="date" office:date-value="2009-11-18" calcext:value-type="date">
            <text:p>2009-11-18</text:p>
          </table:table-cell>
          <table:table-cell office:value-type="float" office:value="107020.3" calcext:value-type="float">
            <text:p>107020.3</text:p>
          </table:table-cell>
          <table:table-cell table:number-columns-repeated="2"/>
          <table:table-cell office:value-type="date" office:date-value="2009-11-17" calcext:value-type="date">
            <text:p>2009-11-17</text:p>
          </table:table-cell>
          <table:table-cell office:value-type="float" office:value="107020.3" calcext:value-type="float">
            <text:p>107020.3</text:p>
          </table:table-cell>
          <table:table-cell/>
          <table:table-cell office:value-type="date" office:date-value="2009-10-29" calcext:value-type="date">
            <text:p>2009-10-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1-19" calcext:value-type="date">
            <text:p>2009-11-19</text:p>
          </table:table-cell>
          <table:table-cell office:value-type="float" office:value="-12879.85" calcext:value-type="float">
            <text:p>-12879.85</text:p>
          </table:table-cell>
          <table:table-cell/>
          <table:table-cell office:value-type="date" office:date-value="2009-11-19" calcext:value-type="date">
            <text:p>2009-11-19</text:p>
          </table:table-cell>
          <table:table-cell office:value-type="float" office:value="106807.65" calcext:value-type="float">
            <text:p>106807.65</text:p>
          </table:table-cell>
          <table:table-cell table:number-columns-repeated="2"/>
          <table:table-cell office:value-type="date" office:date-value="2009-11-18" calcext:value-type="date">
            <text:p>2009-11-18</text:p>
          </table:table-cell>
          <table:table-cell office:value-type="float" office:value="107020.3" calcext:value-type="float">
            <text:p>107020.3</text:p>
          </table:table-cell>
          <table:table-cell/>
          <table:table-cell office:value-type="date" office:date-value="2009-10-30" calcext:value-type="date">
            <text:p>2009-10-30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1-20" calcext:value-type="date">
            <text:p>2009-11-20</text:p>
          </table:table-cell>
          <table:table-cell office:value-type="float" office:value="-13002.05" calcext:value-type="float">
            <text:p>-13002.05</text:p>
          </table:table-cell>
          <table:table-cell/>
          <table:table-cell office:value-type="date" office:date-value="2009-11-20" calcext:value-type="date">
            <text:p>2009-11-20</text:p>
          </table:table-cell>
          <table:table-cell office:value-type="float" office:value="106303.2" calcext:value-type="float">
            <text:p>106303.2</text:p>
          </table:table-cell>
          <table:table-cell table:number-columns-repeated="2"/>
          <table:table-cell office:value-type="date" office:date-value="2009-11-19" calcext:value-type="date">
            <text:p>2009-11-19</text:p>
          </table:table-cell>
          <table:table-cell office:value-type="float" office:value="106807.65" calcext:value-type="float">
            <text:p>106807.65</text:p>
          </table:table-cell>
          <table:table-cell/>
          <table:table-cell office:value-type="date" office:date-value="2009-11-02" calcext:value-type="date">
            <text:p>2009-11-0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1-23" calcext:value-type="date">
            <text:p>2009-11-23</text:p>
          </table:table-cell>
          <table:table-cell office:value-type="float" office:value="-13218.15" calcext:value-type="float">
            <text:p>-13218.15</text:p>
          </table:table-cell>
          <table:table-cell/>
          <table:table-cell office:value-type="date" office:date-value="2009-11-23" calcext:value-type="date">
            <text:p>2009-11-23</text:p>
          </table:table-cell>
          <table:table-cell office:value-type="float" office:value="105307.1" calcext:value-type="float">
            <text:p>105307.1</text:p>
          </table:table-cell>
          <table:table-cell table:number-columns-repeated="2"/>
          <table:table-cell office:value-type="date" office:date-value="2009-11-20" calcext:value-type="date">
            <text:p>2009-11-20</text:p>
          </table:table-cell>
          <table:table-cell office:value-type="float" office:value="106303.2" calcext:value-type="float">
            <text:p>106303.2</text:p>
          </table:table-cell>
          <table:table-cell/>
          <table:table-cell office:value-type="date" office:date-value="2009-11-03" calcext:value-type="date">
            <text:p>2009-11-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1-24" calcext:value-type="date">
            <text:p>2009-11-24</text:p>
          </table:table-cell>
          <table:table-cell office:value-type="float" office:value="-14392.8" calcext:value-type="float">
            <text:p>-14392.8</text:p>
          </table:table-cell>
          <table:table-cell/>
          <table:table-cell office:value-type="date" office:date-value="2009-11-24" calcext:value-type="date">
            <text:p>2009-11-24</text:p>
          </table:table-cell>
          <table:table-cell office:value-type="float" office:value="105307.1" calcext:value-type="float">
            <text:p>105307.1</text:p>
          </table:table-cell>
          <table:table-cell table:number-columns-repeated="2"/>
          <table:table-cell office:value-type="date" office:date-value="2009-11-23" calcext:value-type="date">
            <text:p>2009-11-23</text:p>
          </table:table-cell>
          <table:table-cell office:value-type="float" office:value="105307.1" calcext:value-type="float">
            <text:p>105307.1</text:p>
          </table:table-cell>
          <table:table-cell/>
          <table:table-cell office:value-type="date" office:date-value="2009-11-04" calcext:value-type="date">
            <text:p>2009-11-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1-25" calcext:value-type="date">
            <text:p>2009-11-25</text:p>
          </table:table-cell>
          <table:table-cell office:value-type="float" office:value="-14504.45" calcext:value-type="float">
            <text:p>-14504.45</text:p>
          </table:table-cell>
          <table:table-cell/>
          <table:table-cell office:value-type="date" office:date-value="2009-11-25" calcext:value-type="date">
            <text:p>2009-11-25</text:p>
          </table:table-cell>
          <table:table-cell office:value-type="float" office:value="105096.3" calcext:value-type="float">
            <text:p>105096.3</text:p>
          </table:table-cell>
          <table:table-cell table:number-columns-repeated="2"/>
          <table:table-cell office:value-type="date" office:date-value="2009-11-24" calcext:value-type="date">
            <text:p>2009-11-24</text:p>
          </table:table-cell>
          <table:table-cell office:value-type="float" office:value="105307.1" calcext:value-type="float">
            <text:p>105307.1</text:p>
          </table:table-cell>
          <table:table-cell/>
          <table:table-cell office:value-type="date" office:date-value="2009-11-05" calcext:value-type="date">
            <text:p>2009-11-05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1-27" calcext:value-type="date">
            <text:p>2009-11-27</text:p>
          </table:table-cell>
          <table:table-cell office:value-type="float" office:value="-15501.3" calcext:value-type="float">
            <text:p>-15501.3</text:p>
          </table:table-cell>
          <table:table-cell/>
          <table:table-cell office:value-type="date" office:date-value="2009-11-27" calcext:value-type="date">
            <text:p>2009-11-27</text:p>
          </table:table-cell>
          <table:table-cell office:value-type="float" office:value="104099.45" calcext:value-type="float">
            <text:p>104099.45</text:p>
          </table:table-cell>
          <table:table-cell table:number-columns-repeated="2"/>
          <table:table-cell office:value-type="date" office:date-value="2009-11-25" calcext:value-type="date">
            <text:p>2009-11-25</text:p>
          </table:table-cell>
          <table:table-cell office:value-type="float" office:value="105096.3" calcext:value-type="float">
            <text:p>105096.3</text:p>
          </table:table-cell>
          <table:table-cell/>
          <table:table-cell office:value-type="date" office:date-value="2009-11-10" calcext:value-type="date">
            <text:p>2009-11-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1-30" calcext:value-type="date">
            <text:p>2009-11-30</text:p>
          </table:table-cell>
          <table:table-cell office:value-type="float" office:value="-15501.3" calcext:value-type="float">
            <text:p>-15501.3</text:p>
          </table:table-cell>
          <table:table-cell/>
          <table:table-cell office:value-type="date" office:date-value="2009-11-30" calcext:value-type="date">
            <text:p>2009-11-30</text:p>
          </table:table-cell>
          <table:table-cell office:value-type="float" office:value="104099.45" calcext:value-type="float">
            <text:p>104099.45</text:p>
          </table:table-cell>
          <table:table-cell table:number-columns-repeated="2"/>
          <table:table-cell office:value-type="date" office:date-value="2009-11-27" calcext:value-type="date">
            <text:p>2009-11-27</text:p>
          </table:table-cell>
          <table:table-cell office:value-type="float" office:value="104099.45" calcext:value-type="float">
            <text:p>104099.45</text:p>
          </table:table-cell>
          <table:table-cell/>
          <table:table-cell office:value-type="date" office:date-value="2009-11-11" calcext:value-type="date">
            <text:p>2009-11-11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-15712.35" calcext:value-type="float">
            <text:p>-15712.35</text:p>
          </table:table-cell>
          <table:table-cell/>
          <table:table-cell office:value-type="date" office:date-value="2009-12-01" calcext:value-type="date">
            <text:p>2009-12-01</text:p>
          </table:table-cell>
          <table:table-cell office:value-type="float" office:value="103888.4" calcext:value-type="float">
            <text:p>103888.4</text:p>
          </table:table-cell>
          <table:table-cell table:number-columns-repeated="2"/>
          <table:table-cell office:value-type="date" office:date-value="2009-11-30" calcext:value-type="date">
            <text:p>2009-11-30</text:p>
          </table:table-cell>
          <table:table-cell office:value-type="float" office:value="104099.45" calcext:value-type="float">
            <text:p>104099.45</text:p>
          </table:table-cell>
          <table:table-cell/>
          <table:table-cell office:value-type="date" office:date-value="2009-11-12" calcext:value-type="date">
            <text:p>2009-11-1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02" calcext:value-type="date">
            <text:p>2009-12-02</text:p>
          </table:table-cell>
          <table:table-cell office:value-type="float" office:value="-16192.05" calcext:value-type="float">
            <text:p>-16192.05</text:p>
          </table:table-cell>
          <table:table-cell/>
          <table:table-cell office:value-type="date" office:date-value="2009-12-02" calcext:value-type="date">
            <text:p>2009-12-02</text:p>
          </table:table-cell>
          <table:table-cell office:value-type="float" office:value="103948.7" calcext:value-type="float">
            <text:p>103948.7</text:p>
          </table:table-cell>
          <table:table-cell table:number-columns-repeated="2"/>
          <table:table-cell office:value-type="date" office:date-value="2009-12-01" calcext:value-type="date">
            <text:p>2009-12-01</text:p>
          </table:table-cell>
          <table:table-cell office:value-type="float" office:value="103888.4" calcext:value-type="float">
            <text:p>103888.4</text:p>
          </table:table-cell>
          <table:table-cell/>
          <table:table-cell office:value-type="date" office:date-value="2009-11-13" calcext:value-type="date">
            <text:p>2009-11-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03" calcext:value-type="date">
            <text:p>2009-12-03</text:p>
          </table:table-cell>
          <table:table-cell office:value-type="float" office:value="-16399.2" calcext:value-type="float">
            <text:p>-16399.2</text:p>
          </table:table-cell>
          <table:table-cell/>
          <table:table-cell office:value-type="date" office:date-value="2009-12-03" calcext:value-type="date">
            <text:p>2009-12-03</text:p>
          </table:table-cell>
          <table:table-cell office:value-type="float" office:value="103741.55" calcext:value-type="float">
            <text:p>103741.55</text:p>
          </table:table-cell>
          <table:table-cell table:number-columns-repeated="2"/>
          <table:table-cell office:value-type="date" office:date-value="2009-12-02" calcext:value-type="date">
            <text:p>2009-12-02</text:p>
          </table:table-cell>
          <table:table-cell office:value-type="float" office:value="103948.7" calcext:value-type="float">
            <text:p>103948.7</text:p>
          </table:table-cell>
          <table:table-cell/>
          <table:table-cell office:value-type="date" office:date-value="2009-11-19" calcext:value-type="date">
            <text:p>2009-11-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04" calcext:value-type="date">
            <text:p>2009-12-04</text:p>
          </table:table-cell>
          <table:table-cell office:value-type="float" office:value="-16278" calcext:value-type="float">
            <text:p>-16278</text:p>
          </table:table-cell>
          <table:table-cell/>
          <table:table-cell office:value-type="date" office:date-value="2009-12-04" calcext:value-type="date">
            <text:p>2009-12-04</text:p>
          </table:table-cell>
          <table:table-cell office:value-type="float" office:value="103862.75" calcext:value-type="float">
            <text:p>103862.75</text:p>
          </table:table-cell>
          <table:table-cell table:number-columns-repeated="2"/>
          <table:table-cell office:value-type="date" office:date-value="2009-12-03" calcext:value-type="date">
            <text:p>2009-12-03</text:p>
          </table:table-cell>
          <table:table-cell office:value-type="float" office:value="103741.55" calcext:value-type="float">
            <text:p>103741.55</text:p>
          </table:table-cell>
          <table:table-cell/>
          <table:table-cell office:value-type="date" office:date-value="2009-11-20" calcext:value-type="date">
            <text:p>2009-11-20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9-12-07" calcext:value-type="date">
            <text:p>2009-12-07</text:p>
          </table:table-cell>
          <table:table-cell office:value-type="float" office:value="-16278" calcext:value-type="float">
            <text:p>-16278</text:p>
          </table:table-cell>
          <table:table-cell/>
          <table:table-cell office:value-type="date" office:date-value="2009-12-07" calcext:value-type="date">
            <text:p>2009-12-07</text:p>
          </table:table-cell>
          <table:table-cell office:value-type="float" office:value="103656.3" calcext:value-type="float">
            <text:p>103656.3</text:p>
          </table:table-cell>
          <table:table-cell table:number-columns-repeated="2"/>
          <table:table-cell office:value-type="date" office:date-value="2009-12-04" calcext:value-type="date">
            <text:p>2009-12-04</text:p>
          </table:table-cell>
          <table:table-cell office:value-type="float" office:value="103862.75" calcext:value-type="float">
            <text:p>103862.75</text:p>
          </table:table-cell>
          <table:table-cell/>
          <table:table-cell office:value-type="date" office:date-value="2009-11-23" calcext:value-type="date">
            <text:p>2009-11-2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08" calcext:value-type="date">
            <text:p>2009-12-08</text:p>
          </table:table-cell>
          <table:table-cell office:value-type="float" office:value="-16278" calcext:value-type="float">
            <text:p>-16278</text:p>
          </table:table-cell>
          <table:table-cell/>
          <table:table-cell office:value-type="date" office:date-value="2009-12-08" calcext:value-type="date">
            <text:p>2009-12-08</text:p>
          </table:table-cell>
          <table:table-cell office:value-type="float" office:value="103293.75" calcext:value-type="float">
            <text:p>103293.75</text:p>
          </table:table-cell>
          <table:table-cell table:number-columns-repeated="2"/>
          <table:table-cell office:value-type="date" office:date-value="2009-12-07" calcext:value-type="date">
            <text:p>2009-12-07</text:p>
          </table:table-cell>
          <table:table-cell office:value-type="float" office:value="103656.3" calcext:value-type="float">
            <text:p>103656.3</text:p>
          </table:table-cell>
          <table:table-cell/>
          <table:table-cell office:value-type="date" office:date-value="2009-11-25" calcext:value-type="date">
            <text:p>2009-11-2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09" calcext:value-type="date">
            <text:p>2009-12-09</text:p>
          </table:table-cell>
          <table:table-cell office:value-type="float" office:value="-16484.15" calcext:value-type="float">
            <text:p>-16484.15</text:p>
          </table:table-cell>
          <table:table-cell/>
          <table:table-cell office:value-type="date" office:date-value="2009-12-09" calcext:value-type="date">
            <text:p>2009-12-09</text:p>
          </table:table-cell>
          <table:table-cell office:value-type="float" office:value="102871.4" calcext:value-type="float">
            <text:p>102871.4</text:p>
          </table:table-cell>
          <table:table-cell table:number-columns-repeated="2"/>
          <table:table-cell office:value-type="date" office:date-value="2009-12-08" calcext:value-type="date">
            <text:p>2009-12-08</text:p>
          </table:table-cell>
          <table:table-cell office:value-type="float" office:value="103293.75" calcext:value-type="float">
            <text:p>103293.75</text:p>
          </table:table-cell>
          <table:table-cell/>
          <table:table-cell office:value-type="date" office:date-value="2009-11-27" calcext:value-type="date">
            <text:p>2009-11-27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10" calcext:value-type="date">
            <text:p>2009-12-10</text:p>
          </table:table-cell>
          <table:table-cell office:value-type="float" office:value="-16770.7" calcext:value-type="float">
            <text:p>-16770.7</text:p>
          </table:table-cell>
          <table:table-cell/>
          <table:table-cell office:value-type="date" office:date-value="2009-12-10" calcext:value-type="date">
            <text:p>2009-12-10</text:p>
          </table:table-cell>
          <table:table-cell office:value-type="float" office:value="102791.4" calcext:value-type="float">
            <text:p>102791.4</text:p>
          </table:table-cell>
          <table:table-cell table:number-columns-repeated="2"/>
          <table:table-cell office:value-type="date" office:date-value="2009-12-09" calcext:value-type="date">
            <text:p>2009-12-09</text:p>
          </table:table-cell>
          <table:table-cell office:value-type="float" office:value="102871.4" calcext:value-type="float">
            <text:p>102871.4</text:p>
          </table:table-cell>
          <table:table-cell/>
          <table:table-cell office:value-type="date" office:date-value="2009-12-01" calcext:value-type="date">
            <text:p>2009-12-01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11" calcext:value-type="date">
            <text:p>2009-12-11</text:p>
          </table:table-cell>
          <table:table-cell office:value-type="float" office:value="-16975.75" calcext:value-type="float">
            <text:p>-16975.75</text:p>
          </table:table-cell>
          <table:table-cell/>
          <table:table-cell office:value-type="date" office:date-value="2009-12-11" calcext:value-type="date">
            <text:p>2009-12-11</text:p>
          </table:table-cell>
          <table:table-cell office:value-type="float" office:value="103091.4" calcext:value-type="float">
            <text:p>103091.4</text:p>
          </table:table-cell>
          <table:table-cell table:number-columns-repeated="2"/>
          <table:table-cell office:value-type="date" office:date-value="2009-12-10" calcext:value-type="date">
            <text:p>2009-12-10</text:p>
          </table:table-cell>
          <table:table-cell office:value-type="float" office:value="102791.4" calcext:value-type="float">
            <text:p>102791.4</text:p>
          </table:table-cell>
          <table:table-cell/>
          <table:table-cell office:value-type="date" office:date-value="2009-12-02" calcext:value-type="date">
            <text:p>2009-12-0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14" calcext:value-type="date">
            <text:p>2009-12-14</text:p>
          </table:table-cell>
          <table:table-cell office:value-type="float" office:value="-16404.7" calcext:value-type="float">
            <text:p>-16404.7</text:p>
          </table:table-cell>
          <table:table-cell/>
          <table:table-cell office:value-type="date" office:date-value="2009-12-14" calcext:value-type="date">
            <text:p>2009-12-14</text:p>
          </table:table-cell>
          <table:table-cell office:value-type="float" office:value="102311.4" calcext:value-type="float">
            <text:p>102311.4</text:p>
          </table:table-cell>
          <table:table-cell table:number-columns-repeated="2"/>
          <table:table-cell office:value-type="date" office:date-value="2009-12-11" calcext:value-type="date">
            <text:p>2009-12-11</text:p>
          </table:table-cell>
          <table:table-cell office:value-type="float" office:value="103091.4" calcext:value-type="float">
            <text:p>103091.4</text:p>
          </table:table-cell>
          <table:table-cell/>
          <table:table-cell office:value-type="date" office:date-value="2009-12-03" calcext:value-type="date">
            <text:p>2009-12-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15" calcext:value-type="date">
            <text:p>2009-12-15</text:p>
          </table:table-cell>
          <table:table-cell office:value-type="float" office:value="-16609.3" calcext:value-type="float">
            <text:p>-16609.3</text:p>
          </table:table-cell>
          <table:table-cell/>
          <table:table-cell office:value-type="date" office:date-value="2009-12-15" calcext:value-type="date">
            <text:p>2009-12-15</text:p>
          </table:table-cell>
          <table:table-cell office:value-type="float" office:value="102976.8" calcext:value-type="float">
            <text:p>102976.8</text:p>
          </table:table-cell>
          <table:table-cell table:number-columns-repeated="2"/>
          <table:table-cell office:value-type="date" office:date-value="2009-12-14" calcext:value-type="date">
            <text:p>2009-12-14</text:p>
          </table:table-cell>
          <table:table-cell office:value-type="float" office:value="102311.4" calcext:value-type="float">
            <text:p>102311.4</text:p>
          </table:table-cell>
          <table:table-cell/>
          <table:table-cell office:value-type="date" office:date-value="2009-12-04" calcext:value-type="date">
            <text:p>2009-12-04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16" calcext:value-type="date">
            <text:p>2009-12-16</text:p>
          </table:table-cell>
          <table:table-cell office:value-type="float" office:value="-16129.3" calcext:value-type="float">
            <text:p>-16129.3</text:p>
          </table:table-cell>
          <table:table-cell/>
          <table:table-cell office:value-type="date" office:date-value="2009-12-16" calcext:value-type="date">
            <text:p>2009-12-16</text:p>
          </table:table-cell>
          <table:table-cell office:value-type="float" office:value="102769.8" calcext:value-type="float">
            <text:p>102769.8</text:p>
          </table:table-cell>
          <table:table-cell table:number-columns-repeated="2"/>
          <table:table-cell office:value-type="date" office:date-value="2009-12-15" calcext:value-type="date">
            <text:p>2009-12-15</text:p>
          </table:table-cell>
          <table:table-cell office:value-type="float" office:value="102976.8" calcext:value-type="float">
            <text:p>102976.8</text:p>
          </table:table-cell>
          <table:table-cell/>
          <table:table-cell office:value-type="date" office:date-value="2009-12-07" calcext:value-type="date">
            <text:p>2009-12-07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17" calcext:value-type="date">
            <text:p>2009-12-17</text:p>
          </table:table-cell>
          <table:table-cell office:value-type="float" office:value="-17562.95" calcext:value-type="float">
            <text:p>-17562.95</text:p>
          </table:table-cell>
          <table:table-cell/>
          <table:table-cell office:value-type="date" office:date-value="2009-12-17" calcext:value-type="date">
            <text:p>2009-12-17</text:p>
          </table:table-cell>
          <table:table-cell office:value-type="float" office:value="103608" calcext:value-type="float">
            <text:p>103608</text:p>
          </table:table-cell>
          <table:table-cell table:number-columns-repeated="2"/>
          <table:table-cell office:value-type="date" office:date-value="2009-12-16" calcext:value-type="date">
            <text:p>2009-12-16</text:p>
          </table:table-cell>
          <table:table-cell office:value-type="float" office:value="102769.8" calcext:value-type="float">
            <text:p>102769.8</text:p>
          </table:table-cell>
          <table:table-cell/>
          <table:table-cell office:value-type="date" office:date-value="2009-12-08" calcext:value-type="date">
            <text:p>2009-12-08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9-12-18" calcext:value-type="date">
            <text:p>2009-12-18</text:p>
          </table:table-cell>
          <table:table-cell office:value-type="float" office:value="-18407.95" calcext:value-type="float">
            <text:p>-18407.95</text:p>
          </table:table-cell>
          <table:table-cell/>
          <table:table-cell office:value-type="date" office:date-value="2009-12-18" calcext:value-type="date">
            <text:p>2009-12-18</text:p>
          </table:table-cell>
          <table:table-cell office:value-type="float" office:value="103403" calcext:value-type="float">
            <text:p>103403</text:p>
          </table:table-cell>
          <table:table-cell table:number-columns-repeated="2"/>
          <table:table-cell office:value-type="date" office:date-value="2009-12-17" calcext:value-type="date">
            <text:p>2009-12-17</text:p>
          </table:table-cell>
          <table:table-cell office:value-type="float" office:value="103608" calcext:value-type="float">
            <text:p>103608</text:p>
          </table:table-cell>
          <table:table-cell/>
          <table:table-cell office:value-type="date" office:date-value="2009-12-09" calcext:value-type="date">
            <text:p>2009-12-09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9-12-21" calcext:value-type="date">
            <text:p>2009-12-21</text:p>
          </table:table-cell>
          <table:table-cell office:value-type="float" office:value="-18617.5" calcext:value-type="float">
            <text:p>-18617.5</text:p>
          </table:table-cell>
          <table:table-cell/>
          <table:table-cell office:value-type="date" office:date-value="2009-12-21" calcext:value-type="date">
            <text:p>2009-12-21</text:p>
          </table:table-cell>
          <table:table-cell office:value-type="float" office:value="102283.45" calcext:value-type="float">
            <text:p>102283.45</text:p>
          </table:table-cell>
          <table:table-cell table:number-columns-repeated="2"/>
          <table:table-cell office:value-type="date" office:date-value="2009-12-18" calcext:value-type="date">
            <text:p>2009-12-18</text:p>
          </table:table-cell>
          <table:table-cell office:value-type="float" office:value="103403" calcext:value-type="float">
            <text:p>103403</text:p>
          </table:table-cell>
          <table:table-cell/>
          <table:table-cell office:value-type="date" office:date-value="2009-12-15" calcext:value-type="date">
            <text:p>2009-12-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22" calcext:value-type="date">
            <text:p>2009-12-22</text:p>
          </table:table-cell>
          <table:table-cell office:value-type="float" office:value="-18787.25" calcext:value-type="float">
            <text:p>-18787.25</text:p>
          </table:table-cell>
          <table:table-cell/>
          <table:table-cell office:value-type="date" office:date-value="2009-12-22" calcext:value-type="date">
            <text:p>2009-12-22</text:p>
          </table:table-cell>
          <table:table-cell office:value-type="float" office:value="102283.45" calcext:value-type="float">
            <text:p>102283.45</text:p>
          </table:table-cell>
          <table:table-cell table:number-columns-repeated="2"/>
          <table:table-cell office:value-type="date" office:date-value="2009-12-21" calcext:value-type="date">
            <text:p>2009-12-21</text:p>
          </table:table-cell>
          <table:table-cell office:value-type="float" office:value="102283.45" calcext:value-type="float">
            <text:p>102283.45</text:p>
          </table:table-cell>
          <table:table-cell/>
          <table:table-cell office:value-type="date" office:date-value="2009-12-16" calcext:value-type="date">
            <text:p>2009-12-16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23" calcext:value-type="date">
            <text:p>2009-12-23</text:p>
          </table:table-cell>
          <table:table-cell office:value-type="float" office:value="-18787.25" calcext:value-type="float">
            <text:p>-18787.25</text:p>
          </table:table-cell>
          <table:table-cell/>
          <table:table-cell office:value-type="date" office:date-value="2009-12-23" calcext:value-type="date">
            <text:p>2009-12-23</text:p>
          </table:table-cell>
          <table:table-cell office:value-type="float" office:value="102283.45" calcext:value-type="float">
            <text:p>102283.45</text:p>
          </table:table-cell>
          <table:table-cell table:number-columns-repeated="2"/>
          <table:table-cell office:value-type="date" office:date-value="2009-12-22" calcext:value-type="date">
            <text:p>2009-12-22</text:p>
          </table:table-cell>
          <table:table-cell office:value-type="float" office:value="102283.45" calcext:value-type="float">
            <text:p>102283.45</text:p>
          </table:table-cell>
          <table:table-cell/>
          <table:table-cell office:value-type="date" office:date-value="2009-12-17" calcext:value-type="date">
            <text:p>2009-12-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24" calcext:value-type="date">
            <text:p>2009-12-24</text:p>
          </table:table-cell>
          <table:table-cell office:value-type="float" office:value="-18996.75" calcext:value-type="float">
            <text:p>-18996.75</text:p>
          </table:table-cell>
          <table:table-cell/>
          <table:table-cell office:value-type="date" office:date-value="2009-12-24" calcext:value-type="date">
            <text:p>2009-12-24</text:p>
          </table:table-cell>
          <table:table-cell office:value-type="float" office:value="102073.95" calcext:value-type="float">
            <text:p>102073.95</text:p>
          </table:table-cell>
          <table:table-cell table:number-columns-repeated="2"/>
          <table:table-cell office:value-type="date" office:date-value="2009-12-23" calcext:value-type="date">
            <text:p>2009-12-23</text:p>
          </table:table-cell>
          <table:table-cell office:value-type="float" office:value="102283.45" calcext:value-type="float">
            <text:p>102283.45</text:p>
          </table:table-cell>
          <table:table-cell/>
          <table:table-cell office:value-type="date" office:date-value="2009-12-18" calcext:value-type="date">
            <text:p>2009-12-18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28" calcext:value-type="date">
            <text:p>2009-12-28</text:p>
          </table:table-cell>
          <table:table-cell office:value-type="float" office:value="-19564.2" calcext:value-type="float">
            <text:p>-19564.2</text:p>
          </table:table-cell>
          <table:table-cell/>
          <table:table-cell office:value-type="date" office:date-value="2009-12-28" calcext:value-type="date">
            <text:p>2009-12-28</text:p>
          </table:table-cell>
          <table:table-cell office:value-type="float" office:value="102025.25" calcext:value-type="float">
            <text:p>102025.25</text:p>
          </table:table-cell>
          <table:table-cell table:number-columns-repeated="2"/>
          <table:table-cell office:value-type="date" office:date-value="2009-12-24" calcext:value-type="date">
            <text:p>2009-12-24</text:p>
          </table:table-cell>
          <table:table-cell office:value-type="float" office:value="102073.95" calcext:value-type="float">
            <text:p>102073.95</text:p>
          </table:table-cell>
          <table:table-cell/>
          <table:table-cell office:value-type="date" office:date-value="2009-12-21" calcext:value-type="date">
            <text:p>2009-12-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29" calcext:value-type="date">
            <text:p>2009-12-29</text:p>
          </table:table-cell>
          <table:table-cell office:value-type="float" office:value="-19749.45" calcext:value-type="float">
            <text:p>-19749.45</text:p>
          </table:table-cell>
          <table:table-cell/>
          <table:table-cell office:value-type="date" office:date-value="2009-12-29" calcext:value-type="date">
            <text:p>2009-12-29</text:p>
          </table:table-cell>
          <table:table-cell office:value-type="float" office:value="102025.25" calcext:value-type="float">
            <text:p>102025.25</text:p>
          </table:table-cell>
          <table:table-cell table:number-columns-repeated="2"/>
          <table:table-cell office:value-type="date" office:date-value="2009-12-28" calcext:value-type="date">
            <text:p>2009-12-28</text:p>
          </table:table-cell>
          <table:table-cell office:value-type="float" office:value="102025.25" calcext:value-type="float">
            <text:p>102025.25</text:p>
          </table:table-cell>
          <table:table-cell/>
          <table:table-cell office:value-type="date" office:date-value="2009-12-24" calcext:value-type="date">
            <text:p>2009-12-24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30" calcext:value-type="date">
            <text:p>2009-12-30</text:p>
          </table:table-cell>
          <table:table-cell office:value-type="float" office:value="-19709.45" calcext:value-type="float">
            <text:p>-19709.45</text:p>
          </table:table-cell>
          <table:table-cell/>
          <table:table-cell table:style-name="ce3" office:value-type="date" office:date-value="2009-12-30" calcext:value-type="date">
            <text:p>2009-12-30</text:p>
          </table:table-cell>
          <table:table-cell table:style-name="ce1" office:value-type="float" office:value="101817.45" calcext:value-type="float">
            <text:p>101817.45</text:p>
          </table:table-cell>
          <table:table-cell table:number-columns-repeated="2"/>
          <table:table-cell office:value-type="date" office:date-value="2009-12-29" calcext:value-type="date">
            <text:p>2009-12-29</text:p>
          </table:table-cell>
          <table:table-cell office:value-type="float" office:value="102025.25" calcext:value-type="float">
            <text:p>102025.25</text:p>
          </table:table-cell>
          <table:table-cell/>
          <table:table-cell office:value-type="date" office:date-value="2009-12-28" calcext:value-type="date">
            <text:p>2009-12-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31" calcext:value-type="date">
            <text:p>2009-12-31</text:p>
          </table:table-cell>
          <table:table-cell office:value-type="float" office:value="-19986.4" calcext:value-type="float">
            <text:p>-19986.4</text:p>
          </table:table-cell>
          <table:table-cell/>
          <table:table-cell table:style-name="ce4" office:value-type="date" office:date-value="2009-12-31" calcext:value-type="date">
            <text:p>2009-12-31</text:p>
          </table:table-cell>
          <table:table-cell table:style-name="ce5" office:value-type="float" office:value="101687.45" calcext:value-type="float">
            <text:p>101687.45</text:p>
          </table:table-cell>
          <table:table-cell table:number-columns-repeated="2"/>
          <table:table-cell table:style-name="ce3" office:value-type="date" office:date-value="2009-12-30" calcext:value-type="date">
            <text:p>2009-12-30</text:p>
          </table:table-cell>
          <table:table-cell table:style-name="ce1" office:value-type="float" office:value="101817.45" calcext:value-type="float">
            <text:p>101817.45</text:p>
          </table:table-cell>
          <table:table-cell/>
          <table:table-cell office:value-type="date" office:date-value="2009-12-30" calcext:value-type="date">
            <text:p>2009-12-30</text:p>
          </table:table-cell>
          <table:table-cell office:value-type="float" office:value="-1000" calcext:value-type="float">
            <text:p>-1000</text:p>
          </table:table-cell>
        </table:table-row>
      </table:table>
      <table:table table:name="lim3 fee X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JM: Add Evidence</text:p>
          </table:table-cell>
          <table:table-cell table:number-columns-repeated="2"/>
          <table:table-cell table:style-name="ce1" office:value-type="string" calcext:value-type="string">
            <text:p>JM: Test Policy</text:p>
          </table:table-cell>
          <table:table-cell table:number-columns-repeated="3"/>
          <table:table-cell table:style-name="ce1" office:value-type="string" calcext:value-type="string">
            <text:p>Marketsim: portvals_SL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dftrades_SL</text:p>
          </table:table-cell>
        </table:table-row>
        <table:table-row table:style-name="ro1">
          <table:table-cell table:style-name="Default"/>
          <table:table-cell office:value-type="string" calcext:value-type="string">
            <text:p>Return</text:p>
          </table:table-cell>
          <table:table-cell/>
          <table:table-cell table:style-name="Default"/>
          <table:table-cell office:value-type="string" calcext:value-type="string">
            <text:p>Retur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>
            <text:p>Return</text:p>
          </table:table-cell>
          <table:table-cell/>
          <table:table-cell table:style-name="Default"/>
          <table:table-cell office:value-type="string" calcext:value-type="string">
            <text:p>Retur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office:value-type="string" calcext:value-type="string">
            <text:p>JPM</text:p>
          </table:table-cell>
        </table:table-row>
        <table:table-row table:style-name="ro1">
          <table:table-cell office:value-type="date" office:date-value="2008-01-02" calcext:value-type="date">
            <text:p>2008-01-02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2" calcext:value-type="date">
            <text:p>2008-01-02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02" calcext:value-type="date">
            <text:p>2008-01-02</text:p>
          </table:table-cell>
          <table:table-cell office:value-type="float" office:value="99990.05" calcext:value-type="float">
            <text:p>99990.05</text:p>
          </table:table-cell>
          <table:table-cell/>
          <table:table-cell office:value-type="date" office:date-value="2008-01-07" calcext:value-type="date">
            <text:p>2008-01-07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03" calcext:value-type="date">
            <text:p>2008-01-03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3" calcext:value-type="date">
            <text:p>2008-01-03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03" calcext:value-type="date">
            <text:p>2008-01-03</text:p>
          </table:table-cell>
          <table:table-cell office:value-type="float" office:value="99990.05" calcext:value-type="float">
            <text:p>99990.05</text:p>
          </table:table-cell>
          <table:table-cell/>
          <table:table-cell office:value-type="date" office:date-value="2008-01-08" calcext:value-type="date">
            <text:p>2008-01-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04" calcext:value-type="date">
            <text:p>2008-01-04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4" calcext:value-type="date">
            <text:p>2008-01-04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04" calcext:value-type="date">
            <text:p>2008-01-04</text:p>
          </table:table-cell>
          <table:table-cell office:value-type="float" office:value="99990.05" calcext:value-type="float">
            <text:p>99990.05</text:p>
          </table:table-cell>
          <table:table-cell/>
          <table:table-cell office:value-type="date" office:date-value="2008-01-09" calcext:value-type="date">
            <text:p>2008-01-09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07" calcext:value-type="date">
            <text:p>2008-01-07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7" calcext:value-type="date">
            <text:p>2008-01-07</text:p>
          </table:table-cell>
          <table:table-cell office:value-type="float" office:value="99801.5" calcext:value-type="float">
            <text:p>99801.5</text:p>
          </table:table-cell>
          <table:table-cell table:number-columns-repeated="2"/>
          <table:table-cell office:value-type="date" office:date-value="2008-01-07" calcext:value-type="date">
            <text:p>2008-01-07</text:p>
          </table:table-cell>
          <table:table-cell office:value-type="float" office:value="99791.55" calcext:value-type="float">
            <text:p>99791.55</text:p>
          </table:table-cell>
          <table:table-cell/>
          <table:table-cell office:value-type="date" office:date-value="2008-01-10" calcext:value-type="date">
            <text:p>2008-01-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08" calcext:value-type="date">
            <text:p>2008-01-08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8" calcext:value-type="date">
            <text:p>2008-01-08</text:p>
          </table:table-cell>
          <table:table-cell office:value-type="float" office:value="101110.5" calcext:value-type="float">
            <text:p>101110.5</text:p>
          </table:table-cell>
          <table:table-cell table:number-columns-repeated="2"/>
          <table:table-cell office:value-type="date" office:date-value="2008-01-08" calcext:value-type="date">
            <text:p>2008-01-08</text:p>
          </table:table-cell>
          <table:table-cell office:value-type="float" office:value="101100.55" calcext:value-type="float">
            <text:p>101100.55</text:p>
          </table:table-cell>
          <table:table-cell/>
          <table:table-cell office:value-type="date" office:date-value="2008-01-11" calcext:value-type="date">
            <text:p>2008-01-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09" calcext:value-type="date">
            <text:p>2008-01-09</text:p>
          </table:table-cell>
          <table:table-cell office:value-type="float" office:value="99806.45" calcext:value-type="float">
            <text:p>99806.45</text:p>
          </table:table-cell>
          <table:table-cell/>
          <table:table-cell office:value-type="date" office:date-value="2008-01-09" calcext:value-type="date">
            <text:p>2008-01-09</text:p>
          </table:table-cell>
          <table:table-cell office:value-type="float" office:value="100916.95" calcext:value-type="float">
            <text:p>100916.95</text:p>
          </table:table-cell>
          <table:table-cell table:number-columns-repeated="2"/>
          <table:table-cell office:value-type="date" office:date-value="2008-01-09" calcext:value-type="date">
            <text:p>2008-01-09</text:p>
          </table:table-cell>
          <table:table-cell office:value-type="float" office:value="100907" calcext:value-type="float">
            <text:p>100907</text:p>
          </table:table-cell>
          <table:table-cell/>
          <table:table-cell office:value-type="date" office:date-value="2008-01-14" calcext:value-type="date">
            <text:p>2008-01-14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10" calcext:value-type="date">
            <text:p>2008-01-10</text:p>
          </table:table-cell>
          <table:table-cell office:value-type="float" office:value="100588" calcext:value-type="float">
            <text:p>100588</text:p>
          </table:table-cell>
          <table:table-cell/>
          <table:table-cell office:value-type="date" office:date-value="2008-01-10" calcext:value-type="date">
            <text:p>2008-01-10</text:p>
          </table:table-cell>
          <table:table-cell office:value-type="float" office:value="99738.5" calcext:value-type="float">
            <text:p>99738.5</text:p>
          </table:table-cell>
          <table:table-cell table:number-columns-repeated="2"/>
          <table:table-cell office:value-type="date" office:date-value="2008-01-10" calcext:value-type="date">
            <text:p>2008-01-10</text:p>
          </table:table-cell>
          <table:table-cell office:value-type="float" office:value="99728.55" calcext:value-type="float">
            <text:p>99728.55</text:p>
          </table:table-cell>
          <table:table-cell/>
          <table:table-cell office:value-type="date" office:date-value="2008-01-15" calcext:value-type="date">
            <text:p>2008-01-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11" calcext:value-type="date">
            <text:p>2008-01-11</text:p>
          </table:table-cell>
          <table:table-cell office:value-type="float" office:value="100391.7" calcext:value-type="float">
            <text:p>100391.7</text:p>
          </table:table-cell>
          <table:table-cell/>
          <table:table-cell office:value-type="date" office:date-value="2008-01-11" calcext:value-type="date">
            <text:p>2008-01-11</text:p>
          </table:table-cell>
          <table:table-cell office:value-type="float" office:value="99542.2" calcext:value-type="float">
            <text:p>99542.2</text:p>
          </table:table-cell>
          <table:table-cell table:number-columns-repeated="2"/>
          <table:table-cell office:value-type="date" office:date-value="2008-01-11" calcext:value-type="date">
            <text:p>2008-01-11</text:p>
          </table:table-cell>
          <table:table-cell office:value-type="float" office:value="99532.25" calcext:value-type="float">
            <text:p>99532.25</text:p>
          </table:table-cell>
          <table:table-cell/>
          <table:table-cell office:value-type="date" office:date-value="2008-01-16" calcext:value-type="date">
            <text:p>2008-01-16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1-14" calcext:value-type="date">
            <text:p>2008-01-14</text:p>
          </table:table-cell>
          <table:table-cell office:value-type="float" office:value="100653.1" calcext:value-type="float">
            <text:p>100653.1</text:p>
          </table:table-cell>
          <table:table-cell/>
          <table:table-cell office:value-type="date" office:date-value="2008-01-14" calcext:value-type="date">
            <text:p>2008-01-14</text:p>
          </table:table-cell>
          <table:table-cell office:value-type="float" office:value="99803.6" calcext:value-type="float">
            <text:p>99803.6</text:p>
          </table:table-cell>
          <table:table-cell table:number-columns-repeated="2"/>
          <table:table-cell office:value-type="date" office:date-value="2008-01-14" calcext:value-type="date">
            <text:p>2008-01-14</text:p>
          </table:table-cell>
          <table:table-cell office:value-type="float" office:value="99793.65" calcext:value-type="float">
            <text:p>99793.65</text:p>
          </table:table-cell>
          <table:table-cell/>
          <table:table-cell office:value-type="date" office:date-value="2008-01-22" calcext:value-type="date">
            <text:p>2008-01-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1-15" calcext:value-type="date">
            <text:p>2008-01-15</text:p>
          </table:table-cell>
          <table:table-cell office:value-type="float" office:value="100464.5" calcext:value-type="float">
            <text:p>100464.5</text:p>
          </table:table-cell>
          <table:table-cell/>
          <table:table-cell office:value-type="date" office:date-value="2008-01-15" calcext:value-type="date">
            <text:p>2008-01-15</text:p>
          </table:table-cell>
          <table:table-cell office:value-type="float" office:value="99615" calcext:value-type="float">
            <text:p>99615</text:p>
          </table:table-cell>
          <table:table-cell table:number-columns-repeated="2"/>
          <table:table-cell office:value-type="date" office:date-value="2008-01-15" calcext:value-type="date">
            <text:p>2008-01-15</text:p>
          </table:table-cell>
          <table:table-cell office:value-type="float" office:value="99605.05" calcext:value-type="float">
            <text:p>99605.05</text:p>
          </table:table-cell>
          <table:table-cell/>
          <table:table-cell office:value-type="date" office:date-value="2008-01-23" calcext:value-type="date">
            <text:p>2008-01-23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1-16" calcext:value-type="date">
            <text:p>2008-01-16</text:p>
          </table:table-cell>
          <table:table-cell office:value-type="float" office:value="102136.65" calcext:value-type="float">
            <text:p>102136.65</text:p>
          </table:table-cell>
          <table:table-cell/>
          <table:table-cell office:value-type="date" office:date-value="2008-01-16" calcext:value-type="date">
            <text:p>2008-01-16</text:p>
          </table:table-cell>
          <table:table-cell office:value-type="float" office:value="101287.15" calcext:value-type="float">
            <text:p>101287.15</text:p>
          </table:table-cell>
          <table:table-cell table:number-columns-repeated="2"/>
          <table:table-cell office:value-type="date" office:date-value="2008-01-16" calcext:value-type="date">
            <text:p>2008-01-16</text:p>
          </table:table-cell>
          <table:table-cell office:value-type="float" office:value="101277.2" calcext:value-type="float">
            <text:p>101277.2</text:p>
          </table:table-cell>
          <table:table-cell/>
          <table:table-cell office:value-type="date" office:date-value="2008-01-24" calcext:value-type="date">
            <text:p>2008-01-2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1-17" calcext:value-type="date">
            <text:p>2008-01-17</text:p>
          </table:table-cell>
          <table:table-cell office:value-type="float" office:value="103406.65" calcext:value-type="float">
            <text:p>103406.65</text:p>
          </table:table-cell>
          <table:table-cell/>
          <table:table-cell office:value-type="date" office:date-value="2008-01-17" calcext:value-type="date">
            <text:p>2008-01-17</text:p>
          </table:table-cell>
          <table:table-cell office:value-type="float" office:value="102557.15" calcext:value-type="float">
            <text:p>102557.15</text:p>
          </table:table-cell>
          <table:table-cell table:number-columns-repeated="2"/>
          <table:table-cell office:value-type="date" office:date-value="2008-01-17" calcext:value-type="date">
            <text:p>2008-01-17</text:p>
          </table:table-cell>
          <table:table-cell office:value-type="float" office:value="102547.2" calcext:value-type="float">
            <text:p>102547.2</text:p>
          </table:table-cell>
          <table:table-cell/>
          <table:table-cell office:value-type="date" office:date-value="2008-01-25" calcext:value-type="date">
            <text:p>2008-01-25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18" calcext:value-type="date">
            <text:p>2008-01-18</text:p>
          </table:table-cell>
          <table:table-cell office:value-type="float" office:value="103445.6" calcext:value-type="float">
            <text:p>103445.6</text:p>
          </table:table-cell>
          <table:table-cell/>
          <table:table-cell office:value-type="date" office:date-value="2008-01-18" calcext:value-type="date">
            <text:p>2008-01-18</text:p>
          </table:table-cell>
          <table:table-cell office:value-type="float" office:value="102967.15" calcext:value-type="float">
            <text:p>102967.15</text:p>
          </table:table-cell>
          <table:table-cell table:number-columns-repeated="2"/>
          <table:table-cell office:value-type="date" office:date-value="2008-01-18" calcext:value-type="date">
            <text:p>2008-01-18</text:p>
          </table:table-cell>
          <table:table-cell office:value-type="float" office:value="102957.2" calcext:value-type="float">
            <text:p>102957.2</text:p>
          </table:table-cell>
          <table:table-cell/>
          <table:table-cell office:value-type="date" office:date-value="2008-01-31" calcext:value-type="date">
            <text:p>2008-01-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22" calcext:value-type="date">
            <text:p>2008-01-22</text:p>
          </table:table-cell>
          <table:table-cell office:value-type="float" office:value="104605.6" calcext:value-type="float">
            <text:p>104605.6</text:p>
          </table:table-cell>
          <table:table-cell/>
          <table:table-cell office:value-type="date" office:date-value="2008-01-22" calcext:value-type="date">
            <text:p>2008-01-22</text:p>
          </table:table-cell>
          <table:table-cell office:value-type="float" office:value="101424.5" calcext:value-type="float">
            <text:p>101424.5</text:p>
          </table:table-cell>
          <table:table-cell table:number-columns-repeated="2"/>
          <table:table-cell office:value-type="date" office:date-value="2008-01-22" calcext:value-type="date">
            <text:p>2008-01-22</text:p>
          </table:table-cell>
          <table:table-cell office:value-type="float" office:value="101414.55" calcext:value-type="float">
            <text:p>101414.55</text:p>
          </table:table-cell>
          <table:table-cell/>
          <table:table-cell office:value-type="date" office:date-value="2008-02-01" calcext:value-type="date">
            <text:p>2008-02-01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1-23" calcext:value-type="date">
            <text:p>2008-01-23</text:p>
          </table:table-cell>
          <table:table-cell office:value-type="float" office:value="108608.65" calcext:value-type="float">
            <text:p>108608.65</text:p>
          </table:table-cell>
          <table:table-cell/>
          <table:table-cell office:value-type="date" office:date-value="2008-01-23" calcext:value-type="date">
            <text:p>2008-01-23</text:p>
          </table:table-cell>
          <table:table-cell office:value-type="float" office:value="105427.55" calcext:value-type="float">
            <text:p>105427.55</text:p>
          </table:table-cell>
          <table:table-cell table:number-columns-repeated="2"/>
          <table:table-cell office:value-type="date" office:date-value="2008-01-23" calcext:value-type="date">
            <text:p>2008-01-23</text:p>
          </table:table-cell>
          <table:table-cell office:value-type="float" office:value="105417.6" calcext:value-type="float">
            <text:p>105417.6</text:p>
          </table:table-cell>
          <table:table-cell/>
          <table:table-cell office:value-type="date" office:date-value="2008-02-04" calcext:value-type="date">
            <text:p>2008-02-0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1-24" calcext:value-type="date">
            <text:p>2008-01-24</text:p>
          </table:table-cell>
          <table:table-cell office:value-type="float" office:value="108878.6" calcext:value-type="float">
            <text:p>108878.6</text:p>
          </table:table-cell>
          <table:table-cell/>
          <table:table-cell office:value-type="date" office:date-value="2008-01-24" calcext:value-type="date">
            <text:p>2008-01-24</text:p>
          </table:table-cell>
          <table:table-cell office:value-type="float" office:value="105697.5" calcext:value-type="float">
            <text:p>105697.5</text:p>
          </table:table-cell>
          <table:table-cell table:number-columns-repeated="2"/>
          <table:table-cell office:value-type="date" office:date-value="2008-01-24" calcext:value-type="date">
            <text:p>2008-01-24</text:p>
          </table:table-cell>
          <table:table-cell office:value-type="float" office:value="105687.55" calcext:value-type="float">
            <text:p>105687.55</text:p>
          </table:table-cell>
          <table:table-cell/>
          <table:table-cell office:value-type="date" office:date-value="2008-02-05" calcext:value-type="date">
            <text:p>2008-02-05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25" calcext:value-type="date">
            <text:p>2008-01-25</text:p>
          </table:table-cell>
          <table:table-cell office:value-type="float" office:value="107469.6" calcext:value-type="float">
            <text:p>107469.6</text:p>
          </table:table-cell>
          <table:table-cell/>
          <table:table-cell office:value-type="date" office:date-value="2008-01-25" calcext:value-type="date">
            <text:p>2008-01-25</text:p>
          </table:table-cell>
          <table:table-cell office:value-type="float" office:value="104288.5" calcext:value-type="float">
            <text:p>104288.5</text:p>
          </table:table-cell>
          <table:table-cell table:number-columns-repeated="2"/>
          <table:table-cell office:value-type="date" office:date-value="2008-01-25" calcext:value-type="date">
            <text:p>2008-01-25</text:p>
          </table:table-cell>
          <table:table-cell office:value-type="float" office:value="104278.55" calcext:value-type="float">
            <text:p>104278.55</text:p>
          </table:table-cell>
          <table:table-cell/>
          <table:table-cell office:value-type="date" office:date-value="2008-02-06" calcext:value-type="date">
            <text:p>2008-02-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28" calcext:value-type="date">
            <text:p>2008-01-28</text:p>
          </table:table-cell>
          <table:table-cell office:value-type="float" office:value="107469.6" calcext:value-type="float">
            <text:p>107469.6</text:p>
          </table:table-cell>
          <table:table-cell/>
          <table:table-cell office:value-type="date" office:date-value="2008-01-28" calcext:value-type="date">
            <text:p>2008-01-28</text:p>
          </table:table-cell>
          <table:table-cell office:value-type="float" office:value="104288.5" calcext:value-type="float">
            <text:p>104288.5</text:p>
          </table:table-cell>
          <table:table-cell table:number-columns-repeated="2"/>
          <table:table-cell office:value-type="date" office:date-value="2008-01-28" calcext:value-type="date">
            <text:p>2008-01-28</text:p>
          </table:table-cell>
          <table:table-cell office:value-type="float" office:value="104278.55" calcext:value-type="float">
            <text:p>104278.55</text:p>
          </table:table-cell>
          <table:table-cell/>
          <table:table-cell office:value-type="date" office:date-value="2008-02-07" calcext:value-type="date">
            <text:p>2008-02-07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29" calcext:value-type="date">
            <text:p>2008-01-29</text:p>
          </table:table-cell>
          <table:table-cell office:value-type="float" office:value="107469.6" calcext:value-type="float">
            <text:p>107469.6</text:p>
          </table:table-cell>
          <table:table-cell/>
          <table:table-cell office:value-type="date" office:date-value="2008-01-29" calcext:value-type="date">
            <text:p>2008-01-29</text:p>
          </table:table-cell>
          <table:table-cell office:value-type="float" office:value="104288.5" calcext:value-type="float">
            <text:p>104288.5</text:p>
          </table:table-cell>
          <table:table-cell table:number-columns-repeated="2"/>
          <table:table-cell office:value-type="date" office:date-value="2008-01-29" calcext:value-type="date">
            <text:p>2008-01-29</text:p>
          </table:table-cell>
          <table:table-cell office:value-type="float" office:value="104278.55" calcext:value-type="float">
            <text:p>104278.55</text:p>
          </table:table-cell>
          <table:table-cell/>
          <table:table-cell office:value-type="date" office:date-value="2008-02-08" calcext:value-type="date">
            <text:p>2008-02-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30" calcext:value-type="date">
            <text:p>2008-01-30</text:p>
          </table:table-cell>
          <table:table-cell office:value-type="float" office:value="107469.6" calcext:value-type="float">
            <text:p>107469.6</text:p>
          </table:table-cell>
          <table:table-cell/>
          <table:table-cell office:value-type="date" office:date-value="2008-01-30" calcext:value-type="date">
            <text:p>2008-01-30</text:p>
          </table:table-cell>
          <table:table-cell office:value-type="float" office:value="104288.5" calcext:value-type="float">
            <text:p>104288.5</text:p>
          </table:table-cell>
          <table:table-cell table:number-columns-repeated="2"/>
          <table:table-cell office:value-type="date" office:date-value="2008-01-30" calcext:value-type="date">
            <text:p>2008-01-30</text:p>
          </table:table-cell>
          <table:table-cell office:value-type="float" office:value="104278.55" calcext:value-type="float">
            <text:p>104278.55</text:p>
          </table:table-cell>
          <table:table-cell/>
          <table:table-cell office:value-type="date" office:date-value="2008-02-11" calcext:value-type="date">
            <text:p>2008-02-11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31" calcext:value-type="date">
            <text:p>2008-01-31</text:p>
          </table:table-cell>
          <table:table-cell office:value-type="float" office:value="107243.45" calcext:value-type="float">
            <text:p>107243.45</text:p>
          </table:table-cell>
          <table:table-cell/>
          <table:table-cell office:value-type="date" office:date-value="2008-01-31" calcext:value-type="date">
            <text:p>2008-01-31</text:p>
          </table:table-cell>
          <table:table-cell office:value-type="float" office:value="104062.35" calcext:value-type="float">
            <text:p>104062.35</text:p>
          </table:table-cell>
          <table:table-cell table:number-columns-repeated="2"/>
          <table:table-cell office:value-type="date" office:date-value="2008-01-31" calcext:value-type="date">
            <text:p>2008-01-31</text:p>
          </table:table-cell>
          <table:table-cell office:value-type="float" office:value="104052.4" calcext:value-type="float">
            <text:p>104052.4</text:p>
          </table:table-cell>
          <table:table-cell/>
          <table:table-cell office:value-type="date" office:date-value="2008-02-12" calcext:value-type="date">
            <text:p>2008-02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07783.45" calcext:value-type="float">
            <text:p>107783.45</text:p>
          </table:table-cell>
          <table:table-cell/>
          <table:table-cell office:value-type="date" office:date-value="2008-02-01" calcext:value-type="date">
            <text:p>2008-02-01</text:p>
          </table:table-cell>
          <table:table-cell office:value-type="float" office:value="104382.3" calcext:value-type="float">
            <text:p>104382.3</text:p>
          </table:table-cell>
          <table:table-cell table:number-columns-repeated="2"/>
          <table:table-cell office:value-type="date" office:date-value="2008-02-01" calcext:value-type="date">
            <text:p>2008-02-01</text:p>
          </table:table-cell>
          <table:table-cell office:value-type="float" office:value="104372.35" calcext:value-type="float">
            <text:p>104372.35</text:p>
          </table:table-cell>
          <table:table-cell/>
          <table:table-cell office:value-type="date" office:date-value="2008-02-15" calcext:value-type="date">
            <text:p>2008-02-15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2-04" calcext:value-type="date">
            <text:p>2008-02-04</text:p>
          </table:table-cell>
          <table:table-cell office:value-type="float" office:value="107562.7" calcext:value-type="float">
            <text:p>107562.7</text:p>
          </table:table-cell>
          <table:table-cell/>
          <table:table-cell office:value-type="date" office:date-value="2008-02-04" calcext:value-type="date">
            <text:p>2008-02-04</text:p>
          </table:table-cell>
          <table:table-cell office:value-type="float" office:value="105800.75" calcext:value-type="float">
            <text:p>105800.75</text:p>
          </table:table-cell>
          <table:table-cell table:number-columns-repeated="2"/>
          <table:table-cell office:value-type="date" office:date-value="2008-02-04" calcext:value-type="date">
            <text:p>2008-02-04</text:p>
          </table:table-cell>
          <table:table-cell office:value-type="float" office:value="105790.8" calcext:value-type="float">
            <text:p>105790.8</text:p>
          </table:table-cell>
          <table:table-cell/>
          <table:table-cell office:value-type="date" office:date-value="2008-02-19" calcext:value-type="date">
            <text:p>2008-02-1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2-05" calcext:value-type="date">
            <text:p>2008-02-05</text:p>
          </table:table-cell>
          <table:table-cell office:value-type="float" office:value="105432.7" calcext:value-type="float">
            <text:p>105432.7</text:p>
          </table:table-cell>
          <table:table-cell/>
          <table:table-cell office:value-type="date" office:date-value="2008-02-05" calcext:value-type="date">
            <text:p>2008-02-05</text:p>
          </table:table-cell>
          <table:table-cell office:value-type="float" office:value="103460.65" calcext:value-type="float">
            <text:p>103460.65</text:p>
          </table:table-cell>
          <table:table-cell table:number-columns-repeated="2"/>
          <table:table-cell office:value-type="date" office:date-value="2008-02-05" calcext:value-type="date">
            <text:p>2008-02-05</text:p>
          </table:table-cell>
          <table:table-cell office:value-type="float" office:value="103450.7" calcext:value-type="float">
            <text:p>103450.7</text:p>
          </table:table-cell>
          <table:table-cell/>
          <table:table-cell office:value-type="date" office:date-value="2008-02-20" calcext:value-type="date">
            <text:p>2008-02-20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2-06" calcext:value-type="date">
            <text:p>2008-02-06</text:p>
          </table:table-cell>
          <table:table-cell office:value-type="float" office:value="105282.7" calcext:value-type="float">
            <text:p>105282.7</text:p>
          </table:table-cell>
          <table:table-cell/>
          <table:table-cell office:value-type="date" office:date-value="2008-02-06" calcext:value-type="date">
            <text:p>2008-02-06</text:p>
          </table:table-cell>
          <table:table-cell office:value-type="float" office:value="103251.3" calcext:value-type="float">
            <text:p>103251.3</text:p>
          </table:table-cell>
          <table:table-cell table:number-columns-repeated="2"/>
          <table:table-cell office:value-type="date" office:date-value="2008-02-06" calcext:value-type="date">
            <text:p>2008-02-06</text:p>
          </table:table-cell>
          <table:table-cell office:value-type="float" office:value="103241.35" calcext:value-type="float">
            <text:p>103241.35</text:p>
          </table:table-cell>
          <table:table-cell/>
          <table:table-cell office:value-type="date" office:date-value="2008-02-21" calcext:value-type="date">
            <text:p>2008-02-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07" calcext:value-type="date">
            <text:p>2008-02-07</text:p>
          </table:table-cell>
          <table:table-cell office:value-type="float" office:value="106337" calcext:value-type="float">
            <text:p>106337</text:p>
          </table:table-cell>
          <table:table-cell/>
          <table:table-cell office:value-type="date" office:date-value="2008-02-07" calcext:value-type="date">
            <text:p>2008-02-07</text:p>
          </table:table-cell>
          <table:table-cell office:value-type="float" office:value="104305.6" calcext:value-type="float">
            <text:p>104305.6</text:p>
          </table:table-cell>
          <table:table-cell table:number-columns-repeated="2"/>
          <table:table-cell office:value-type="date" office:date-value="2008-02-07" calcext:value-type="date">
            <text:p>2008-02-07</text:p>
          </table:table-cell>
          <table:table-cell office:value-type="float" office:value="104295.65" calcext:value-type="float">
            <text:p>104295.65</text:p>
          </table:table-cell>
          <table:table-cell/>
          <table:table-cell office:value-type="date" office:date-value="2008-02-22" calcext:value-type="date">
            <text:p>2008-02-2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2-08" calcext:value-type="date">
            <text:p>2008-02-08</text:p>
          </table:table-cell>
          <table:table-cell office:value-type="float" office:value="106127.2" calcext:value-type="float">
            <text:p>106127.2</text:p>
          </table:table-cell>
          <table:table-cell/>
          <table:table-cell office:value-type="date" office:date-value="2008-02-08" calcext:value-type="date">
            <text:p>2008-02-08</text:p>
          </table:table-cell>
          <table:table-cell office:value-type="float" office:value="104095.8" calcext:value-type="float">
            <text:p>104095.8</text:p>
          </table:table-cell>
          <table:table-cell table:number-columns-repeated="2"/>
          <table:table-cell office:value-type="date" office:date-value="2008-02-08" calcext:value-type="date">
            <text:p>2008-02-08</text:p>
          </table:table-cell>
          <table:table-cell office:value-type="float" office:value="104085.85" calcext:value-type="float">
            <text:p>104085.85</text:p>
          </table:table-cell>
          <table:table-cell/>
          <table:table-cell office:value-type="date" office:date-value="2008-02-26" calcext:value-type="date">
            <text:p>2008-02-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11" calcext:value-type="date">
            <text:p>2008-02-11</text:p>
          </table:table-cell>
          <table:table-cell office:value-type="float" office:value="106151.85" calcext:value-type="float">
            <text:p>106151.85</text:p>
          </table:table-cell>
          <table:table-cell/>
          <table:table-cell office:value-type="date" office:date-value="2008-02-11" calcext:value-type="date">
            <text:p>2008-02-11</text:p>
          </table:table-cell>
          <table:table-cell office:value-type="float" office:value="103458.15" calcext:value-type="float">
            <text:p>103458.15</text:p>
          </table:table-cell>
          <table:table-cell table:number-columns-repeated="2"/>
          <table:table-cell office:value-type="date" office:date-value="2008-02-11" calcext:value-type="date">
            <text:p>2008-02-11</text:p>
          </table:table-cell>
          <table:table-cell office:value-type="float" office:value="103448.2" calcext:value-type="float">
            <text:p>103448.2</text:p>
          </table:table-cell>
          <table:table-cell/>
          <table:table-cell office:value-type="date" office:date-value="2008-02-27" calcext:value-type="date">
            <text:p>2008-02-27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2-12" calcext:value-type="date">
            <text:p>2008-02-12</text:p>
          </table:table-cell>
          <table:table-cell office:value-type="float" office:value="105914.35" calcext:value-type="float">
            <text:p>105914.35</text:p>
          </table:table-cell>
          <table:table-cell/>
          <table:table-cell office:value-type="date" office:date-value="2008-02-12" calcext:value-type="date">
            <text:p>2008-02-12</text:p>
          </table:table-cell>
          <table:table-cell office:value-type="float" office:value="103250.65" calcext:value-type="float">
            <text:p>103250.65</text:p>
          </table:table-cell>
          <table:table-cell table:number-columns-repeated="2"/>
          <table:table-cell office:value-type="date" office:date-value="2008-02-12" calcext:value-type="date">
            <text:p>2008-02-12</text:p>
          </table:table-cell>
          <table:table-cell office:value-type="float" office:value="103240.7" calcext:value-type="float">
            <text:p>103240.7</text:p>
          </table:table-cell>
          <table:table-cell/>
          <table:table-cell office:value-type="date" office:date-value="2008-03-04" calcext:value-type="date">
            <text:p>2008-03-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13" calcext:value-type="date">
            <text:p>2008-02-13</text:p>
          </table:table-cell>
          <table:table-cell office:value-type="float" office:value="105703.25" calcext:value-type="float">
            <text:p>105703.25</text:p>
          </table:table-cell>
          <table:table-cell/>
          <table:table-cell office:value-type="date" office:date-value="2008-02-13" calcext:value-type="date">
            <text:p>2008-02-13</text:p>
          </table:table-cell>
          <table:table-cell office:value-type="float" office:value="103970.65" calcext:value-type="float">
            <text:p>103970.65</text:p>
          </table:table-cell>
          <table:table-cell table:number-columns-repeated="2"/>
          <table:table-cell office:value-type="date" office:date-value="2008-02-13" calcext:value-type="date">
            <text:p>2008-02-13</text:p>
          </table:table-cell>
          <table:table-cell office:value-type="float" office:value="103960.7" calcext:value-type="float">
            <text:p>103960.7</text:p>
          </table:table-cell>
          <table:table-cell/>
          <table:table-cell office:value-type="date" office:date-value="2008-03-05" calcext:value-type="date">
            <text:p>2008-03-05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/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style-name="Default"/>
          <table:table-cell office:value-type="string" calcext:value-type="string">
            <text:p>...</text:p>
          </table:table-cell>
          <table:table-cell/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date" office:date-value="2009-11-18" calcext:value-type="date">
            <text:p>2009-11-18</text:p>
          </table:table-cell>
          <table:table-cell office:value-type="float" office:value="235877.25" calcext:value-type="float">
            <text:p>235877.25</text:p>
          </table:table-cell>
          <table:table-cell/>
          <table:table-cell office:value-type="date" office:date-value="2009-11-18" calcext:value-type="date">
            <text:p>2009-11-18</text:p>
          </table:table-cell>
          <table:table-cell office:value-type="float" office:value="276397.65" calcext:value-type="float">
            <text:p>276397.65</text:p>
          </table:table-cell>
          <table:table-cell table:number-columns-repeated="2"/>
          <table:table-cell office:value-type="date" office:date-value="2009-11-18" calcext:value-type="date">
            <text:p>2009-11-18</text:p>
          </table:table-cell>
          <table:table-cell office:value-type="float" office:value="276387.7" calcext:value-type="float">
            <text:p>276387.7</text:p>
          </table:table-cell>
          <table:table-cell/>
          <table:table-cell office:value-type="date" office:date-value="2009-10-15" calcext:value-type="date">
            <text:p>2009-10-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1-19" calcext:value-type="date">
            <text:p>2009-11-19</text:p>
          </table:table-cell>
          <table:table-cell office:value-type="float" office:value="236667.25" calcext:value-type="float">
            <text:p>236667.25</text:p>
          </table:table-cell>
          <table:table-cell/>
          <table:table-cell office:value-type="date" office:date-value="2009-11-19" calcext:value-type="date">
            <text:p>2009-11-19</text:p>
          </table:table-cell>
          <table:table-cell office:value-type="float" office:value="276772.3" calcext:value-type="float">
            <text:p>276772.3</text:p>
          </table:table-cell>
          <table:table-cell table:number-columns-repeated="2"/>
          <table:table-cell office:value-type="date" office:date-value="2009-11-19" calcext:value-type="date">
            <text:p>2009-11-19</text:p>
          </table:table-cell>
          <table:table-cell office:value-type="float" office:value="276762.35" calcext:value-type="float">
            <text:p>276762.35</text:p>
          </table:table-cell>
          <table:table-cell/>
          <table:table-cell office:value-type="date" office:date-value="2009-10-19" calcext:value-type="date">
            <text:p>2009-10-19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1-20" calcext:value-type="date">
            <text:p>2009-11-20</text:p>
          </table:table-cell>
          <table:table-cell office:value-type="float" office:value="236342.8" calcext:value-type="float">
            <text:p>236342.8</text:p>
          </table:table-cell>
          <table:table-cell/>
          <table:table-cell office:value-type="date" office:date-value="2009-11-20" calcext:value-type="date">
            <text:p>2009-11-20</text:p>
          </table:table-cell>
          <table:table-cell office:value-type="float" office:value="276470.1" calcext:value-type="float">
            <text:p>276470.1</text:p>
          </table:table-cell>
          <table:table-cell table:number-columns-repeated="2"/>
          <table:table-cell office:value-type="date" office:date-value="2009-11-20" calcext:value-type="date">
            <text:p>2009-11-20</text:p>
          </table:table-cell>
          <table:table-cell office:value-type="float" office:value="276460.15" calcext:value-type="float">
            <text:p>276460.15</text:p>
          </table:table-cell>
          <table:table-cell/>
          <table:table-cell office:value-type="date" office:date-value="2009-10-26" calcext:value-type="date">
            <text:p>2009-10-26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1-23" calcext:value-type="date">
            <text:p>2009-11-23</text:p>
          </table:table-cell>
          <table:table-cell office:value-type="float" office:value="236906.7" calcext:value-type="float">
            <text:p>236906.7</text:p>
          </table:table-cell>
          <table:table-cell/>
          <table:table-cell office:value-type="date" office:date-value="2009-11-23" calcext:value-type="date">
            <text:p>2009-11-23</text:p>
          </table:table-cell>
          <table:table-cell office:value-type="float" office:value="276470.1" calcext:value-type="float">
            <text:p>276470.1</text:p>
          </table:table-cell>
          <table:table-cell table:number-columns-repeated="2"/>
          <table:table-cell office:value-type="date" office:date-value="2009-11-23" calcext:value-type="date">
            <text:p>2009-11-23</text:p>
          </table:table-cell>
          <table:table-cell office:value-type="float" office:value="276460.15" calcext:value-type="float">
            <text:p>276460.15</text:p>
          </table:table-cell>
          <table:table-cell/>
          <table:table-cell office:value-type="date" office:date-value="2009-10-28" calcext:value-type="date">
            <text:p>2009-10-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1-24" calcext:value-type="date">
            <text:p>2009-11-24</text:p>
          </table:table-cell>
          <table:table-cell office:value-type="float" office:value="236906.7" calcext:value-type="float">
            <text:p>236906.7</text:p>
          </table:table-cell>
          <table:table-cell/>
          <table:table-cell office:value-type="date" office:date-value="2009-11-24" calcext:value-type="date">
            <text:p>2009-11-24</text:p>
          </table:table-cell>
          <table:table-cell office:value-type="float" office:value="276470.1" calcext:value-type="float">
            <text:p>276470.1</text:p>
          </table:table-cell>
          <table:table-cell table:number-columns-repeated="2"/>
          <table:table-cell office:value-type="date" office:date-value="2009-11-24" calcext:value-type="date">
            <text:p>2009-11-24</text:p>
          </table:table-cell>
          <table:table-cell office:value-type="float" office:value="276460.15" calcext:value-type="float">
            <text:p>276460.15</text:p>
          </table:table-cell>
          <table:table-cell/>
          <table:table-cell office:value-type="date" office:date-value="2009-11-02" calcext:value-type="date">
            <text:p>2009-11-0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1-25" calcext:value-type="date">
            <text:p>2009-11-25</text:p>
          </table:table-cell>
          <table:table-cell office:value-type="float" office:value="236695.9" calcext:value-type="float">
            <text:p>236695.9</text:p>
          </table:table-cell>
          <table:table-cell/>
          <table:table-cell office:value-type="date" office:date-value="2009-11-25" calcext:value-type="date">
            <text:p>2009-11-25</text:p>
          </table:table-cell>
          <table:table-cell office:value-type="float" office:value="276259.3" calcext:value-type="float">
            <text:p>276259.3</text:p>
          </table:table-cell>
          <table:table-cell table:number-columns-repeated="2"/>
          <table:table-cell office:value-type="date" office:date-value="2009-11-25" calcext:value-type="date">
            <text:p>2009-11-25</text:p>
          </table:table-cell>
          <table:table-cell office:value-type="float" office:value="276249.35" calcext:value-type="float">
            <text:p>276249.35</text:p>
          </table:table-cell>
          <table:table-cell/>
          <table:table-cell office:value-type="date" office:date-value="2009-11-03" calcext:value-type="date">
            <text:p>2009-11-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1-27" calcext:value-type="date">
            <text:p>2009-11-27</text:p>
          </table:table-cell>
          <table:table-cell office:value-type="float" office:value="237082.15" calcext:value-type="float">
            <text:p>237082.15</text:p>
          </table:table-cell>
          <table:table-cell/>
          <table:table-cell office:value-type="date" office:date-value="2009-11-27" calcext:value-type="date">
            <text:p>2009-11-27</text:p>
          </table:table-cell>
          <table:table-cell office:value-type="float" office:value="276645.55" calcext:value-type="float">
            <text:p>276645.55</text:p>
          </table:table-cell>
          <table:table-cell table:number-columns-repeated="2"/>
          <table:table-cell office:value-type="date" office:date-value="2009-11-27" calcext:value-type="date">
            <text:p>2009-11-27</text:p>
          </table:table-cell>
          <table:table-cell office:value-type="float" office:value="276635.6" calcext:value-type="float">
            <text:p>276635.6</text:p>
          </table:table-cell>
          <table:table-cell/>
          <table:table-cell office:value-type="date" office:date-value="2009-11-06" calcext:value-type="date">
            <text:p>2009-11-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1-30" calcext:value-type="date">
            <text:p>2009-11-30</text:p>
          </table:table-cell>
          <table:table-cell office:value-type="float" office:value="237969.8" calcext:value-type="float">
            <text:p>237969.8</text:p>
          </table:table-cell>
          <table:table-cell/>
          <table:table-cell office:value-type="date" office:date-value="2009-11-30" calcext:value-type="date">
            <text:p>2009-11-30</text:p>
          </table:table-cell>
          <table:table-cell office:value-type="float" office:value="277745.55" calcext:value-type="float">
            <text:p>277745.55</text:p>
          </table:table-cell>
          <table:table-cell table:number-columns-repeated="2"/>
          <table:table-cell office:value-type="date" office:date-value="2009-11-30" calcext:value-type="date">
            <text:p>2009-11-30</text:p>
          </table:table-cell>
          <table:table-cell office:value-type="float" office:value="277735.6" calcext:value-type="float">
            <text:p>277735.6</text:p>
          </table:table-cell>
          <table:table-cell/>
          <table:table-cell office:value-type="date" office:date-value="2009-11-09" calcext:value-type="date">
            <text:p>2009-11-09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237969.8" calcext:value-type="float">
            <text:p>237969.8</text:p>
          </table:table-cell>
          <table:table-cell/>
          <table:table-cell office:value-type="date" office:date-value="2009-12-01" calcext:value-type="date">
            <text:p>2009-12-01</text:p>
          </table:table-cell>
          <table:table-cell office:value-type="float" office:value="277274.5" calcext:value-type="float">
            <text:p>277274.5</text:p>
          </table:table-cell>
          <table:table-cell table:number-columns-repeated="2"/>
          <table:table-cell office:value-type="date" office:date-value="2009-12-01" calcext:value-type="date">
            <text:p>2009-12-01</text:p>
          </table:table-cell>
          <table:table-cell office:value-type="float" office:value="277264.55" calcext:value-type="float">
            <text:p>277264.55</text:p>
          </table:table-cell>
          <table:table-cell/>
          <table:table-cell office:value-type="date" office:date-value="2009-11-10" calcext:value-type="date">
            <text:p>2009-11-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02" calcext:value-type="date">
            <text:p>2009-12-02</text:p>
          </table:table-cell>
          <table:table-cell office:value-type="float" office:value="237760.1" calcext:value-type="float">
            <text:p>237760.1</text:p>
          </table:table-cell>
          <table:table-cell/>
          <table:table-cell office:value-type="date" office:date-value="2009-12-02" calcext:value-type="date">
            <text:p>2009-12-02</text:p>
          </table:table-cell>
          <table:table-cell office:value-type="float" office:value="277274.5" calcext:value-type="float">
            <text:p>277274.5</text:p>
          </table:table-cell>
          <table:table-cell table:number-columns-repeated="2"/>
          <table:table-cell office:value-type="date" office:date-value="2009-12-02" calcext:value-type="date">
            <text:p>2009-12-02</text:p>
          </table:table-cell>
          <table:table-cell office:value-type="float" office:value="277264.55" calcext:value-type="float">
            <text:p>277264.55</text:p>
          </table:table-cell>
          <table:table-cell/>
          <table:table-cell office:value-type="date" office:date-value="2009-11-11" calcext:value-type="date">
            <text:p>2009-11-11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9-12-03" calcext:value-type="date">
            <text:p>2009-12-03</text:p>
          </table:table-cell>
          <table:table-cell office:value-type="float" office:value="237250.1" calcext:value-type="float">
            <text:p>237250.1</text:p>
          </table:table-cell>
          <table:table-cell/>
          <table:table-cell office:value-type="date" office:date-value="2009-12-03" calcext:value-type="date">
            <text:p>2009-12-03</text:p>
          </table:table-cell>
          <table:table-cell office:value-type="float" office:value="277274.5" calcext:value-type="float">
            <text:p>277274.5</text:p>
          </table:table-cell>
          <table:table-cell table:number-columns-repeated="2"/>
          <table:table-cell office:value-type="date" office:date-value="2009-12-03" calcext:value-type="date">
            <text:p>2009-12-03</text:p>
          </table:table-cell>
          <table:table-cell office:value-type="float" office:value="277264.55" calcext:value-type="float">
            <text:p>277264.55</text:p>
          </table:table-cell>
          <table:table-cell/>
          <table:table-cell office:value-type="date" office:date-value="2009-11-12" calcext:value-type="date">
            <text:p>2009-11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04" calcext:value-type="date">
            <text:p>2009-12-04</text:p>
          </table:table-cell>
          <table:table-cell office:value-type="float" office:value="237580.1" calcext:value-type="float">
            <text:p>237580.1</text:p>
          </table:table-cell>
          <table:table-cell/>
          <table:table-cell office:value-type="date" office:date-value="2009-12-04" calcext:value-type="date">
            <text:p>2009-12-04</text:p>
          </table:table-cell>
          <table:table-cell office:value-type="float" office:value="277065.7" calcext:value-type="float">
            <text:p>277065.7</text:p>
          </table:table-cell>
          <table:table-cell table:number-columns-repeated="2"/>
          <table:table-cell office:value-type="date" office:date-value="2009-12-04" calcext:value-type="date">
            <text:p>2009-12-04</text:p>
          </table:table-cell>
          <table:table-cell office:value-type="float" office:value="277055.75" calcext:value-type="float">
            <text:p>277055.75</text:p>
          </table:table-cell>
          <table:table-cell/>
          <table:table-cell office:value-type="date" office:date-value="2009-11-18" calcext:value-type="date">
            <text:p>2009-11-18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07" calcext:value-type="date">
            <text:p>2009-12-07</text:p>
          </table:table-cell>
          <table:table-cell office:value-type="float" office:value="236707.15" calcext:value-type="float">
            <text:p>236707.15</text:p>
          </table:table-cell>
          <table:table-cell/>
          <table:table-cell office:value-type="date" office:date-value="2009-12-07" calcext:value-type="date">
            <text:p>2009-12-07</text:p>
          </table:table-cell>
          <table:table-cell office:value-type="float" office:value="276389.25" calcext:value-type="float">
            <text:p>276389.25</text:p>
          </table:table-cell>
          <table:table-cell table:number-columns-repeated="2"/>
          <table:table-cell office:value-type="date" office:date-value="2009-12-07" calcext:value-type="date">
            <text:p>2009-12-07</text:p>
          </table:table-cell>
          <table:table-cell office:value-type="float" office:value="276379.3" calcext:value-type="float">
            <text:p>276379.3</text:p>
          </table:table-cell>
          <table:table-cell/>
          <table:table-cell office:value-type="date" office:date-value="2009-11-19" calcext:value-type="date">
            <text:p>2009-11-1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9-12-08" calcext:value-type="date">
            <text:p>2009-12-08</text:p>
          </table:table-cell>
          <table:table-cell office:value-type="float" office:value="236540.9" calcext:value-type="float">
            <text:p>236540.9</text:p>
          </table:table-cell>
          <table:table-cell/>
          <table:table-cell office:value-type="date" office:date-value="2009-12-08" calcext:value-type="date">
            <text:p>2009-12-08</text:p>
          </table:table-cell>
          <table:table-cell office:value-type="float" office:value="276389.25" calcext:value-type="float">
            <text:p>276389.25</text:p>
          </table:table-cell>
          <table:table-cell table:number-columns-repeated="2"/>
          <table:table-cell office:value-type="date" office:date-value="2009-12-08" calcext:value-type="date">
            <text:p>2009-12-08</text:p>
          </table:table-cell>
          <table:table-cell office:value-type="float" office:value="276379.3" calcext:value-type="float">
            <text:p>276379.3</text:p>
          </table:table-cell>
          <table:table-cell/>
          <table:table-cell office:value-type="date" office:date-value="2009-11-20" calcext:value-type="date">
            <text:p>2009-11-20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09" calcext:value-type="date">
            <text:p>2009-12-09</text:p>
          </table:table-cell>
          <table:table-cell office:value-type="float" office:value="236334.75" calcext:value-type="float">
            <text:p>236334.75</text:p>
          </table:table-cell>
          <table:table-cell/>
          <table:table-cell office:value-type="date" office:date-value="2009-12-09" calcext:value-type="date">
            <text:p>2009-12-09</text:p>
          </table:table-cell>
          <table:table-cell office:value-type="float" office:value="276389.25" calcext:value-type="float">
            <text:p>276389.25</text:p>
          </table:table-cell>
          <table:table-cell table:number-columns-repeated="2"/>
          <table:table-cell office:value-type="date" office:date-value="2009-12-09" calcext:value-type="date">
            <text:p>2009-12-09</text:p>
          </table:table-cell>
          <table:table-cell office:value-type="float" office:value="276379.3" calcext:value-type="float">
            <text:p>276379.3</text:p>
          </table:table-cell>
          <table:table-cell/>
          <table:table-cell office:value-type="date" office:date-value="2009-11-25" calcext:value-type="date">
            <text:p>2009-11-25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10" calcext:value-type="date">
            <text:p>2009-12-10</text:p>
          </table:table-cell>
          <table:table-cell office:value-type="float" office:value="236048.2" calcext:value-type="float">
            <text:p>236048.2</text:p>
          </table:table-cell>
          <table:table-cell/>
          <table:table-cell office:value-type="date" office:date-value="2009-12-10" calcext:value-type="date">
            <text:p>2009-12-10</text:p>
          </table:table-cell>
          <table:table-cell office:value-type="float" office:value="276389.25" calcext:value-type="float">
            <text:p>276389.25</text:p>
          </table:table-cell>
          <table:table-cell table:number-columns-repeated="2"/>
          <table:table-cell office:value-type="date" office:date-value="2009-12-10" calcext:value-type="date">
            <text:p>2009-12-10</text:p>
          </table:table-cell>
          <table:table-cell office:value-type="float" office:value="276379.3" calcext:value-type="float">
            <text:p>276379.3</text:p>
          </table:table-cell>
          <table:table-cell/>
          <table:table-cell office:value-type="date" office:date-value="2009-11-27" calcext:value-type="date">
            <text:p>2009-11-27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9-12-11" calcext:value-type="date">
            <text:p>2009-12-11</text:p>
          </table:table-cell>
          <table:table-cell office:value-type="float" office:value="235843.15" calcext:value-type="float">
            <text:p>235843.15</text:p>
          </table:table-cell>
          <table:table-cell/>
          <table:table-cell office:value-type="date" office:date-value="2009-12-11" calcext:value-type="date">
            <text:p>2009-12-11</text:p>
          </table:table-cell>
          <table:table-cell office:value-type="float" office:value="276184.2" calcext:value-type="float">
            <text:p>276184.2</text:p>
          </table:table-cell>
          <table:table-cell table:number-columns-repeated="2"/>
          <table:table-cell office:value-type="date" office:date-value="2009-12-11" calcext:value-type="date">
            <text:p>2009-12-11</text:p>
          </table:table-cell>
          <table:table-cell office:value-type="float" office:value="276174.25" calcext:value-type="float">
            <text:p>276174.25</text:p>
          </table:table-cell>
          <table:table-cell/>
          <table:table-cell office:value-type="date" office:date-value="2009-12-01" calcext:value-type="date">
            <text:p>2009-12-01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14" calcext:value-type="date">
            <text:p>2009-12-14</text:p>
          </table:table-cell>
          <table:table-cell office:value-type="float" office:value="236414.2" calcext:value-type="float">
            <text:p>236414.2</text:p>
          </table:table-cell>
          <table:table-cell/>
          <table:table-cell office:value-type="date" office:date-value="2009-12-14" calcext:value-type="date">
            <text:p>2009-12-14</text:p>
          </table:table-cell>
          <table:table-cell office:value-type="float" office:value="276755.25" calcext:value-type="float">
            <text:p>276755.25</text:p>
          </table:table-cell>
          <table:table-cell table:number-columns-repeated="2"/>
          <table:table-cell office:value-type="date" office:date-value="2009-12-14" calcext:value-type="date">
            <text:p>2009-12-14</text:p>
          </table:table-cell>
          <table:table-cell office:value-type="float" office:value="276745.3" calcext:value-type="float">
            <text:p>276745.3</text:p>
          </table:table-cell>
          <table:table-cell/>
          <table:table-cell office:value-type="date" office:date-value="2009-12-04" calcext:value-type="date">
            <text:p>2009-12-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15" calcext:value-type="date">
            <text:p>2009-12-15</text:p>
          </table:table-cell>
          <table:table-cell office:value-type="float" office:value="236209.6" calcext:value-type="float">
            <text:p>236209.6</text:p>
          </table:table-cell>
          <table:table-cell/>
          <table:table-cell office:value-type="date" office:date-value="2009-12-15" calcext:value-type="date">
            <text:p>2009-12-15</text:p>
          </table:table-cell>
          <table:table-cell office:value-type="float" office:value="276550.65" calcext:value-type="float">
            <text:p>276550.65</text:p>
          </table:table-cell>
          <table:table-cell table:number-columns-repeated="2"/>
          <table:table-cell office:value-type="date" office:date-value="2009-12-15" calcext:value-type="date">
            <text:p>2009-12-15</text:p>
          </table:table-cell>
          <table:table-cell office:value-type="float" office:value="276540.7" calcext:value-type="float">
            <text:p>276540.7</text:p>
          </table:table-cell>
          <table:table-cell/>
          <table:table-cell office:value-type="date" office:date-value="2009-12-07" calcext:value-type="date">
            <text:p>2009-12-07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16" calcext:value-type="date">
            <text:p>2009-12-16</text:p>
          </table:table-cell>
          <table:table-cell office:value-type="float" office:value="236285.55" calcext:value-type="float">
            <text:p>236285.55</text:p>
          </table:table-cell>
          <table:table-cell/>
          <table:table-cell office:value-type="date" office:date-value="2009-12-16" calcext:value-type="date">
            <text:p>2009-12-16</text:p>
          </table:table-cell>
          <table:table-cell office:value-type="float" office:value="276626.6" calcext:value-type="float">
            <text:p>276626.6</text:p>
          </table:table-cell>
          <table:table-cell table:number-columns-repeated="2"/>
          <table:table-cell office:value-type="date" office:date-value="2009-12-16" calcext:value-type="date">
            <text:p>2009-12-16</text:p>
          </table:table-cell>
          <table:table-cell office:value-type="float" office:value="276616.65" calcext:value-type="float">
            <text:p>276616.65</text:p>
          </table:table-cell>
          <table:table-cell/>
          <table:table-cell office:value-type="date" office:date-value="2009-12-11" calcext:value-type="date">
            <text:p>2009-12-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17" calcext:value-type="date">
            <text:p>2009-12-17</text:p>
          </table:table-cell>
          <table:table-cell office:value-type="float" office:value="237123.75" calcext:value-type="float">
            <text:p>237123.75</text:p>
          </table:table-cell>
          <table:table-cell/>
          <table:table-cell office:value-type="date" office:date-value="2009-12-17" calcext:value-type="date">
            <text:p>2009-12-17</text:p>
          </table:table-cell>
          <table:table-cell office:value-type="float" office:value="277464.8" calcext:value-type="float">
            <text:p>277464.8</text:p>
          </table:table-cell>
          <table:table-cell table:number-columns-repeated="2"/>
          <table:table-cell office:value-type="date" office:date-value="2009-12-17" calcext:value-type="date">
            <text:p>2009-12-17</text:p>
          </table:table-cell>
          <table:table-cell office:value-type="float" office:value="277454.85" calcext:value-type="float">
            <text:p>277454.85</text:p>
          </table:table-cell>
          <table:table-cell/>
          <table:table-cell office:value-type="date" office:date-value="2009-12-14" calcext:value-type="date">
            <text:p>2009-12-14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18" calcext:value-type="date">
            <text:p>2009-12-18</text:p>
          </table:table-cell>
          <table:table-cell office:value-type="float" office:value="236918.75" calcext:value-type="float">
            <text:p>236918.75</text:p>
          </table:table-cell>
          <table:table-cell/>
          <table:table-cell office:value-type="date" office:date-value="2009-12-18" calcext:value-type="date">
            <text:p>2009-12-18</text:p>
          </table:table-cell>
          <table:table-cell office:value-type="float" office:value="277259.8" calcext:value-type="float">
            <text:p>277259.8</text:p>
          </table:table-cell>
          <table:table-cell table:number-columns-repeated="2"/>
          <table:table-cell office:value-type="date" office:date-value="2009-12-18" calcext:value-type="date">
            <text:p>2009-12-18</text:p>
          </table:table-cell>
          <table:table-cell office:value-type="float" office:value="277249.85" calcext:value-type="float">
            <text:p>277249.85</text:p>
          </table:table-cell>
          <table:table-cell/>
          <table:table-cell office:value-type="date" office:date-value="2009-12-15" calcext:value-type="date">
            <text:p>2009-12-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21" calcext:value-type="date">
            <text:p>2009-12-21</text:p>
          </table:table-cell>
          <table:table-cell office:value-type="float" office:value="237828.75" calcext:value-type="float">
            <text:p>237828.75</text:p>
          </table:table-cell>
          <table:table-cell/>
          <table:table-cell office:value-type="date" office:date-value="2009-12-21" calcext:value-type="date">
            <text:p>2009-12-21</text:p>
          </table:table-cell>
          <table:table-cell office:value-type="float" office:value="278169.8" calcext:value-type="float">
            <text:p>278169.8</text:p>
          </table:table-cell>
          <table:table-cell table:number-columns-repeated="2"/>
          <table:table-cell office:value-type="date" office:date-value="2009-12-21" calcext:value-type="date">
            <text:p>2009-12-21</text:p>
          </table:table-cell>
          <table:table-cell office:value-type="float" office:value="278159.85" calcext:value-type="float">
            <text:p>278159.85</text:p>
          </table:table-cell>
          <table:table-cell/>
          <table:table-cell office:value-type="date" office:date-value="2009-12-16" calcext:value-type="date">
            <text:p>2009-12-16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9-12-22" calcext:value-type="date">
            <text:p>2009-12-22</text:p>
          </table:table-cell>
          <table:table-cell office:value-type="float" office:value="237459.2" calcext:value-type="float">
            <text:p>237459.2</text:p>
          </table:table-cell>
          <table:table-cell/>
          <table:table-cell office:value-type="date" office:date-value="2009-12-22" calcext:value-type="date">
            <text:p>2009-12-22</text:p>
          </table:table-cell>
          <table:table-cell office:value-type="float" office:value="278000.05" calcext:value-type="float">
            <text:p>278000.05</text:p>
          </table:table-cell>
          <table:table-cell table:number-columns-repeated="2"/>
          <table:table-cell office:value-type="date" office:date-value="2009-12-22" calcext:value-type="date">
            <text:p>2009-12-22</text:p>
          </table:table-cell>
          <table:table-cell office:value-type="float" office:value="277990.1" calcext:value-type="float">
            <text:p>277990.1</text:p>
          </table:table-cell>
          <table:table-cell/>
          <table:table-cell office:value-type="date" office:date-value="2009-12-17" calcext:value-type="date">
            <text:p>2009-12-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23" calcext:value-type="date">
            <text:p>2009-12-23</text:p>
          </table:table-cell>
          <table:table-cell office:value-type="float" office:value="237413.25" calcext:value-type="float">
            <text:p>237413.25</text:p>
          </table:table-cell>
          <table:table-cell/>
          <table:table-cell office:value-type="date" office:date-value="2009-12-23" calcext:value-type="date">
            <text:p>2009-12-23</text:p>
          </table:table-cell>
          <table:table-cell office:value-type="float" office:value="278000.05" calcext:value-type="float">
            <text:p>278000.05</text:p>
          </table:table-cell>
          <table:table-cell table:number-columns-repeated="2"/>
          <table:table-cell office:value-type="date" office:date-value="2009-12-23" calcext:value-type="date">
            <text:p>2009-12-23</text:p>
          </table:table-cell>
          <table:table-cell office:value-type="float" office:value="277990.1" calcext:value-type="float">
            <text:p>277990.1</text:p>
          </table:table-cell>
          <table:table-cell/>
          <table:table-cell office:value-type="date" office:date-value="2009-12-18" calcext:value-type="date">
            <text:p>2009-12-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24" calcext:value-type="date">
            <text:p>2009-12-24</text:p>
          </table:table-cell>
          <table:table-cell office:value-type="float" office:value="237513.75" calcext:value-type="float">
            <text:p>237513.75</text:p>
          </table:table-cell>
          <table:table-cell/>
          <table:table-cell office:value-type="date" office:date-value="2009-12-24" calcext:value-type="date">
            <text:p>2009-12-24</text:p>
          </table:table-cell>
          <table:table-cell office:value-type="float" office:value="278000.05" calcext:value-type="float">
            <text:p>278000.05</text:p>
          </table:table-cell>
          <table:table-cell table:number-columns-repeated="2"/>
          <table:table-cell office:value-type="date" office:date-value="2009-12-24" calcext:value-type="date">
            <text:p>2009-12-24</text:p>
          </table:table-cell>
          <table:table-cell office:value-type="float" office:value="277990.1" calcext:value-type="float">
            <text:p>277990.1</text:p>
          </table:table-cell>
          <table:table-cell/>
          <table:table-cell office:value-type="date" office:date-value="2009-12-22" calcext:value-type="date">
            <text:p>2009-12-2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28" calcext:value-type="date">
            <text:p>2009-12-28</text:p>
          </table:table-cell>
          <table:table-cell office:value-type="float" office:value="237305.05" calcext:value-type="float">
            <text:p>237305.05</text:p>
          </table:table-cell>
          <table:table-cell/>
          <table:table-cell office:value-type="date" office:date-value="2009-12-28" calcext:value-type="date">
            <text:p>2009-12-28</text:p>
          </table:table-cell>
          <table:table-cell office:value-type="float" office:value="277791.35" calcext:value-type="float">
            <text:p>277791.35</text:p>
          </table:table-cell>
          <table:table-cell table:number-columns-repeated="2"/>
          <table:table-cell office:value-type="date" office:date-value="2009-12-28" calcext:value-type="date">
            <text:p>2009-12-28</text:p>
          </table:table-cell>
          <table:table-cell office:value-type="float" office:value="277781.4" calcext:value-type="float">
            <text:p>277781.4</text:p>
          </table:table-cell>
          <table:table-cell/>
          <table:table-cell office:value-type="date" office:date-value="2009-12-28" calcext:value-type="date">
            <text:p>2009-12-28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29" calcext:value-type="date">
            <text:p>2009-12-29</text:p>
          </table:table-cell>
          <table:table-cell office:value-type="float" office:value="237317.45" calcext:value-type="float">
            <text:p>237317.45</text:p>
          </table:table-cell>
          <table:table-cell/>
          <table:table-cell office:value-type="date" office:date-value="2009-12-29" calcext:value-type="date">
            <text:p>2009-12-29</text:p>
          </table:table-cell>
          <table:table-cell office:value-type="float" office:value="277803.75" calcext:value-type="float">
            <text:p>277803.75</text:p>
          </table:table-cell>
          <table:table-cell table:number-columns-repeated="2"/>
          <table:table-cell office:value-type="date" office:date-value="2009-12-29" calcext:value-type="date">
            <text:p>2009-12-29</text:p>
          </table:table-cell>
          <table:table-cell office:value-type="float" office:value="277793.8" calcext:value-type="float">
            <text:p>277793.8</text:p>
          </table:table-cell>
          <table:table-cell/>
          <table:table-cell office:value-type="date" office:date-value="2009-12-29" calcext:value-type="date">
            <text:p>2009-12-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30" calcext:value-type="date">
            <text:p>2009-12-30</text:p>
          </table:table-cell>
          <table:table-cell office:value-type="float" office:value="237317.45" calcext:value-type="float">
            <text:p>237317.45</text:p>
          </table:table-cell>
          <table:table-cell/>
          <table:table-cell office:value-type="date" office:date-value="2009-12-30" calcext:value-type="date">
            <text:p>2009-12-30</text:p>
          </table:table-cell>
          <table:table-cell office:value-type="float" office:value="277803.75" calcext:value-type="float">
            <text:p>277803.75</text:p>
          </table:table-cell>
          <table:table-cell table:number-columns-repeated="2"/>
          <table:table-cell office:value-type="date" office:date-value="2009-12-30" calcext:value-type="date">
            <text:p>2009-12-30</text:p>
          </table:table-cell>
          <table:table-cell office:value-type="float" office:value="277793.8" calcext:value-type="float">
            <text:p>277793.8</text:p>
          </table:table-cell>
          <table:table-cell/>
          <table:table-cell office:value-type="date" office:date-value="2009-12-31" calcext:value-type="date">
            <text:p>2009-12-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31" calcext:value-type="date">
            <text:p>2009-12-31</text:p>
          </table:table-cell>
          <table:table-cell office:value-type="float" office:value="237109" calcext:value-type="float">
            <text:p>237109</text:p>
          </table:table-cell>
          <table:table-cell/>
          <table:table-cell office:value-type="date" office:date-value="2009-12-31" calcext:value-type="date">
            <text:p>2009-12-31</text:p>
          </table:table-cell>
          <table:table-cell office:value-type="float" office:value="277595.3" calcext:value-type="float">
            <text:p>277595.3</text:p>
          </table:table-cell>
          <table:table-cell table:number-columns-repeated="2"/>
          <table:table-cell office:value-type="date" office:date-value="2009-12-31" calcext:value-type="date">
            <text:p>2009-12-31</text:p>
          </table:table-cell>
          <table:table-cell office:value-type="float" office:value="277585.35" calcext:value-type="float">
            <text:p>277585.35</text:p>
          </table:table-cell>
          <table:table-cell/>
          <table:table-cell office:value-type="date" office:date-value="2008-01-02" calcext:value-type="date">
            <text:p>2008-01-0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im3 fee(2) V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JM: Add Evidence</text:p>
          </table:table-cell>
          <table:table-cell table:number-columns-repeated="2"/>
          <table:table-cell table:style-name="ce1" office:value-type="string" calcext:value-type="string">
            <text:p>JM: Test Policy</text:p>
          </table:table-cell>
          <table:table-cell table:number-columns-repeated="3"/>
          <table:table-cell table:style-name="ce1" office:value-type="string" calcext:value-type="string">
            <text:p>Marketsim: portvals_SL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dftrades_SL</text:p>
          </table:table-cell>
        </table:table-row>
        <table:table-row table:style-name="ro1">
          <table:table-cell table:style-name="Default"/>
          <table:table-cell office:value-type="string" calcext:value-type="string">
            <text:p>Return</text:p>
          </table:table-cell>
          <table:table-cell/>
          <table:table-cell table:style-name="Default"/>
          <table:table-cell office:value-type="string" calcext:value-type="string">
            <text:p>Retur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>
            <text:p>Return</text:p>
          </table:table-cell>
          <table:table-cell/>
          <table:table-cell table:style-name="Default"/>
          <table:table-cell office:value-type="string" calcext:value-type="string">
            <text:p>Retur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office:value-type="date" office:date-value="2008-01-02" calcext:value-type="date">
            <text:p>2008-01-02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2" calcext:value-type="date">
            <text:p>2008-01-02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02" calcext:value-type="date">
            <text:p>2008-01-02</text:p>
          </table:table-cell>
          <table:table-cell office:value-type="float" office:value="100000" calcext:value-type="float">
            <text:p>100000</text:p>
          </table:table-cell>
          <table:table-cell/>
          <table:table-cell table:style-name="Default"/>
          <table:table-cell office:value-type="string" calcext:value-type="string">
            <text:p>JPM</text:p>
          </table:table-cell>
        </table:table-row>
        <table:table-row table:style-name="ro1">
          <table:table-cell office:value-type="date" office:date-value="2008-01-03" calcext:value-type="date">
            <text:p>2008-01-03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3" calcext:value-type="date">
            <text:p>2008-01-03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03" calcext:value-type="date">
            <text:p>2008-01-03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7" calcext:value-type="date">
            <text:p>2008-01-07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04" calcext:value-type="date">
            <text:p>2008-01-04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4" calcext:value-type="date">
            <text:p>2008-01-04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date" office:date-value="2008-01-04" calcext:value-type="date">
            <text:p>2008-01-04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8" calcext:value-type="date">
            <text:p>2008-01-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07" calcext:value-type="date">
            <text:p>2008-01-07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7" calcext:value-type="date">
            <text:p>2008-01-07</text:p>
          </table:table-cell>
          <table:table-cell office:value-type="float" office:value="99801.5" calcext:value-type="float">
            <text:p>99801.5</text:p>
          </table:table-cell>
          <table:table-cell table:number-columns-repeated="2"/>
          <table:table-cell office:value-type="date" office:date-value="2008-01-07" calcext:value-type="date">
            <text:p>2008-01-07</text:p>
          </table:table-cell>
          <table:table-cell office:value-type="float" office:value="99801.5" calcext:value-type="float">
            <text:p>99801.5</text:p>
          </table:table-cell>
          <table:table-cell/>
          <table:table-cell office:value-type="date" office:date-value="2008-01-09" calcext:value-type="date">
            <text:p>2008-01-09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08" calcext:value-type="date">
            <text:p>2008-01-08</text:p>
          </table:table-cell>
          <table:table-cell office:value-type="float" office:value="100000" calcext:value-type="float">
            <text:p>100000</text:p>
          </table:table-cell>
          <table:table-cell/>
          <table:table-cell office:value-type="date" office:date-value="2008-01-08" calcext:value-type="date">
            <text:p>2008-01-08</text:p>
          </table:table-cell>
          <table:table-cell office:value-type="float" office:value="101110.5" calcext:value-type="float">
            <text:p>101110.5</text:p>
          </table:table-cell>
          <table:table-cell table:number-columns-repeated="2"/>
          <table:table-cell office:value-type="date" office:date-value="2008-01-08" calcext:value-type="date">
            <text:p>2008-01-08</text:p>
          </table:table-cell>
          <table:table-cell office:value-type="float" office:value="101110.5" calcext:value-type="float">
            <text:p>101110.5</text:p>
          </table:table-cell>
          <table:table-cell/>
          <table:table-cell office:value-type="date" office:date-value="2008-01-10" calcext:value-type="date">
            <text:p>2008-01-1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09" calcext:value-type="date">
            <text:p>2008-01-09</text:p>
          </table:table-cell>
          <table:table-cell office:value-type="float" office:value="99806.45" calcext:value-type="float">
            <text:p>99806.45</text:p>
          </table:table-cell>
          <table:table-cell/>
          <table:table-cell office:value-type="date" office:date-value="2008-01-09" calcext:value-type="date">
            <text:p>2008-01-09</text:p>
          </table:table-cell>
          <table:table-cell office:value-type="float" office:value="100916.95" calcext:value-type="float">
            <text:p>100916.95</text:p>
          </table:table-cell>
          <table:table-cell table:number-columns-repeated="2"/>
          <table:table-cell office:value-type="date" office:date-value="2008-01-09" calcext:value-type="date">
            <text:p>2008-01-09</text:p>
          </table:table-cell>
          <table:table-cell office:value-type="float" office:value="100916.95" calcext:value-type="float">
            <text:p>100916.95</text:p>
          </table:table-cell>
          <table:table-cell/>
          <table:table-cell office:value-type="date" office:date-value="2008-01-11" calcext:value-type="date">
            <text:p>2008-01-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10" calcext:value-type="date">
            <text:p>2008-01-10</text:p>
          </table:table-cell>
          <table:table-cell office:value-type="float" office:value="100588" calcext:value-type="float">
            <text:p>100588</text:p>
          </table:table-cell>
          <table:table-cell/>
          <table:table-cell office:value-type="date" office:date-value="2008-01-10" calcext:value-type="date">
            <text:p>2008-01-10</text:p>
          </table:table-cell>
          <table:table-cell office:value-type="float" office:value="99738.5" calcext:value-type="float">
            <text:p>99738.5</text:p>
          </table:table-cell>
          <table:table-cell table:number-columns-repeated="2"/>
          <table:table-cell office:value-type="date" office:date-value="2008-01-10" calcext:value-type="date">
            <text:p>2008-01-10</text:p>
          </table:table-cell>
          <table:table-cell office:value-type="float" office:value="99738.5" calcext:value-type="float">
            <text:p>99738.5</text:p>
          </table:table-cell>
          <table:table-cell/>
          <table:table-cell office:value-type="date" office:date-value="2008-01-14" calcext:value-type="date">
            <text:p>2008-01-14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11" calcext:value-type="date">
            <text:p>2008-01-11</text:p>
          </table:table-cell>
          <table:table-cell office:value-type="float" office:value="100391.7" calcext:value-type="float">
            <text:p>100391.7</text:p>
          </table:table-cell>
          <table:table-cell/>
          <table:table-cell office:value-type="date" office:date-value="2008-01-11" calcext:value-type="date">
            <text:p>2008-01-11</text:p>
          </table:table-cell>
          <table:table-cell office:value-type="float" office:value="99542.2" calcext:value-type="float">
            <text:p>99542.2</text:p>
          </table:table-cell>
          <table:table-cell table:number-columns-repeated="2"/>
          <table:table-cell office:value-type="date" office:date-value="2008-01-11" calcext:value-type="date">
            <text:p>2008-01-11</text:p>
          </table:table-cell>
          <table:table-cell office:value-type="float" office:value="99542.2" calcext:value-type="float">
            <text:p>99542.2</text:p>
          </table:table-cell>
          <table:table-cell/>
          <table:table-cell office:value-type="date" office:date-value="2008-01-15" calcext:value-type="date">
            <text:p>2008-01-1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14" calcext:value-type="date">
            <text:p>2008-01-14</text:p>
          </table:table-cell>
          <table:table-cell office:value-type="float" office:value="100653.1" calcext:value-type="float">
            <text:p>100653.1</text:p>
          </table:table-cell>
          <table:table-cell/>
          <table:table-cell office:value-type="date" office:date-value="2008-01-14" calcext:value-type="date">
            <text:p>2008-01-14</text:p>
          </table:table-cell>
          <table:table-cell office:value-type="float" office:value="99803.6" calcext:value-type="float">
            <text:p>99803.6</text:p>
          </table:table-cell>
          <table:table-cell table:number-columns-repeated="2"/>
          <table:table-cell office:value-type="date" office:date-value="2008-01-14" calcext:value-type="date">
            <text:p>2008-01-14</text:p>
          </table:table-cell>
          <table:table-cell office:value-type="float" office:value="99803.6" calcext:value-type="float">
            <text:p>99803.6</text:p>
          </table:table-cell>
          <table:table-cell/>
          <table:table-cell office:value-type="date" office:date-value="2008-01-16" calcext:value-type="date">
            <text:p>2008-01-16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15" calcext:value-type="date">
            <text:p>2008-01-15</text:p>
          </table:table-cell>
          <table:table-cell office:value-type="float" office:value="100464.5" calcext:value-type="float">
            <text:p>100464.5</text:p>
          </table:table-cell>
          <table:table-cell/>
          <table:table-cell office:value-type="date" office:date-value="2008-01-15" calcext:value-type="date">
            <text:p>2008-01-15</text:p>
          </table:table-cell>
          <table:table-cell office:value-type="float" office:value="99615" calcext:value-type="float">
            <text:p>99615</text:p>
          </table:table-cell>
          <table:table-cell table:number-columns-repeated="2"/>
          <table:table-cell office:value-type="date" office:date-value="2008-01-15" calcext:value-type="date">
            <text:p>2008-01-15</text:p>
          </table:table-cell>
          <table:table-cell office:value-type="float" office:value="99615" calcext:value-type="float">
            <text:p>99615</text:p>
          </table:table-cell>
          <table:table-cell/>
          <table:table-cell office:value-type="date" office:date-value="2008-01-17" calcext:value-type="date">
            <text:p>2008-01-17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16" calcext:value-type="date">
            <text:p>2008-01-16</text:p>
          </table:table-cell>
          <table:table-cell office:value-type="float" office:value="102325.6" calcext:value-type="float">
            <text:p>102325.6</text:p>
          </table:table-cell>
          <table:table-cell/>
          <table:table-cell office:value-type="date" office:date-value="2008-01-16" calcext:value-type="date">
            <text:p>2008-01-16</text:p>
          </table:table-cell>
          <table:table-cell office:value-type="float" office:value="101476.1" calcext:value-type="float">
            <text:p>101476.1</text:p>
          </table:table-cell>
          <table:table-cell table:number-columns-repeated="2"/>
          <table:table-cell office:value-type="date" office:date-value="2008-01-16" calcext:value-type="date">
            <text:p>2008-01-16</text:p>
          </table:table-cell>
          <table:table-cell office:value-type="float" office:value="101476.1" calcext:value-type="float">
            <text:p>101476.1</text:p>
          </table:table-cell>
          <table:table-cell/>
          <table:table-cell office:value-type="date" office:date-value="2008-01-22" calcext:value-type="date">
            <text:p>2008-01-22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1-17" calcext:value-type="date">
            <text:p>2008-01-17</text:p>
          </table:table-cell>
          <table:table-cell office:value-type="float" office:value="102133.05" calcext:value-type="float">
            <text:p>102133.05</text:p>
          </table:table-cell>
          <table:table-cell/>
          <table:table-cell office:value-type="date" office:date-value="2008-01-17" calcext:value-type="date">
            <text:p>2008-01-17</text:p>
          </table:table-cell>
          <table:table-cell office:value-type="float" office:value="101283.55" calcext:value-type="float">
            <text:p>101283.55</text:p>
          </table:table-cell>
          <table:table-cell table:number-columns-repeated="2"/>
          <table:table-cell office:value-type="date" office:date-value="2008-01-17" calcext:value-type="date">
            <text:p>2008-01-17</text:p>
          </table:table-cell>
          <table:table-cell office:value-type="float" office:value="101283.55" calcext:value-type="float">
            <text:p>101283.55</text:p>
          </table:table-cell>
          <table:table-cell/>
          <table:table-cell office:value-type="date" office:date-value="2008-01-23" calcext:value-type="date">
            <text:p>2008-01-23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1-18" calcext:value-type="date">
            <text:p>2008-01-18</text:p>
          </table:table-cell>
          <table:table-cell office:value-type="float" office:value="102172" calcext:value-type="float">
            <text:p>102172</text:p>
          </table:table-cell>
          <table:table-cell/>
          <table:table-cell office:value-type="date" office:date-value="2008-01-18" calcext:value-type="date">
            <text:p>2008-01-18</text:p>
          </table:table-cell>
          <table:table-cell office:value-type="float" office:value="101693.55" calcext:value-type="float">
            <text:p>101693.55</text:p>
          </table:table-cell>
          <table:table-cell table:number-columns-repeated="2"/>
          <table:table-cell office:value-type="date" office:date-value="2008-01-18" calcext:value-type="date">
            <text:p>2008-01-18</text:p>
          </table:table-cell>
          <table:table-cell office:value-type="float" office:value="101693.55" calcext:value-type="float">
            <text:p>101693.55</text:p>
          </table:table-cell>
          <table:table-cell/>
          <table:table-cell office:value-type="date" office:date-value="2008-01-24" calcext:value-type="date">
            <text:p>2008-01-2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1-22" calcext:value-type="date">
            <text:p>2008-01-22</text:p>
          </table:table-cell>
          <table:table-cell office:value-type="float" office:value="103332" calcext:value-type="float">
            <text:p>103332</text:p>
          </table:table-cell>
          <table:table-cell/>
          <table:table-cell office:value-type="date" office:date-value="2008-01-22" calcext:value-type="date">
            <text:p>2008-01-22</text:p>
          </table:table-cell>
          <table:table-cell office:value-type="float" office:value="100150.9" calcext:value-type="float">
            <text:p>100150.9</text:p>
          </table:table-cell>
          <table:table-cell table:number-columns-repeated="2"/>
          <table:table-cell office:value-type="date" office:date-value="2008-01-22" calcext:value-type="date">
            <text:p>2008-01-22</text:p>
          </table:table-cell>
          <table:table-cell office:value-type="float" office:value="100150.9" calcext:value-type="float">
            <text:p>100150.9</text:p>
          </table:table-cell>
          <table:table-cell/>
          <table:table-cell office:value-type="date" office:date-value="2008-01-25" calcext:value-type="date">
            <text:p>2008-01-25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23" calcext:value-type="date">
            <text:p>2008-01-23</text:p>
          </table:table-cell>
          <table:table-cell office:value-type="float" office:value="107335.05" calcext:value-type="float">
            <text:p>107335.05</text:p>
          </table:table-cell>
          <table:table-cell/>
          <table:table-cell office:value-type="date" office:date-value="2008-01-23" calcext:value-type="date">
            <text:p>2008-01-23</text:p>
          </table:table-cell>
          <table:table-cell office:value-type="float" office:value="104153.95" calcext:value-type="float">
            <text:p>104153.95</text:p>
          </table:table-cell>
          <table:table-cell table:number-columns-repeated="2"/>
          <table:table-cell office:value-type="date" office:date-value="2008-01-23" calcext:value-type="date">
            <text:p>2008-01-23</text:p>
          </table:table-cell>
          <table:table-cell office:value-type="float" office:value="104153.95" calcext:value-type="float">
            <text:p>104153.95</text:p>
          </table:table-cell>
          <table:table-cell/>
          <table:table-cell office:value-type="date" office:date-value="2008-01-31" calcext:value-type="date">
            <text:p>2008-01-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24" calcext:value-type="date">
            <text:p>2008-01-24</text:p>
          </table:table-cell>
          <table:table-cell office:value-type="float" office:value="107605" calcext:value-type="float">
            <text:p>107605</text:p>
          </table:table-cell>
          <table:table-cell/>
          <table:table-cell office:value-type="date" office:date-value="2008-01-24" calcext:value-type="date">
            <text:p>2008-01-24</text:p>
          </table:table-cell>
          <table:table-cell office:value-type="float" office:value="104423.9" calcext:value-type="float">
            <text:p>104423.9</text:p>
          </table:table-cell>
          <table:table-cell table:number-columns-repeated="2"/>
          <table:table-cell office:value-type="date" office:date-value="2008-01-24" calcext:value-type="date">
            <text:p>2008-01-24</text:p>
          </table:table-cell>
          <table:table-cell office:value-type="float" office:value="104423.9" calcext:value-type="float">
            <text:p>104423.9</text:p>
          </table:table-cell>
          <table:table-cell/>
          <table:table-cell office:value-type="date" office:date-value="2008-02-01" calcext:value-type="date">
            <text:p>2008-02-01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8-01-25" calcext:value-type="date">
            <text:p>2008-01-25</text:p>
          </table:table-cell>
          <table:table-cell office:value-type="float" office:value="106196" calcext:value-type="float">
            <text:p>106196</text:p>
          </table:table-cell>
          <table:table-cell/>
          <table:table-cell office:value-type="date" office:date-value="2008-01-25" calcext:value-type="date">
            <text:p>2008-01-25</text:p>
          </table:table-cell>
          <table:table-cell office:value-type="float" office:value="103014.9" calcext:value-type="float">
            <text:p>103014.9</text:p>
          </table:table-cell>
          <table:table-cell table:number-columns-repeated="2"/>
          <table:table-cell office:value-type="date" office:date-value="2008-01-25" calcext:value-type="date">
            <text:p>2008-01-25</text:p>
          </table:table-cell>
          <table:table-cell office:value-type="float" office:value="103014.9" calcext:value-type="float">
            <text:p>103014.9</text:p>
          </table:table-cell>
          <table:table-cell/>
          <table:table-cell office:value-type="date" office:date-value="2008-02-04" calcext:value-type="date">
            <text:p>2008-02-04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1-28" calcext:value-type="date">
            <text:p>2008-01-28</text:p>
          </table:table-cell>
          <table:table-cell office:value-type="float" office:value="106196" calcext:value-type="float">
            <text:p>106196</text:p>
          </table:table-cell>
          <table:table-cell/>
          <table:table-cell office:value-type="date" office:date-value="2008-01-28" calcext:value-type="date">
            <text:p>2008-01-28</text:p>
          </table:table-cell>
          <table:table-cell office:value-type="float" office:value="103014.9" calcext:value-type="float">
            <text:p>103014.9</text:p>
          </table:table-cell>
          <table:table-cell table:number-columns-repeated="2"/>
          <table:table-cell office:value-type="date" office:date-value="2008-01-28" calcext:value-type="date">
            <text:p>2008-01-28</text:p>
          </table:table-cell>
          <table:table-cell office:value-type="float" office:value="103014.9" calcext:value-type="float">
            <text:p>103014.9</text:p>
          </table:table-cell>
          <table:table-cell/>
          <table:table-cell office:value-type="date" office:date-value="2008-02-05" calcext:value-type="date">
            <text:p>2008-02-05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29" calcext:value-type="date">
            <text:p>2008-01-29</text:p>
          </table:table-cell>
          <table:table-cell office:value-type="float" office:value="106196" calcext:value-type="float">
            <text:p>106196</text:p>
          </table:table-cell>
          <table:table-cell/>
          <table:table-cell office:value-type="date" office:date-value="2008-01-29" calcext:value-type="date">
            <text:p>2008-01-29</text:p>
          </table:table-cell>
          <table:table-cell office:value-type="float" office:value="103014.9" calcext:value-type="float">
            <text:p>103014.9</text:p>
          </table:table-cell>
          <table:table-cell table:number-columns-repeated="2"/>
          <table:table-cell office:value-type="date" office:date-value="2008-01-29" calcext:value-type="date">
            <text:p>2008-01-29</text:p>
          </table:table-cell>
          <table:table-cell office:value-type="float" office:value="103014.9" calcext:value-type="float">
            <text:p>103014.9</text:p>
          </table:table-cell>
          <table:table-cell/>
          <table:table-cell office:value-type="date" office:date-value="2008-02-06" calcext:value-type="date">
            <text:p>2008-02-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1-30" calcext:value-type="date">
            <text:p>2008-01-30</text:p>
          </table:table-cell>
          <table:table-cell office:value-type="float" office:value="106196" calcext:value-type="float">
            <text:p>106196</text:p>
          </table:table-cell>
          <table:table-cell/>
          <table:table-cell office:value-type="date" office:date-value="2008-01-30" calcext:value-type="date">
            <text:p>2008-01-30</text:p>
          </table:table-cell>
          <table:table-cell office:value-type="float" office:value="103014.9" calcext:value-type="float">
            <text:p>103014.9</text:p>
          </table:table-cell>
          <table:table-cell table:number-columns-repeated="2"/>
          <table:table-cell office:value-type="date" office:date-value="2008-01-30" calcext:value-type="date">
            <text:p>2008-01-30</text:p>
          </table:table-cell>
          <table:table-cell office:value-type="float" office:value="103014.9" calcext:value-type="float">
            <text:p>103014.9</text:p>
          </table:table-cell>
          <table:table-cell/>
          <table:table-cell office:value-type="date" office:date-value="2008-02-07" calcext:value-type="date">
            <text:p>2008-02-07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1-31" calcext:value-type="date">
            <text:p>2008-01-31</text:p>
          </table:table-cell>
          <table:table-cell office:value-type="float" office:value="105969.85" calcext:value-type="float">
            <text:p>105969.85</text:p>
          </table:table-cell>
          <table:table-cell/>
          <table:table-cell office:value-type="date" office:date-value="2008-01-31" calcext:value-type="date">
            <text:p>2008-01-31</text:p>
          </table:table-cell>
          <table:table-cell office:value-type="float" office:value="102788.75" calcext:value-type="float">
            <text:p>102788.75</text:p>
          </table:table-cell>
          <table:table-cell table:number-columns-repeated="2"/>
          <table:table-cell office:value-type="date" office:date-value="2008-01-31" calcext:value-type="date">
            <text:p>2008-01-31</text:p>
          </table:table-cell>
          <table:table-cell office:value-type="float" office:value="102788.75" calcext:value-type="float">
            <text:p>102788.75</text:p>
          </table:table-cell>
          <table:table-cell/>
          <table:table-cell office:value-type="date" office:date-value="2008-02-08" calcext:value-type="date">
            <text:p>2008-02-0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06509.85" calcext:value-type="float">
            <text:p>106509.85</text:p>
          </table:table-cell>
          <table:table-cell/>
          <table:table-cell office:value-type="date" office:date-value="2008-02-01" calcext:value-type="date">
            <text:p>2008-02-01</text:p>
          </table:table-cell>
          <table:table-cell office:value-type="float" office:value="103108.7" calcext:value-type="float">
            <text:p>103108.7</text:p>
          </table:table-cell>
          <table:table-cell table:number-columns-repeated="2"/>
          <table:table-cell office:value-type="date" office:date-value="2008-02-01" calcext:value-type="date">
            <text:p>2008-02-01</text:p>
          </table:table-cell>
          <table:table-cell office:value-type="float" office:value="103108.7" calcext:value-type="float">
            <text:p>103108.7</text:p>
          </table:table-cell>
          <table:table-cell/>
          <table:table-cell office:value-type="date" office:date-value="2008-02-11" calcext:value-type="date">
            <text:p>2008-02-11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2-04" calcext:value-type="date">
            <text:p>2008-02-04</text:p>
          </table:table-cell>
          <table:table-cell office:value-type="float" office:value="106289.1" calcext:value-type="float">
            <text:p>106289.1</text:p>
          </table:table-cell>
          <table:table-cell/>
          <table:table-cell office:value-type="date" office:date-value="2008-02-04" calcext:value-type="date">
            <text:p>2008-02-04</text:p>
          </table:table-cell>
          <table:table-cell office:value-type="float" office:value="104527.15" calcext:value-type="float">
            <text:p>104527.15</text:p>
          </table:table-cell>
          <table:table-cell table:number-columns-repeated="2"/>
          <table:table-cell office:value-type="date" office:date-value="2008-02-04" calcext:value-type="date">
            <text:p>2008-02-04</text:p>
          </table:table-cell>
          <table:table-cell office:value-type="float" office:value="104527.15" calcext:value-type="float">
            <text:p>104527.15</text:p>
          </table:table-cell>
          <table:table-cell/>
          <table:table-cell office:value-type="date" office:date-value="2008-02-12" calcext:value-type="date">
            <text:p>2008-02-1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05" calcext:value-type="date">
            <text:p>2008-02-05</text:p>
          </table:table-cell>
          <table:table-cell office:value-type="float" office:value="104159.1" calcext:value-type="float">
            <text:p>104159.1</text:p>
          </table:table-cell>
          <table:table-cell/>
          <table:table-cell office:value-type="date" office:date-value="2008-02-05" calcext:value-type="date">
            <text:p>2008-02-05</text:p>
          </table:table-cell>
          <table:table-cell office:value-type="float" office:value="102187.05" calcext:value-type="float">
            <text:p>102187.05</text:p>
          </table:table-cell>
          <table:table-cell table:number-columns-repeated="2"/>
          <table:table-cell office:value-type="date" office:date-value="2008-02-05" calcext:value-type="date">
            <text:p>2008-02-05</text:p>
          </table:table-cell>
          <table:table-cell office:value-type="float" office:value="102187.05" calcext:value-type="float">
            <text:p>102187.05</text:p>
          </table:table-cell>
          <table:table-cell/>
          <table:table-cell office:value-type="date" office:date-value="2008-02-14" calcext:value-type="date">
            <text:p>2008-02-14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2-06" calcext:value-type="date">
            <text:p>2008-02-06</text:p>
          </table:table-cell>
          <table:table-cell office:value-type="float" office:value="104009.1" calcext:value-type="float">
            <text:p>104009.1</text:p>
          </table:table-cell>
          <table:table-cell/>
          <table:table-cell office:value-type="date" office:date-value="2008-02-06" calcext:value-type="date">
            <text:p>2008-02-06</text:p>
          </table:table-cell>
          <table:table-cell office:value-type="float" office:value="101977.7" calcext:value-type="float">
            <text:p>101977.7</text:p>
          </table:table-cell>
          <table:table-cell table:number-columns-repeated="2"/>
          <table:table-cell office:value-type="date" office:date-value="2008-02-06" calcext:value-type="date">
            <text:p>2008-02-06</text:p>
          </table:table-cell>
          <table:table-cell office:value-type="float" office:value="101977.7" calcext:value-type="float">
            <text:p>101977.7</text:p>
          </table:table-cell>
          <table:table-cell/>
          <table:table-cell office:value-type="date" office:date-value="2008-02-15" calcext:value-type="date">
            <text:p>2008-02-15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2-07" calcext:value-type="date">
            <text:p>2008-02-07</text:p>
          </table:table-cell>
          <table:table-cell office:value-type="float" office:value="105063.4" calcext:value-type="float">
            <text:p>105063.4</text:p>
          </table:table-cell>
          <table:table-cell/>
          <table:table-cell office:value-type="date" office:date-value="2008-02-07" calcext:value-type="date">
            <text:p>2008-02-07</text:p>
          </table:table-cell>
          <table:table-cell office:value-type="float" office:value="103032" calcext:value-type="float">
            <text:p>103032</text:p>
          </table:table-cell>
          <table:table-cell table:number-columns-repeated="2"/>
          <table:table-cell office:value-type="date" office:date-value="2008-02-07" calcext:value-type="date">
            <text:p>2008-02-07</text:p>
          </table:table-cell>
          <table:table-cell office:value-type="float" office:value="103032" calcext:value-type="float">
            <text:p>103032</text:p>
          </table:table-cell>
          <table:table-cell/>
          <table:table-cell office:value-type="date" office:date-value="2008-02-19" calcext:value-type="date">
            <text:p>2008-02-1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8-02-08" calcext:value-type="date">
            <text:p>2008-02-08</text:p>
          </table:table-cell>
          <table:table-cell office:value-type="float" office:value="104853.6" calcext:value-type="float">
            <text:p>104853.6</text:p>
          </table:table-cell>
          <table:table-cell/>
          <table:table-cell office:value-type="date" office:date-value="2008-02-08" calcext:value-type="date">
            <text:p>2008-02-08</text:p>
          </table:table-cell>
          <table:table-cell office:value-type="float" office:value="102822.2" calcext:value-type="float">
            <text:p>102822.2</text:p>
          </table:table-cell>
          <table:table-cell table:number-columns-repeated="2"/>
          <table:table-cell office:value-type="date" office:date-value="2008-02-08" calcext:value-type="date">
            <text:p>2008-02-08</text:p>
          </table:table-cell>
          <table:table-cell office:value-type="float" office:value="102822.2" calcext:value-type="float">
            <text:p>102822.2</text:p>
          </table:table-cell>
          <table:table-cell/>
          <table:table-cell office:value-type="date" office:date-value="2008-02-20" calcext:value-type="date">
            <text:p>2008-02-20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2-11" calcext:value-type="date">
            <text:p>2008-02-11</text:p>
          </table:table-cell>
          <table:table-cell office:value-type="float" office:value="104878.25" calcext:value-type="float">
            <text:p>104878.25</text:p>
          </table:table-cell>
          <table:table-cell/>
          <table:table-cell office:value-type="date" office:date-value="2008-02-11" calcext:value-type="date">
            <text:p>2008-02-11</text:p>
          </table:table-cell>
          <table:table-cell office:value-type="float" office:value="102184.55" calcext:value-type="float">
            <text:p>102184.55</text:p>
          </table:table-cell>
          <table:table-cell table:number-columns-repeated="2"/>
          <table:table-cell office:value-type="date" office:date-value="2008-02-11" calcext:value-type="date">
            <text:p>2008-02-11</text:p>
          </table:table-cell>
          <table:table-cell office:value-type="float" office:value="102184.55" calcext:value-type="float">
            <text:p>102184.55</text:p>
          </table:table-cell>
          <table:table-cell/>
          <table:table-cell office:value-type="date" office:date-value="2008-02-21" calcext:value-type="date">
            <text:p>2008-02-2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8-02-12" calcext:value-type="date">
            <text:p>2008-02-12</text:p>
          </table:table-cell>
          <table:table-cell office:value-type="float" office:value="104640.75" calcext:value-type="float">
            <text:p>104640.75</text:p>
          </table:table-cell>
          <table:table-cell/>
          <table:table-cell office:value-type="date" office:date-value="2008-02-12" calcext:value-type="date">
            <text:p>2008-02-12</text:p>
          </table:table-cell>
          <table:table-cell office:value-type="float" office:value="101977.05" calcext:value-type="float">
            <text:p>101977.05</text:p>
          </table:table-cell>
          <table:table-cell table:number-columns-repeated="2"/>
          <table:table-cell office:value-type="date" office:date-value="2008-02-12" calcext:value-type="date">
            <text:p>2008-02-12</text:p>
          </table:table-cell>
          <table:table-cell office:value-type="float" office:value="101977.05" calcext:value-type="float">
            <text:p>101977.05</text:p>
          </table:table-cell>
          <table:table-cell/>
          <table:table-cell office:value-type="date" office:date-value="2008-02-22" calcext:value-type="date">
            <text:p>2008-02-2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8-02-13" calcext:value-type="date">
            <text:p>2008-02-13</text:p>
          </table:table-cell>
          <table:table-cell office:value-type="float" office:value="104429.65" calcext:value-type="float">
            <text:p>104429.65</text:p>
          </table:table-cell>
          <table:table-cell/>
          <table:table-cell office:value-type="date" office:date-value="2008-02-13" calcext:value-type="date">
            <text:p>2008-02-13</text:p>
          </table:table-cell>
          <table:table-cell office:value-type="float" office:value="102697.05" calcext:value-type="float">
            <text:p>102697.05</text:p>
          </table:table-cell>
          <table:table-cell table:number-columns-repeated="2"/>
          <table:table-cell office:value-type="date" office:date-value="2008-02-13" calcext:value-type="date">
            <text:p>2008-02-13</text:p>
          </table:table-cell>
          <table:table-cell office:value-type="float" office:value="102697.05" calcext:value-type="float">
            <text:p>102697.05</text:p>
          </table:table-cell>
          <table:table-cell/>
          <table:table-cell office:value-type="date" office:date-value="2008-02-26" calcext:value-type="date">
            <text:p>2008-02-2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string" calcext:value-type="string">
            <text:p>...</text:p>
          </table:table-cell>
          <table:table-cell/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style-name="Default"/>
          <table:table-cell office:value-type="string" calcext:value-type="string">
            <text:p>...</text:p>
          </table:table-cell>
          <table:table-cell/>
          <table:table-cell office:value-type="date" office:date-value="2008-02-27" calcext:value-type="date">
            <text:p>2008-02-27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1-18" calcext:value-type="date">
            <text:p>2009-11-18</text:p>
          </table:table-cell>
          <table:table-cell office:value-type="float" office:value="245996.8" calcext:value-type="float">
            <text:p>245996.8</text:p>
          </table:table-cell>
          <table:table-cell/>
          <table:table-cell office:value-type="date" office:date-value="2009-11-18" calcext:value-type="date">
            <text:p>2009-11-18</text:p>
          </table:table-cell>
          <table:table-cell office:value-type="float" office:value="266106.7" calcext:value-type="float">
            <text:p>266106.7</text:p>
          </table:table-cell>
          <table:table-cell table:number-columns-repeated="2"/>
          <table:table-cell office:value-type="date" office:date-value="2009-11-18" calcext:value-type="date">
            <text:p>2009-11-18</text:p>
          </table:table-cell>
          <table:table-cell office:value-type="float" office:value="266106.7" calcext:value-type="float">
            <text:p>266106.7</text:p>
          </table:table-cell>
          <table:table-cell/>
          <table:table-cell table:style-name="Default" office:value-type="string" calcext:value-type="string">
            <text:p>...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date" office:date-value="2009-11-19" calcext:value-type="date">
            <text:p>2009-11-19</text:p>
          </table:table-cell>
          <table:table-cell office:value-type="float" office:value="246786.8" calcext:value-type="float">
            <text:p>246786.8</text:p>
          </table:table-cell>
          <table:table-cell/>
          <table:table-cell office:value-type="date" office:date-value="2009-11-19" calcext:value-type="date">
            <text:p>2009-11-19</text:p>
          </table:table-cell>
          <table:table-cell office:value-type="float" office:value="266481.35" calcext:value-type="float">
            <text:p>266481.35</text:p>
          </table:table-cell>
          <table:table-cell table:number-columns-repeated="2"/>
          <table:table-cell office:value-type="date" office:date-value="2009-11-19" calcext:value-type="date">
            <text:p>2009-11-19</text:p>
          </table:table-cell>
          <table:table-cell office:value-type="float" office:value="266481.35" calcext:value-type="float">
            <text:p>266481.35</text:p>
          </table:table-cell>
          <table:table-cell/>
          <table:table-cell office:value-type="date" office:date-value="2009-10-19" calcext:value-type="date">
            <text:p>2009-10-19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1-20" calcext:value-type="date">
            <text:p>2009-11-20</text:p>
          </table:table-cell>
          <table:table-cell office:value-type="float" office:value="246462.35" calcext:value-type="float">
            <text:p>246462.35</text:p>
          </table:table-cell>
          <table:table-cell/>
          <table:table-cell office:value-type="date" office:date-value="2009-11-20" calcext:value-type="date">
            <text:p>2009-11-20</text:p>
          </table:table-cell>
          <table:table-cell office:value-type="float" office:value="266179.15" calcext:value-type="float">
            <text:p>266179.15</text:p>
          </table:table-cell>
          <table:table-cell table:number-columns-repeated="2"/>
          <table:table-cell office:value-type="date" office:date-value="2009-11-20" calcext:value-type="date">
            <text:p>2009-11-20</text:p>
          </table:table-cell>
          <table:table-cell office:value-type="float" office:value="266179.15" calcext:value-type="float">
            <text:p>266179.15</text:p>
          </table:table-cell>
          <table:table-cell/>
          <table:table-cell office:value-type="date" office:date-value="2009-10-23" calcext:value-type="date">
            <text:p>2009-10-23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1-23" calcext:value-type="date">
            <text:p>2009-11-23</text:p>
          </table:table-cell>
          <table:table-cell office:value-type="float" office:value="247242.35" calcext:value-type="float">
            <text:p>247242.35</text:p>
          </table:table-cell>
          <table:table-cell/>
          <table:table-cell office:value-type="date" office:date-value="2009-11-23" calcext:value-type="date">
            <text:p>2009-11-23</text:p>
          </table:table-cell>
          <table:table-cell office:value-type="float" office:value="266179.15" calcext:value-type="float">
            <text:p>266179.15</text:p>
          </table:table-cell>
          <table:table-cell table:number-columns-repeated="2"/>
          <table:table-cell office:value-type="date" office:date-value="2009-11-23" calcext:value-type="date">
            <text:p>2009-11-23</text:p>
          </table:table-cell>
          <table:table-cell office:value-type="float" office:value="266179.15" calcext:value-type="float">
            <text:p>266179.15</text:p>
          </table:table-cell>
          <table:table-cell/>
          <table:table-cell office:value-type="date" office:date-value="2009-10-28" calcext:value-type="date">
            <text:p>2009-10-2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1-24" calcext:value-type="date">
            <text:p>2009-11-24</text:p>
          </table:table-cell>
          <table:table-cell office:value-type="float" office:value="246067.7" calcext:value-type="float">
            <text:p>246067.7</text:p>
          </table:table-cell>
          <table:table-cell/>
          <table:table-cell office:value-type="date" office:date-value="2009-11-24" calcext:value-type="date">
            <text:p>2009-11-24</text:p>
          </table:table-cell>
          <table:table-cell office:value-type="float" office:value="265966.85" calcext:value-type="float">
            <text:p>265966.85</text:p>
          </table:table-cell>
          <table:table-cell table:number-columns-repeated="2"/>
          <table:table-cell office:value-type="date" office:date-value="2009-11-24" calcext:value-type="date">
            <text:p>2009-11-24</text:p>
          </table:table-cell>
          <table:table-cell office:value-type="float" office:value="265966.85" calcext:value-type="float">
            <text:p>265966.85</text:p>
          </table:table-cell>
          <table:table-cell/>
          <table:table-cell office:value-type="date" office:date-value="2009-11-02" calcext:value-type="date">
            <text:p>2009-11-0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1-25" calcext:value-type="date">
            <text:p>2009-11-25</text:p>
          </table:table-cell>
          <table:table-cell office:value-type="float" office:value="246367.7" calcext:value-type="float">
            <text:p>246367.7</text:p>
          </table:table-cell>
          <table:table-cell/>
          <table:table-cell office:value-type="date" office:date-value="2009-11-25" calcext:value-type="date">
            <text:p>2009-11-25</text:p>
          </table:table-cell>
          <table:table-cell office:value-type="float" office:value="266266.85" calcext:value-type="float">
            <text:p>266266.85</text:p>
          </table:table-cell>
          <table:table-cell table:number-columns-repeated="2"/>
          <table:table-cell office:value-type="date" office:date-value="2009-11-25" calcext:value-type="date">
            <text:p>2009-11-25</text:p>
          </table:table-cell>
          <table:table-cell office:value-type="float" office:value="266266.85" calcext:value-type="float">
            <text:p>266266.85</text:p>
          </table:table-cell>
          <table:table-cell/>
          <table:table-cell office:value-type="date" office:date-value="2009-11-03" calcext:value-type="date">
            <text:p>2009-11-0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1-27" calcext:value-type="date">
            <text:p>2009-11-27</text:p>
          </table:table-cell>
          <table:table-cell office:value-type="float" office:value="246753.95" calcext:value-type="float">
            <text:p>246753.95</text:p>
          </table:table-cell>
          <table:table-cell/>
          <table:table-cell office:value-type="date" office:date-value="2009-11-27" calcext:value-type="date">
            <text:p>2009-11-27</text:p>
          </table:table-cell>
          <table:table-cell office:value-type="float" office:value="266653.1" calcext:value-type="float">
            <text:p>266653.1</text:p>
          </table:table-cell>
          <table:table-cell table:number-columns-repeated="2"/>
          <table:table-cell office:value-type="date" office:date-value="2009-11-27" calcext:value-type="date">
            <text:p>2009-11-27</text:p>
          </table:table-cell>
          <table:table-cell office:value-type="float" office:value="266653.1" calcext:value-type="float">
            <text:p>266653.1</text:p>
          </table:table-cell>
          <table:table-cell/>
          <table:table-cell office:value-type="date" office:date-value="2009-11-06" calcext:value-type="date">
            <text:p>2009-11-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1-30" calcext:value-type="date">
            <text:p>2009-11-30</text:p>
          </table:table-cell>
          <table:table-cell office:value-type="float" office:value="247641.6" calcext:value-type="float">
            <text:p>247641.6</text:p>
          </table:table-cell>
          <table:table-cell/>
          <table:table-cell office:value-type="date" office:date-value="2009-11-30" calcext:value-type="date">
            <text:p>2009-11-30</text:p>
          </table:table-cell>
          <table:table-cell office:value-type="float" office:value="267753.1" calcext:value-type="float">
            <text:p>267753.1</text:p>
          </table:table-cell>
          <table:table-cell table:number-columns-repeated="2"/>
          <table:table-cell office:value-type="date" office:date-value="2009-11-30" calcext:value-type="date">
            <text:p>2009-11-30</text:p>
          </table:table-cell>
          <table:table-cell office:value-type="float" office:value="267753.1" calcext:value-type="float">
            <text:p>267753.1</text:p>
          </table:table-cell>
          <table:table-cell/>
          <table:table-cell office:value-type="date" office:date-value="2009-11-09" calcext:value-type="date">
            <text:p>2009-11-09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247641.6" calcext:value-type="float">
            <text:p>247641.6</text:p>
          </table:table-cell>
          <table:table-cell/>
          <table:table-cell office:value-type="date" office:date-value="2009-12-01" calcext:value-type="date">
            <text:p>2009-12-01</text:p>
          </table:table-cell>
          <table:table-cell office:value-type="float" office:value="267282.05" calcext:value-type="float">
            <text:p>267282.05</text:p>
          </table:table-cell>
          <table:table-cell table:number-columns-repeated="2"/>
          <table:table-cell office:value-type="date" office:date-value="2009-12-01" calcext:value-type="date">
            <text:p>2009-12-01</text:p>
          </table:table-cell>
          <table:table-cell office:value-type="float" office:value="267282.05" calcext:value-type="float">
            <text:p>267282.05</text:p>
          </table:table-cell>
          <table:table-cell/>
          <table:table-cell office:value-type="date" office:date-value="2009-11-11" calcext:value-type="date">
            <text:p>2009-11-11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02" calcext:value-type="date">
            <text:p>2009-12-02</text:p>
          </table:table-cell>
          <table:table-cell office:value-type="float" office:value="247431.9" calcext:value-type="float">
            <text:p>247431.9</text:p>
          </table:table-cell>
          <table:table-cell/>
          <table:table-cell office:value-type="date" office:date-value="2009-12-02" calcext:value-type="date">
            <text:p>2009-12-02</text:p>
          </table:table-cell>
          <table:table-cell office:value-type="float" office:value="267282.05" calcext:value-type="float">
            <text:p>267282.05</text:p>
          </table:table-cell>
          <table:table-cell table:number-columns-repeated="2"/>
          <table:table-cell office:value-type="date" office:date-value="2009-12-02" calcext:value-type="date">
            <text:p>2009-12-02</text:p>
          </table:table-cell>
          <table:table-cell office:value-type="float" office:value="267282.05" calcext:value-type="float">
            <text:p>267282.05</text:p>
          </table:table-cell>
          <table:table-cell/>
          <table:table-cell office:value-type="date" office:date-value="2009-11-13" calcext:value-type="date">
            <text:p>2009-11-13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03" calcext:value-type="date">
            <text:p>2009-12-03</text:p>
          </table:table-cell>
          <table:table-cell office:value-type="float" office:value="246921.9" calcext:value-type="float">
            <text:p>246921.9</text:p>
          </table:table-cell>
          <table:table-cell/>
          <table:table-cell office:value-type="date" office:date-value="2009-12-03" calcext:value-type="date">
            <text:p>2009-12-03</text:p>
          </table:table-cell>
          <table:table-cell office:value-type="float" office:value="267282.05" calcext:value-type="float">
            <text:p>267282.05</text:p>
          </table:table-cell>
          <table:table-cell table:number-columns-repeated="2"/>
          <table:table-cell office:value-type="date" office:date-value="2009-12-03" calcext:value-type="date">
            <text:p>2009-12-03</text:p>
          </table:table-cell>
          <table:table-cell office:value-type="float" office:value="267282.05" calcext:value-type="float">
            <text:p>267282.05</text:p>
          </table:table-cell>
          <table:table-cell/>
          <table:table-cell office:value-type="date" office:date-value="2009-11-18" calcext:value-type="date">
            <text:p>2009-11-18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04" calcext:value-type="date">
            <text:p>2009-12-04</text:p>
          </table:table-cell>
          <table:table-cell office:value-type="float" office:value="247251.9" calcext:value-type="float">
            <text:p>247251.9</text:p>
          </table:table-cell>
          <table:table-cell/>
          <table:table-cell office:value-type="date" office:date-value="2009-12-04" calcext:value-type="date">
            <text:p>2009-12-04</text:p>
          </table:table-cell>
          <table:table-cell office:value-type="float" office:value="267073.25" calcext:value-type="float">
            <text:p>267073.25</text:p>
          </table:table-cell>
          <table:table-cell table:number-columns-repeated="2"/>
          <table:table-cell office:value-type="date" office:date-value="2009-12-04" calcext:value-type="date">
            <text:p>2009-12-04</text:p>
          </table:table-cell>
          <table:table-cell office:value-type="float" office:value="267073.25" calcext:value-type="float">
            <text:p>267073.25</text:p>
          </table:table-cell>
          <table:table-cell/>
          <table:table-cell office:value-type="date" office:date-value="2009-11-19" calcext:value-type="date">
            <text:p>2009-11-19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9-12-07" calcext:value-type="date">
            <text:p>2009-12-07</text:p>
          </table:table-cell>
          <table:table-cell office:value-type="float" office:value="246378.95" calcext:value-type="float">
            <text:p>246378.95</text:p>
          </table:table-cell>
          <table:table-cell/>
          <table:table-cell office:value-type="date" office:date-value="2009-12-07" calcext:value-type="date">
            <text:p>2009-12-07</text:p>
          </table:table-cell>
          <table:table-cell office:value-type="float" office:value="266396.8" calcext:value-type="float">
            <text:p>266396.8</text:p>
          </table:table-cell>
          <table:table-cell table:number-columns-repeated="2"/>
          <table:table-cell office:value-type="date" office:date-value="2009-12-07" calcext:value-type="date">
            <text:p>2009-12-07</text:p>
          </table:table-cell>
          <table:table-cell office:value-type="float" office:value="266396.8" calcext:value-type="float">
            <text:p>266396.8</text:p>
          </table:table-cell>
          <table:table-cell/>
          <table:table-cell office:value-type="date" office:date-value="2009-11-20" calcext:value-type="date">
            <text:p>2009-11-20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08" calcext:value-type="date">
            <text:p>2009-12-08</text:p>
          </table:table-cell>
          <table:table-cell office:value-type="float" office:value="246212.7" calcext:value-type="float">
            <text:p>246212.7</text:p>
          </table:table-cell>
          <table:table-cell/>
          <table:table-cell office:value-type="date" office:date-value="2009-12-08" calcext:value-type="date">
            <text:p>2009-12-08</text:p>
          </table:table-cell>
          <table:table-cell office:value-type="float" office:value="266396.8" calcext:value-type="float">
            <text:p>266396.8</text:p>
          </table:table-cell>
          <table:table-cell table:number-columns-repeated="2"/>
          <table:table-cell office:value-type="date" office:date-value="2009-12-08" calcext:value-type="date">
            <text:p>2009-12-08</text:p>
          </table:table-cell>
          <table:table-cell office:value-type="float" office:value="266396.8" calcext:value-type="float">
            <text:p>266396.8</text:p>
          </table:table-cell>
          <table:table-cell/>
          <table:table-cell office:value-type="date" office:date-value="2009-11-24" calcext:value-type="date">
            <text:p>2009-11-24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09" calcext:value-type="date">
            <text:p>2009-12-09</text:p>
          </table:table-cell>
          <table:table-cell office:value-type="float" office:value="246006.55" calcext:value-type="float">
            <text:p>246006.55</text:p>
          </table:table-cell>
          <table:table-cell/>
          <table:table-cell office:value-type="date" office:date-value="2009-12-09" calcext:value-type="date">
            <text:p>2009-12-09</text:p>
          </table:table-cell>
          <table:table-cell office:value-type="float" office:value="266396.8" calcext:value-type="float">
            <text:p>266396.8</text:p>
          </table:table-cell>
          <table:table-cell table:number-columns-repeated="2"/>
          <table:table-cell office:value-type="date" office:date-value="2009-12-09" calcext:value-type="date">
            <text:p>2009-12-09</text:p>
          </table:table-cell>
          <table:table-cell office:value-type="float" office:value="266396.8" calcext:value-type="float">
            <text:p>266396.8</text:p>
          </table:table-cell>
          <table:table-cell/>
          <table:table-cell office:value-type="date" office:date-value="2009-11-27" calcext:value-type="date">
            <text:p>2009-11-27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9-12-10" calcext:value-type="date">
            <text:p>2009-12-10</text:p>
          </table:table-cell>
          <table:table-cell office:value-type="float" office:value="245720" calcext:value-type="float">
            <text:p>245720</text:p>
          </table:table-cell>
          <table:table-cell/>
          <table:table-cell office:value-type="date" office:date-value="2009-12-10" calcext:value-type="date">
            <text:p>2009-12-10</text:p>
          </table:table-cell>
          <table:table-cell office:value-type="float" office:value="266396.8" calcext:value-type="float">
            <text:p>266396.8</text:p>
          </table:table-cell>
          <table:table-cell table:number-columns-repeated="2"/>
          <table:table-cell office:value-type="date" office:date-value="2009-12-10" calcext:value-type="date">
            <text:p>2009-12-10</text:p>
          </table:table-cell>
          <table:table-cell office:value-type="float" office:value="266396.8" calcext:value-type="float">
            <text:p>266396.8</text:p>
          </table:table-cell>
          <table:table-cell/>
          <table:table-cell office:value-type="date" office:date-value="2009-12-01" calcext:value-type="date">
            <text:p>2009-12-01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11" calcext:value-type="date">
            <text:p>2009-12-11</text:p>
          </table:table-cell>
          <table:table-cell office:value-type="float" office:value="245514.95" calcext:value-type="float">
            <text:p>245514.95</text:p>
          </table:table-cell>
          <table:table-cell/>
          <table:table-cell office:value-type="date" office:date-value="2009-12-11" calcext:value-type="date">
            <text:p>2009-12-11</text:p>
          </table:table-cell>
          <table:table-cell office:value-type="float" office:value="266191.75" calcext:value-type="float">
            <text:p>266191.75</text:p>
          </table:table-cell>
          <table:table-cell table:number-columns-repeated="2"/>
          <table:table-cell office:value-type="date" office:date-value="2009-12-11" calcext:value-type="date">
            <text:p>2009-12-11</text:p>
          </table:table-cell>
          <table:table-cell office:value-type="float" office:value="266191.75" calcext:value-type="float">
            <text:p>266191.75</text:p>
          </table:table-cell>
          <table:table-cell/>
          <table:table-cell office:value-type="date" office:date-value="2009-12-04" calcext:value-type="date">
            <text:p>2009-12-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14" calcext:value-type="date">
            <text:p>2009-12-14</text:p>
          </table:table-cell>
          <table:table-cell office:value-type="float" office:value="245887" calcext:value-type="float">
            <text:p>245887</text:p>
          </table:table-cell>
          <table:table-cell/>
          <table:table-cell office:value-type="date" office:date-value="2009-12-14" calcext:value-type="date">
            <text:p>2009-12-14</text:p>
          </table:table-cell>
          <table:table-cell office:value-type="float" office:value="266563.8" calcext:value-type="float">
            <text:p>266563.8</text:p>
          </table:table-cell>
          <table:table-cell table:number-columns-repeated="2"/>
          <table:table-cell office:value-type="date" office:date-value="2009-12-14" calcext:value-type="date">
            <text:p>2009-12-14</text:p>
          </table:table-cell>
          <table:table-cell office:value-type="float" office:value="266563.8" calcext:value-type="float">
            <text:p>266563.8</text:p>
          </table:table-cell>
          <table:table-cell/>
          <table:table-cell office:value-type="date" office:date-value="2009-12-07" calcext:value-type="date">
            <text:p>2009-12-07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15" calcext:value-type="date">
            <text:p>2009-12-15</text:p>
          </table:table-cell>
          <table:table-cell office:value-type="float" office:value="246357.75" calcext:value-type="float">
            <text:p>246357.75</text:p>
          </table:table-cell>
          <table:table-cell/>
          <table:table-cell office:value-type="date" office:date-value="2009-12-15" calcext:value-type="date">
            <text:p>2009-12-15</text:p>
          </table:table-cell>
          <table:table-cell office:value-type="float" office:value="267034.55" calcext:value-type="float">
            <text:p>267034.55</text:p>
          </table:table-cell>
          <table:table-cell table:number-columns-repeated="2"/>
          <table:table-cell office:value-type="date" office:date-value="2009-12-15" calcext:value-type="date">
            <text:p>2009-12-15</text:p>
          </table:table-cell>
          <table:table-cell office:value-type="float" office:value="267034.55" calcext:value-type="float">
            <text:p>267034.55</text:p>
          </table:table-cell>
          <table:table-cell/>
          <table:table-cell office:value-type="date" office:date-value="2009-12-11" calcext:value-type="date">
            <text:p>2009-12-1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16" calcext:value-type="date">
            <text:p>2009-12-16</text:p>
          </table:table-cell>
          <table:table-cell office:value-type="float" office:value="246433.7" calcext:value-type="float">
            <text:p>246433.7</text:p>
          </table:table-cell>
          <table:table-cell/>
          <table:table-cell office:value-type="date" office:date-value="2009-12-16" calcext:value-type="date">
            <text:p>2009-12-16</text:p>
          </table:table-cell>
          <table:table-cell office:value-type="float" office:value="267110.5" calcext:value-type="float">
            <text:p>267110.5</text:p>
          </table:table-cell>
          <table:table-cell table:number-columns-repeated="2"/>
          <table:table-cell office:value-type="date" office:date-value="2009-12-16" calcext:value-type="date">
            <text:p>2009-12-16</text:p>
          </table:table-cell>
          <table:table-cell office:value-type="float" office:value="267110.5" calcext:value-type="float">
            <text:p>267110.5</text:p>
          </table:table-cell>
          <table:table-cell/>
          <table:table-cell office:value-type="date" office:date-value="2009-12-14" calcext:value-type="date">
            <text:p>2009-12-14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9-12-17" calcext:value-type="date">
            <text:p>2009-12-17</text:p>
          </table:table-cell>
          <table:table-cell office:value-type="float" office:value="247271.9" calcext:value-type="float">
            <text:p>247271.9</text:p>
          </table:table-cell>
          <table:table-cell/>
          <table:table-cell office:value-type="date" office:date-value="2009-12-17" calcext:value-type="date">
            <text:p>2009-12-17</text:p>
          </table:table-cell>
          <table:table-cell office:value-type="float" office:value="267948.7" calcext:value-type="float">
            <text:p>267948.7</text:p>
          </table:table-cell>
          <table:table-cell table:number-columns-repeated="2"/>
          <table:table-cell office:value-type="date" office:date-value="2009-12-17" calcext:value-type="date">
            <text:p>2009-12-17</text:p>
          </table:table-cell>
          <table:table-cell office:value-type="float" office:value="267948.7" calcext:value-type="float">
            <text:p>267948.7</text:p>
          </table:table-cell>
          <table:table-cell/>
          <table:table-cell office:value-type="date" office:date-value="2009-12-15" calcext:value-type="date">
            <text:p>2009-12-1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date" office:date-value="2009-12-18" calcext:value-type="date">
            <text:p>2009-12-18</text:p>
          </table:table-cell>
          <table:table-cell office:value-type="float" office:value="247066.9" calcext:value-type="float">
            <text:p>247066.9</text:p>
          </table:table-cell>
          <table:table-cell/>
          <table:table-cell office:value-type="date" office:date-value="2009-12-18" calcext:value-type="date">
            <text:p>2009-12-18</text:p>
          </table:table-cell>
          <table:table-cell office:value-type="float" office:value="267743.7" calcext:value-type="float">
            <text:p>267743.7</text:p>
          </table:table-cell>
          <table:table-cell table:number-columns-repeated="2"/>
          <table:table-cell office:value-type="date" office:date-value="2009-12-18" calcext:value-type="date">
            <text:p>2009-12-18</text:p>
          </table:table-cell>
          <table:table-cell office:value-type="float" office:value="267743.7" calcext:value-type="float">
            <text:p>267743.7</text:p>
          </table:table-cell>
          <table:table-cell/>
          <table:table-cell office:value-type="date" office:date-value="2009-12-16" calcext:value-type="date">
            <text:p>2009-12-16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office:value-type="date" office:date-value="2009-12-21" calcext:value-type="date">
            <text:p>2009-12-21</text:p>
          </table:table-cell>
          <table:table-cell office:value-type="float" office:value="247976.9" calcext:value-type="float">
            <text:p>247976.9</text:p>
          </table:table-cell>
          <table:table-cell/>
          <table:table-cell office:value-type="date" office:date-value="2009-12-21" calcext:value-type="date">
            <text:p>2009-12-21</text:p>
          </table:table-cell>
          <table:table-cell office:value-type="float" office:value="268653.7" calcext:value-type="float">
            <text:p>268653.7</text:p>
          </table:table-cell>
          <table:table-cell table:number-columns-repeated="2"/>
          <table:table-cell office:value-type="date" office:date-value="2009-12-21" calcext:value-type="date">
            <text:p>2009-12-21</text:p>
          </table:table-cell>
          <table:table-cell office:value-type="float" office:value="268653.7" calcext:value-type="float">
            <text:p>268653.7</text:p>
          </table:table-cell>
          <table:table-cell/>
          <table:table-cell office:value-type="date" office:date-value="2009-12-17" calcext:value-type="date">
            <text:p>2009-12-1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22" calcext:value-type="date">
            <text:p>2009-12-22</text:p>
          </table:table-cell>
          <table:table-cell office:value-type="float" office:value="247607.35" calcext:value-type="float">
            <text:p>247607.35</text:p>
          </table:table-cell>
          <table:table-cell/>
          <table:table-cell office:value-type="date" office:date-value="2009-12-22" calcext:value-type="date">
            <text:p>2009-12-22</text:p>
          </table:table-cell>
          <table:table-cell office:value-type="float" office:value="268483.95" calcext:value-type="float">
            <text:p>268483.95</text:p>
          </table:table-cell>
          <table:table-cell table:number-columns-repeated="2"/>
          <table:table-cell office:value-type="date" office:date-value="2009-12-22" calcext:value-type="date">
            <text:p>2009-12-22</text:p>
          </table:table-cell>
          <table:table-cell office:value-type="float" office:value="268483.95" calcext:value-type="float">
            <text:p>268483.95</text:p>
          </table:table-cell>
          <table:table-cell/>
          <table:table-cell office:value-type="date" office:date-value="2009-12-18" calcext:value-type="date">
            <text:p>2009-12-1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23" calcext:value-type="date">
            <text:p>2009-12-23</text:p>
          </table:table-cell>
          <table:table-cell office:value-type="float" office:value="247561.4" calcext:value-type="float">
            <text:p>247561.4</text:p>
          </table:table-cell>
          <table:table-cell/>
          <table:table-cell office:value-type="date" office:date-value="2009-12-23" calcext:value-type="date">
            <text:p>2009-12-23</text:p>
          </table:table-cell>
          <table:table-cell office:value-type="float" office:value="268276" calcext:value-type="float">
            <text:p>268276</text:p>
          </table:table-cell>
          <table:table-cell table:number-columns-repeated="2"/>
          <table:table-cell office:value-type="date" office:date-value="2009-12-23" calcext:value-type="date">
            <text:p>2009-12-23</text:p>
          </table:table-cell>
          <table:table-cell office:value-type="float" office:value="268276" calcext:value-type="float">
            <text:p>268276</text:p>
          </table:table-cell>
          <table:table-cell/>
          <table:table-cell office:value-type="date" office:date-value="2009-12-22" calcext:value-type="date">
            <text:p>2009-12-22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24" calcext:value-type="date">
            <text:p>2009-12-24</text:p>
          </table:table-cell>
          <table:table-cell office:value-type="float" office:value="247661.9" calcext:value-type="float">
            <text:p>247661.9</text:p>
          </table:table-cell>
          <table:table-cell/>
          <table:table-cell office:value-type="date" office:date-value="2009-12-24" calcext:value-type="date">
            <text:p>2009-12-24</text:p>
          </table:table-cell>
          <table:table-cell office:value-type="float" office:value="267756.5" calcext:value-type="float">
            <text:p>267756.5</text:p>
          </table:table-cell>
          <table:table-cell table:number-columns-repeated="2"/>
          <table:table-cell office:value-type="date" office:date-value="2009-12-24" calcext:value-type="date">
            <text:p>2009-12-24</text:p>
          </table:table-cell>
          <table:table-cell office:value-type="float" office:value="267756.5" calcext:value-type="float">
            <text:p>267756.5</text:p>
          </table:table-cell>
          <table:table-cell/>
          <table:table-cell office:value-type="date" office:date-value="2009-12-23" calcext:value-type="date">
            <text:p>2009-12-23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28" calcext:value-type="date">
            <text:p>2009-12-28</text:p>
          </table:table-cell>
          <table:table-cell office:value-type="float" office:value="247453.2" calcext:value-type="float">
            <text:p>247453.2</text:p>
          </table:table-cell>
          <table:table-cell/>
          <table:table-cell office:value-type="date" office:date-value="2009-12-28" calcext:value-type="date">
            <text:p>2009-12-28</text:p>
          </table:table-cell>
          <table:table-cell office:value-type="float" office:value="267547.8" calcext:value-type="float">
            <text:p>267547.8</text:p>
          </table:table-cell>
          <table:table-cell table:number-columns-repeated="2"/>
          <table:table-cell office:value-type="date" office:date-value="2009-12-28" calcext:value-type="date">
            <text:p>2009-12-28</text:p>
          </table:table-cell>
          <table:table-cell office:value-type="float" office:value="267547.8" calcext:value-type="float">
            <text:p>267547.8</text:p>
          </table:table-cell>
          <table:table-cell/>
          <table:table-cell office:value-type="date" office:date-value="2009-12-24" calcext:value-type="date">
            <text:p>2009-12-2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29" calcext:value-type="date">
            <text:p>2009-12-29</text:p>
          </table:table-cell>
          <table:table-cell office:value-type="float" office:value="247465.6" calcext:value-type="float">
            <text:p>247465.6</text:p>
          </table:table-cell>
          <table:table-cell/>
          <table:table-cell office:value-type="date" office:date-value="2009-12-29" calcext:value-type="date">
            <text:p>2009-12-29</text:p>
          </table:table-cell>
          <table:table-cell office:value-type="float" office:value="267560.2" calcext:value-type="float">
            <text:p>267560.2</text:p>
          </table:table-cell>
          <table:table-cell table:number-columns-repeated="2"/>
          <table:table-cell office:value-type="date" office:date-value="2009-12-29" calcext:value-type="date">
            <text:p>2009-12-29</text:p>
          </table:table-cell>
          <table:table-cell office:value-type="float" office:value="267560.2" calcext:value-type="float">
            <text:p>267560.2</text:p>
          </table:table-cell>
          <table:table-cell/>
          <table:table-cell office:value-type="date" office:date-value="2009-12-28" calcext:value-type="date">
            <text:p>2009-12-28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office:value-type="date" office:date-value="2009-12-30" calcext:value-type="date">
            <text:p>2009-12-30</text:p>
          </table:table-cell>
          <table:table-cell office:value-type="float" office:value="247465.6" calcext:value-type="float">
            <text:p>247465.6</text:p>
          </table:table-cell>
          <table:table-cell/>
          <table:table-cell office:value-type="date" office:date-value="2009-12-30" calcext:value-type="date">
            <text:p>2009-12-30</text:p>
          </table:table-cell>
          <table:table-cell office:value-type="float" office:value="267560.2" calcext:value-type="float">
            <text:p>267560.2</text:p>
          </table:table-cell>
          <table:table-cell table:number-columns-repeated="2"/>
          <table:table-cell office:value-type="date" office:date-value="2009-12-30" calcext:value-type="date">
            <text:p>2009-12-30</text:p>
          </table:table-cell>
          <table:table-cell office:value-type="float" office:value="267560.2" calcext:value-type="float">
            <text:p>267560.2</text:p>
          </table:table-cell>
          <table:table-cell/>
          <table:table-cell office:value-type="date" office:date-value="2009-12-29" calcext:value-type="date">
            <text:p>2009-12-2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date" office:date-value="2009-12-31" calcext:value-type="date">
            <text:p>2009-12-31</text:p>
          </table:table-cell>
          <table:table-cell office:value-type="float" office:value="247257.15" calcext:value-type="float">
            <text:p>247257.15</text:p>
          </table:table-cell>
          <table:table-cell/>
          <table:table-cell office:value-type="date" office:date-value="2009-12-31" calcext:value-type="date">
            <text:p>2009-12-31</text:p>
          </table:table-cell>
          <table:table-cell office:value-type="float" office:value="267351.75" calcext:value-type="float">
            <text:p>267351.75</text:p>
          </table:table-cell>
          <table:table-cell table:number-columns-repeated="2"/>
          <table:table-cell office:value-type="date" office:date-value="2009-12-31" calcext:value-type="date">
            <text:p>2009-12-31</text:p>
          </table:table-cell>
          <table:table-cell office:value-type="float" office:value="267351.75" calcext:value-type="float">
            <text:p>267351.75</text:p>
          </table:table-cell>
          <table:table-cell/>
          <table:table-cell office:value-type="date" office:date-value="2009-12-31" calcext:value-type="date">
            <text:p>2009-12-31</text:p>
          </table:table-cell>
          <table:table-cell office:value-type="float" office:value="-1000" calcext:value-type="float">
            <text:p>-1000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office:value-type="date" office:date-value="2008-01-02" calcext:value-type="date">
            <text:p>2008-01-0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13:56:46.290483415</meta:creation-date>
    <dc:date>2022-11-20T20:19:58.640273474</dc:date>
    <meta:editing-duration>PT5M11S</meta:editing-duration>
    <meta:editing-cycles>2</meta:editing-cycles>
    <meta:generator>LibreOffice/7.3.6.2$Linux_X86_64 LibreOffice_project/30$Build-2</meta:generator>
    <meta:document-statistic meta:table-count="10" meta:cell-count="4363" meta:object-count="0"/>
  </office:meta>
</office:document-meta>
</file>